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45in"/>
    </style:style>
    <style:style style:name="co2" style:family="table-column">
      <style:table-column-properties fo:break-before="auto" style:column-width="0.8516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8165in"/>
    </style:style>
    <style:style style:name="co5" style:family="table-column">
      <style:table-column-properties fo:break-before="auto" style:column-width="0.99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>
        <table:iteration table:status="enable" table:steps="1" table:maximum-difference="100"/>
      </table:calculation-settings>
      <table:table table:name="Sheet1" table:style-name="ta1">
        <table:shapes>
          <draw:frame draw:z-index="0" draw:style-name="gr1" draw:text-style-name="P1" svg:width="5.5039in" svg:height="3.8256in" svg:x="4.9957in" svg:y="0.4449in">
            <draw:object draw:notify-on-update-of-ranges="Sheet1.B2:Sheet1.B102 Sheet1.A2:Sheet1.A2 Sheet1.C2:Sheet1.C102 Sheet1.B103:Sheet1.B203 Sheet1.A103:Sheet1.A103 Sheet1.C103:Sheet1.C203 Sheet1.B204:Sheet1.B304 Sheet1.A204:Sheet1.A204 Sheet1.C204:Sheet1.C304 Sheet1.B305:Sheet1.B405 Sheet1.A305:Sheet1.A305 Sheet1.C305:Sheet1.C405 Sheet1.B406:Sheet1.B506 Sheet1.A406:Sheet1.A406 Sheet1.C406:Sheet1.C506 Sheet1.B507:Sheet1.B607 Sheet1.A507:Sheet1.A507 Sheet1.C507:Sheet1.C607 Sheet1.B608:Sheet1.B708 Sheet1.A608:Sheet1.A608 Sheet1.C608:Sheet1.C70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.8126in" svg:height="3.8657in" svg:x="4.874in" svg:y="4.3201in">
            <draw:object draw:notify-on-update-of-ranges="Sheet1.B2:Sheet1.B102 Sheet1.A2:Sheet1.A2 Sheet1.D2:Sheet1.D102 Sheet1.B103:Sheet1.B203 Sheet1.A103:Sheet1.A103 Sheet1.D103:Sheet1.D203 Sheet1.B204:Sheet1.B304 Sheet1.A204:Sheet1.A204 Sheet1.D204:Sheet1.D304 Sheet1.B305:Sheet1.B405 Sheet1.A305:Sheet1.A305 Sheet1.D305:Sheet1.D405 Sheet1.B406:Sheet1.B506 Sheet1.A406:Sheet1.A406 Sheet1.D406:Sheet1.D506 Sheet1.B507:Sheet1.B607 Sheet1.A507:Sheet1.A507 Sheet1.D507:Sheet1.D607 Sheet1.B608:Sheet1.B708 Sheet1.A608:Sheet1.A608 Sheet1.D608:Sheet1.D70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<text:s/>Et</text:p>
          </table:table-cell>
          <table:table-cell office:value-type="string" calcext:value-type="string">
            <text:p><text:s/>tn0</text:p>
          </table:table-cell>
          <table:table-cell office:value-type="string" calcext:value-type="string">
            <text:p><text:s/>k</text:p>
          </table:table-cell>
          <table:table-cell office:value-type="string" calcext:value-type="string">
            <text:p><text:s/>chi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0441" calcext:value-type="float">
            <text:p>5.0441E-011</text:p>
          </table:table-cell>
          <table:table-cell office:value-type="float" office:value="1029.15" calcext:value-type="float">
            <text:p>1029.1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0000000313109" calcext:value-type="float">
            <text:p>3.13109E-010</text:p>
          </table:table-cell>
          <table:table-cell office:value-type="float" office:value="164.954" calcext:value-type="float">
            <text:p>164.954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000000167715" calcext:value-type="float">
            <text:p>1.67715E-009</text:p>
          </table:table-cell>
          <table:table-cell office:value-type="float" office:value="29.9819" calcext:value-type="float">
            <text:p>29.9819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000000524772" calcext:value-type="float">
            <text:p>5.24772E-009</text:p>
          </table:table-cell>
          <table:table-cell office:value-type="float" office:value="8.90174" calcext:value-type="float">
            <text:p>8.90174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000000786178" calcext:value-type="float">
            <text:p>7.86178E-009</text:p>
          </table:table-cell>
          <table:table-cell office:value-type="float" office:value="5.60938" calcext:value-type="float">
            <text:p>5.60938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0000852503" calcext:value-type="float">
            <text:p>8.52503E-009</text:p>
          </table:table-cell>
          <table:table-cell office:value-type="float" office:value="5.09517" calcext:value-type="float">
            <text:p>5.09517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96" calcext:value-type="float">
            <text:p>0.096</text:p>
          </table:table-cell>
          <table:table-cell office:value-type="float" office:value="0.00000000863885" calcext:value-type="float">
            <text:p>8.63885E-009</text:p>
          </table:table-cell>
          <table:table-cell office:value-type="float" office:value="5.01486" calcext:value-type="float">
            <text:p>5.01486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12" calcext:value-type="float">
            <text:p>0.112</text:p>
          </table:table-cell>
          <table:table-cell office:value-type="float" office:value="0.00000000865691" calcext:value-type="float">
            <text:p>8.65691E-009</text:p>
          </table:table-cell>
          <table:table-cell office:value-type="float" office:value="5.00232" calcext:value-type="float">
            <text:p>5.00232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28" calcext:value-type="float">
            <text:p>0.128</text:p>
          </table:table-cell>
          <table:table-cell office:value-type="float" office:value="0.00000000865973" calcext:value-type="float">
            <text:p>8.65973E-009</text:p>
          </table:table-cell>
          <table:table-cell office:value-type="float" office:value="5.00036" calcext:value-type="float">
            <text:p>5.00036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44" calcext:value-type="float">
            <text:p>0.144</text:p>
          </table:table-cell>
          <table:table-cell office:value-type="float" office:value="0.00000000866017" calcext:value-type="float">
            <text:p>8.66017E-009</text:p>
          </table:table-cell>
          <table:table-cell office:value-type="float" office:value="5.00005" calcext:value-type="float">
            <text:p>5.0000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.16</text:p>
          </table:table-cell>
          <table:table-cell office:value-type="float" office:value="0.00000000866024" calcext:value-type="float">
            <text:p>8.66024E-009</text:p>
          </table:table-cell>
          <table:table-cell office:value-type="float" office:value="5.00001" calcext:value-type="float">
            <text:p>5.00001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76" calcext:value-type="float">
            <text:p>0.176</text:p>
          </table:table-cell>
          <table:table-cell office:value-type="float" office:value="0.00000000866025" calcext:value-type="float">
            <text:p>8.66025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92" calcext:value-type="float">
            <text:p>0.192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24" calcext:value-type="float">
            <text:p>0.224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4" calcext:value-type="float">
            <text:p>0.24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56" calcext:value-type="float">
            <text:p>0.256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72" calcext:value-type="float">
            <text:p>0.272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88" calcext:value-type="float">
            <text:p>0.288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04" calcext:value-type="float">
            <text:p>0.304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2" calcext:value-type="float">
            <text:p>0.32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36" calcext:value-type="float">
            <text:p>0.336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52" calcext:value-type="float">
            <text:p>0.352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68" calcext:value-type="float">
            <text:p>0.368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384" calcext:value-type="float">
            <text:p>0.384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16" calcext:value-type="float">
            <text:p>0.416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32" calcext:value-type="float">
            <text:p>0.432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48" calcext:value-type="float">
            <text:p>0.448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64" calcext:value-type="float">
            <text:p>0.464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8" calcext:value-type="float">
            <text:p>0.48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96" calcext:value-type="float">
            <text:p>0.496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12" calcext:value-type="float">
            <text:p>0.512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528" calcext:value-type="float">
            <text:p>0.528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44" calcext:value-type="float">
            <text:p>0.544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6" calcext:value-type="float">
            <text:p>0.56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76" calcext:value-type="float">
            <text:p>0.576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92" calcext:value-type="float">
            <text:p>0.592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08" calcext:value-type="float">
            <text:p>0.608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24" calcext:value-type="float">
            <text:p>0.624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4" calcext:value-type="float">
            <text:p>0.64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56" calcext:value-type="float">
            <text:p>0.656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72" calcext:value-type="float">
            <text:p>0.672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88" calcext:value-type="float">
            <text:p>0.688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04" calcext:value-type="float">
            <text:p>0.704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2" calcext:value-type="float">
            <text:p>0.72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36" calcext:value-type="float">
            <text:p>0.736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52" calcext:value-type="float">
            <text:p>0.752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68" calcext:value-type="float">
            <text:p>0.768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84" calcext:value-type="float">
            <text:p>0.784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16" calcext:value-type="float">
            <text:p>0.816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32" calcext:value-type="float">
            <text:p>0.832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48" calcext:value-type="float">
            <text:p>0.848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64" calcext:value-type="float">
            <text:p>0.864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8" calcext:value-type="float">
            <text:p>0.88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28" calcext:value-type="float">
            <text:p>0.928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44" calcext:value-type="float">
            <text:p>0.944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6" calcext:value-type="float">
            <text:p>0.96</text:p>
          </table:table-cell>
          <table:table-cell office:value-type="float" office:value="0.00000000866026" calcext:value-type="float">
            <text:p>8.66026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000000866025" calcext:value-type="float">
            <text:p>8.66025E-009</text:p>
          </table:table-cell>
          <table:table-cell office:value-type="float" office:value="5" calcext:value-type="float">
            <text:p>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92" calcext:value-type="float">
            <text:p>0.992</text:p>
          </table:table-cell>
          <table:table-cell office:value-type="float" office:value="0.00000000866024" calcext:value-type="float">
            <text:p>8.66024E-009</text:p>
          </table:table-cell>
          <table:table-cell office:value-type="float" office:value="5.00001" calcext:value-type="float">
            <text:p>5.00001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008" calcext:value-type="float">
            <text:p>1.008</text:p>
          </table:table-cell>
          <table:table-cell office:value-type="float" office:value="0.00000000866018" calcext:value-type="float">
            <text:p>8.66018E-009</text:p>
          </table:table-cell>
          <table:table-cell office:value-type="float" office:value="5.00005" calcext:value-type="float">
            <text:p>5.0000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024" calcext:value-type="float">
            <text:p>1.024</text:p>
          </table:table-cell>
          <table:table-cell office:value-type="float" office:value="0.00000000865979" calcext:value-type="float">
            <text:p>8.65979E-009</text:p>
          </table:table-cell>
          <table:table-cell office:value-type="float" office:value="5.00032" calcext:value-type="float">
            <text:p>5.00032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04" calcext:value-type="float">
            <text:p>1.04</text:p>
          </table:table-cell>
          <table:table-cell office:value-type="float" office:value="0.00000000865724" calcext:value-type="float">
            <text:p>8.65724E-009</text:p>
          </table:table-cell>
          <table:table-cell office:value-type="float" office:value="5.00209" calcext:value-type="float">
            <text:p>5.00209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056" calcext:value-type="float">
            <text:p>1.056</text:p>
          </table:table-cell>
          <table:table-cell office:value-type="float" office:value="0.00000000864097" calcext:value-type="float">
            <text:p>8.64097E-009</text:p>
          </table:table-cell>
          <table:table-cell office:value-type="float" office:value="5.01339" calcext:value-type="float">
            <text:p>5.01339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072" calcext:value-type="float">
            <text:p>1.072</text:p>
          </table:table-cell>
          <table:table-cell office:value-type="float" office:value="0.00000000853646" calcext:value-type="float">
            <text:p>8.53646E-009</text:p>
          </table:table-cell>
          <table:table-cell office:value-type="float" office:value="5.08701" calcext:value-type="float">
            <text:p>5.08701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088" calcext:value-type="float">
            <text:p>1.088</text:p>
          </table:table-cell>
          <table:table-cell office:value-type="float" office:value="0.00000000785518" calcext:value-type="float">
            <text:p>7.85518E-009</text:p>
          </table:table-cell>
          <table:table-cell office:value-type="float" office:value="5.61493" calcext:value-type="float">
            <text:p>5.61493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04" calcext:value-type="float">
            <text:p>1.104</text:p>
          </table:table-cell>
          <table:table-cell office:value-type="float" office:value="0.00000000292996" calcext:value-type="float">
            <text:p>2.92996E-009</text:p>
          </table:table-cell>
          <table:table-cell office:value-type="float" office:value="16.7345" calcext:value-type="float">
            <text:p>16.734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2" calcext:value-type="float">
            <text:p>1.12</text:p>
          </table:table-cell>
          <table:table-cell office:value-type="float" office:value="-0.000000120066" calcext:value-type="float">
            <text:p>-1.20066E-007</text:p>
          </table:table-cell>
          <table:table-cell office:value-type="float" office:value="-1.43278" calcext:value-type="float">
            <text:p>-1.43278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36" calcext:value-type="float">
            <text:p>1.136</text:p>
          </table:table-cell>
          <table:table-cell office:value-type="float" office:value="0.0000000633833" calcext:value-type="float">
            <text:p>6.33833E-008</text:p>
          </table:table-cell>
          <table:table-cell office:value-type="float" office:value="-0.180202" calcext:value-type="float">
            <text:p>-0.180202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52" calcext:value-type="float">
            <text:p>1.152</text:p>
          </table:table-cell>
          <table:table-cell office:value-type="float" office:value="0.0000000534206" calcext:value-type="float">
            <text:p>5.34206E-008</text:p>
          </table:table-cell>
          <table:table-cell office:value-type="float" office:value="-0.0273137" calcext:value-type="float">
            <text:p>-0.0273137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68" calcext:value-type="float">
            <text:p>1.168</text:p>
          </table:table-cell>
          <table:table-cell office:value-type="float" office:value="0.0000000521831" calcext:value-type="float">
            <text:p>5.21831E-008</text:p>
          </table:table-cell>
          <table:table-cell office:value-type="float" office:value="-0.00424635" calcext:value-type="float">
            <text:p>-0.0042463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84" calcext:value-type="float">
            <text:p>1.184</text:p>
          </table:table-cell>
          <table:table-cell office:value-type="float" office:value="0.000000051996" calcext:value-type="float">
            <text:p>0.000000052</text:p>
          </table:table-cell>
          <table:table-cell office:value-type="float" office:value="-0.00066273" calcext:value-type="float">
            <text:p>-0.00066273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office:value-type="float" office:value="0.0000000519669" calcext:value-type="float">
            <text:p>0.000000052</text:p>
          </table:table-cell>
          <table:table-cell office:value-type="float" office:value="-0.000103495" calcext:value-type="float">
            <text:p>-0.00010349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216" calcext:value-type="float">
            <text:p>1.216</text:p>
          </table:table-cell>
          <table:table-cell office:value-type="float" office:value="0.0000000519624" calcext:value-type="float">
            <text:p>0.000000052</text:p>
          </table:table-cell>
          <table:table-cell office:value-type="float" office:value="-0.0000161639" calcext:value-type="float">
            <text:p>-1.61639E-005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232" calcext:value-type="float">
            <text:p>1.232</text:p>
          </table:table-cell>
          <table:table-cell office:value-type="float" office:value="0.0000000519617" calcext:value-type="float">
            <text:p>0.000000052</text:p>
          </table:table-cell>
          <table:table-cell office:value-type="float" office:value="-0.00000252451" calcext:value-type="float">
            <text:p>-2.52451E-006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248" calcext:value-type="float">
            <text:p>1.248</text:p>
          </table:table-cell>
          <table:table-cell office:value-type="float" office:value="6.97705E-015" calcext:value-type="float">
            <text:p>6.97705E-015</text:p>
          </table:table-cell>
          <table:table-cell office:value-type="float" office:value="0.974451" calcext:value-type="float">
            <text:p>0.974451</text:p>
          </table:table-cell>
          <table:table-cell office:value-type="float" office:value="0.00296686" calcext:value-type="float">
            <text:p>0.002966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264" calcext:value-type="float">
            <text:p>1.264</text:p>
          </table:table-cell>
          <table:table-cell office:value-type="float" office:value="0.0000000519615" calcext:value-type="float">
            <text:p>0.000000052</text:p>
          </table:table-cell>
          <table:table-cell office:value-type="float" office:value="-0.0000000615802" calcext:value-type="float">
            <text:p>-6.15802E-008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28" calcext:value-type="float">
            <text:p>1.28</text:p>
          </table:table-cell>
          <table:table-cell office:value-type="float" office:value="0.0000000519615" calcext:value-type="float">
            <text:p>0.000000052</text:p>
          </table:table-cell>
          <table:table-cell office:value-type="float" office:value="-0.00000000961775" calcext:value-type="float">
            <text:p>-9.61775E-009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296" calcext:value-type="float">
            <text:p>1.296</text:p>
          </table:table-cell>
          <table:table-cell office:value-type="float" office:value="0.0000000519615" calcext:value-type="float">
            <text:p>0.000000052</text:p>
          </table:table-cell>
          <table:table-cell office:value-type="float" office:value="-0.00000000150212" calcext:value-type="float">
            <text:p>-1.50212E-009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312" calcext:value-type="float">
            <text:p>1.312</text:p>
          </table:table-cell>
          <table:table-cell office:value-type="float" office:value="0.0000000519615" calcext:value-type="float">
            <text:p>0.000000052</text:p>
          </table:table-cell>
          <table:table-cell office:value-type="float" office:value="-0.000000000234606" calcext:value-type="float">
            <text:p>-2.34606E-010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328" calcext:value-type="float">
            <text:p>1.328</text:p>
          </table:table-cell>
          <table:table-cell office:value-type="float" office:value="0.0000000519615" calcext:value-type="float">
            <text:p>0.000000052</text:p>
          </table:table-cell>
          <table:table-cell office:value-type="float" office:value="-0.0000000000366413" calcext:value-type="float">
            <text:p>-3.66413E-011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344" calcext:value-type="float">
            <text:p>1.344</text:p>
          </table:table-cell>
          <table:table-cell office:value-type="float" office:value="2.80862E-016" calcext:value-type="float">
            <text:p>2.80862E-016</text:p>
          </table:table-cell>
          <table:table-cell office:value-type="float" office:value="0.000351377" calcext:value-type="float">
            <text:p>0.000351377</text:p>
          </table:table-cell>
          <table:table-cell office:value-type="float" office:value="0.00297169" calcext:value-type="float">
            <text:p>0.002971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36" calcext:value-type="float">
            <text:p>1.36</text:p>
          </table:table-cell>
          <table:table-cell office:value-type="float" office:value="-1.81146E-016" calcext:value-type="float">
            <text:p>-1.81146E-016</text:p>
          </table:table-cell>
          <table:table-cell office:value-type="float" office:value="-0.0000850876" calcext:value-type="float">
            <text:p>-8.50876E-005</text:p>
          </table:table-cell>
          <table:table-cell office:value-type="float" office:value="0.00297189" calcext:value-type="float">
            <text:p>0.002971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376" calcext:value-type="float">
            <text:p>1.376</text:p>
          </table:table-cell>
          <table:table-cell office:value-type="float" office:value="-2.39911E-015" calcext:value-type="float">
            <text:p>-2.39911E-015</text:p>
          </table:table-cell>
          <table:table-cell office:value-type="float" office:value="-0.00000100342" calcext:value-type="float">
            <text:p>-1.00342E-006</text:p>
          </table:table-cell>
          <table:table-cell office:value-type="float" office:value="0.0029727" calcext:value-type="float">
            <text:p>0.00297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392" calcext:value-type="float">
            <text:p>1.392</text:p>
          </table:table-cell>
          <table:table-cell office:value-type="float" office:value="0.0000000519615" calcext:value-type="float">
            <text:p>0.000000052</text:p>
          </table:table-cell>
          <table:table-cell office:value-type="float" office:value="-0.0000000000000218022" calcext:value-type="float">
            <text:p>-2.18022E-014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08" calcext:value-type="float">
            <text:p>1.408</text:p>
          </table:table-cell>
          <table:table-cell office:value-type="float" office:value="0.0000000519615" calcext:value-type="float">
            <text:p>0.000000052</text:p>
          </table:table-cell>
          <table:table-cell office:value-type="float" office:value="-3.40512E-015" calcext:value-type="float">
            <text:p>-3.40512E-015</text:p>
          </table:table-cell>
          <table:table-cell office:value-type="float" office:value="1.21326E-018" calcext:value-type="float">
            <text:p>1.21326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24" calcext:value-type="float">
            <text:p>1.424</text:p>
          </table:table-cell>
          <table:table-cell office:value-type="float" office:value="0.0000000519615" calcext:value-type="float">
            <text:p>0.000000052</text:p>
          </table:table-cell>
          <table:table-cell office:value-type="float" office:value="-5.3182E-016" calcext:value-type="float">
            <text:p>-5.3182E-016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4" calcext:value-type="float">
            <text:p>1.44</text:p>
          </table:table-cell>
          <table:table-cell office:value-type="float" office:value="0.0000000519615" calcext:value-type="float">
            <text:p>0.000000052</text:p>
          </table:table-cell>
          <table:table-cell office:value-type="float" office:value="-8.3061E-017" calcext:value-type="float">
            <text:p>-8.3061E-017</text:p>
          </table:table-cell>
          <table:table-cell office:value-type="float" office:value="1.21331E-018" calcext:value-type="float">
            <text:p>1.21331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56" calcext:value-type="float">
            <text:p>1.456</text:p>
          </table:table-cell>
          <table:table-cell office:value-type="float" office:value="0.0000000519615" calcext:value-type="float">
            <text:p>0.000000052</text:p>
          </table:table-cell>
          <table:table-cell office:value-type="float" office:value="-1.29727E-017" calcext:value-type="float">
            <text:p>-1.29727E-017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72" calcext:value-type="float">
            <text:p>1.472</text:p>
          </table:table-cell>
          <table:table-cell office:value-type="float" office:value="0.0000000519615" calcext:value-type="float">
            <text:p>0.000000052</text:p>
          </table:table-cell>
          <table:table-cell office:value-type="float" office:value="-2.02611E-018" calcext:value-type="float">
            <text:p>-2.02611E-018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88" calcext:value-type="float">
            <text:p>1.488</text:p>
          </table:table-cell>
          <table:table-cell office:value-type="float" office:value="0.0000000519615" calcext:value-type="float">
            <text:p>0.000000052</text:p>
          </table:table-cell>
          <table:table-cell office:value-type="float" office:value="-3.16442E-019" calcext:value-type="float">
            <text:p>-3.16442E-019</text:p>
          </table:table-cell>
          <table:table-cell office:value-type="float" office:value="1.21336E-018" calcext:value-type="float">
            <text:p>1.21336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504" calcext:value-type="float">
            <text:p>1.504</text:p>
          </table:table-cell>
          <table:table-cell office:value-type="float" office:value="0.0000000000183045" calcext:value-type="float">
            <text:p>1.83045E-011</text:p>
          </table:table-cell>
          <table:table-cell office:value-type="float" office:value="4.58866E-017" calcext:value-type="float">
            <text:p>4.58866E-017</text:p>
          </table:table-cell>
          <table:table-cell office:value-type="float" office:value="0.00106434" calcext:value-type="float">
            <text:p>0.001064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52" calcext:value-type="float">
            <text:p>1.52</text:p>
          </table:table-cell>
          <table:table-cell office:value-type="float" office:value="0.0000000519615" calcext:value-type="float">
            <text:p>0.000000052</text:p>
          </table:table-cell>
          <table:table-cell office:value-type="float" office:value="-7.71897E-021" calcext:value-type="float">
            <text:p>-7.71897E-021</text:p>
          </table:table-cell>
          <table:table-cell office:value-type="float" office:value="1.2133E-018" calcext:value-type="float">
            <text:p>1.2133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536" calcext:value-type="float">
            <text:p>1.536</text:p>
          </table:table-cell>
          <table:table-cell office:value-type="float" office:value="1.59939E-016" calcext:value-type="float">
            <text:p>1.59939E-016</text:p>
          </table:table-cell>
          <table:table-cell office:value-type="float" office:value="0.000000000000129995" calcext:value-type="float">
            <text:p>1.29995E-013</text:p>
          </table:table-cell>
          <table:table-cell office:value-type="float" office:value="0.00297157" calcext:value-type="float">
            <text:p>0.002971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552" calcext:value-type="float">
            <text:p>1.552</text:p>
          </table:table-cell>
          <table:table-cell office:value-type="float" office:value="0.0000000519615" calcext:value-type="float">
            <text:p>0.000000052</text:p>
          </table:table-cell>
          <table:table-cell office:value-type="float" office:value="-1.88289E-022" calcext:value-type="float">
            <text:p>-1.88289E-022</text:p>
          </table:table-cell>
          <table:table-cell office:value-type="float" office:value="1.21332E-018" calcext:value-type="float">
            <text:p>1.21332E-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568" calcext:value-type="float">
            <text:p>1.568</text:p>
          </table:table-cell>
          <table:table-cell office:value-type="float" office:value="9.69605E-016" calcext:value-type="float">
            <text:p>9.69605E-016</text:p>
          </table:table-cell>
          <table:table-cell office:value-type="float" office:value="5.23056E-016" calcext:value-type="float">
            <text:p>5.23056E-016</text:p>
          </table:table-cell>
          <table:table-cell office:value-type="float" office:value="0.00297127" calcext:value-type="float">
            <text:p>0.002971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584" calcext:value-type="float">
            <text:p>1.584</text:p>
          </table:table-cell>
          <table:table-cell office:value-type="float" office:value="0.000000000000018939" calcext:value-type="float">
            <text:p>1.8939E-014</text:p>
          </table:table-cell>
          <table:table-cell office:value-type="float" office:value="4.18201E-018" calcext:value-type="float">
            <text:p>4.18201E-018</text:p>
          </table:table-cell>
          <table:table-cell office:value-type="float" office:value="0.00296471" calcext:value-type="float">
            <text:p>0.002964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6" calcext:value-type="float">
            <text:p>1.6</text:p>
          </table:table-cell>
          <table:table-cell office:value-type="float" office:value="0.0000000519615" calcext:value-type="float">
            <text:p>0.000000052</text:p>
          </table:table-cell>
          <table:table-cell office:value-type="float" office:value="-7.17334E-025" calcext:value-type="float">
            <text:p>-7.17334E-025</text:p>
          </table:table-cell>
          <table:table-cell office:value-type="float" office:value="1.2134E-018" calcext:value-type="float">
            <text:p>1.2134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200237" calcext:value-type="float">
            <text:p>2.00237E-011</text:p>
          </table:table-cell>
          <table:table-cell office:value-type="float" office:value="1833.95" calcext:value-type="float">
            <text:p>1833.95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0000000050415" calcext:value-type="float">
            <text:p>5.0415E-011</text:p>
          </table:table-cell>
          <table:table-cell office:value-type="float" office:value="727.797" calcext:value-type="float">
            <text:p>727.797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0000000125982" calcext:value-type="float">
            <text:p>1.25982E-010</text:p>
          </table:table-cell>
          <table:table-cell office:value-type="float" office:value="290.648" calcext:value-type="float">
            <text:p>290.648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0000000309053" calcext:value-type="float">
            <text:p>3.09053E-010</text:p>
          </table:table-cell>
          <table:table-cell office:value-type="float" office:value="117.887" calcext:value-type="float">
            <text:p>117.887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0000000725964" calcext:value-type="float">
            <text:p>7.25964E-010</text:p>
          </table:table-cell>
          <table:table-cell office:value-type="float" office:value="49.6118" calcext:value-type="float">
            <text:p>49.6118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0000155493" calcext:value-type="float">
            <text:p>1.55493E-009</text:p>
          </table:table-cell>
          <table:table-cell office:value-type="float" office:value="22.6296" calcext:value-type="float">
            <text:p>22.6296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96" calcext:value-type="float">
            <text:p>0.096</text:p>
          </table:table-cell>
          <table:table-cell office:value-type="float" office:value="0.0000000028337" calcext:value-type="float">
            <text:p>2.8337E-009</text:p>
          </table:table-cell>
          <table:table-cell office:value-type="float" office:value="11.9662" calcext:value-type="float">
            <text:p>11.9662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12" calcext:value-type="float">
            <text:p>0.112</text:p>
          </table:table-cell>
          <table:table-cell office:value-type="float" office:value="0.00000000419814" calcext:value-type="float">
            <text:p>4.19814E-009</text:p>
          </table:table-cell>
          <table:table-cell office:value-type="float" office:value="7.75205" calcext:value-type="float">
            <text:p>7.75205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28" calcext:value-type="float">
            <text:p>0.128</text:p>
          </table:table-cell>
          <table:table-cell office:value-type="float" office:value="0.00000000518475" calcext:value-type="float">
            <text:p>5.18475E-009</text:p>
          </table:table-cell>
          <table:table-cell office:value-type="float" office:value="6.08662" calcext:value-type="float">
            <text:p>6.08662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44" calcext:value-type="float">
            <text:p>0.144</text:p>
          </table:table-cell>
          <table:table-cell office:value-type="float" office:value="0.00000000571559" calcext:value-type="float">
            <text:p>5.71559E-009</text:p>
          </table:table-cell>
          <table:table-cell office:value-type="float" office:value="5.42844" calcext:value-type="float">
            <text:p>5.42844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6" calcext:value-type="float">
            <text:p>0.16</text:p>
          </table:table-cell>
          <table:table-cell office:value-type="float" office:value="0.00000000595661" calcext:value-type="float">
            <text:p>0.000000006</text:p>
          </table:table-cell>
          <table:table-cell office:value-type="float" office:value="5.16833" calcext:value-type="float">
            <text:p>5.16833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76" calcext:value-type="float">
            <text:p>0.176</text:p>
          </table:table-cell>
          <table:table-cell office:value-type="float" office:value="0.00000000605756" calcext:value-type="float">
            <text:p>6.05756E-009</text:p>
          </table:table-cell>
          <table:table-cell office:value-type="float" office:value="5.06553" calcext:value-type="float">
            <text:p>5.06553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92" calcext:value-type="float">
            <text:p>0.192</text:p>
          </table:table-cell>
          <table:table-cell office:value-type="float" office:value="0.00000000609841" calcext:value-type="float">
            <text:p>6.09841E-009</text:p>
          </table:table-cell>
          <table:table-cell office:value-type="float" office:value="5.02491" calcext:value-type="float">
            <text:p>5.02491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000000061147" calcext:value-type="float">
            <text:p>6.1147E-009</text:p>
          </table:table-cell>
          <table:table-cell office:value-type="float" office:value="5.00885" calcext:value-type="float">
            <text:p>5.00885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24" calcext:value-type="float">
            <text:p>0.224</text:p>
          </table:table-cell>
          <table:table-cell office:value-type="float" office:value="0.00000000612117" calcext:value-type="float">
            <text:p>6.12117E-009</text:p>
          </table:table-cell>
          <table:table-cell office:value-type="float" office:value="5.00251" calcext:value-type="float">
            <text:p>5.00251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4" calcext:value-type="float">
            <text:p>0.24</text:p>
          </table:table-cell>
          <table:table-cell office:value-type="float" office:value="0.00000000612372" calcext:value-type="float">
            <text:p>6.12372E-009</text:p>
          </table:table-cell>
          <table:table-cell office:value-type="float" office:value="5" calcext:value-type="float">
            <text:p>5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56" calcext:value-type="float">
            <text:p>0.256</text:p>
          </table:table-cell>
          <table:table-cell office:value-type="float" office:value="0.00000000612474" calcext:value-type="float">
            <text:p>6.12474E-009</text:p>
          </table:table-cell>
          <table:table-cell office:value-type="float" office:value="4.99901" calcext:value-type="float">
            <text:p>4.99901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72" calcext:value-type="float">
            <text:p>0.272</text:p>
          </table:table-cell>
          <table:table-cell office:value-type="float" office:value="0.00000000612514" calcext:value-type="float">
            <text:p>6.12514E-009</text:p>
          </table:table-cell>
          <table:table-cell office:value-type="float" office:value="4.99862" calcext:value-type="float">
            <text:p>4.99862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88" calcext:value-type="float">
            <text:p>0.288</text:p>
          </table:table-cell>
          <table:table-cell office:value-type="float" office:value="0.00000000612529" calcext:value-type="float">
            <text:p>6.12529E-009</text:p>
          </table:table-cell>
          <table:table-cell office:value-type="float" office:value="4.99846" calcext:value-type="float">
            <text:p>4.99846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04" calcext:value-type="float">
            <text:p>0.304</text:p>
          </table:table-cell>
          <table:table-cell office:value-type="float" office:value="0.00000000612536" calcext:value-type="float">
            <text:p>6.12536E-009</text:p>
          </table:table-cell>
          <table:table-cell office:value-type="float" office:value="4.9984" calcext:value-type="float">
            <text:p>4.9984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2" calcext:value-type="float">
            <text:p>0.32</text:p>
          </table:table-cell>
          <table:table-cell office:value-type="float" office:value="0.00000000612538" calcext:value-type="float">
            <text:p>6.12538E-009</text:p>
          </table:table-cell>
          <table:table-cell office:value-type="float" office:value="4.99838" calcext:value-type="float">
            <text:p>4.99838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36" calcext:value-type="float">
            <text:p>0.336</text:p>
          </table:table-cell>
          <table:table-cell office:value-type="float" office:value="0.00000000612539" calcext:value-type="float">
            <text:p>6.12539E-009</text:p>
          </table:table-cell>
          <table:table-cell office:value-type="float" office:value="4.99837" calcext:value-type="float">
            <text:p>4.99837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52" calcext:value-type="float">
            <text:p>0.352</text:p>
          </table:table-cell>
          <table:table-cell office:value-type="float" office:value="0.00000000612539" calcext:value-type="float">
            <text:p>6.12539E-009</text:p>
          </table:table-cell>
          <table:table-cell office:value-type="float" office:value="4.99836" calcext:value-type="float">
            <text:p>4.99836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68" calcext:value-type="float">
            <text:p>0.368</text:p>
          </table:table-cell>
          <table:table-cell office:value-type="float" office:value="0.0000000061254" calcext:value-type="float">
            <text:p>6.1254E-009</text:p>
          </table:table-cell>
          <table:table-cell office:value-type="float" office:value="4.99836" calcext:value-type="float">
            <text:p>4.99836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84" calcext:value-type="float">
            <text:p>0.384</text:p>
          </table:table-cell>
          <table:table-cell office:value-type="float" office:value="0.0000000061254" calcext:value-type="float">
            <text:p>6.1254E-009</text:p>
          </table:table-cell>
          <table:table-cell office:value-type="float" office:value="4.99836" calcext:value-type="float">
            <text:p>4.99836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4" calcext:value-type="float">
            <text:p>0.4</text:p>
          </table:table-cell>
          <table:table-cell office:value-type="float" office:value="0.0000000061254" calcext:value-type="float">
            <text:p>6.1254E-009</text:p>
          </table:table-cell>
          <table:table-cell office:value-type="float" office:value="4.99836" calcext:value-type="float">
            <text:p>4.99836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416" calcext:value-type="float">
            <text:p>0.416</text:p>
          </table:table-cell>
          <table:table-cell office:value-type="float" office:value="0.0000000061254" calcext:value-type="float">
            <text:p>6.1254E-009</text:p>
          </table:table-cell>
          <table:table-cell office:value-type="float" office:value="4.99836" calcext:value-type="float">
            <text:p>4.99836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432" calcext:value-type="float">
            <text:p>0.432</text:p>
          </table:table-cell>
          <table:table-cell office:value-type="float" office:value="0.0000000061254" calcext:value-type="float">
            <text:p>6.1254E-009</text:p>
          </table:table-cell>
          <table:table-cell office:value-type="float" office:value="4.99836" calcext:value-type="float">
            <text:p>4.99836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448" calcext:value-type="float">
            <text:p>0.448</text:p>
          </table:table-cell>
          <table:table-cell office:value-type="float" office:value="0.0000000061254" calcext:value-type="float">
            <text:p>6.1254E-009</text:p>
          </table:table-cell>
          <table:table-cell office:value-type="float" office:value="4.99836" calcext:value-type="float">
            <text:p>4.99836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464" calcext:value-type="float">
            <text:p>0.464</text:p>
          </table:table-cell>
          <table:table-cell office:value-type="float" office:value="0.0000000061254" calcext:value-type="float">
            <text:p>6.1254E-009</text:p>
          </table:table-cell>
          <table:table-cell office:value-type="float" office:value="4.99836" calcext:value-type="float">
            <text:p>4.99836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48" calcext:value-type="float">
            <text:p>0.48</text:p>
          </table:table-cell>
          <table:table-cell office:value-type="float" office:value="0.0000000061254" calcext:value-type="float">
            <text:p>6.1254E-009</text:p>
          </table:table-cell>
          <table:table-cell office:value-type="float" office:value="4.99836" calcext:value-type="float">
            <text:p>4.99836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496" calcext:value-type="float">
            <text:p>0.496</text:p>
          </table:table-cell>
          <table:table-cell office:value-type="float" office:value="0.0000000061254" calcext:value-type="float">
            <text:p>6.1254E-009</text:p>
          </table:table-cell>
          <table:table-cell office:value-type="float" office:value="4.99836" calcext:value-type="float">
            <text:p>4.99836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12" calcext:value-type="float">
            <text:p>0.512</text:p>
          </table:table-cell>
          <table:table-cell office:value-type="float" office:value="0.0000000061254" calcext:value-type="float">
            <text:p>6.1254E-009</text:p>
          </table:table-cell>
          <table:table-cell office:value-type="float" office:value="4.99836" calcext:value-type="float">
            <text:p>4.99836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28" calcext:value-type="float">
            <text:p>0.528</text:p>
          </table:table-cell>
          <table:table-cell office:value-type="float" office:value="0.0000000061254" calcext:value-type="float">
            <text:p>6.1254E-009</text:p>
          </table:table-cell>
          <table:table-cell office:value-type="float" office:value="4.99836" calcext:value-type="float">
            <text:p>4.99836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44" calcext:value-type="float">
            <text:p>0.544</text:p>
          </table:table-cell>
          <table:table-cell office:value-type="float" office:value="0.0000000061254" calcext:value-type="float">
            <text:p>6.1254E-009</text:p>
          </table:table-cell>
          <table:table-cell office:value-type="float" office:value="4.99836" calcext:value-type="float">
            <text:p>4.99836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6" calcext:value-type="float">
            <text:p>0.56</text:p>
          </table:table-cell>
          <table:table-cell office:value-type="float" office:value="0.0000000061254" calcext:value-type="float">
            <text:p>6.1254E-009</text:p>
          </table:table-cell>
          <table:table-cell office:value-type="float" office:value="4.99836" calcext:value-type="float">
            <text:p>4.99836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76" calcext:value-type="float">
            <text:p>0.576</text:p>
          </table:table-cell>
          <table:table-cell office:value-type="float" office:value="0.0000000061254" calcext:value-type="float">
            <text:p>6.1254E-009</text:p>
          </table:table-cell>
          <table:table-cell office:value-type="float" office:value="4.99836" calcext:value-type="float">
            <text:p>4.99836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92" calcext:value-type="float">
            <text:p>0.592</text:p>
          </table:table-cell>
          <table:table-cell office:value-type="float" office:value="0.0000000061254" calcext:value-type="float">
            <text:p>6.1254E-009</text:p>
          </table:table-cell>
          <table:table-cell office:value-type="float" office:value="4.99836" calcext:value-type="float">
            <text:p>4.99836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08" calcext:value-type="float">
            <text:p>0.608</text:p>
          </table:table-cell>
          <table:table-cell office:value-type="float" office:value="0.0000000061254" calcext:value-type="float">
            <text:p>6.1254E-009</text:p>
          </table:table-cell>
          <table:table-cell office:value-type="float" office:value="4.99836" calcext:value-type="float">
            <text:p>4.99836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24" calcext:value-type="float">
            <text:p>0.624</text:p>
          </table:table-cell>
          <table:table-cell office:value-type="float" office:value="0.0000000061254" calcext:value-type="float">
            <text:p>6.1254E-009</text:p>
          </table:table-cell>
          <table:table-cell office:value-type="float" office:value="4.99836" calcext:value-type="float">
            <text:p>4.99836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4" calcext:value-type="float">
            <text:p>0.64</text:p>
          </table:table-cell>
          <table:table-cell office:value-type="float" office:value="0.0000000061254" calcext:value-type="float">
            <text:p>6.1254E-009</text:p>
          </table:table-cell>
          <table:table-cell office:value-type="float" office:value="4.99836" calcext:value-type="float">
            <text:p>4.99836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56" calcext:value-type="float">
            <text:p>0.656</text:p>
          </table:table-cell>
          <table:table-cell office:value-type="float" office:value="0.0000000061254" calcext:value-type="float">
            <text:p>6.1254E-009</text:p>
          </table:table-cell>
          <table:table-cell office:value-type="float" office:value="4.99836" calcext:value-type="float">
            <text:p>4.99836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72" calcext:value-type="float">
            <text:p>0.672</text:p>
          </table:table-cell>
          <table:table-cell office:value-type="float" office:value="0.0000000061254" calcext:value-type="float">
            <text:p>6.1254E-009</text:p>
          </table:table-cell>
          <table:table-cell office:value-type="float" office:value="4.99836" calcext:value-type="float">
            <text:p>4.99836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88" calcext:value-type="float">
            <text:p>0.688</text:p>
          </table:table-cell>
          <table:table-cell office:value-type="float" office:value="0.0000000061254" calcext:value-type="float">
            <text:p>6.1254E-009</text:p>
          </table:table-cell>
          <table:table-cell office:value-type="float" office:value="4.99836" calcext:value-type="float">
            <text:p>4.99836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704" calcext:value-type="float">
            <text:p>0.704</text:p>
          </table:table-cell>
          <table:table-cell office:value-type="float" office:value="0.0000000061254" calcext:value-type="float">
            <text:p>6.1254E-009</text:p>
          </table:table-cell>
          <table:table-cell office:value-type="float" office:value="4.99836" calcext:value-type="float">
            <text:p>4.99836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72" calcext:value-type="float">
            <text:p>0.72</text:p>
          </table:table-cell>
          <table:table-cell office:value-type="float" office:value="0.0000000061254" calcext:value-type="float">
            <text:p>6.1254E-009</text:p>
          </table:table-cell>
          <table:table-cell office:value-type="float" office:value="4.99836" calcext:value-type="float">
            <text:p>4.99836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736" calcext:value-type="float">
            <text:p>0.736</text:p>
          </table:table-cell>
          <table:table-cell office:value-type="float" office:value="0.0000000061254" calcext:value-type="float">
            <text:p>6.1254E-009</text:p>
          </table:table-cell>
          <table:table-cell office:value-type="float" office:value="4.99836" calcext:value-type="float">
            <text:p>4.99836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752" calcext:value-type="float">
            <text:p>0.752</text:p>
          </table:table-cell>
          <table:table-cell office:value-type="float" office:value="0.0000000061254" calcext:value-type="float">
            <text:p>6.1254E-009</text:p>
          </table:table-cell>
          <table:table-cell office:value-type="float" office:value="4.99836" calcext:value-type="float">
            <text:p>4.99836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768" calcext:value-type="float">
            <text:p>0.768</text:p>
          </table:table-cell>
          <table:table-cell office:value-type="float" office:value="0.0000000061254" calcext:value-type="float">
            <text:p>6.1254E-009</text:p>
          </table:table-cell>
          <table:table-cell office:value-type="float" office:value="4.99836" calcext:value-type="float">
            <text:p>4.99836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784" calcext:value-type="float">
            <text:p>0.784</text:p>
          </table:table-cell>
          <table:table-cell office:value-type="float" office:value="0.0000000061254" calcext:value-type="float">
            <text:p>6.1254E-009</text:p>
          </table:table-cell>
          <table:table-cell office:value-type="float" office:value="4.99836" calcext:value-type="float">
            <text:p>4.99836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" calcext:value-type="float">
            <text:p>0.8</text:p>
          </table:table-cell>
          <table:table-cell office:value-type="float" office:value="0.00000000612539" calcext:value-type="float">
            <text:p>6.12539E-009</text:p>
          </table:table-cell>
          <table:table-cell office:value-type="float" office:value="4.99837" calcext:value-type="float">
            <text:p>4.99837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16" calcext:value-type="float">
            <text:p>0.816</text:p>
          </table:table-cell>
          <table:table-cell office:value-type="float" office:value="0.00000000612539" calcext:value-type="float">
            <text:p>6.12539E-009</text:p>
          </table:table-cell>
          <table:table-cell office:value-type="float" office:value="4.99837" calcext:value-type="float">
            <text:p>4.99837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32" calcext:value-type="float">
            <text:p>0.832</text:p>
          </table:table-cell>
          <table:table-cell office:value-type="float" office:value="0.00000000612537" calcext:value-type="float">
            <text:p>6.12537E-009</text:p>
          </table:table-cell>
          <table:table-cell office:value-type="float" office:value="4.99839" calcext:value-type="float">
            <text:p>4.99839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48" calcext:value-type="float">
            <text:p>0.848</text:p>
          </table:table-cell>
          <table:table-cell office:value-type="float" office:value="0.00000000612532" calcext:value-type="float">
            <text:p>6.12532E-009</text:p>
          </table:table-cell>
          <table:table-cell office:value-type="float" office:value="4.99844" calcext:value-type="float">
            <text:p>4.99844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64" calcext:value-type="float">
            <text:p>0.864</text:p>
          </table:table-cell>
          <table:table-cell office:value-type="float" office:value="0.0000000061252" calcext:value-type="float">
            <text:p>6.1252E-009</text:p>
          </table:table-cell>
          <table:table-cell office:value-type="float" office:value="4.99855" calcext:value-type="float">
            <text:p>4.99855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8" calcext:value-type="float">
            <text:p>0.88</text:p>
          </table:table-cell>
          <table:table-cell office:value-type="float" office:value="0.00000000612491" calcext:value-type="float">
            <text:p>6.12491E-009</text:p>
          </table:table-cell>
          <table:table-cell office:value-type="float" office:value="4.99884" calcext:value-type="float">
            <text:p>4.99884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000000612416" calcext:value-type="float">
            <text:p>6.12416E-009</text:p>
          </table:table-cell>
          <table:table-cell office:value-type="float" office:value="4.99957" calcext:value-type="float">
            <text:p>4.99957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000000612227" calcext:value-type="float">
            <text:p>6.12227E-009</text:p>
          </table:table-cell>
          <table:table-cell office:value-type="float" office:value="5.00143" calcext:value-type="float">
            <text:p>5.00143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28" calcext:value-type="float">
            <text:p>0.928</text:p>
          </table:table-cell>
          <table:table-cell office:value-type="float" office:value="0.00000000611748" calcext:value-type="float">
            <text:p>6.11748E-009</text:p>
          </table:table-cell>
          <table:table-cell office:value-type="float" office:value="5.00613" calcext:value-type="float">
            <text:p>5.00613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44" calcext:value-type="float">
            <text:p>0.944</text:p>
          </table:table-cell>
          <table:table-cell office:value-type="float" office:value="0.00000000610535" calcext:value-type="float">
            <text:p>6.10535E-009</text:p>
          </table:table-cell>
          <table:table-cell office:value-type="float" office:value="5.01805" calcext:value-type="float">
            <text:p>5.01805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6" calcext:value-type="float">
            <text:p>0.96</text:p>
          </table:table-cell>
          <table:table-cell office:value-type="float" office:value="0.00000000607463" calcext:value-type="float">
            <text:p>6.07463E-009</text:p>
          </table:table-cell>
          <table:table-cell office:value-type="float" office:value="5.04849" calcext:value-type="float">
            <text:p>5.04849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000000599661" calcext:value-type="float">
            <text:p>0.000000006</text:p>
          </table:table-cell>
          <table:table-cell office:value-type="float" office:value="5.12719" calcext:value-type="float">
            <text:p>5.12719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92" calcext:value-type="float">
            <text:p>0.992</text:p>
          </table:table-cell>
          <table:table-cell office:value-type="float" office:value="0.00000000579739" calcext:value-type="float">
            <text:p>5.79739E-009</text:p>
          </table:table-cell>
          <table:table-cell office:value-type="float" office:value="5.33773" calcext:value-type="float">
            <text:p>5.33773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008" calcext:value-type="float">
            <text:p>1.008</text:p>
          </table:table-cell>
          <table:table-cell office:value-type="float" office:value="0.0000000052816" calcext:value-type="float">
            <text:p>5.2816E-009</text:p>
          </table:table-cell>
          <table:table-cell office:value-type="float" office:value="5.95667" calcext:value-type="float">
            <text:p>5.95667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024" calcext:value-type="float">
            <text:p>1.024</text:p>
          </table:table-cell>
          <table:table-cell office:value-type="float" office:value="0.00000000389625" calcext:value-type="float">
            <text:p>3.89625E-009</text:p>
          </table:table-cell>
          <table:table-cell office:value-type="float" office:value="8.43018" calcext:value-type="float">
            <text:p>8.43018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04" calcext:value-type="float">
            <text:p>1.04</text:p>
          </table:table-cell>
          <table:table-cell office:value-type="float" office:value="0.0000000000120835" calcext:value-type="float">
            <text:p>1.20835E-011</text:p>
          </table:table-cell>
          <table:table-cell office:value-type="float" office:value="3032.97" calcext:value-type="float">
            <text:p>3032.97</text:p>
          </table:table-cell>
          <table:table-cell office:value-type="float" office:value="0.000000000180133" calcext:value-type="float">
            <text:p>1.80133E-0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056" calcext:value-type="float">
            <text:p>1.056</text:p>
          </table:table-cell>
          <table:table-cell office:value-type="float" office:value="-0.0000000174021" calcext:value-type="float">
            <text:p>-1.74021E-008</text:p>
          </table:table-cell>
          <table:table-cell office:value-type="float" office:value="-3.11137" calcext:value-type="float">
            <text:p>-3.11137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072" calcext:value-type="float">
            <text:p>1.072</text:p>
          </table:table-cell>
          <table:table-cell office:value-type="float" office:value="0.000000344366" calcext:value-type="float">
            <text:p>3.44366E-007</text:p>
          </table:table-cell>
          <table:table-cell office:value-type="float" office:value="-0.893304" calcext:value-type="float">
            <text:p>-0.893304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088" calcext:value-type="float">
            <text:p>1.088</text:p>
          </table:table-cell>
          <table:table-cell office:value-type="float" office:value="0.0000000539216" calcext:value-type="float">
            <text:p>5.39216E-008</text:p>
          </table:table-cell>
          <table:table-cell office:value-type="float" office:value="-0.318596" calcext:value-type="float">
            <text:p>-0.318596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104" calcext:value-type="float">
            <text:p>1.104</text:p>
          </table:table-cell>
          <table:table-cell office:value-type="float" office:value="0.0000000418114" calcext:value-type="float">
            <text:p>4.18114E-008</text:p>
          </table:table-cell>
          <table:table-cell office:value-type="float" office:value="-0.121235" calcext:value-type="float">
            <text:p>-0.121235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12" calcext:value-type="float">
            <text:p>1.12</text:p>
          </table:table-cell>
          <table:table-cell office:value-type="float" office:value="0.0000000385633" calcext:value-type="float">
            <text:p>3.85633E-008</text:p>
          </table:table-cell>
          <table:table-cell office:value-type="float" office:value="-0.0472195" calcext:value-type="float">
            <text:p>-0.0472195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136" calcext:value-type="float">
            <text:p>1.136</text:p>
          </table:table-cell>
          <table:table-cell office:value-type="float" office:value="0.000000037437" calcext:value-type="float">
            <text:p>3.7437E-008</text:p>
          </table:table-cell>
          <table:table-cell office:value-type="float" office:value="-0.0185551" calcext:value-type="float">
            <text:p>-0.0185551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152" calcext:value-type="float">
            <text:p>1.152</text:p>
          </table:table-cell>
          <table:table-cell office:value-type="float" office:value="0.0000000370132" calcext:value-type="float">
            <text:p>0.000000037</text:p>
          </table:table-cell>
          <table:table-cell office:value-type="float" office:value="-0.00731653" calcext:value-type="float">
            <text:p>-0.00731653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168" calcext:value-type="float">
            <text:p>1.168</text:p>
          </table:table-cell>
          <table:table-cell office:value-type="float" office:value="0.0000000368488" calcext:value-type="float">
            <text:p>3.68488E-008</text:p>
          </table:table-cell>
          <table:table-cell office:value-type="float" office:value="-0.00288893" calcext:value-type="float">
            <text:p>-0.00288893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184" calcext:value-type="float">
            <text:p>1.184</text:p>
          </table:table-cell>
          <table:table-cell office:value-type="float" office:value="0.0000000367843" calcext:value-type="float">
            <text:p>3.67843E-008</text:p>
          </table:table-cell>
          <table:table-cell office:value-type="float" office:value="-0.0011413" calcext:value-type="float">
            <text:p>-0.0011413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" calcext:value-type="float">
            <text:p>1.2</text:p>
          </table:table-cell>
          <table:table-cell office:value-type="float" office:value="0.0000000367589" calcext:value-type="float">
            <text:p>3.67589E-008</text:p>
          </table:table-cell>
          <table:table-cell office:value-type="float" office:value="-0.00045098" calcext:value-type="float">
            <text:p>-0.00045098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16" calcext:value-type="float">
            <text:p>1.216</text:p>
          </table:table-cell>
          <table:table-cell office:value-type="float" office:value="0.0000000367489" calcext:value-type="float">
            <text:p>3.67489E-008</text:p>
          </table:table-cell>
          <table:table-cell office:value-type="float" office:value="-0.000178217" calcext:value-type="float">
            <text:p>-0.000178217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32" calcext:value-type="float">
            <text:p>1.232</text:p>
          </table:table-cell>
          <table:table-cell office:value-type="float" office:value="0.0000000367449" calcext:value-type="float">
            <text:p>3.67449E-008</text:p>
          </table:table-cell>
          <table:table-cell office:value-type="float" office:value="-0.0000704299" calcext:value-type="float">
            <text:p>-7.04299E-005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48" calcext:value-type="float">
            <text:p>1.248</text:p>
          </table:table-cell>
          <table:table-cell office:value-type="float" office:value="0.0000000367434" calcext:value-type="float">
            <text:p>3.67434E-008</text:p>
          </table:table-cell>
          <table:table-cell office:value-type="float" office:value="-0.0000278336" calcext:value-type="float">
            <text:p>-2.78336E-005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64" calcext:value-type="float">
            <text:p>1.264</text:p>
          </table:table-cell>
          <table:table-cell office:value-type="float" office:value="0.0000000367427" calcext:value-type="float">
            <text:p>3.67427E-008</text:p>
          </table:table-cell>
          <table:table-cell office:value-type="float" office:value="-0.0000109998" calcext:value-type="float">
            <text:p>-1.09998E-005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8" calcext:value-type="float">
            <text:p>1.28</text:p>
          </table:table-cell>
          <table:table-cell office:value-type="float" office:value="0.0000000367425" calcext:value-type="float">
            <text:p>3.67425E-008</text:p>
          </table:table-cell>
          <table:table-cell office:value-type="float" office:value="-0.0000043471" calcext:value-type="float">
            <text:p>-4.3471E-006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96" calcext:value-type="float">
            <text:p>1.296</text:p>
          </table:table-cell>
          <table:table-cell office:value-type="float" office:value="0.000000000000021072" calcext:value-type="float">
            <text:p>2.1072E-014</text:p>
          </table:table-cell>
          <table:table-cell office:value-type="float" office:value="0.953422" calcext:value-type="float">
            <text:p>0.953422</text:p>
          </table:table-cell>
          <table:table-cell office:value-type="float" office:value="0.000747889" calcext:value-type="float">
            <text:p>0.00074788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312" calcext:value-type="float">
            <text:p>1.312</text:p>
          </table:table-cell>
          <table:table-cell office:value-type="float" office:value="9.27822E-015" calcext:value-type="float">
            <text:p>9.27822E-015</text:p>
          </table:table-cell>
          <table:table-cell office:value-type="float" office:value="0.855777" calcext:value-type="float">
            <text:p>0.855777</text:p>
          </table:table-cell>
          <table:table-cell office:value-type="float" office:value="0.000749016" calcext:value-type="float">
            <text:p>0.00074901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328" calcext:value-type="float">
            <text:p>1.328</text:p>
          </table:table-cell>
          <table:table-cell office:value-type="float" office:value="3.84942E-015" calcext:value-type="float">
            <text:p>3.84942E-015</text:p>
          </table:table-cell>
          <table:table-cell office:value-type="float" office:value="0.815054" calcext:value-type="float">
            <text:p>0.815054</text:p>
          </table:table-cell>
          <table:table-cell office:value-type="float" office:value="0.000749616" calcext:value-type="float">
            <text:p>0.00074961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344" calcext:value-type="float">
            <text:p>1.344</text:p>
          </table:table-cell>
          <table:table-cell office:value-type="float" office:value="1.28323E-015" calcext:value-type="float">
            <text:p>1.28323E-015</text:p>
          </table:table-cell>
          <table:table-cell office:value-type="float" office:value="0.966109" calcext:value-type="float">
            <text:p>0.966109</text:p>
          </table:table-cell>
          <table:table-cell office:value-type="float" office:value="0.000749951" calcext:value-type="float">
            <text:p>0.00074995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36" calcext:value-type="float">
            <text:p>1.36</text:p>
          </table:table-cell>
          <table:table-cell office:value-type="float" office:value="-0.0000000000000211111" calcext:value-type="float">
            <text:p>-2.11111E-014</text:p>
          </table:table-cell>
          <table:table-cell office:value-type="float" office:value="-0.0232135" calcext:value-type="float">
            <text:p>-0.0232135</text:p>
          </table:table-cell>
          <table:table-cell office:value-type="float" office:value="0.000750893" calcext:value-type="float">
            <text:p>0.00075089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376" calcext:value-type="float">
            <text:p>1.376</text:p>
          </table:table-cell>
          <table:table-cell office:value-type="float" office:value="0.0000000367423" calcext:value-type="float">
            <text:p>3.67423E-008</text:p>
          </table:table-cell>
          <table:table-cell office:value-type="float" office:value="-0.0000000165614" calcext:value-type="float">
            <text:p>-1.65614E-008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392" calcext:value-type="float">
            <text:p>1.392</text:p>
          </table:table-cell>
          <table:table-cell office:value-type="float" office:value="0.0000000367423" calcext:value-type="float">
            <text:p>3.67423E-008</text:p>
          </table:table-cell>
          <table:table-cell office:value-type="float" office:value="-0.00000000654505" calcext:value-type="float">
            <text:p>-6.54505E-009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408" calcext:value-type="float">
            <text:p>1.408</text:p>
          </table:table-cell>
          <table:table-cell office:value-type="float" office:value="0.0000000367423" calcext:value-type="float">
            <text:p>3.67423E-008</text:p>
          </table:table-cell>
          <table:table-cell office:value-type="float" office:value="-0.0000000025866" calcext:value-type="float">
            <text:p>-2.5866E-009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424" calcext:value-type="float">
            <text:p>1.424</text:p>
          </table:table-cell>
          <table:table-cell office:value-type="float" office:value="3.44106E-016" calcext:value-type="float">
            <text:p>3.44106E-016</text:p>
          </table:table-cell>
          <table:table-cell office:value-type="float" office:value="0.034741" calcext:value-type="float">
            <text:p>0.034741</text:p>
          </table:table-cell>
          <table:table-cell office:value-type="float" office:value="0.000749839" calcext:value-type="float">
            <text:p>0.00074983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44" calcext:value-type="float">
            <text:p>1.44</text:p>
          </table:table-cell>
          <table:table-cell office:value-type="float" office:value="0.0000000367423" calcext:value-type="float">
            <text:p>3.67423E-008</text:p>
          </table:table-cell>
          <table:table-cell office:value-type="float" office:value="-0.000000000403981" calcext:value-type="float">
            <text:p>-4.03981E-010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456" calcext:value-type="float">
            <text:p>1.456</text:p>
          </table:table-cell>
          <table:table-cell office:value-type="float" office:value="0.0000000367423" calcext:value-type="float">
            <text:p>3.67423E-008</text:p>
          </table:table-cell>
          <table:table-cell office:value-type="float" office:value="-0.000000000159653" calcext:value-type="float">
            <text:p>-1.59653E-010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472" calcext:value-type="float">
            <text:p>1.472</text:p>
          </table:table-cell>
          <table:table-cell office:value-type="float" office:value="0.0000000367423" calcext:value-type="float">
            <text:p>3.67423E-008</text:p>
          </table:table-cell>
          <table:table-cell office:value-type="float" office:value="-0.0000000000630948" calcext:value-type="float">
            <text:p>-6.30948E-011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488" calcext:value-type="float">
            <text:p>1.488</text:p>
          </table:table-cell>
          <table:table-cell office:value-type="float" office:value="0.0000000367423" calcext:value-type="float">
            <text:p>3.67423E-008</text:p>
          </table:table-cell>
          <table:table-cell office:value-type="float" office:value="-0.000000000024935" calcext:value-type="float">
            <text:p>-2.4935E-011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504" calcext:value-type="float">
            <text:p>1.504</text:p>
          </table:table-cell>
          <table:table-cell office:value-type="float" office:value="-0.0000000000000213832" calcext:value-type="float">
            <text:p>-2.13832E-014</text:p>
          </table:table-cell>
          <table:table-cell office:value-type="float" office:value="-0.00000538919" calcext:value-type="float">
            <text:p>-5.38919E-006</text:p>
          </table:table-cell>
          <table:table-cell office:value-type="float" office:value="0.000750932" calcext:value-type="float">
            <text:p>0.00075093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52" calcext:value-type="float">
            <text:p>1.52</text:p>
          </table:table-cell>
          <table:table-cell office:value-type="float" office:value="0.0000000367423" calcext:value-type="float">
            <text:p>3.67423E-008</text:p>
          </table:table-cell>
          <table:table-cell office:value-type="float" office:value="-0.00000000000389442" calcext:value-type="float">
            <text:p>-3.89442E-012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536" calcext:value-type="float">
            <text:p>1.536</text:p>
          </table:table-cell>
          <table:table-cell office:value-type="float" office:value="-0.0000000000000250009" calcext:value-type="float">
            <text:p>-2.50009E-014</text:p>
          </table:table-cell>
          <table:table-cell office:value-type="float" office:value="-0.000000719742" calcext:value-type="float">
            <text:p>-7.19742E-007</text:p>
          </table:table-cell>
          <table:table-cell office:value-type="float" office:value="0.000751274" calcext:value-type="float">
            <text:p>0.00075127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552" calcext:value-type="float">
            <text:p>1.552</text:p>
          </table:table-cell>
          <table:table-cell office:value-type="float" office:value="0.0000000367423" calcext:value-type="float">
            <text:p>3.67423E-008</text:p>
          </table:table-cell>
          <table:table-cell office:value-type="float" office:value="-0.00000000000060824" calcext:value-type="float">
            <text:p>-6.0824E-013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568" calcext:value-type="float">
            <text:p>1.568</text:p>
          </table:table-cell>
          <table:table-cell office:value-type="float" office:value="0.0000000367423" calcext:value-type="float">
            <text:p>3.67423E-008</text:p>
          </table:table-cell>
          <table:table-cell office:value-type="float" office:value="-0.000000000000240376" calcext:value-type="float">
            <text:p>-2.40376E-013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584" calcext:value-type="float">
            <text:p>1.584</text:p>
          </table:table-cell>
          <table:table-cell office:value-type="float" office:value="0.0000000367423" calcext:value-type="float">
            <text:p>3.67423E-008</text:p>
          </table:table-cell>
          <table:table-cell office:value-type="float" office:value="-0.0000000000000949964" calcext:value-type="float">
            <text:p>-9.49964E-014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6" calcext:value-type="float">
            <text:p>1.6</text:p>
          </table:table-cell>
          <table:table-cell office:value-type="float" office:value="0.0000000367423" calcext:value-type="float">
            <text:p>3.67423E-008</text:p>
          </table:table-cell>
          <table:table-cell office:value-type="float" office:value="-0.0000000000000375425" calcext:value-type="float">
            <text:p>-3.75425E-014</text:p>
          </table:table-cell>
          <table:table-cell office:value-type="float" office:value="1.57965E-018" calcext:value-type="float">
            <text:p>1.57965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695851" calcext:value-type="float">
            <text:p>6.95851E-012</text:p>
          </table:table-cell>
          <table:table-cell office:value-type="float" office:value="4310.27" calcext:value-type="float">
            <text:p>4310.27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00000000129069" calcext:value-type="float">
            <text:p>1.29069E-011</text:p>
          </table:table-cell>
          <table:table-cell office:value-type="float" office:value="2323.33" calcext:value-type="float">
            <text:p>2323.33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00000000239175" calcext:value-type="float">
            <text:p>2.39175E-011</text:p>
          </table:table-cell>
          <table:table-cell office:value-type="float" office:value="1253.31" calcext:value-type="float">
            <text:p>1253.31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00000000442432" calcext:value-type="float">
            <text:p>4.42432E-011</text:p>
          </table:table-cell>
          <table:table-cell office:value-type="float" office:value="677.07" calcext:value-type="float">
            <text:p>677.07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00000000815781" calcext:value-type="float">
            <text:p>8.15781E-011</text:p>
          </table:table-cell>
          <table:table-cell office:value-type="float" office:value="366.746" calcext:value-type="float">
            <text:p>366.746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00000149531" calcext:value-type="float">
            <text:p>1.49531E-010</text:p>
          </table:table-cell>
          <table:table-cell office:value-type="float" office:value="199.627" calcext:value-type="float">
            <text:p>199.627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96" calcext:value-type="float">
            <text:p>0.096</text:p>
          </table:table-cell>
          <table:table-cell office:value-type="float" office:value="0.000000000271179" calcext:value-type="float">
            <text:p>2.71179E-010</text:p>
          </table:table-cell>
          <table:table-cell office:value-type="float" office:value="109.628" calcext:value-type="float">
            <text:p>109.628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12" calcext:value-type="float">
            <text:p>0.112</text:p>
          </table:table-cell>
          <table:table-cell office:value-type="float" office:value="0.00000000048262" calcext:value-type="float">
            <text:p>4.8262E-010</text:p>
          </table:table-cell>
          <table:table-cell office:value-type="float" office:value="61.1607" calcext:value-type="float">
            <text:p>61.1607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28" calcext:value-type="float">
            <text:p>0.128</text:p>
          </table:table-cell>
          <table:table-cell office:value-type="float" office:value="0.000000000831955" calcext:value-type="float">
            <text:p>8.31955E-010</text:p>
          </table:table-cell>
          <table:table-cell office:value-type="float" office:value="35.0596" calcext:value-type="float">
            <text:p>35.0596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44" calcext:value-type="float">
            <text:p>0.144</text:p>
          </table:table-cell>
          <table:table-cell office:value-type="float" office:value="0.00000000136343" calcext:value-type="float">
            <text:p>1.36343E-009</text:p>
          </table:table-cell>
          <table:table-cell office:value-type="float" office:value="21.0034" calcext:value-type="float">
            <text:p>21.0034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6" calcext:value-type="float">
            <text:p>0.16</text:p>
          </table:table-cell>
          <table:table-cell office:value-type="float" office:value="0.00000000207847" calcext:value-type="float">
            <text:p>2.07847E-009</text:p>
          </table:table-cell>
          <table:table-cell office:value-type="float" office:value="13.4337" calcext:value-type="float">
            <text:p>13.4337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76" calcext:value-type="float">
            <text:p>0.176</text:p>
          </table:table-cell>
          <table:table-cell office:value-type="float" office:value="0.00000000289655" calcext:value-type="float">
            <text:p>2.89655E-009</text:p>
          </table:table-cell>
          <table:table-cell office:value-type="float" office:value="9.35715" calcext:value-type="float">
            <text:p>9.35715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92" calcext:value-type="float">
            <text:p>0.192</text:p>
          </table:table-cell>
          <table:table-cell office:value-type="float" office:value="0.00000000367565" calcext:value-type="float">
            <text:p>3.67565E-009</text:p>
          </table:table-cell>
          <table:table-cell office:value-type="float" office:value="7.16181" calcext:value-type="float">
            <text:p>7.16181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0000000429827" calcext:value-type="float">
            <text:p>4.29827E-009</text:p>
          </table:table-cell>
          <table:table-cell office:value-type="float" office:value="5.97955" calcext:value-type="float">
            <text:p>5.97955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224" calcext:value-type="float">
            <text:p>0.224</text:p>
          </table:table-cell>
          <table:table-cell office:value-type="float" office:value="0.00000000472972" calcext:value-type="float">
            <text:p>4.72972E-009</text:p>
          </table:table-cell>
          <table:table-cell office:value-type="float" office:value="5.34287" calcext:value-type="float">
            <text:p>5.34287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24" calcext:value-type="float">
            <text:p>0.24</text:p>
          </table:table-cell>
          <table:table-cell office:value-type="float" office:value="0.000000005" calcext:value-type="float">
            <text:p>0.000000005</text:p>
          </table:table-cell>
          <table:table-cell office:value-type="float" office:value="5" calcext:value-type="float">
            <text:p>5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256" calcext:value-type="float">
            <text:p>0.256</text:p>
          </table:table-cell>
          <table:table-cell office:value-type="float" office:value="0.00000000515876" calcext:value-type="float">
            <text:p>5.15876E-009</text:p>
          </table:table-cell>
          <table:table-cell office:value-type="float" office:value="4.81535" calcext:value-type="float">
            <text:p>4.81535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272" calcext:value-type="float">
            <text:p>0.272</text:p>
          </table:table-cell>
          <table:table-cell office:value-type="float" office:value="0.00000000524851" calcext:value-type="float">
            <text:p>5.24851E-009</text:p>
          </table:table-cell>
          <table:table-cell office:value-type="float" office:value="4.71591" calcext:value-type="float">
            <text:p>4.71591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288" calcext:value-type="float">
            <text:p>0.288</text:p>
          </table:table-cell>
          <table:table-cell office:value-type="float" office:value="0.00000000529814" calcext:value-type="float">
            <text:p>5.29814E-009</text:p>
          </table:table-cell>
          <table:table-cell office:value-type="float" office:value="4.66236" calcext:value-type="float">
            <text:p>4.66236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04" calcext:value-type="float">
            <text:p>0.304</text:p>
          </table:table-cell>
          <table:table-cell office:value-type="float" office:value="0.00000000532526" calcext:value-type="float">
            <text:p>5.32526E-009</text:p>
          </table:table-cell>
          <table:table-cell office:value-type="float" office:value="4.63352" calcext:value-type="float">
            <text:p>4.63352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2" calcext:value-type="float">
            <text:p>0.32</text:p>
          </table:table-cell>
          <table:table-cell office:value-type="float" office:value="0.00000000533999" calcext:value-type="float">
            <text:p>5.33999E-009</text:p>
          </table:table-cell>
          <table:table-cell office:value-type="float" office:value="4.61799" calcext:value-type="float">
            <text:p>4.61799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36" calcext:value-type="float">
            <text:p>0.336</text:p>
          </table:table-cell>
          <table:table-cell office:value-type="float" office:value="0.00000000534795" calcext:value-type="float">
            <text:p>5.34795E-009</text:p>
          </table:table-cell>
          <table:table-cell office:value-type="float" office:value="4.60963" calcext:value-type="float">
            <text:p>4.60963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52" calcext:value-type="float">
            <text:p>0.352</text:p>
          </table:table-cell>
          <table:table-cell office:value-type="float" office:value="0.00000000535225" calcext:value-type="float">
            <text:p>5.35225E-009</text:p>
          </table:table-cell>
          <table:table-cell office:value-type="float" office:value="4.60512" calcext:value-type="float">
            <text:p>4.60512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68" calcext:value-type="float">
            <text:p>0.368</text:p>
          </table:table-cell>
          <table:table-cell office:value-type="float" office:value="0.00000000535456" calcext:value-type="float">
            <text:p>5.35456E-009</text:p>
          </table:table-cell>
          <table:table-cell office:value-type="float" office:value="4.6027" calcext:value-type="float">
            <text:p>4.6027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84" calcext:value-type="float">
            <text:p>0.384</text:p>
          </table:table-cell>
          <table:table-cell office:value-type="float" office:value="0.00000000535581" calcext:value-type="float">
            <text:p>5.35581E-009</text:p>
          </table:table-cell>
          <table:table-cell office:value-type="float" office:value="4.60139" calcext:value-type="float">
            <text:p>4.60139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4" calcext:value-type="float">
            <text:p>0.4</text:p>
          </table:table-cell>
          <table:table-cell office:value-type="float" office:value="0.00000000535648" calcext:value-type="float">
            <text:p>5.35648E-009</text:p>
          </table:table-cell>
          <table:table-cell office:value-type="float" office:value="4.60069" calcext:value-type="float">
            <text:p>4.60069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416" calcext:value-type="float">
            <text:p>0.416</text:p>
          </table:table-cell>
          <table:table-cell office:value-type="float" office:value="0.00000000535685" calcext:value-type="float">
            <text:p>5.35685E-009</text:p>
          </table:table-cell>
          <table:table-cell office:value-type="float" office:value="4.60031" calcext:value-type="float">
            <text:p>4.60031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432" calcext:value-type="float">
            <text:p>0.432</text:p>
          </table:table-cell>
          <table:table-cell office:value-type="float" office:value="0.00000000535704" calcext:value-type="float">
            <text:p>5.35704E-009</text:p>
          </table:table-cell>
          <table:table-cell office:value-type="float" office:value="4.6001" calcext:value-type="float">
            <text:p>4.6001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448" calcext:value-type="float">
            <text:p>0.448</text:p>
          </table:table-cell>
          <table:table-cell office:value-type="float" office:value="0.00000000535715" calcext:value-type="float">
            <text:p>5.35715E-009</text:p>
          </table:table-cell>
          <table:table-cell office:value-type="float" office:value="4.59999" calcext:value-type="float">
            <text:p>4.59999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464" calcext:value-type="float">
            <text:p>0.464</text:p>
          </table:table-cell>
          <table:table-cell office:value-type="float" office:value="0.0000000053572" calcext:value-type="float">
            <text:p>5.3572E-009</text:p>
          </table:table-cell>
          <table:table-cell office:value-type="float" office:value="4.59994" calcext:value-type="float">
            <text:p>4.59994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48" calcext:value-type="float">
            <text:p>0.48</text:p>
          </table:table-cell>
          <table:table-cell office:value-type="float" office:value="0.00000000535723" calcext:value-type="float">
            <text:p>5.35723E-009</text:p>
          </table:table-cell>
          <table:table-cell office:value-type="float" office:value="4.5999" calcext:value-type="float">
            <text:p>4.5999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496" calcext:value-type="float">
            <text:p>0.496</text:p>
          </table:table-cell>
          <table:table-cell office:value-type="float" office:value="0.00000000535725" calcext:value-type="float">
            <text:p>5.35725E-009</text:p>
          </table:table-cell>
          <table:table-cell office:value-type="float" office:value="4.59989" calcext:value-type="float">
            <text:p>4.59989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12" calcext:value-type="float">
            <text:p>0.512</text:p>
          </table:table-cell>
          <table:table-cell office:value-type="float" office:value="0.00000000535726" calcext:value-type="float">
            <text:p>5.35726E-009</text:p>
          </table:table-cell>
          <table:table-cell office:value-type="float" office:value="4.59988" calcext:value-type="float">
            <text:p>4.59988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28" calcext:value-type="float">
            <text:p>0.528</text:p>
          </table:table-cell>
          <table:table-cell office:value-type="float" office:value="0.00000000535726" calcext:value-type="float">
            <text:p>5.35726E-009</text:p>
          </table:table-cell>
          <table:table-cell office:value-type="float" office:value="4.59987" calcext:value-type="float">
            <text:p>4.59987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44" calcext:value-type="float">
            <text:p>0.544</text:p>
          </table:table-cell>
          <table:table-cell office:value-type="float" office:value="0.00000000535727" calcext:value-type="float">
            <text:p>5.35727E-009</text:p>
          </table:table-cell>
          <table:table-cell office:value-type="float" office:value="4.59987" calcext:value-type="float">
            <text:p>4.59987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6" calcext:value-type="float">
            <text:p>0.56</text:p>
          </table:table-cell>
          <table:table-cell office:value-type="float" office:value="0.00000000535727" calcext:value-type="float">
            <text:p>5.35727E-009</text:p>
          </table:table-cell>
          <table:table-cell office:value-type="float" office:value="4.59987" calcext:value-type="float">
            <text:p>4.59987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76" calcext:value-type="float">
            <text:p>0.576</text:p>
          </table:table-cell>
          <table:table-cell office:value-type="float" office:value="0.00000000535727" calcext:value-type="float">
            <text:p>5.35727E-009</text:p>
          </table:table-cell>
          <table:table-cell office:value-type="float" office:value="4.59987" calcext:value-type="float">
            <text:p>4.59987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92" calcext:value-type="float">
            <text:p>0.592</text:p>
          </table:table-cell>
          <table:table-cell office:value-type="float" office:value="0.00000000535727" calcext:value-type="float">
            <text:p>5.35727E-009</text:p>
          </table:table-cell>
          <table:table-cell office:value-type="float" office:value="4.59987" calcext:value-type="float">
            <text:p>4.59987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08" calcext:value-type="float">
            <text:p>0.608</text:p>
          </table:table-cell>
          <table:table-cell office:value-type="float" office:value="0.00000000535726" calcext:value-type="float">
            <text:p>5.35726E-009</text:p>
          </table:table-cell>
          <table:table-cell office:value-type="float" office:value="4.59987" calcext:value-type="float">
            <text:p>4.59987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24" calcext:value-type="float">
            <text:p>0.624</text:p>
          </table:table-cell>
          <table:table-cell office:value-type="float" office:value="0.00000000535726" calcext:value-type="float">
            <text:p>5.35726E-009</text:p>
          </table:table-cell>
          <table:table-cell office:value-type="float" office:value="4.59988" calcext:value-type="float">
            <text:p>4.59988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4" calcext:value-type="float">
            <text:p>0.64</text:p>
          </table:table-cell>
          <table:table-cell office:value-type="float" office:value="0.00000000535725" calcext:value-type="float">
            <text:p>5.35725E-009</text:p>
          </table:table-cell>
          <table:table-cell office:value-type="float" office:value="4.59989" calcext:value-type="float">
            <text:p>4.59989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56" calcext:value-type="float">
            <text:p>0.656</text:p>
          </table:table-cell>
          <table:table-cell office:value-type="float" office:value="0.00000000535723" calcext:value-type="float">
            <text:p>5.35723E-009</text:p>
          </table:table-cell>
          <table:table-cell office:value-type="float" office:value="4.59991" calcext:value-type="float">
            <text:p>4.59991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72" calcext:value-type="float">
            <text:p>0.672</text:p>
          </table:table-cell>
          <table:table-cell office:value-type="float" office:value="0.00000000535719" calcext:value-type="float">
            <text:p>5.35719E-009</text:p>
          </table:table-cell>
          <table:table-cell office:value-type="float" office:value="4.59994" calcext:value-type="float">
            <text:p>4.59994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88" calcext:value-type="float">
            <text:p>0.688</text:p>
          </table:table-cell>
          <table:table-cell office:value-type="float" office:value="0.00000000535713" calcext:value-type="float">
            <text:p>5.35713E-009</text:p>
          </table:table-cell>
          <table:table-cell office:value-type="float" office:value="4.60001" calcext:value-type="float">
            <text:p>4.60001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704" calcext:value-type="float">
            <text:p>0.704</text:p>
          </table:table-cell>
          <table:table-cell office:value-type="float" office:value="0.00000000535701" calcext:value-type="float">
            <text:p>5.35701E-009</text:p>
          </table:table-cell>
          <table:table-cell office:value-type="float" office:value="4.60014" calcext:value-type="float">
            <text:p>4.60014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72" calcext:value-type="float">
            <text:p>0.72</text:p>
          </table:table-cell>
          <table:table-cell office:value-type="float" office:value="0.00000000535679" calcext:value-type="float">
            <text:p>5.35679E-009</text:p>
          </table:table-cell>
          <table:table-cell office:value-type="float" office:value="4.60037" calcext:value-type="float">
            <text:p>4.60037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736" calcext:value-type="float">
            <text:p>0.736</text:p>
          </table:table-cell>
          <table:table-cell office:value-type="float" office:value="0.00000000535638" calcext:value-type="float">
            <text:p>5.35638E-009</text:p>
          </table:table-cell>
          <table:table-cell office:value-type="float" office:value="4.6008" calcext:value-type="float">
            <text:p>4.6008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752" calcext:value-type="float">
            <text:p>0.752</text:p>
          </table:table-cell>
          <table:table-cell office:value-type="float" office:value="0.00000000535561" calcext:value-type="float">
            <text:p>5.35561E-009</text:p>
          </table:table-cell>
          <table:table-cell office:value-type="float" office:value="4.6016" calcext:value-type="float">
            <text:p>4.6016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768" calcext:value-type="float">
            <text:p>0.768</text:p>
          </table:table-cell>
          <table:table-cell office:value-type="float" office:value="0.00000000535419" calcext:value-type="float">
            <text:p>5.35419E-009</text:p>
          </table:table-cell>
          <table:table-cell office:value-type="float" office:value="4.60308" calcext:value-type="float">
            <text:p>4.60308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784" calcext:value-type="float">
            <text:p>0.784</text:p>
          </table:table-cell>
          <table:table-cell office:value-type="float" office:value="0.00000000535155" calcext:value-type="float">
            <text:p>5.35155E-009</text:p>
          </table:table-cell>
          <table:table-cell office:value-type="float" office:value="4.60585" calcext:value-type="float">
            <text:p>4.60585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8" calcext:value-type="float">
            <text:p>0.8</text:p>
          </table:table-cell>
          <table:table-cell office:value-type="float" office:value="0.00000000534666" calcext:value-type="float">
            <text:p>5.34666E-009</text:p>
          </table:table-cell>
          <table:table-cell office:value-type="float" office:value="4.61098" calcext:value-type="float">
            <text:p>4.61098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816" calcext:value-type="float">
            <text:p>0.816</text:p>
          </table:table-cell>
          <table:table-cell office:value-type="float" office:value="0.00000000533755" calcext:value-type="float">
            <text:p>5.33755E-009</text:p>
          </table:table-cell>
          <table:table-cell office:value-type="float" office:value="4.62055" calcext:value-type="float">
            <text:p>4.62055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832" calcext:value-type="float">
            <text:p>0.832</text:p>
          </table:table-cell>
          <table:table-cell office:value-type="float" office:value="0.00000000532064" calcext:value-type="float">
            <text:p>5.32064E-009</text:p>
          </table:table-cell>
          <table:table-cell office:value-type="float" office:value="4.63842" calcext:value-type="float">
            <text:p>4.63842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848" calcext:value-type="float">
            <text:p>0.848</text:p>
          </table:table-cell>
          <table:table-cell office:value-type="float" office:value="0.00000000528916" calcext:value-type="float">
            <text:p>5.28916E-009</text:p>
          </table:table-cell>
          <table:table-cell office:value-type="float" office:value="4.67198" calcext:value-type="float">
            <text:p>4.67198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864" calcext:value-type="float">
            <text:p>0.864</text:p>
          </table:table-cell>
          <table:table-cell office:value-type="float" office:value="0.0000000052305" calcext:value-type="float">
            <text:p>5.2305E-009</text:p>
          </table:table-cell>
          <table:table-cell office:value-type="float" office:value="4.73559" calcext:value-type="float">
            <text:p>4.73559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88" calcext:value-type="float">
            <text:p>0.88</text:p>
          </table:table-cell>
          <table:table-cell office:value-type="float" office:value="0.00000000512082" calcext:value-type="float">
            <text:p>5.12082E-009</text:p>
          </table:table-cell>
          <table:table-cell office:value-type="float" office:value="4.85843" calcext:value-type="float">
            <text:p>4.85843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000000491457" calcext:value-type="float">
            <text:p>4.91457E-009</text:p>
          </table:table-cell>
          <table:table-cell office:value-type="float" office:value="5.1043" calcext:value-type="float">
            <text:p>5.1043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000000452236" calcext:value-type="float">
            <text:p>4.52236E-009</text:p>
          </table:table-cell>
          <table:table-cell office:value-type="float" office:value="5.6337" calcext:value-type="float">
            <text:p>5.6337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28" calcext:value-type="float">
            <text:p>0.928</text:p>
          </table:table-cell>
          <table:table-cell office:value-type="float" office:value="0.00000000376057" calcext:value-type="float">
            <text:p>3.76057E-009</text:p>
          </table:table-cell>
          <table:table-cell office:value-type="float" office:value="6.97751" calcext:value-type="float">
            <text:p>6.97751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44" calcext:value-type="float">
            <text:p>0.944</text:p>
          </table:table-cell>
          <table:table-cell office:value-type="float" office:value="0.00000000221806" calcext:value-type="float">
            <text:p>2.21806E-009</text:p>
          </table:table-cell>
          <table:table-cell office:value-type="float" office:value="12.5253" calcext:value-type="float">
            <text:p>12.5253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6" calcext:value-type="float">
            <text:p>0.96</text:p>
          </table:table-cell>
          <table:table-cell office:value-type="float" office:value="0.00000000000308765" calcext:value-type="float">
            <text:p>3.08765E-012</text:p>
          </table:table-cell>
          <table:table-cell office:value-type="float" office:value="9578.03" calcext:value-type="float">
            <text:p>9578.03</text:p>
          </table:table-cell>
          <table:table-cell office:value-type="float" office:value="0.00000000418984" calcext:value-type="float">
            <text:p>4.18984E-0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76" calcext:value-type="float">
            <text:p>0.976</text:p>
          </table:table-cell>
          <table:table-cell office:value-type="float" office:value="-0.0000000103724" calcext:value-type="float">
            <text:p>-1.03724E-008</text:p>
          </table:table-cell>
          <table:table-cell office:value-type="float" office:value="-3.89228" calcext:value-type="float">
            <text:p>-3.89228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92" calcext:value-type="float">
            <text:p>0.992</text:p>
          </table:table-cell>
          <table:table-cell office:value-type="float" office:value="-0.0000000591166" calcext:value-type="float">
            <text:p>-5.91166E-008</text:p>
          </table:table-cell>
          <table:table-cell office:value-type="float" office:value="-1.50747" calcext:value-type="float">
            <text:p>-1.50747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008" calcext:value-type="float">
            <text:p>1.008</text:p>
          </table:table-cell>
          <table:table-cell office:value-type="float" office:value="0.000000101755" calcext:value-type="float">
            <text:p>1.01755E-007</text:p>
          </table:table-cell>
          <table:table-cell office:value-type="float" office:value="-0.705175" calcext:value-type="float">
            <text:p>-0.705175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024" calcext:value-type="float">
            <text:p>1.024</text:p>
          </table:table-cell>
          <table:table-cell office:value-type="float" office:value="0.0000000464877" calcext:value-type="float">
            <text:p>4.64877E-008</text:p>
          </table:table-cell>
          <table:table-cell office:value-type="float" office:value="-0.354668" calcext:value-type="float">
            <text:p>-0.354668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04" calcext:value-type="float">
            <text:p>1.04</text:p>
          </table:table-cell>
          <table:table-cell office:value-type="float" office:value="0.0000000367844" calcext:value-type="float">
            <text:p>3.67844E-008</text:p>
          </table:table-cell>
          <table:table-cell office:value-type="float" office:value="-0.184437" calcext:value-type="float">
            <text:p>-0.184437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056" calcext:value-type="float">
            <text:p>1.056</text:p>
          </table:table-cell>
          <table:table-cell office:value-type="float" office:value="0.0000000332417" calcext:value-type="float">
            <text:p>3.32417E-008</text:p>
          </table:table-cell>
          <table:table-cell office:value-type="float" office:value="-0.0975207" calcext:value-type="float">
            <text:p>-0.0975207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072" calcext:value-type="float">
            <text:p>1.072</text:p>
          </table:table-cell>
          <table:table-cell office:value-type="float" office:value="0.0000000316459" calcext:value-type="float">
            <text:p>3.16459E-008</text:p>
          </table:table-cell>
          <table:table-cell office:value-type="float" office:value="-0.0520091" calcext:value-type="float">
            <text:p>-0.0520091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088" calcext:value-type="float">
            <text:p>1.088</text:p>
          </table:table-cell>
          <table:table-cell office:value-type="float" office:value="0.0000000308598" calcext:value-type="float">
            <text:p>3.08598E-008</text:p>
          </table:table-cell>
          <table:table-cell office:value-type="float" office:value="-0.0278631" calcext:value-type="float">
            <text:p>-0.0278631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104" calcext:value-type="float">
            <text:p>1.104</text:p>
          </table:table-cell>
          <table:table-cell office:value-type="float" office:value="0.0000000304557" calcext:value-type="float">
            <text:p>3.04557E-008</text:p>
          </table:table-cell>
          <table:table-cell office:value-type="float" office:value="-0.0149633" calcext:value-type="float">
            <text:p>-0.0149633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12" calcext:value-type="float">
            <text:p>1.12</text:p>
          </table:table-cell>
          <table:table-cell office:value-type="float" office:value="0.0000000302433" calcext:value-type="float">
            <text:p>3.02433E-008</text:p>
          </table:table-cell>
          <table:table-cell office:value-type="float" office:value="-0.00804614" calcext:value-type="float">
            <text:p>-0.00804614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136" calcext:value-type="float">
            <text:p>1.136</text:p>
          </table:table-cell>
          <table:table-cell office:value-type="float" office:value="0.0000000301304" calcext:value-type="float">
            <text:p>3.01304E-008</text:p>
          </table:table-cell>
          <table:table-cell office:value-type="float" office:value="-0.0043296" calcext:value-type="float">
            <text:p>-0.0043296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152" calcext:value-type="float">
            <text:p>1.152</text:p>
          </table:table-cell>
          <table:table-cell office:value-type="float" office:value="0.0000000300701" calcext:value-type="float">
            <text:p>3.00701E-008</text:p>
          </table:table-cell>
          <table:table-cell office:value-type="float" office:value="-0.00233061" calcext:value-type="float">
            <text:p>-0.00233061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168" calcext:value-type="float">
            <text:p>1.168</text:p>
          </table:table-cell>
          <table:table-cell office:value-type="float" office:value="0.0000000300377" calcext:value-type="float">
            <text:p>0.00000003</text:p>
          </table:table-cell>
          <table:table-cell office:value-type="float" office:value="-0.00125481" calcext:value-type="float">
            <text:p>-0.00125481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184" calcext:value-type="float">
            <text:p>1.184</text:p>
          </table:table-cell>
          <table:table-cell office:value-type="float" office:value="0.0000000300203" calcext:value-type="float">
            <text:p>0.00000003</text:p>
          </table:table-cell>
          <table:table-cell office:value-type="float" office:value="-0.000675672" calcext:value-type="float">
            <text:p>-0.000675672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2" calcext:value-type="float">
            <text:p>1.2</text:p>
          </table:table-cell>
          <table:table-cell office:value-type="float" office:value="0.0000000300109" calcext:value-type="float">
            <text:p>0.00000003</text:p>
          </table:table-cell>
          <table:table-cell office:value-type="float" office:value="-0.000363846" calcext:value-type="float">
            <text:p>-0.000363846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216" calcext:value-type="float">
            <text:p>1.216</text:p>
          </table:table-cell>
          <table:table-cell office:value-type="float" office:value="0.0000000300059" calcext:value-type="float">
            <text:p>0.00000003</text:p>
          </table:table-cell>
          <table:table-cell office:value-type="float" office:value="-0.000195935" calcext:value-type="float">
            <text:p>-0.000195935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232" calcext:value-type="float">
            <text:p>1.232</text:p>
          </table:table-cell>
          <table:table-cell office:value-type="float" office:value="0.0000000300032" calcext:value-type="float">
            <text:p>0.00000003</text:p>
          </table:table-cell>
          <table:table-cell office:value-type="float" office:value="-0.000105515" calcext:value-type="float">
            <text:p>-0.000105515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248" calcext:value-type="float">
            <text:p>1.248</text:p>
          </table:table-cell>
          <table:table-cell office:value-type="float" office:value="0.0000000300017" calcext:value-type="float">
            <text:p>0.00000003</text:p>
          </table:table-cell>
          <table:table-cell office:value-type="float" office:value="-0.0000568225" calcext:value-type="float">
            <text:p>-5.68225E-005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264" calcext:value-type="float">
            <text:p>1.264</text:p>
          </table:table-cell>
          <table:table-cell office:value-type="float" office:value="0.0000000300009" calcext:value-type="float">
            <text:p>0.00000003</text:p>
          </table:table-cell>
          <table:table-cell office:value-type="float" office:value="-0.0000306005" calcext:value-type="float">
            <text:p>-3.06005E-005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28" calcext:value-type="float">
            <text:p>1.28</text:p>
          </table:table-cell>
          <table:table-cell office:value-type="float" office:value="0.0000000300005" calcext:value-type="float">
            <text:p>0.00000003</text:p>
          </table:table-cell>
          <table:table-cell office:value-type="float" office:value="-0.0000164793" calcext:value-type="float">
            <text:p>-1.64793E-005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296" calcext:value-type="float">
            <text:p>1.296</text:p>
          </table:table-cell>
          <table:table-cell office:value-type="float" office:value="0.0000000300003" calcext:value-type="float">
            <text:p>0.00000003</text:p>
          </table:table-cell>
          <table:table-cell office:value-type="float" office:value="-0.00000887459" calcext:value-type="float">
            <text:p>-8.87459E-006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312" calcext:value-type="float">
            <text:p>1.312</text:p>
          </table:table-cell>
          <table:table-cell office:value-type="float" office:value="0.0000000300001" calcext:value-type="float">
            <text:p>0.00000003</text:p>
          </table:table-cell>
          <table:table-cell office:value-type="float" office:value="-0.00000477924" calcext:value-type="float">
            <text:p>-4.77924E-006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328" calcext:value-type="float">
            <text:p>1.328</text:p>
          </table:table-cell>
          <table:table-cell office:value-type="float" office:value="0.0000000300001" calcext:value-type="float">
            <text:p>0.00000003</text:p>
          </table:table-cell>
          <table:table-cell office:value-type="float" office:value="-0.00000257377" calcext:value-type="float">
            <text:p>-2.57377E-006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344" calcext:value-type="float">
            <text:p>1.344</text:p>
          </table:table-cell>
          <table:table-cell office:value-type="float" office:value="0.0000000000000143014" calcext:value-type="float">
            <text:p>1.43014E-014</text:p>
          </table:table-cell>
          <table:table-cell office:value-type="float" office:value="0.978092" calcext:value-type="float">
            <text:p>0.978092</text:p>
          </table:table-cell>
          <table:table-cell office:value-type="float" office:value="0.000546185" calcext:value-type="float">
            <text:p>0.0005461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36" calcext:value-type="float">
            <text:p>1.36</text:p>
          </table:table-cell>
          <table:table-cell office:value-type="float" office:value="7.72249E-015" calcext:value-type="float">
            <text:p>7.72249E-015</text:p>
          </table:table-cell>
          <table:table-cell office:value-type="float" office:value="0.975437" calcext:value-type="float">
            <text:p>0.975437</text:p>
          </table:table-cell>
          <table:table-cell office:value-type="float" office:value="0.000546703" calcext:value-type="float">
            <text:p>0.0005467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376" calcext:value-type="float">
            <text:p>1.376</text:p>
          </table:table-cell>
          <table:table-cell office:value-type="float" office:value="4.15795E-015" calcext:value-type="float">
            <text:p>4.15795E-015</text:p>
          </table:table-cell>
          <table:table-cell office:value-type="float" office:value="0.97561" calcext:value-type="float">
            <text:p>0.97561</text:p>
          </table:table-cell>
          <table:table-cell office:value-type="float" office:value="0.000546991" calcext:value-type="float">
            <text:p>0.00054699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392" calcext:value-type="float">
            <text:p>1.392</text:p>
          </table:table-cell>
          <table:table-cell office:value-type="float" office:value="0.0000000000000108645" calcext:value-type="float">
            <text:p>1.08645E-014</text:p>
          </table:table-cell>
          <table:table-cell office:value-type="float" office:value="0.201063" calcext:value-type="float">
            <text:p>0.201063</text:p>
          </table:table-cell>
          <table:table-cell office:value-type="float" office:value="0.000546835" calcext:value-type="float">
            <text:p>0.00054683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408" calcext:value-type="float">
            <text:p>1.408</text:p>
          </table:table-cell>
          <table:table-cell office:value-type="float" office:value="1.18194E-015" calcext:value-type="float">
            <text:p>1.18194E-015</text:p>
          </table:table-cell>
          <table:table-cell office:value-type="float" office:value="0.99554" calcext:value-type="float">
            <text:p>0.99554</text:p>
          </table:table-cell>
          <table:table-cell office:value-type="float" office:value="0.000547121" calcext:value-type="float">
            <text:p>0.00054712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424" calcext:value-type="float">
            <text:p>1.424</text:p>
          </table:table-cell>
          <table:table-cell office:value-type="float" office:value="0.00000003" calcext:value-type="float">
            <text:p>0.00000003</text:p>
          </table:table-cell>
          <table:table-cell office:value-type="float" office:value="-0.0000000627818" calcext:value-type="float">
            <text:p>-6.27818E-008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44" calcext:value-type="float">
            <text:p>1.44</text:p>
          </table:table-cell>
          <table:table-cell office:value-type="float" office:value="0.00000003" calcext:value-type="float">
            <text:p>0.00000003</text:p>
          </table:table-cell>
          <table:table-cell office:value-type="float" office:value="-0.00000003381" calcext:value-type="float">
            <text:p>-3.381E-008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456" calcext:value-type="float">
            <text:p>1.456</text:p>
          </table:table-cell>
          <table:table-cell office:value-type="float" office:value="0.00000003" calcext:value-type="float">
            <text:p>0.00000003</text:p>
          </table:table-cell>
          <table:table-cell office:value-type="float" office:value="-0.0000000182077" calcext:value-type="float">
            <text:p>-1.82077E-008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472" calcext:value-type="float">
            <text:p>1.472</text:p>
          </table:table-cell>
          <table:table-cell office:value-type="float" office:value="0.00000003" calcext:value-type="float">
            <text:p>0.00000003</text:p>
          </table:table-cell>
          <table:table-cell office:value-type="float" office:value="-0.00000000980542" calcext:value-type="float">
            <text:p>-9.80542E-009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488" calcext:value-type="float">
            <text:p>1.488</text:p>
          </table:table-cell>
          <table:table-cell office:value-type="float" office:value="0.00000003" calcext:value-type="float">
            <text:p>0.00000003</text:p>
          </table:table-cell>
          <table:table-cell office:value-type="float" office:value="-0.00000000528052" calcext:value-type="float">
            <text:p>-5.28052E-009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504" calcext:value-type="float">
            <text:p>1.504</text:p>
          </table:table-cell>
          <table:table-cell office:value-type="float" office:value="-0.0000000000000178109" calcext:value-type="float">
            <text:p>-1.78109E-014</text:p>
          </table:table-cell>
          <table:table-cell office:value-type="float" office:value="-0.00161143" calcext:value-type="float">
            <text:p>-0.00161143</text:p>
          </table:table-cell>
          <table:table-cell office:value-type="float" office:value="0.000547933" calcext:value-type="float">
            <text:p>0.0005479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52" calcext:value-type="float">
            <text:p>1.52</text:p>
          </table:table-cell>
          <table:table-cell office:value-type="float" office:value="-0.0000000000000177508" calcext:value-type="float">
            <text:p>-1.77508E-014</text:p>
          </table:table-cell>
          <table:table-cell office:value-type="float" office:value="-0.000870739" calcext:value-type="float">
            <text:p>-0.000870739</text:p>
          </table:table-cell>
          <table:table-cell office:value-type="float" office:value="0.000547932" calcext:value-type="float">
            <text:p>0.00054793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536" calcext:value-type="float">
            <text:p>1.536</text:p>
          </table:table-cell>
          <table:table-cell office:value-type="float" office:value="7.56553E-016" calcext:value-type="float">
            <text:p>7.56553E-016</text:p>
          </table:table-cell>
          <table:table-cell office:value-type="float" office:value="0.0110027" calcext:value-type="float">
            <text:p>0.0110027</text:p>
          </table:table-cell>
          <table:table-cell office:value-type="float" office:value="0.000547186" calcext:value-type="float">
            <text:p>0.00054718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552" calcext:value-type="float">
            <text:p>1.552</text:p>
          </table:table-cell>
          <table:table-cell office:value-type="float" office:value="-0.0000000000000191437" calcext:value-type="float">
            <text:p>-1.91437E-014</text:p>
          </table:table-cell>
          <table:table-cell office:value-type="float" office:value="-0.000234116" calcext:value-type="float">
            <text:p>-0.000234116</text:p>
          </table:table-cell>
          <table:table-cell office:value-type="float" office:value="0.000548076" calcext:value-type="float">
            <text:p>0.00054807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568" calcext:value-type="float">
            <text:p>1.568</text:p>
          </table:table-cell>
          <table:table-cell office:value-type="float" office:value="-0.0000000000000196939" calcext:value-type="float">
            <text:p>-1.96939E-014</text:p>
          </table:table-cell>
          <table:table-cell office:value-type="float" office:value="-0.000122557" calcext:value-type="float">
            <text:p>-0.000122557</text:p>
          </table:table-cell>
          <table:table-cell office:value-type="float" office:value="0.000548094" calcext:value-type="float">
            <text:p>0.00054809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584" calcext:value-type="float">
            <text:p>1.584</text:p>
          </table:table-cell>
          <table:table-cell office:value-type="float" office:value="0.00000003" calcext:value-type="float">
            <text:p>0.00000003</text:p>
          </table:table-cell>
          <table:table-cell office:value-type="float" office:value="-0.000000000128808" calcext:value-type="float">
            <text:p>-1.28808E-010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6" calcext:value-type="float">
            <text:p>1.6</text:p>
          </table:table-cell>
          <table:table-cell office:value-type="float" office:value="0.00000003" calcext:value-type="float">
            <text:p>0.00000003</text:p>
          </table:table-cell>
          <table:table-cell office:value-type="float" office:value="-0.0000000000693669" calcext:value-type="float">
            <text:p>-6.93669E-011</text:p>
          </table:table-cell>
          <table:table-cell office:value-type="float" office:value="1.15584E-018" calcext:value-type="float">
            <text:p>1.15584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691247" calcext:value-type="float">
            <text:p>6.91247E-012</text:p>
          </table:table-cell>
          <table:table-cell office:value-type="float" office:value="3757.53" calcext:value-type="float">
            <text:p>3757.53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00000000109915" calcext:value-type="float">
            <text:p>1.09915E-011</text:p>
          </table:table-cell>
          <table:table-cell office:value-type="float" office:value="2362.71" calcext:value-type="float">
            <text:p>2362.71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00000000174737" calcext:value-type="float">
            <text:p>1.74737E-011</text:p>
          </table:table-cell>
          <table:table-cell office:value-type="float" office:value="1485.85" calcext:value-type="float">
            <text:p>1485.85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00000000277687" calcext:value-type="float">
            <text:p>2.77687E-011</text:p>
          </table:table-cell>
          <table:table-cell office:value-type="float" office:value="934.614" calcext:value-type="float">
            <text:p>934.614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00000000441039" calcext:value-type="float">
            <text:p>4.41039E-011</text:p>
          </table:table-cell>
          <table:table-cell office:value-type="float" office:value="588.08" calcext:value-type="float">
            <text:p>588.08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000000699851" calcext:value-type="float">
            <text:p>6.99851E-011</text:p>
          </table:table-cell>
          <table:table-cell office:value-type="float" office:value="370.233" calcext:value-type="float">
            <text:p>370.233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96" calcext:value-type="float">
            <text:p>0.096</text:p>
          </table:table-cell>
          <table:table-cell office:value-type="float" office:value="0.000000000110895" calcext:value-type="float">
            <text:p>1.10895E-010</text:p>
          </table:table-cell>
          <table:table-cell office:value-type="float" office:value="233.283" calcext:value-type="float">
            <text:p>233.283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12" calcext:value-type="float">
            <text:p>0.112</text:p>
          </table:table-cell>
          <table:table-cell office:value-type="float" office:value="0.000000000175321" calcext:value-type="float">
            <text:p>1.75321E-010</text:p>
          </table:table-cell>
          <table:table-cell office:value-type="float" office:value="147.19" calcext:value-type="float">
            <text:p>147.19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28" calcext:value-type="float">
            <text:p>0.128</text:p>
          </table:table-cell>
          <table:table-cell office:value-type="float" office:value="0.000000000276194" calcext:value-type="float">
            <text:p>2.76194E-010</text:p>
          </table:table-cell>
          <table:table-cell office:value-type="float" office:value="93.0671" calcext:value-type="float">
            <text:p>93.0671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44" calcext:value-type="float">
            <text:p>0.144</text:p>
          </table:table-cell>
          <table:table-cell office:value-type="float" office:value="0.000000000432702" calcext:value-type="float">
            <text:p>4.32702E-010</text:p>
          </table:table-cell>
          <table:table-cell office:value-type="float" office:value="59.043" calcext:value-type="float">
            <text:p>59.043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6" calcext:value-type="float">
            <text:p>0.16</text:p>
          </table:table-cell>
          <table:table-cell office:value-type="float" office:value="0.000000000672139" calcext:value-type="float">
            <text:p>6.72139E-010</text:p>
          </table:table-cell>
          <table:table-cell office:value-type="float" office:value="37.6539" calcext:value-type="float">
            <text:p>37.6539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76" calcext:value-type="float">
            <text:p>0.176</text:p>
          </table:table-cell>
          <table:table-cell office:value-type="float" office:value="0.00000000103067" calcext:value-type="float">
            <text:p>0.000000001</text:p>
          </table:table-cell>
          <table:table-cell office:value-type="float" office:value="24.2076" calcext:value-type="float">
            <text:p>24.2076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92" calcext:value-type="float">
            <text:p>0.192</text:p>
          </table:table-cell>
          <table:table-cell office:value-type="float" office:value="0.00000000155066" calcext:value-type="float">
            <text:p>1.55066E-009</text:p>
          </table:table-cell>
          <table:table-cell office:value-type="float" office:value="15.7546" calcext:value-type="float">
            <text:p>15.7546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0000000227091" calcext:value-type="float">
            <text:p>2.27091E-009</text:p>
          </table:table-cell>
          <table:table-cell office:value-type="float" office:value="10.4407" calcext:value-type="float">
            <text:p>10.4407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224" calcext:value-type="float">
            <text:p>0.224</text:p>
          </table:table-cell>
          <table:table-cell office:value-type="float" office:value="0.00000000320747" calcext:value-type="float">
            <text:p>3.20747E-009</text:p>
          </table:table-cell>
          <table:table-cell office:value-type="float" office:value="7.10007" calcext:value-type="float">
            <text:p>7.10007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24" calcext:value-type="float">
            <text:p>0.24</text:p>
          </table:table-cell>
          <table:table-cell office:value-type="float" office:value="0.00000000433013" calcext:value-type="float">
            <text:p>4.33013E-009</text:p>
          </table:table-cell>
          <table:table-cell office:value-type="float" office:value="5" calcext:value-type="float">
            <text:p>5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256" calcext:value-type="float">
            <text:p>0.256</text:p>
          </table:table-cell>
          <table:table-cell office:value-type="float" office:value="0.00000000555169" calcext:value-type="float">
            <text:p>5.55169E-009</text:p>
          </table:table-cell>
          <table:table-cell office:value-type="float" office:value="3.67979" calcext:value-type="float">
            <text:p>3.67979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272" calcext:value-type="float">
            <text:p>0.272</text:p>
          </table:table-cell>
          <table:table-cell office:value-type="float" office:value="0.00000000674852" calcext:value-type="float">
            <text:p>6.74852E-009</text:p>
          </table:table-cell>
          <table:table-cell office:value-type="float" office:value="2.84985" calcext:value-type="float">
            <text:p>2.84985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288" calcext:value-type="float">
            <text:p>0.288</text:p>
          </table:table-cell>
          <table:table-cell office:value-type="float" office:value="0.00000000780648" calcext:value-type="float">
            <text:p>7.80648E-009</text:p>
          </table:table-cell>
          <table:table-cell office:value-type="float" office:value="2.3281" calcext:value-type="float">
            <text:p>2.3281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04" calcext:value-type="float">
            <text:p>0.304</text:p>
          </table:table-cell>
          <table:table-cell office:value-type="float" office:value="0.00000000865995" calcext:value-type="float">
            <text:p>8.65995E-009</text:p>
          </table:table-cell>
          <table:table-cell office:value-type="float" office:value="2.00011" calcext:value-type="float">
            <text:p>2.00011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2" calcext:value-type="float">
            <text:p>0.32</text:p>
          </table:table-cell>
          <table:table-cell office:value-type="float" office:value="0.00000000929906" calcext:value-type="float">
            <text:p>9.29906E-009</text:p>
          </table:table-cell>
          <table:table-cell office:value-type="float" office:value="1.79391" calcext:value-type="float">
            <text:p>1.79391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36" calcext:value-type="float">
            <text:p>0.336</text:p>
          </table:table-cell>
          <table:table-cell office:value-type="float" office:value="0.00000000975148" calcext:value-type="float">
            <text:p>9.75148E-009</text:p>
          </table:table-cell>
          <table:table-cell office:value-type="float" office:value="1.66429" calcext:value-type="float">
            <text:p>1.66429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52" calcext:value-type="float">
            <text:p>0.352</text:p>
          </table:table-cell>
          <table:table-cell office:value-type="float" office:value="0.0000000100591" calcext:value-type="float">
            <text:p>1.00591E-008</text:p>
          </table:table-cell>
          <table:table-cell office:value-type="float" office:value="1.5828" calcext:value-type="float">
            <text:p>1.5828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68" calcext:value-type="float">
            <text:p>0.368</text:p>
          </table:table-cell>
          <table:table-cell office:value-type="float" office:value="0.0000000102627" calcext:value-type="float">
            <text:p>1.02627E-008</text:p>
          </table:table-cell>
          <table:table-cell office:value-type="float" office:value="1.53158" calcext:value-type="float">
            <text:p>1.53158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84" calcext:value-type="float">
            <text:p>0.384</text:p>
          </table:table-cell>
          <table:table-cell office:value-type="float" office:value="0.0000000103949" calcext:value-type="float">
            <text:p>1.03949E-008</text:p>
          </table:table-cell>
          <table:table-cell office:value-type="float" office:value="1.49937" calcext:value-type="float">
            <text:p>1.49937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0000104798" calcext:value-type="float">
            <text:p>1.04798E-008</text:p>
          </table:table-cell>
          <table:table-cell office:value-type="float" office:value="1.47913" calcext:value-type="float">
            <text:p>1.47913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416" calcext:value-type="float">
            <text:p>0.416</text:p>
          </table:table-cell>
          <table:table-cell office:value-type="float" office:value="0.0000000105339" calcext:value-type="float">
            <text:p>1.05339E-008</text:p>
          </table:table-cell>
          <table:table-cell office:value-type="float" office:value="1.4664" calcext:value-type="float">
            <text:p>1.4664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432" calcext:value-type="float">
            <text:p>0.432</text:p>
          </table:table-cell>
          <table:table-cell office:value-type="float" office:value="0.0000000105682" calcext:value-type="float">
            <text:p>1.05682E-008</text:p>
          </table:table-cell>
          <table:table-cell office:value-type="float" office:value="1.4584" calcext:value-type="float">
            <text:p>1.4584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448" calcext:value-type="float">
            <text:p>0.448</text:p>
          </table:table-cell>
          <table:table-cell office:value-type="float" office:value="0.0000000105898" calcext:value-type="float">
            <text:p>1.05898E-008</text:p>
          </table:table-cell>
          <table:table-cell office:value-type="float" office:value="1.45337" calcext:value-type="float">
            <text:p>1.45337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464" calcext:value-type="float">
            <text:p>0.464</text:p>
          </table:table-cell>
          <table:table-cell office:value-type="float" office:value="0.0000000106035" calcext:value-type="float">
            <text:p>1.06035E-008</text:p>
          </table:table-cell>
          <table:table-cell office:value-type="float" office:value="1.45021" calcext:value-type="float">
            <text:p>1.45021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48" calcext:value-type="float">
            <text:p>0.48</text:p>
          </table:table-cell>
          <table:table-cell office:value-type="float" office:value="0.0000000106121" calcext:value-type="float">
            <text:p>1.06121E-008</text:p>
          </table:table-cell>
          <table:table-cell office:value-type="float" office:value="1.44823" calcext:value-type="float">
            <text:p>1.44823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496" calcext:value-type="float">
            <text:p>0.496</text:p>
          </table:table-cell>
          <table:table-cell office:value-type="float" office:value="0.0000000106175" calcext:value-type="float">
            <text:p>1.06175E-008</text:p>
          </table:table-cell>
          <table:table-cell office:value-type="float" office:value="1.44699" calcext:value-type="float">
            <text:p>1.44699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512" calcext:value-type="float">
            <text:p>0.512</text:p>
          </table:table-cell>
          <table:table-cell office:value-type="float" office:value="0.0000000106208" calcext:value-type="float">
            <text:p>1.06208E-008</text:p>
          </table:table-cell>
          <table:table-cell office:value-type="float" office:value="1.44621" calcext:value-type="float">
            <text:p>1.44621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528" calcext:value-type="float">
            <text:p>0.528</text:p>
          </table:table-cell>
          <table:table-cell office:value-type="float" office:value="0.0000000106229" calcext:value-type="float">
            <text:p>1.06229E-008</text:p>
          </table:table-cell>
          <table:table-cell office:value-type="float" office:value="1.44573" calcext:value-type="float">
            <text:p>1.44573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544" calcext:value-type="float">
            <text:p>0.544</text:p>
          </table:table-cell>
          <table:table-cell office:value-type="float" office:value="0.0000000106242" calcext:value-type="float">
            <text:p>1.06242E-008</text:p>
          </table:table-cell>
          <table:table-cell office:value-type="float" office:value="1.44544" calcext:value-type="float">
            <text:p>1.44544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56" calcext:value-type="float">
            <text:p>0.56</text:p>
          </table:table-cell>
          <table:table-cell office:value-type="float" office:value="0.0000000106249" calcext:value-type="float">
            <text:p>1.06249E-008</text:p>
          </table:table-cell>
          <table:table-cell office:value-type="float" office:value="1.44528" calcext:value-type="float">
            <text:p>1.44528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576" calcext:value-type="float">
            <text:p>0.576</text:p>
          </table:table-cell>
          <table:table-cell office:value-type="float" office:value="0.0000000106251" calcext:value-type="float">
            <text:p>1.06251E-008</text:p>
          </table:table-cell>
          <table:table-cell office:value-type="float" office:value="1.44522" calcext:value-type="float">
            <text:p>1.44522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592" calcext:value-type="float">
            <text:p>0.592</text:p>
          </table:table-cell>
          <table:table-cell office:value-type="float" office:value="0.0000000106251" calcext:value-type="float">
            <text:p>1.06251E-008</text:p>
          </table:table-cell>
          <table:table-cell office:value-type="float" office:value="1.44523" calcext:value-type="float">
            <text:p>1.44523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608" calcext:value-type="float">
            <text:p>0.608</text:p>
          </table:table-cell>
          <table:table-cell office:value-type="float" office:value="0.0000000106247" calcext:value-type="float">
            <text:p>1.06247E-008</text:p>
          </table:table-cell>
          <table:table-cell office:value-type="float" office:value="1.44532" calcext:value-type="float">
            <text:p>1.44532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624" calcext:value-type="float">
            <text:p>0.624</text:p>
          </table:table-cell>
          <table:table-cell office:value-type="float" office:value="0.0000000106238" calcext:value-type="float">
            <text:p>1.06238E-008</text:p>
          </table:table-cell>
          <table:table-cell office:value-type="float" office:value="1.44552" calcext:value-type="float">
            <text:p>1.44552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64" calcext:value-type="float">
            <text:p>0.64</text:p>
          </table:table-cell>
          <table:table-cell office:value-type="float" office:value="0.0000000106223" calcext:value-type="float">
            <text:p>1.06223E-008</text:p>
          </table:table-cell>
          <table:table-cell office:value-type="float" office:value="1.44587" calcext:value-type="float">
            <text:p>1.44587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656" calcext:value-type="float">
            <text:p>0.656</text:p>
          </table:table-cell>
          <table:table-cell office:value-type="float" office:value="0.0000000106199" calcext:value-type="float">
            <text:p>1.06199E-008</text:p>
          </table:table-cell>
          <table:table-cell office:value-type="float" office:value="1.44643" calcext:value-type="float">
            <text:p>1.44643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672" calcext:value-type="float">
            <text:p>0.672</text:p>
          </table:table-cell>
          <table:table-cell office:value-type="float" office:value="0.0000000106159" calcext:value-type="float">
            <text:p>1.06159E-008</text:p>
          </table:table-cell>
          <table:table-cell office:value-type="float" office:value="1.44735" calcext:value-type="float">
            <text:p>1.44735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688" calcext:value-type="float">
            <text:p>0.688</text:p>
          </table:table-cell>
          <table:table-cell office:value-type="float" office:value="0.0000000106096" calcext:value-type="float">
            <text:p>1.06096E-008</text:p>
          </table:table-cell>
          <table:table-cell office:value-type="float" office:value="1.44881" calcext:value-type="float">
            <text:p>1.44881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704" calcext:value-type="float">
            <text:p>0.704</text:p>
          </table:table-cell>
          <table:table-cell office:value-type="float" office:value="0.0000000105994" calcext:value-type="float">
            <text:p>1.05994E-008</text:p>
          </table:table-cell>
          <table:table-cell office:value-type="float" office:value="1.45114" calcext:value-type="float">
            <text:p>1.45114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72" calcext:value-type="float">
            <text:p>0.72</text:p>
          </table:table-cell>
          <table:table-cell office:value-type="float" office:value="0.0000000105833" calcext:value-type="float">
            <text:p>1.05833E-008</text:p>
          </table:table-cell>
          <table:table-cell office:value-type="float" office:value="1.45488" calcext:value-type="float">
            <text:p>1.45488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736" calcext:value-type="float">
            <text:p>0.736</text:p>
          </table:table-cell>
          <table:table-cell office:value-type="float" office:value="0.0000000105576" calcext:value-type="float">
            <text:p>1.05576E-008</text:p>
          </table:table-cell>
          <table:table-cell office:value-type="float" office:value="1.46087" calcext:value-type="float">
            <text:p>1.46087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752" calcext:value-type="float">
            <text:p>0.752</text:p>
          </table:table-cell>
          <table:table-cell office:value-type="float" office:value="0.0000000105164" calcext:value-type="float">
            <text:p>1.05164E-008</text:p>
          </table:table-cell>
          <table:table-cell office:value-type="float" office:value="1.47049" calcext:value-type="float">
            <text:p>1.47049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768" calcext:value-type="float">
            <text:p>0.768</text:p>
          </table:table-cell>
          <table:table-cell office:value-type="float" office:value="0.0000000104506" calcext:value-type="float">
            <text:p>1.04506E-008</text:p>
          </table:table-cell>
          <table:table-cell office:value-type="float" office:value="1.48606" calcext:value-type="float">
            <text:p>1.48606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784" calcext:value-type="float">
            <text:p>0.784</text:p>
          </table:table-cell>
          <table:table-cell office:value-type="float" office:value="0.0000000103446" calcext:value-type="float">
            <text:p>1.03446E-008</text:p>
          </table:table-cell>
          <table:table-cell office:value-type="float" office:value="1.51153" calcext:value-type="float">
            <text:p>1.51153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8" calcext:value-type="float">
            <text:p>0.8</text:p>
          </table:table-cell>
          <table:table-cell office:value-type="float" office:value="0.000000010173" calcext:value-type="float">
            <text:p>1.0173E-008</text:p>
          </table:table-cell>
          <table:table-cell office:value-type="float" office:value="1.55388" calcext:value-type="float">
            <text:p>1.55388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816" calcext:value-type="float">
            <text:p>0.816</text:p>
          </table:table-cell>
          <table:table-cell office:value-type="float" office:value="0.00000000989225" calcext:value-type="float">
            <text:p>9.89225E-009</text:p>
          </table:table-cell>
          <table:table-cell office:value-type="float" office:value="1.62638" calcext:value-type="float">
            <text:p>1.62638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832" calcext:value-type="float">
            <text:p>0.832</text:p>
          </table:table-cell>
          <table:table-cell office:value-type="float" office:value="0.00000000942442" calcext:value-type="float">
            <text:p>9.42442E-009</text:p>
          </table:table-cell>
          <table:table-cell office:value-type="float" office:value="1.75675" calcext:value-type="float">
            <text:p>1.75675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848" calcext:value-type="float">
            <text:p>0.848</text:p>
          </table:table-cell>
          <table:table-cell office:value-type="float" office:value="0.00000000862145" calcext:value-type="float">
            <text:p>8.62145E-009</text:p>
          </table:table-cell>
          <table:table-cell office:value-type="float" office:value="2.0135" calcext:value-type="float">
            <text:p>2.0135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864" calcext:value-type="float">
            <text:p>0.864</text:p>
          </table:table-cell>
          <table:table-cell office:value-type="float" office:value="0.00000000717026" calcext:value-type="float">
            <text:p>7.17026E-009</text:p>
          </table:table-cell>
          <table:table-cell office:value-type="float" office:value="2.6234" calcext:value-type="float">
            <text:p>2.6234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88" calcext:value-type="float">
            <text:p>0.88</text:p>
          </table:table-cell>
          <table:table-cell office:value-type="float" office:value="0.00000000428521" calcext:value-type="float">
            <text:p>4.28521E-009</text:p>
          </table:table-cell>
          <table:table-cell office:value-type="float" office:value="5.0629" calcext:value-type="float">
            <text:p>5.0629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000000000366977" calcext:value-type="float">
            <text:p>3.66977E-012</text:p>
          </table:table-cell>
          <table:table-cell office:value-type="float" office:value="6832.45" calcext:value-type="float">
            <text:p>6832.45</text:p>
          </table:table-cell>
          <table:table-cell office:value-type="float" office:value="0.00000000393319" calcext:value-type="float">
            <text:p>3.93319E-00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912" calcext:value-type="float">
            <text:p>0.912</text:p>
          </table:table-cell>
          <table:table-cell office:value-type="float" office:value="-0.0000000329858" calcext:value-type="float">
            <text:p>-0.000000033</text:p>
          </table:table-cell>
          <table:table-cell office:value-type="float" office:value="-1.78764" calcext:value-type="float">
            <text:p>-1.78764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928" calcext:value-type="float">
            <text:p>0.928</text:p>
          </table:table-cell>
          <table:table-cell office:value-type="float" office:value="0.000000112966" calcext:value-type="float">
            <text:p>0.000000113</text:p>
          </table:table-cell>
          <table:table-cell office:value-type="float" office:value="-0.770012" calcext:value-type="float">
            <text:p>-0.770012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944" calcext:value-type="float">
            <text:p>0.944</text:p>
          </table:table-cell>
          <table:table-cell office:value-type="float" office:value="0.0000000435988" calcext:value-type="float">
            <text:p>4.35988E-008</text:p>
          </table:table-cell>
          <table:table-cell office:value-type="float" office:value="-0.404094" calcext:value-type="float">
            <text:p>-0.404094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96" calcext:value-type="float">
            <text:p>0.96</text:p>
          </table:table-cell>
          <table:table-cell office:value-type="float" office:value="0.0000000337471" calcext:value-type="float">
            <text:p>3.37471E-008</text:p>
          </table:table-cell>
          <table:table-cell office:value-type="float" office:value="-0.230132" calcext:value-type="float">
            <text:p>-0.230132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0000030091" calcext:value-type="float">
            <text:p>3.0091E-008</text:p>
          </table:table-cell>
          <table:table-cell office:value-type="float" office:value="-0.136593" calcext:value-type="float">
            <text:p>-0.136593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992" calcext:value-type="float">
            <text:p>0.992</text:p>
          </table:table-cell>
          <table:table-cell office:value-type="float" office:value="0.000000028331" calcext:value-type="float">
            <text:p>2.8331E-008</text:p>
          </table:table-cell>
          <table:table-cell office:value-type="float" office:value="-0.0829568" calcext:value-type="float">
            <text:p>-0.0829568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008" calcext:value-type="float">
            <text:p>1.008</text:p>
          </table:table-cell>
          <table:table-cell office:value-type="float" office:value="0.0000000273788" calcext:value-type="float">
            <text:p>2.73788E-008</text:p>
          </table:table-cell>
          <table:table-cell office:value-type="float" office:value="-0.051062" calcext:value-type="float">
            <text:p>-0.051062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024" calcext:value-type="float">
            <text:p>1.024</text:p>
          </table:table-cell>
          <table:table-cell office:value-type="float" office:value="0.0000000268309" calcext:value-type="float">
            <text:p>2.68309E-008</text:p>
          </table:table-cell>
          <table:table-cell office:value-type="float" office:value="-0.0316842" calcext:value-type="float">
            <text:p>-0.0316842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04" calcext:value-type="float">
            <text:p>1.04</text:p>
          </table:table-cell>
          <table:table-cell office:value-type="float" office:value="0.0000000265044" calcext:value-type="float">
            <text:p>2.65044E-008</text:p>
          </table:table-cell>
          <table:table-cell office:value-type="float" office:value="-0.0197574" calcext:value-type="float">
            <text:p>-0.0197574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056" calcext:value-type="float">
            <text:p>1.056</text:p>
          </table:table-cell>
          <table:table-cell office:value-type="float" office:value="0.0000000263058" calcext:value-type="float">
            <text:p>2.63058E-008</text:p>
          </table:table-cell>
          <table:table-cell office:value-type="float" office:value="-0.0123577" calcext:value-type="float">
            <text:p>-0.0123577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072" calcext:value-type="float">
            <text:p>1.072</text:p>
          </table:table-cell>
          <table:table-cell office:value-type="float" office:value="0.0000000261835" calcext:value-type="float">
            <text:p>2.61835E-008</text:p>
          </table:table-cell>
          <table:table-cell office:value-type="float" office:value="-0.00774405" calcext:value-type="float">
            <text:p>-0.00774405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088" calcext:value-type="float">
            <text:p>1.088</text:p>
          </table:table-cell>
          <table:table-cell office:value-type="float" office:value="0.0000000261076" calcext:value-type="float">
            <text:p>2.61076E-008</text:p>
          </table:table-cell>
          <table:table-cell office:value-type="float" office:value="-0.00485862" calcext:value-type="float">
            <text:p>-0.00485862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104" calcext:value-type="float">
            <text:p>1.104</text:p>
          </table:table-cell>
          <table:table-cell office:value-type="float" office:value="0.0000000260603" calcext:value-type="float">
            <text:p>2.60603E-008</text:p>
          </table:table-cell>
          <table:table-cell office:value-type="float" office:value="-0.00305056" calcext:value-type="float">
            <text:p>-0.00305056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12" calcext:value-type="float">
            <text:p>1.12</text:p>
          </table:table-cell>
          <table:table-cell office:value-type="float" office:value="0.0000000260306" calcext:value-type="float">
            <text:p>0.000000026</text:p>
          </table:table-cell>
          <table:table-cell office:value-type="float" office:value="-0.00191623" calcext:value-type="float">
            <text:p>-0.00191623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136" calcext:value-type="float">
            <text:p>1.136</text:p>
          </table:table-cell>
          <table:table-cell office:value-type="float" office:value="0.0000000260121" calcext:value-type="float">
            <text:p>0.000000026</text:p>
          </table:table-cell>
          <table:table-cell office:value-type="float" office:value="-0.00120404" calcext:value-type="float">
            <text:p>-0.00120404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152" calcext:value-type="float">
            <text:p>1.152</text:p>
          </table:table-cell>
          <table:table-cell office:value-type="float" office:value="0.0000000260004" calcext:value-type="float">
            <text:p>0.000000026</text:p>
          </table:table-cell>
          <table:table-cell office:value-type="float" office:value="-0.000756684" calcext:value-type="float">
            <text:p>-0.000756684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168" calcext:value-type="float">
            <text:p>1.168</text:p>
          </table:table-cell>
          <table:table-cell office:value-type="float" office:value="0.0000000259931" calcext:value-type="float">
            <text:p>0.000000026</text:p>
          </table:table-cell>
          <table:table-cell office:value-type="float" office:value="-0.000475596" calcext:value-type="float">
            <text:p>-0.000475596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184" calcext:value-type="float">
            <text:p>1.184</text:p>
          </table:table-cell>
          <table:table-cell office:value-type="float" office:value="0.0000000259885" calcext:value-type="float">
            <text:p>0.000000026</text:p>
          </table:table-cell>
          <table:table-cell office:value-type="float" office:value="-0.000298946" calcext:value-type="float">
            <text:p>-0.000298946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2" calcext:value-type="float">
            <text:p>1.2</text:p>
          </table:table-cell>
          <table:table-cell office:value-type="float" office:value="0.0000000259856" calcext:value-type="float">
            <text:p>0.000000026</text:p>
          </table:table-cell>
          <table:table-cell office:value-type="float" office:value="-0.000187918" calcext:value-type="float">
            <text:p>-0.000187918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216" calcext:value-type="float">
            <text:p>1.216</text:p>
          </table:table-cell>
          <table:table-cell office:value-type="float" office:value="0.0000000259838" calcext:value-type="float">
            <text:p>0.000000026</text:p>
          </table:table-cell>
          <table:table-cell office:value-type="float" office:value="-0.000118129" calcext:value-type="float">
            <text:p>-0.000118129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232" calcext:value-type="float">
            <text:p>1.232</text:p>
          </table:table-cell>
          <table:table-cell office:value-type="float" office:value="0.0000000259827" calcext:value-type="float">
            <text:p>0.000000026</text:p>
          </table:table-cell>
          <table:table-cell office:value-type="float" office:value="-0.0000742592" calcext:value-type="float">
            <text:p>-7.42592E-005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248" calcext:value-type="float">
            <text:p>1.248</text:p>
          </table:table-cell>
          <table:table-cell office:value-type="float" office:value="0.000000025982" calcext:value-type="float">
            <text:p>0.000000026</text:p>
          </table:table-cell>
          <table:table-cell office:value-type="float" office:value="-0.0000466821" calcext:value-type="float">
            <text:p>-4.66821E-005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264" calcext:value-type="float">
            <text:p>1.264</text:p>
          </table:table-cell>
          <table:table-cell office:value-type="float" office:value="0.0000000259815" calcext:value-type="float">
            <text:p>0.000000026</text:p>
          </table:table-cell>
          <table:table-cell office:value-type="float" office:value="-0.0000293463" calcext:value-type="float">
            <text:p>-2.93463E-005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28" calcext:value-type="float">
            <text:p>1.28</text:p>
          </table:table-cell>
          <table:table-cell office:value-type="float" office:value="0.0000000259812" calcext:value-type="float">
            <text:p>0.000000026</text:p>
          </table:table-cell>
          <table:table-cell office:value-type="float" office:value="-0.0000184484" calcext:value-type="float">
            <text:p>-1.84484E-005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296" calcext:value-type="float">
            <text:p>1.296</text:p>
          </table:table-cell>
          <table:table-cell office:value-type="float" office:value="0.0000000259811" calcext:value-type="float">
            <text:p>0.000000026</text:p>
          </table:table-cell>
          <table:table-cell office:value-type="float" office:value="-0.0000115975" calcext:value-type="float">
            <text:p>-1.15975E-005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312" calcext:value-type="float">
            <text:p>1.312</text:p>
          </table:table-cell>
          <table:table-cell office:value-type="float" office:value="0.000000025981" calcext:value-type="float">
            <text:p>0.000000026</text:p>
          </table:table-cell>
          <table:table-cell office:value-type="float" office:value="-0.00000729072" calcext:value-type="float">
            <text:p>-7.29072E-006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328" calcext:value-type="float">
            <text:p>1.328</text:p>
          </table:table-cell>
          <table:table-cell office:value-type="float" office:value="0.0000000259809" calcext:value-type="float">
            <text:p>0.000000026</text:p>
          </table:table-cell>
          <table:table-cell office:value-type="float" office:value="-0.00000458329" calcext:value-type="float">
            <text:p>-4.58329E-006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344" calcext:value-type="float">
            <text:p>1.344</text:p>
          </table:table-cell>
          <table:table-cell office:value-type="float" office:value="0.0000000259808" calcext:value-type="float">
            <text:p>0.000000026</text:p>
          </table:table-cell>
          <table:table-cell office:value-type="float" office:value="-0.00000288128" calcext:value-type="float">
            <text:p>-2.88128E-006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36" calcext:value-type="float">
            <text:p>1.36</text:p>
          </table:table-cell>
          <table:table-cell office:value-type="float" office:value="0.0000000259808" calcext:value-type="float">
            <text:p>0.000000026</text:p>
          </table:table-cell>
          <table:table-cell office:value-type="float" office:value="-0.00000181131" calcext:value-type="float">
            <text:p>-1.81131E-006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376" calcext:value-type="float">
            <text:p>1.376</text:p>
          </table:table-cell>
          <table:table-cell office:value-type="float" office:value="0.0000000259808" calcext:value-type="float">
            <text:p>0.000000026</text:p>
          </table:table-cell>
          <table:table-cell office:value-type="float" office:value="-0.00000113868" calcext:value-type="float">
            <text:p>-1.13868E-006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392" calcext:value-type="float">
            <text:p>1.392</text:p>
          </table:table-cell>
          <table:table-cell office:value-type="float" office:value="0.0000000000000162529" calcext:value-type="float">
            <text:p>1.62529E-014</text:p>
          </table:table-cell>
          <table:table-cell office:value-type="float" office:value="0.980922" calcext:value-type="float">
            <text:p>0.980922</text:p>
          </table:table-cell>
          <table:table-cell office:value-type="float" office:value="0.000254358" calcext:value-type="float">
            <text:p>0.00025435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408" calcext:value-type="float">
            <text:p>1.408</text:p>
          </table:table-cell>
          <table:table-cell office:value-type="float" office:value="0.0000000000000104002" calcext:value-type="float">
            <text:p>1.04002E-014</text:p>
          </table:table-cell>
          <table:table-cell office:value-type="float" office:value="0.963707" calcext:value-type="float">
            <text:p>0.963707</text:p>
          </table:table-cell>
          <table:table-cell office:value-type="float" office:value="0.000254481" calcext:value-type="float">
            <text:p>0.00025448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424" calcext:value-type="float">
            <text:p>1.424</text:p>
          </table:table-cell>
          <table:table-cell office:value-type="float" office:value="6.73831E-015" calcext:value-type="float">
            <text:p>6.73831E-015</text:p>
          </table:table-cell>
          <table:table-cell office:value-type="float" office:value="0.935019" calcext:value-type="float">
            <text:p>0.935019</text:p>
          </table:table-cell>
          <table:table-cell office:value-type="float" office:value="0.000254578" calcext:value-type="float">
            <text:p>0.00025457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44" calcext:value-type="float">
            <text:p>1.44</text:p>
          </table:table-cell>
          <table:table-cell office:value-type="float" office:value="4.3093E-015" calcext:value-type="float">
            <text:p>4.3093E-015</text:p>
          </table:table-cell>
          <table:table-cell office:value-type="float" office:value="0.919223" calcext:value-type="float">
            <text:p>0.919223</text:p>
          </table:table-cell>
          <table:table-cell office:value-type="float" office:value="0.000254603" calcext:value-type="float">
            <text:p>0.00025460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456" calcext:value-type="float">
            <text:p>1.456</text:p>
          </table:table-cell>
          <table:table-cell office:value-type="float" office:value="3.14071E-015" calcext:value-type="float">
            <text:p>3.14071E-015</text:p>
          </table:table-cell>
          <table:table-cell office:value-type="float" office:value="0.792862" calcext:value-type="float">
            <text:p>0.792862</text:p>
          </table:table-cell>
          <table:table-cell office:value-type="float" office:value="0.000254639" calcext:value-type="float">
            <text:p>0.00025463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472" calcext:value-type="float">
            <text:p>1.472</text:p>
          </table:table-cell>
          <table:table-cell office:value-type="float" office:value="1.7486E-015" calcext:value-type="float">
            <text:p>1.7486E-015</text:p>
          </table:table-cell>
          <table:table-cell office:value-type="float" office:value="0.895268" calcext:value-type="float">
            <text:p>0.895268</text:p>
          </table:table-cell>
          <table:table-cell office:value-type="float" office:value="0.000254659" calcext:value-type="float">
            <text:p>0.00025465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488" calcext:value-type="float">
            <text:p>1.488</text:p>
          </table:table-cell>
          <table:table-cell office:value-type="float" office:value="0.0000000000000108744" calcext:value-type="float">
            <text:p>1.08744E-014</text:p>
          </table:table-cell>
          <table:table-cell office:value-type="float" office:value="0.0904983" calcext:value-type="float">
            <text:p>0.0904983</text:p>
          </table:table-cell>
          <table:table-cell office:value-type="float" office:value="0.000254567" calcext:value-type="float">
            <text:p>0.00025456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504" calcext:value-type="float">
            <text:p>1.504</text:p>
          </table:table-cell>
          <table:table-cell office:value-type="float" office:value="0.0000000259808" calcext:value-type="float">
            <text:p>0.000000026</text:p>
          </table:table-cell>
          <table:table-cell office:value-type="float" office:value="-0.0000000277757" calcext:value-type="float">
            <text:p>-2.77757E-008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52" calcext:value-type="float">
            <text:p>1.52</text:p>
          </table:table-cell>
          <table:table-cell office:value-type="float" office:value="0.0000000259808" calcext:value-type="float">
            <text:p>0.000000026</text:p>
          </table:table-cell>
          <table:table-cell office:value-type="float" office:value="-0.0000000174612" calcext:value-type="float">
            <text:p>-1.74612E-008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536" calcext:value-type="float">
            <text:p>1.536</text:p>
          </table:table-cell>
          <table:table-cell office:value-type="float" office:value="0.0000000259808" calcext:value-type="float">
            <text:p>0.000000026</text:p>
          </table:table-cell>
          <table:table-cell office:value-type="float" office:value="-0.0000000109769" calcext:value-type="float">
            <text:p>-0.000000011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552" calcext:value-type="float">
            <text:p>1.552</text:p>
          </table:table-cell>
          <table:table-cell office:value-type="float" office:value="0.0000000259808" calcext:value-type="float">
            <text:p>0.000000026</text:p>
          </table:table-cell>
          <table:table-cell office:value-type="float" office:value="-0.00000000690065" calcext:value-type="float">
            <text:p>-6.90065E-009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568" calcext:value-type="float">
            <text:p>1.568</text:p>
          </table:table-cell>
          <table:table-cell office:value-type="float" office:value="0.0000000259808" calcext:value-type="float">
            <text:p>0.000000026</text:p>
          </table:table-cell>
          <table:table-cell office:value-type="float" office:value="-0.00000000433808" calcext:value-type="float">
            <text:p>-4.33808E-009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584" calcext:value-type="float">
            <text:p>1.584</text:p>
          </table:table-cell>
          <table:table-cell office:value-type="float" office:value="0.0000000259808" calcext:value-type="float">
            <text:p>0.000000026</text:p>
          </table:table-cell>
          <table:table-cell office:value-type="float" office:value="-0.00000000272713" calcext:value-type="float">
            <text:p>-2.72713E-009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6" calcext:value-type="float">
            <text:p>1.6</text:p>
          </table:table-cell>
          <table:table-cell office:value-type="float" office:value="0.0000000259808" calcext:value-type="float">
            <text:p>0.000000026</text:p>
          </table:table-cell>
          <table:table-cell office:value-type="float" office:value="-0.00000000171441" calcext:value-type="float">
            <text:p>-1.71441E-009</text:p>
          </table:table-cell>
          <table:table-cell office:value-type="float" office:value="4.93283E-018" calcext:value-type="float">
            <text:p>4.93283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6213" calcext:value-type="float">
            <text:p>1.6213E-011</text:p>
          </table:table-cell>
          <table:table-cell office:value-type="float" office:value="1432.29" calcext:value-type="float">
            <text:p>1432.29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00000000234997" calcext:value-type="float">
            <text:p>2.34997E-011</text:p>
          </table:table-cell>
          <table:table-cell office:value-type="float" office:value="987.858" calcext:value-type="float">
            <text:p>987.858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00000000340588" calcext:value-type="float">
            <text:p>3.40588E-011</text:p>
          </table:table-cell>
          <table:table-cell office:value-type="float" office:value="681.287" calcext:value-type="float">
            <text:p>681.287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00000000493569" calcext:value-type="float">
            <text:p>4.93569E-011</text:p>
          </table:table-cell>
          <table:table-cell office:value-type="float" office:value="469.813" calcext:value-type="float">
            <text:p>469.813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0000000071515" calcext:value-type="float">
            <text:p>7.1515E-011</text:p>
          </table:table-cell>
          <table:table-cell office:value-type="float" office:value="323.937" calcext:value-type="float">
            <text:p>323.937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00000103597" calcext:value-type="float">
            <text:p>1.03597E-010</text:p>
          </table:table-cell>
          <table:table-cell office:value-type="float" office:value="223.312" calcext:value-type="float">
            <text:p>223.312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96" calcext:value-type="float">
            <text:p>0.096</text:p>
          </table:table-cell>
          <table:table-cell office:value-type="float" office:value="0.000000000150019" calcext:value-type="float">
            <text:p>1.50019E-010</text:p>
          </table:table-cell>
          <table:table-cell office:value-type="float" office:value="153.899" calcext:value-type="float">
            <text:p>153.899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12" calcext:value-type="float">
            <text:p>0.112</text:p>
          </table:table-cell>
          <table:table-cell office:value-type="float" office:value="0.000000000217139" calcext:value-type="float">
            <text:p>2.17139E-010</text:p>
          </table:table-cell>
          <table:table-cell office:value-type="float" office:value="106.018" calcext:value-type="float">
            <text:p>106.018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28" calcext:value-type="float">
            <text:p>0.128</text:p>
          </table:table-cell>
          <table:table-cell office:value-type="float" office:value="0.000000000314069" calcext:value-type="float">
            <text:p>3.14069E-010</text:p>
          </table:table-cell>
          <table:table-cell office:value-type="float" office:value="72.9898" calcext:value-type="float">
            <text:p>72.9898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44" calcext:value-type="float">
            <text:p>0.144</text:p>
          </table:table-cell>
          <table:table-cell office:value-type="float" office:value="0.000000000453807" calcext:value-type="float">
            <text:p>4.53807E-010</text:p>
          </table:table-cell>
          <table:table-cell office:value-type="float" office:value="50.2065" calcext:value-type="float">
            <text:p>50.2065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6" calcext:value-type="float">
            <text:p>0.16</text:p>
          </table:table-cell>
          <table:table-cell office:value-type="float" office:value="0.000000000654763" calcext:value-type="float">
            <text:p>6.54763E-010</text:p>
          </table:table-cell>
          <table:table-cell office:value-type="float" office:value="34.4905" calcext:value-type="float">
            <text:p>34.4905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76" calcext:value-type="float">
            <text:p>0.176</text:p>
          </table:table-cell>
          <table:table-cell office:value-type="float" office:value="0.000000000942731" calcext:value-type="float">
            <text:p>9.42731E-010</text:p>
          </table:table-cell>
          <table:table-cell office:value-type="float" office:value="23.6496" calcext:value-type="float">
            <text:p>23.6496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92" calcext:value-type="float">
            <text:p>0.192</text:p>
          </table:table-cell>
          <table:table-cell office:value-type="float" office:value="0.00000000135329" calcext:value-type="float">
            <text:p>1.35329E-009</text:p>
          </table:table-cell>
          <table:table-cell office:value-type="float" office:value="16.1714" calcext:value-type="float">
            <text:p>16.1714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0000000193441" calcext:value-type="float">
            <text:p>1.93441E-009</text:p>
          </table:table-cell>
          <table:table-cell office:value-type="float" office:value="11.0129" calcext:value-type="float">
            <text:p>11.0129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24" calcext:value-type="float">
            <text:p>0.224</text:p>
          </table:table-cell>
          <table:table-cell office:value-type="float" office:value="0.00000000274856" calcext:value-type="float">
            <text:p>2.74856E-009</text:p>
          </table:table-cell>
          <table:table-cell office:value-type="float" office:value="7.45456" calcext:value-type="float">
            <text:p>7.45456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4" calcext:value-type="float">
            <text:p>0.24</text:p>
          </table:table-cell>
          <table:table-cell office:value-type="float" office:value="0.00000000387298" calcext:value-type="float">
            <text:p>3.87298E-009</text:p>
          </table:table-cell>
          <table:table-cell office:value-type="float" office:value="5" calcext:value-type="float">
            <text:p>5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56" calcext:value-type="float">
            <text:p>0.256</text:p>
          </table:table-cell>
          <table:table-cell office:value-type="float" office:value="0.00000000539559" calcext:value-type="float">
            <text:p>5.39559E-009</text:p>
          </table:table-cell>
          <table:table-cell office:value-type="float" office:value="3.30683" calcext:value-type="float">
            <text:p>3.30683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72" calcext:value-type="float">
            <text:p>0.272</text:p>
          </table:table-cell>
          <table:table-cell office:value-type="float" office:value="0.00000000740327" calcext:value-type="float">
            <text:p>7.40327E-009</text:p>
          </table:table-cell>
          <table:table-cell office:value-type="float" office:value="2.13887" calcext:value-type="float">
            <text:p>2.13887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88" calcext:value-type="float">
            <text:p>0.288</text:p>
          </table:table-cell>
          <table:table-cell office:value-type="float" office:value="0.00000000995965" calcext:value-type="float">
            <text:p>0.00000001</text:p>
          </table:table-cell>
          <table:table-cell office:value-type="float" office:value="1.3332" calcext:value-type="float">
            <text:p>1.3332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04" calcext:value-type="float">
            <text:p>0.304</text:p>
          </table:table-cell>
          <table:table-cell office:value-type="float" office:value="0.0000000130737" calcext:value-type="float">
            <text:p>1.30737E-008</text:p>
          </table:table-cell>
          <table:table-cell office:value-type="float" office:value="0.777453" calcext:value-type="float">
            <text:p>0.777453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2" calcext:value-type="float">
            <text:p>0.32</text:p>
          </table:table-cell>
          <table:table-cell office:value-type="float" office:value="0.0000000166688" calcext:value-type="float">
            <text:p>1.66688E-008</text:p>
          </table:table-cell>
          <table:table-cell office:value-type="float" office:value="0.394093" calcext:value-type="float">
            <text:p>0.394093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36" calcext:value-type="float">
            <text:p>0.336</text:p>
          </table:table-cell>
          <table:table-cell office:value-type="float" office:value="0.0000000205709" calcext:value-type="float">
            <text:p>2.05709E-008</text:p>
          </table:table-cell>
          <table:table-cell office:value-type="float" office:value="0.129648" calcext:value-type="float">
            <text:p>0.129648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52" calcext:value-type="float">
            <text:p>0.352</text:p>
          </table:table-cell>
          <table:table-cell office:value-type="float" office:value="0.0000000245324" calcext:value-type="float">
            <text:p>2.45324E-008</text:p>
          </table:table-cell>
          <table:table-cell office:value-type="float" office:value="-0.0527673" calcext:value-type="float">
            <text:p>-0.0527673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68" calcext:value-type="float">
            <text:p>0.368</text:p>
          </table:table-cell>
          <table:table-cell office:value-type="float" office:value="0.0000000282906" calcext:value-type="float">
            <text:p>2.82906E-008</text:p>
          </table:table-cell>
          <table:table-cell office:value-type="float" office:value="-0.178599" calcext:value-type="float">
            <text:p>-0.178599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84" calcext:value-type="float">
            <text:p>0.384</text:p>
          </table:table-cell>
          <table:table-cell office:value-type="float" office:value="0.0000000316334" calcext:value-type="float">
            <text:p>3.16334E-008</text:p>
          </table:table-cell>
          <table:table-cell office:value-type="float" office:value="-0.2654" calcext:value-type="float">
            <text:p>-0.2654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4" calcext:value-type="float">
            <text:p>0.4</text:p>
          </table:table-cell>
          <table:table-cell office:value-type="float" office:value="0.0000000344406" calcext:value-type="float">
            <text:p>3.44406E-008</text:p>
          </table:table-cell>
          <table:table-cell office:value-type="float" office:value="-0.325277" calcext:value-type="float">
            <text:p>-0.325277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416" calcext:value-type="float">
            <text:p>0.416</text:p>
          </table:table-cell>
          <table:table-cell office:value-type="float" office:value="0.0000000366866" calcext:value-type="float">
            <text:p>3.66866E-008</text:p>
          </table:table-cell>
          <table:table-cell office:value-type="float" office:value="-0.366583" calcext:value-type="float">
            <text:p>-0.366583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432" calcext:value-type="float">
            <text:p>0.432</text:p>
          </table:table-cell>
          <table:table-cell office:value-type="float" office:value="0.0000000384148" calcext:value-type="float">
            <text:p>3.84148E-008</text:p>
          </table:table-cell>
          <table:table-cell office:value-type="float" office:value="-0.395079" calcext:value-type="float">
            <text:p>-0.395079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448" calcext:value-type="float">
            <text:p>0.448</text:p>
          </table:table-cell>
          <table:table-cell office:value-type="float" office:value="0.0000000397053" calcext:value-type="float">
            <text:p>3.97053E-008</text:p>
          </table:table-cell>
          <table:table-cell office:value-type="float" office:value="-0.41474" calcext:value-type="float">
            <text:p>-0.41474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464" calcext:value-type="float">
            <text:p>0.464</text:p>
          </table:table-cell>
          <table:table-cell office:value-type="float" office:value="0.0000000406477" calcext:value-type="float">
            <text:p>4.06477E-008</text:p>
          </table:table-cell>
          <table:table-cell office:value-type="float" office:value="-0.42831" calcext:value-type="float">
            <text:p>-0.42831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48" calcext:value-type="float">
            <text:p>0.48</text:p>
          </table:table-cell>
          <table:table-cell office:value-type="float" office:value="0.000000041325" calcext:value-type="float">
            <text:p>4.1325E-008</text:p>
          </table:table-cell>
          <table:table-cell office:value-type="float" office:value="-0.43768" calcext:value-type="float">
            <text:p>-0.43768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496" calcext:value-type="float">
            <text:p>0.496</text:p>
          </table:table-cell>
          <table:table-cell office:value-type="float" office:value="0.0000000418066" calcext:value-type="float">
            <text:p>4.18066E-008</text:p>
          </table:table-cell>
          <table:table-cell office:value-type="float" office:value="-0.444158" calcext:value-type="float">
            <text:p>-0.444158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512" calcext:value-type="float">
            <text:p>0.512</text:p>
          </table:table-cell>
          <table:table-cell office:value-type="float" office:value="0.000000042147" calcext:value-type="float">
            <text:p>4.2147E-008</text:p>
          </table:table-cell>
          <table:table-cell office:value-type="float" office:value="-0.448647" calcext:value-type="float">
            <text:p>-0.448647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528" calcext:value-type="float">
            <text:p>0.528</text:p>
          </table:table-cell>
          <table:table-cell office:value-type="float" office:value="0.0000000423874" calcext:value-type="float">
            <text:p>4.23874E-008</text:p>
          </table:table-cell>
          <table:table-cell office:value-type="float" office:value="-0.451773" calcext:value-type="float">
            <text:p>-0.451773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544" calcext:value-type="float">
            <text:p>0.544</text:p>
          </table:table-cell>
          <table:table-cell office:value-type="float" office:value="0.0000000425582" calcext:value-type="float">
            <text:p>4.25582E-008</text:p>
          </table:table-cell>
          <table:table-cell office:value-type="float" office:value="-0.453974" calcext:value-type="float">
            <text:p>-0.453974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56" calcext:value-type="float">
            <text:p>0.56</text:p>
          </table:table-cell>
          <table:table-cell office:value-type="float" office:value="0.0000000426818" calcext:value-type="float">
            <text:p>4.26818E-008</text:p>
          </table:table-cell>
          <table:table-cell office:value-type="float" office:value="-0.455555" calcext:value-type="float">
            <text:p>-0.455555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576" calcext:value-type="float">
            <text:p>0.576</text:p>
          </table:table-cell>
          <table:table-cell office:value-type="float" office:value="0.0000000427746" calcext:value-type="float">
            <text:p>4.27746E-008</text:p>
          </table:table-cell>
          <table:table-cell office:value-type="float" office:value="-0.456737" calcext:value-type="float">
            <text:p>-0.456737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592" calcext:value-type="float">
            <text:p>0.592</text:p>
          </table:table-cell>
          <table:table-cell office:value-type="float" office:value="0.0000000428494" calcext:value-type="float">
            <text:p>4.28494E-008</text:p>
          </table:table-cell>
          <table:table-cell office:value-type="float" office:value="-0.457685" calcext:value-type="float">
            <text:p>-0.457685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08" calcext:value-type="float">
            <text:p>0.608</text:p>
          </table:table-cell>
          <table:table-cell office:value-type="float" office:value="0.0000000429165" calcext:value-type="float">
            <text:p>4.29165E-008</text:p>
          </table:table-cell>
          <table:table-cell office:value-type="float" office:value="-0.458532" calcext:value-type="float">
            <text:p>-0.458532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24" calcext:value-type="float">
            <text:p>0.624</text:p>
          </table:table-cell>
          <table:table-cell office:value-type="float" office:value="0.0000000429851" calcext:value-type="float">
            <text:p>0.000000043</text:p>
          </table:table-cell>
          <table:table-cell office:value-type="float" office:value="-0.459397" calcext:value-type="float">
            <text:p>-0.459397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4" calcext:value-type="float">
            <text:p>0.64</text:p>
          </table:table-cell>
          <table:table-cell office:value-type="float" office:value="0.0000000430652" calcext:value-type="float">
            <text:p>4.30652E-008</text:p>
          </table:table-cell>
          <table:table-cell office:value-type="float" office:value="-0.460402" calcext:value-type="float">
            <text:p>-0.460402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56" calcext:value-type="float">
            <text:p>0.656</text:p>
          </table:table-cell>
          <table:table-cell office:value-type="float" office:value="0.0000000431682" calcext:value-type="float">
            <text:p>4.31682E-008</text:p>
          </table:table-cell>
          <table:table-cell office:value-type="float" office:value="-0.46169" calcext:value-type="float">
            <text:p>-0.46169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72" calcext:value-type="float">
            <text:p>0.672</text:p>
          </table:table-cell>
          <table:table-cell office:value-type="float" office:value="0.0000000433096" calcext:value-type="float">
            <text:p>4.33096E-008</text:p>
          </table:table-cell>
          <table:table-cell office:value-type="float" office:value="-0.463448" calcext:value-type="float">
            <text:p>-0.463448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88" calcext:value-type="float">
            <text:p>0.688</text:p>
          </table:table-cell>
          <table:table-cell office:value-type="float" office:value="0.0000000435113" calcext:value-type="float">
            <text:p>4.35113E-008</text:p>
          </table:table-cell>
          <table:table-cell office:value-type="float" office:value="-0.465934" calcext:value-type="float">
            <text:p>-0.465934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704" calcext:value-type="float">
            <text:p>0.704</text:p>
          </table:table-cell>
          <table:table-cell office:value-type="float" office:value="0.000000043806" calcext:value-type="float">
            <text:p>4.3806E-008</text:p>
          </table:table-cell>
          <table:table-cell office:value-type="float" office:value="-0.469527" calcext:value-type="float">
            <text:p>-0.469527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72" calcext:value-type="float">
            <text:p>0.72</text:p>
          </table:table-cell>
          <table:table-cell office:value-type="float" office:value="0.0000000442451" calcext:value-type="float">
            <text:p>4.42451E-008</text:p>
          </table:table-cell>
          <table:table-cell office:value-type="float" office:value="-0.474792" calcext:value-type="float">
            <text:p>-0.474792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736" calcext:value-type="float">
            <text:p>0.736</text:p>
          </table:table-cell>
          <table:table-cell office:value-type="float" office:value="0.0000000449135" calcext:value-type="float">
            <text:p>4.49135E-008</text:p>
          </table:table-cell>
          <table:table-cell office:value-type="float" office:value="-0.482608" calcext:value-type="float">
            <text:p>-0.482608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752" calcext:value-type="float">
            <text:p>0.752</text:p>
          </table:table-cell>
          <table:table-cell office:value-type="float" office:value="0.0000000459597" calcext:value-type="float">
            <text:p>0.000000046</text:p>
          </table:table-cell>
          <table:table-cell office:value-type="float" office:value="-0.494386" calcext:value-type="float">
            <text:p>-0.494386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768" calcext:value-type="float">
            <text:p>0.768</text:p>
          </table:table-cell>
          <table:table-cell office:value-type="float" office:value="0.0000000476677" calcext:value-type="float">
            <text:p>4.76677E-008</text:p>
          </table:table-cell>
          <table:table-cell office:value-type="float" office:value="-0.512502" calcext:value-type="float">
            <text:p>-0.512502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784" calcext:value-type="float">
            <text:p>0.784</text:p>
          </table:table-cell>
          <table:table-cell office:value-type="float" office:value="0.0000000506539" calcext:value-type="float">
            <text:p>5.06539E-008</text:p>
          </table:table-cell>
          <table:table-cell office:value-type="float" office:value="-0.541241" calcext:value-type="float">
            <text:p>-0.541241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0.000000056557" calcext:value-type="float">
            <text:p>5.6557E-008</text:p>
          </table:table-cell>
          <table:table-cell office:value-type="float" office:value="-0.589124" calcext:value-type="float">
            <text:p>-0.589124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816" calcext:value-type="float">
            <text:p>0.816</text:p>
          </table:table-cell>
          <table:table-cell office:value-type="float" office:value="0.0000000716749" calcext:value-type="float">
            <text:p>7.16749E-008</text:p>
          </table:table-cell>
          <table:table-cell office:value-type="float" office:value="-0.675787" calcext:value-type="float">
            <text:p>-0.675787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832" calcext:value-type="float">
            <text:p>0.832</text:p>
          </table:table-cell>
          <table:table-cell office:value-type="float" office:value="0.000000164757" calcext:value-type="float">
            <text:p>1.64757E-007</text:p>
          </table:table-cell>
          <table:table-cell office:value-type="float" office:value="-0.858957" calcext:value-type="float">
            <text:p>-0.858957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848" calcext:value-type="float">
            <text:p>0.848</text:p>
          </table:table-cell>
          <table:table-cell office:value-type="float" office:value="-0.0000000560078" calcext:value-type="float">
            <text:p>-0.000000056</text:p>
          </table:table-cell>
          <table:table-cell office:value-type="float" office:value="-1.4149" calcext:value-type="float">
            <text:p>-1.4149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864" calcext:value-type="float">
            <text:p>0.864</text:p>
          </table:table-cell>
          <table:table-cell office:value-type="float" office:value="0.0000000000488824" calcext:value-type="float">
            <text:p>4.88824E-011</text:p>
          </table:table-cell>
          <table:table-cell office:value-type="float" office:value="482.599" calcext:value-type="float">
            <text:p>482.599</text:p>
          </table:table-cell>
          <table:table-cell office:value-type="float" office:value="0.000000000167645" calcext:value-type="float">
            <text:p>1.67645E-0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88" calcext:value-type="float">
            <text:p>0.88</text:p>
          </table:table-cell>
          <table:table-cell office:value-type="float" office:value="0.0000000111204" calcext:value-type="float">
            <text:p>1.11204E-008</text:p>
          </table:table-cell>
          <table:table-cell office:value-type="float" office:value="1.08966" calcext:value-type="float">
            <text:p>1.08966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00000162202" calcext:value-type="float">
            <text:p>1.62202E-008</text:p>
          </table:table-cell>
          <table:table-cell office:value-type="float" office:value="0.432647" calcext:value-type="float">
            <text:p>0.432647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00000188794" calcext:value-type="float">
            <text:p>1.88794E-008</text:p>
          </table:table-cell>
          <table:table-cell office:value-type="float" office:value="0.230857" calcext:value-type="float">
            <text:p>0.230857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928" calcext:value-type="float">
            <text:p>0.928</text:p>
          </table:table-cell>
          <table:table-cell office:value-type="float" office:value="0.0000000204248" calcext:value-type="float">
            <text:p>2.04248E-008</text:p>
          </table:table-cell>
          <table:table-cell office:value-type="float" office:value="0.137731" calcext:value-type="float">
            <text:p>0.137731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944" calcext:value-type="float">
            <text:p>0.944</text:p>
          </table:table-cell>
          <table:table-cell office:value-type="float" office:value="0.0000000213798" calcext:value-type="float">
            <text:p>2.13798E-008</text:p>
          </table:table-cell>
          <table:table-cell office:value-type="float" office:value="0.0869081" calcext:value-type="float">
            <text:p>0.0869081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96" calcext:value-type="float">
            <text:p>0.96</text:p>
          </table:table-cell>
          <table:table-cell office:value-type="float" office:value="0.0000000219927" calcext:value-type="float">
            <text:p>0.000000022</text:p>
          </table:table-cell>
          <table:table-cell office:value-type="float" office:value="0.05662" calcext:value-type="float">
            <text:p>0.05662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00000223955" calcext:value-type="float">
            <text:p>2.23955E-008</text:p>
          </table:table-cell>
          <table:table-cell office:value-type="float" office:value="0.0376156" calcext:value-type="float">
            <text:p>0.0376156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992" calcext:value-type="float">
            <text:p>0.992</text:p>
          </table:table-cell>
          <table:table-cell office:value-type="float" office:value="0.0000000226644" calcext:value-type="float">
            <text:p>2.26644E-008</text:p>
          </table:table-cell>
          <table:table-cell office:value-type="float" office:value="0.0253034" calcext:value-type="float">
            <text:p>0.0253034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008" calcext:value-type="float">
            <text:p>1.008</text:p>
          </table:table-cell>
          <table:table-cell office:value-type="float" office:value="0.0000000228458" calcext:value-type="float">
            <text:p>2.28458E-008</text:p>
          </table:table-cell>
          <table:table-cell office:value-type="float" office:value="0.0171606" calcext:value-type="float">
            <text:p>0.0171606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024" calcext:value-type="float">
            <text:p>1.024</text:p>
          </table:table-cell>
          <table:table-cell office:value-type="float" office:value="0.0000000229691" calcext:value-type="float">
            <text:p>0.000000023</text:p>
          </table:table-cell>
          <table:table-cell office:value-type="float" office:value="0.0117016" calcext:value-type="float">
            <text:p>0.0117016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04" calcext:value-type="float">
            <text:p>1.04</text:p>
          </table:table-cell>
          <table:table-cell office:value-type="float" office:value="0.0000000230533" calcext:value-type="float">
            <text:p>2.30533E-008</text:p>
          </table:table-cell>
          <table:table-cell office:value-type="float" office:value="0.00800841" calcext:value-type="float">
            <text:p>0.00800841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056" calcext:value-type="float">
            <text:p>1.056</text:p>
          </table:table-cell>
          <table:table-cell office:value-type="float" office:value="0.0000000231109" calcext:value-type="float">
            <text:p>2.31109E-008</text:p>
          </table:table-cell>
          <table:table-cell office:value-type="float" office:value="0.00549447" calcext:value-type="float">
            <text:p>0.00549447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072" calcext:value-type="float">
            <text:p>1.072</text:p>
          </table:table-cell>
          <table:table-cell office:value-type="float" office:value="0.0000000231505" calcext:value-type="float">
            <text:p>2.31505E-008</text:p>
          </table:table-cell>
          <table:table-cell office:value-type="float" office:value="0.00377607" calcext:value-type="float">
            <text:p>0.00377607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088" calcext:value-type="float">
            <text:p>1.088</text:p>
          </table:table-cell>
          <table:table-cell office:value-type="float" office:value="0.0000000231777" calcext:value-type="float">
            <text:p>2.31777E-008</text:p>
          </table:table-cell>
          <table:table-cell office:value-type="float" office:value="0.00259812" calcext:value-type="float">
            <text:p>0.00259812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104" calcext:value-type="float">
            <text:p>1.104</text:p>
          </table:table-cell>
          <table:table-cell office:value-type="float" office:value="-0.000000000000599694" calcext:value-type="float">
            <text:p>-5.99694E-013</text:p>
          </table:table-cell>
          <table:table-cell office:value-type="float" office:value="-158.646" calcext:value-type="float">
            <text:p>-158.646</text:p>
          </table:table-cell>
          <table:table-cell office:value-type="float" office:value="0.0000290644" calcext:value-type="float">
            <text:p>2.90644E-0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12" calcext:value-type="float">
            <text:p>1.12</text:p>
          </table:table-cell>
          <table:table-cell office:value-type="float" office:value="0.0000000232093" calcext:value-type="float">
            <text:p>2.32093E-008</text:p>
          </table:table-cell>
          <table:table-cell office:value-type="float" office:value="0.0012326" calcext:value-type="float">
            <text:p>0.0012326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136" calcext:value-type="float">
            <text:p>1.136</text:p>
          </table:table-cell>
          <table:table-cell office:value-type="float" office:value="0.0000000232182" calcext:value-type="float">
            <text:p>2.32182E-008</text:p>
          </table:table-cell>
          <table:table-cell office:value-type="float" office:value="0.000849548" calcext:value-type="float">
            <text:p>0.000849548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152" calcext:value-type="float">
            <text:p>1.152</text:p>
          </table:table-cell>
          <table:table-cell office:value-type="float" office:value="0.0000000232243" calcext:value-type="float">
            <text:p>2.32243E-008</text:p>
          </table:table-cell>
          <table:table-cell office:value-type="float" office:value="0.000585686" calcext:value-type="float">
            <text:p>0.000585686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168" calcext:value-type="float">
            <text:p>1.168</text:p>
          </table:table-cell>
          <table:table-cell office:value-type="float" office:value="0.0000000232285" calcext:value-type="float">
            <text:p>2.32285E-008</text:p>
          </table:table-cell>
          <table:table-cell office:value-type="float" office:value="0.000403849" calcext:value-type="float">
            <text:p>0.000403849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184" calcext:value-type="float">
            <text:p>1.184</text:p>
          </table:table-cell>
          <table:table-cell office:value-type="float" office:value="0.0000000232314" calcext:value-type="float">
            <text:p>2.32314E-008</text:p>
          </table:table-cell>
          <table:table-cell office:value-type="float" office:value="0.000278501" calcext:value-type="float">
            <text:p>0.000278501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2" calcext:value-type="float">
            <text:p>1.2</text:p>
          </table:table-cell>
          <table:table-cell office:value-type="float" office:value="0.0000000232334" calcext:value-type="float">
            <text:p>2.32334E-008</text:p>
          </table:table-cell>
          <table:table-cell office:value-type="float" office:value="0.000192075" calcext:value-type="float">
            <text:p>0.000192075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216" calcext:value-type="float">
            <text:p>1.216</text:p>
          </table:table-cell>
          <table:table-cell office:value-type="float" office:value="0.0000000232348" calcext:value-type="float">
            <text:p>2.32348E-008</text:p>
          </table:table-cell>
          <table:table-cell office:value-type="float" office:value="0.000132477" calcext:value-type="float">
            <text:p>0.000132477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232" calcext:value-type="float">
            <text:p>1.232</text:p>
          </table:table-cell>
          <table:table-cell office:value-type="float" office:value="0.0000000232358" calcext:value-type="float">
            <text:p>2.32358E-008</text:p>
          </table:table-cell>
          <table:table-cell office:value-type="float" office:value="0.0000913754" calcext:value-type="float">
            <text:p>9.13754E-005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248" calcext:value-type="float">
            <text:p>1.248</text:p>
          </table:table-cell>
          <table:table-cell office:value-type="float" office:value="0.0000000232364" calcext:value-type="float">
            <text:p>2.32364E-008</text:p>
          </table:table-cell>
          <table:table-cell office:value-type="float" office:value="0.0000630273" calcext:value-type="float">
            <text:p>6.30273E-005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264" calcext:value-type="float">
            <text:p>1.264</text:p>
          </table:table-cell>
          <table:table-cell office:value-type="float" office:value="0.0000000232369" calcext:value-type="float">
            <text:p>2.32369E-008</text:p>
          </table:table-cell>
          <table:table-cell office:value-type="float" office:value="0.0000434747" calcext:value-type="float">
            <text:p>4.34747E-005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28" calcext:value-type="float">
            <text:p>1.28</text:p>
          </table:table-cell>
          <table:table-cell office:value-type="float" office:value="0.0000000232372" calcext:value-type="float">
            <text:p>2.32372E-008</text:p>
          </table:table-cell>
          <table:table-cell office:value-type="float" office:value="0.0000299882" calcext:value-type="float">
            <text:p>2.99882E-005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296" calcext:value-type="float">
            <text:p>1.296</text:p>
          </table:table-cell>
          <table:table-cell office:value-type="float" office:value="0.0000000232374" calcext:value-type="float">
            <text:p>2.32374E-008</text:p>
          </table:table-cell>
          <table:table-cell office:value-type="float" office:value="0.0000206856" calcext:value-type="float">
            <text:p>2.06856E-005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312" calcext:value-type="float">
            <text:p>1.312</text:p>
          </table:table-cell>
          <table:table-cell office:value-type="float" office:value="0.0000000232376" calcext:value-type="float">
            <text:p>2.32376E-008</text:p>
          </table:table-cell>
          <table:table-cell office:value-type="float" office:value="0.0000142688" calcext:value-type="float">
            <text:p>1.42688E-005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328" calcext:value-type="float">
            <text:p>1.328</text:p>
          </table:table-cell>
          <table:table-cell office:value-type="float" office:value="0.0000000232377" calcext:value-type="float">
            <text:p>2.32377E-008</text:p>
          </table:table-cell>
          <table:table-cell office:value-type="float" office:value="0.00000984262" calcext:value-type="float">
            <text:p>9.84262E-006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344" calcext:value-type="float">
            <text:p>1.344</text:p>
          </table:table-cell>
          <table:table-cell office:value-type="float" office:value="0.0000000232377" calcext:value-type="float">
            <text:p>2.32377E-008</text:p>
          </table:table-cell>
          <table:table-cell office:value-type="float" office:value="0.00000678945" calcext:value-type="float">
            <text:p>6.78945E-006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36" calcext:value-type="float">
            <text:p>1.36</text:p>
          </table:table-cell>
          <table:table-cell office:value-type="float" office:value="0.0000000232378" calcext:value-type="float">
            <text:p>2.32378E-008</text:p>
          </table:table-cell>
          <table:table-cell office:value-type="float" office:value="0.00000468337" calcext:value-type="float">
            <text:p>4.68337E-006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376" calcext:value-type="float">
            <text:p>1.376</text:p>
          </table:table-cell>
          <table:table-cell office:value-type="float" office:value="0.0000000232378" calcext:value-type="float">
            <text:p>2.32378E-008</text:p>
          </table:table-cell>
          <table:table-cell office:value-type="float" office:value="0.00000323061" calcext:value-type="float">
            <text:p>3.23061E-006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392" calcext:value-type="float">
            <text:p>1.392</text:p>
          </table:table-cell>
          <table:table-cell office:value-type="float" office:value="0.00000000000223722" calcext:value-type="float">
            <text:p>2.23722E-012</text:p>
          </table:table-cell>
          <table:table-cell office:value-type="float" office:value="0.0531467" calcext:value-type="float">
            <text:p>0.0531467</text:p>
          </table:table-cell>
          <table:table-cell office:value-type="float" office:value="0.0000576457" calcext:value-type="float">
            <text:p>5.76457E-0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408" calcext:value-type="float">
            <text:p>1.408</text:p>
          </table:table-cell>
          <table:table-cell office:value-type="float" office:value="0.0000000000106196" calcext:value-type="float">
            <text:p>1.06196E-011</text:p>
          </table:table-cell>
          <table:table-cell office:value-type="float" office:value="0.00769669" calcext:value-type="float">
            <text:p>0.00769669</text:p>
          </table:table-cell>
          <table:table-cell office:value-type="float" office:value="0.0000525072" calcext:value-type="float">
            <text:p>5.25072E-0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424" calcext:value-type="float">
            <text:p>1.424</text:p>
          </table:table-cell>
          <table:table-cell office:value-type="float" office:value="0.000000000000418178" calcext:value-type="float">
            <text:p>4.18178E-013</text:p>
          </table:table-cell>
          <table:table-cell office:value-type="float" office:value="0.135292" calcext:value-type="float">
            <text:p>0.135292</text:p>
          </table:table-cell>
          <table:table-cell office:value-type="float" office:value="0.000059028" calcext:value-type="float">
            <text:p>0.00005902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44" calcext:value-type="float">
            <text:p>1.44</text:p>
          </table:table-cell>
          <table:table-cell office:value-type="float" office:value="0.000000000000982208" calcext:value-type="float">
            <text:p>9.82208E-013</text:p>
          </table:table-cell>
          <table:table-cell office:value-type="float" office:value="0.0397319" calcext:value-type="float">
            <text:p>0.0397319</text:p>
          </table:table-cell>
          <table:table-cell office:value-type="float" office:value="0.0000586209" calcext:value-type="float">
            <text:p>5.86209E-0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456" calcext:value-type="float">
            <text:p>1.456</text:p>
          </table:table-cell>
          <table:table-cell office:value-type="float" office:value="0.0000000000000271971" calcext:value-type="float">
            <text:p>2.71971E-014</text:p>
          </table:table-cell>
          <table:table-cell office:value-type="float" office:value="0.990135" calcext:value-type="float">
            <text:p>0.990135</text:p>
          </table:table-cell>
          <table:table-cell office:value-type="float" office:value="0.0000593301" calcext:value-type="float">
            <text:p>5.93301E-0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472" calcext:value-type="float">
            <text:p>1.472</text:p>
          </table:table-cell>
          <table:table-cell office:value-type="float" office:value="0.0000000000000186935" calcext:value-type="float">
            <text:p>1.86935E-014</text:p>
          </table:table-cell>
          <table:table-cell office:value-type="float" office:value="0.993715" calcext:value-type="float">
            <text:p>0.993715</text:p>
          </table:table-cell>
          <table:table-cell office:value-type="float" office:value="0.0000593418" calcext:value-type="float">
            <text:p>5.93418E-0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488" calcext:value-type="float">
            <text:p>1.488</text:p>
          </table:table-cell>
          <table:table-cell office:value-type="float" office:value="0.000000000000016873" calcext:value-type="float">
            <text:p>1.6873E-014</text:p>
          </table:table-cell>
          <table:table-cell office:value-type="float" office:value="0.75943" calcext:value-type="float">
            <text:p>0.75943</text:p>
          </table:table-cell>
          <table:table-cell office:value-type="float" office:value="0.0000593472" calcext:value-type="float">
            <text:p>5.93472E-0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504" calcext:value-type="float">
            <text:p>1.504</text:p>
          </table:table-cell>
          <table:table-cell office:value-type="float" office:value="9.48025E-015" calcext:value-type="float">
            <text:p>9.48025E-015</text:p>
          </table:table-cell>
          <table:table-cell office:value-type="float" office:value="0.93237" calcext:value-type="float">
            <text:p>0.93237</text:p>
          </table:table-cell>
          <table:table-cell office:value-type="float" office:value="0.0000593558" calcext:value-type="float">
            <text:p>5.93558E-0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52" calcext:value-type="float">
            <text:p>1.52</text:p>
          </table:table-cell>
          <table:table-cell office:value-type="float" office:value="7.83159E-015" calcext:value-type="float">
            <text:p>7.83159E-015</text:p>
          </table:table-cell>
          <table:table-cell office:value-type="float" office:value="0.778547" calcext:value-type="float">
            <text:p>0.778547</text:p>
          </table:table-cell>
          <table:table-cell office:value-type="float" office:value="0.0000593592" calcext:value-type="float">
            <text:p>5.93592E-0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536" calcext:value-type="float">
            <text:p>1.536</text:p>
          </table:table-cell>
          <table:table-cell office:value-type="float" office:value="-0.000000000000436189" calcext:value-type="float">
            <text:p>-4.36189E-013</text:p>
          </table:table-cell>
          <table:table-cell office:value-type="float" office:value="-0.00964097" calcext:value-type="float">
            <text:p>-0.00964097</text:p>
          </table:table-cell>
          <table:table-cell office:value-type="float" office:value="0.0000597125" calcext:value-type="float">
            <text:p>5.97125E-0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552" calcext:value-type="float">
            <text:p>1.552</text:p>
          </table:table-cell>
          <table:table-cell office:value-type="float" office:value="0.0000000232379" calcext:value-type="float">
            <text:p>2.32379E-008</text:p>
          </table:table-cell>
          <table:table-cell office:value-type="float" office:value="0.0000000543591" calcext:value-type="float">
            <text:p>5.43591E-008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568" calcext:value-type="float">
            <text:p>1.568</text:p>
          </table:table-cell>
          <table:table-cell office:value-type="float" office:value="0.0000000232379" calcext:value-type="float">
            <text:p>2.32379E-008</text:p>
          </table:table-cell>
          <table:table-cell office:value-type="float" office:value="0.0000000374972" calcext:value-type="float">
            <text:p>3.74972E-008</text:p>
          </table:table-cell>
          <table:table-cell office:value-type="float" office:value="2.19898E-018" calcext:value-type="float">
            <text:p>2.19898E-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584" calcext:value-type="float">
            <text:p>1.584</text:p>
          </table:table-cell>
          <table:table-cell office:value-type="float" office:value="-0.000000000000347973" calcext:value-type="float">
            <text:p>-3.47973E-013</text:p>
          </table:table-cell>
          <table:table-cell office:value-type="float" office:value="-0.00396683" calcext:value-type="float">
            <text:p>-0.00396683</text:p>
          </table:table-cell>
          <table:table-cell office:value-type="float" office:value="0.0000596442" calcext:value-type="float">
            <text:p>5.96442E-0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6" calcext:value-type="float">
            <text:p>1.6</text:p>
          </table:table-cell>
          <table:table-cell office:value-type="float" office:value="-0.000000000000310559" calcext:value-type="float">
            <text:p>-3.10559E-013</text:p>
          </table:table-cell>
          <table:table-cell office:value-type="float" office:value="-0.00306603" calcext:value-type="float">
            <text:p>-0.00306603</text:p>
          </table:table-cell>
          <table:table-cell office:value-type="float" office:value="0.000059615" calcext:value-type="float">
            <text:p>0.00005961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49365" calcext:value-type="float">
            <text:p>3.49365E-011</text:p>
          </table:table-cell>
          <table:table-cell office:value-type="float" office:value="606.193" calcext:value-type="float">
            <text:p>606.193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00000000476032" calcext:value-type="float">
            <text:p>4.76032E-011</text:p>
          </table:table-cell>
          <table:table-cell office:value-type="float" office:value="444.626" calcext:value-type="float">
            <text:p>444.626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00000000648602" calcext:value-type="float">
            <text:p>6.48602E-011</text:p>
          </table:table-cell>
          <table:table-cell office:value-type="float" office:value="326.06" calcext:value-type="float">
            <text:p>326.06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00000000883694" calcext:value-type="float">
            <text:p>8.83694E-011</text:p>
          </table:table-cell>
          <table:table-cell office:value-type="float" office:value="239.052" calcext:value-type="float">
            <text:p>239.052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0000000120392" calcext:value-type="float">
            <text:p>1.20392E-010</text:p>
          </table:table-cell>
          <table:table-cell office:value-type="float" office:value="175.201" calcext:value-type="float">
            <text:p>175.201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00000164007" calcext:value-type="float">
            <text:p>1.64007E-010</text:p>
          </table:table-cell>
          <table:table-cell office:value-type="float" office:value="128.344" calcext:value-type="float">
            <text:p>128.344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96" calcext:value-type="float">
            <text:p>0.096</text:p>
          </table:table-cell>
          <table:table-cell office:value-type="float" office:value="0.000000000223396" calcext:value-type="float">
            <text:p>2.23396E-010</text:p>
          </table:table-cell>
          <table:table-cell office:value-type="float" office:value="93.9578" calcext:value-type="float">
            <text:p>93.9578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112" calcext:value-type="float">
            <text:p>0.112</text:p>
          </table:table-cell>
          <table:table-cell office:value-type="float" office:value="0.000000000304246" calcext:value-type="float">
            <text:p>3.04246E-010</text:p>
          </table:table-cell>
          <table:table-cell office:value-type="float" office:value="68.7239" calcext:value-type="float">
            <text:p>68.7239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128" calcext:value-type="float">
            <text:p>0.128</text:p>
          </table:table-cell>
          <table:table-cell office:value-type="float" office:value="0.000000000414272" calcext:value-type="float">
            <text:p>4.14272E-010</text:p>
          </table:table-cell>
          <table:table-cell office:value-type="float" office:value="50.206" calcext:value-type="float">
            <text:p>50.206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144" calcext:value-type="float">
            <text:p>0.144</text:p>
          </table:table-cell>
          <table:table-cell office:value-type="float" office:value="0.000000000563929" calcext:value-type="float">
            <text:p>5.63929E-010</text:p>
          </table:table-cell>
          <table:table-cell office:value-type="float" office:value="36.6168" calcext:value-type="float">
            <text:p>36.6168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16" calcext:value-type="float">
            <text:p>0.16</text:p>
          </table:table-cell>
          <table:table-cell office:value-type="float" office:value="0.000000000767361" calcext:value-type="float">
            <text:p>7.67361E-010</text:p>
          </table:table-cell>
          <table:table-cell office:value-type="float" office:value="26.6444" calcext:value-type="float">
            <text:p>26.6444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176" calcext:value-type="float">
            <text:p>0.176</text:p>
          </table:table-cell>
          <table:table-cell office:value-type="float" office:value="0.00000000104364" calcext:value-type="float">
            <text:p>0.000000001</text:p>
          </table:table-cell>
          <table:table-cell office:value-type="float" office:value="19.3261" calcext:value-type="float">
            <text:p>19.3261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192" calcext:value-type="float">
            <text:p>0.192</text:p>
          </table:table-cell>
          <table:table-cell office:value-type="float" office:value="0.00000000141841" calcext:value-type="float">
            <text:p>1.41841E-009</text:p>
          </table:table-cell>
          <table:table-cell office:value-type="float" office:value="13.9557" calcext:value-type="float">
            <text:p>13.9557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0000000192592" calcext:value-type="float">
            <text:p>1.92592E-009</text:p>
          </table:table-cell>
          <table:table-cell office:value-type="float" office:value="10.0146" calcext:value-type="float">
            <text:p>10.0146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224" calcext:value-type="float">
            <text:p>0.224</text:p>
          </table:table-cell>
          <table:table-cell office:value-type="float" office:value="0.00000000261169" calcext:value-type="float">
            <text:p>2.61169E-009</text:p>
          </table:table-cell>
          <table:table-cell office:value-type="float" office:value="7.12241" calcext:value-type="float">
            <text:p>7.12241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24" calcext:value-type="float">
            <text:p>0.24</text:p>
          </table:table-cell>
          <table:table-cell office:value-type="float" office:value="0.00000000353553" calcext:value-type="float">
            <text:p>3.53553E-009</text:p>
          </table:table-cell>
          <table:table-cell office:value-type="float" office:value="5" calcext:value-type="float">
            <text:p>5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256" calcext:value-type="float">
            <text:p>0.256</text:p>
          </table:table-cell>
          <table:table-cell office:value-type="float" office:value="0.00000000477508" calcext:value-type="float">
            <text:p>4.77508E-009</text:p>
          </table:table-cell>
          <table:table-cell office:value-type="float" office:value="3.44248" calcext:value-type="float">
            <text:p>3.44248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272" calcext:value-type="float">
            <text:p>0.272</text:p>
          </table:table-cell>
          <table:table-cell office:value-type="float" office:value="0.00000000642922" calcext:value-type="float">
            <text:p>6.42922E-009</text:p>
          </table:table-cell>
          <table:table-cell office:value-type="float" office:value="2.2995" calcext:value-type="float">
            <text:p>2.2995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288" calcext:value-type="float">
            <text:p>0.288</text:p>
          </table:table-cell>
          <table:table-cell office:value-type="float" office:value="0.00000000862072" calcext:value-type="float">
            <text:p>8.62072E-009</text:p>
          </table:table-cell>
          <table:table-cell office:value-type="float" office:value="1.46072" calcext:value-type="float">
            <text:p>1.46072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304" calcext:value-type="float">
            <text:p>0.304</text:p>
          </table:table-cell>
          <table:table-cell office:value-type="float" office:value="0.0000000114965" calcext:value-type="float">
            <text:p>1.14965E-008</text:p>
          </table:table-cell>
          <table:table-cell office:value-type="float" office:value="0.845187" calcext:value-type="float">
            <text:p>0.845187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32" calcext:value-type="float">
            <text:p>0.32</text:p>
          </table:table-cell>
          <table:table-cell office:value-type="float" office:value="0.0000000152233" calcext:value-type="float">
            <text:p>1.52233E-008</text:p>
          </table:table-cell>
          <table:table-cell office:value-type="float" office:value="0.393473" calcext:value-type="float">
            <text:p>0.393473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336" calcext:value-type="float">
            <text:p>0.336</text:p>
          </table:table-cell>
          <table:table-cell office:value-type="float" office:value="0.0000000199752" calcext:value-type="float">
            <text:p>0.00000002</text:p>
          </table:table-cell>
          <table:table-cell office:value-type="float" office:value="0.06198" calcext:value-type="float">
            <text:p>0.06198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352" calcext:value-type="float">
            <text:p>0.352</text:p>
          </table:table-cell>
          <table:table-cell office:value-type="float" office:value="0.0000000259106" calcext:value-type="float">
            <text:p>2.59106E-008</text:p>
          </table:table-cell>
          <table:table-cell office:value-type="float" office:value="-0.181292" calcext:value-type="float">
            <text:p>-0.181292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368" calcext:value-type="float">
            <text:p>0.368</text:p>
          </table:table-cell>
          <table:table-cell office:value-type="float" office:value="0.0000000331367" calcext:value-type="float">
            <text:p>3.31367E-008</text:p>
          </table:table-cell>
          <table:table-cell office:value-type="float" office:value="-0.359827" calcext:value-type="float">
            <text:p>-0.359827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384" calcext:value-type="float">
            <text:p>0.384</text:p>
          </table:table-cell>
          <table:table-cell office:value-type="float" office:value="0.0000000416645" calcext:value-type="float">
            <text:p>4.16645E-008</text:p>
          </table:table-cell>
          <table:table-cell office:value-type="float" office:value="-0.490857" calcext:value-type="float">
            <text:p>-0.490857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4" calcext:value-type="float">
            <text:p>0.4</text:p>
          </table:table-cell>
          <table:table-cell office:value-type="float" office:value="0.0000000513675" calcext:value-type="float">
            <text:p>5.13675E-008</text:p>
          </table:table-cell>
          <table:table-cell office:value-type="float" office:value="-0.58703" calcext:value-type="float">
            <text:p>-0.58703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416" calcext:value-type="float">
            <text:p>0.416</text:p>
          </table:table-cell>
          <table:table-cell office:value-type="float" office:value="0.0000000619601" calcext:value-type="float">
            <text:p>0.000000062</text:p>
          </table:table-cell>
          <table:table-cell office:value-type="float" office:value="-0.657631" calcext:value-type="float">
            <text:p>-0.657631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432" calcext:value-type="float">
            <text:p>0.432</text:p>
          </table:table-cell>
          <table:table-cell office:value-type="float" office:value="0.0000000730168" calcext:value-type="float">
            <text:p>0.000000073</text:p>
          </table:table-cell>
          <table:table-cell office:value-type="float" office:value="-0.709475" calcext:value-type="float">
            <text:p>-0.709475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448" calcext:value-type="float">
            <text:p>0.448</text:p>
          </table:table-cell>
          <table:table-cell office:value-type="float" office:value="0.0000000840344" calcext:value-type="float">
            <text:p>0.000000084</text:p>
          </table:table-cell>
          <table:table-cell office:value-type="float" office:value="-0.747565" calcext:value-type="float">
            <text:p>-0.747565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464" calcext:value-type="float">
            <text:p>0.464</text:p>
          </table:table-cell>
          <table:table-cell office:value-type="float" office:value="0.0000000945242" calcext:value-type="float">
            <text:p>9.45242E-008</text:p>
          </table:table-cell>
          <table:table-cell office:value-type="float" office:value="-0.775579" calcext:value-type="float">
            <text:p>-0.775579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48" calcext:value-type="float">
            <text:p>0.48</text:p>
          </table:table-cell>
          <table:table-cell office:value-type="float" office:value="0.000000104099" calcext:value-type="float">
            <text:p>1.04099E-007</text:p>
          </table:table-cell>
          <table:table-cell office:value-type="float" office:value="-0.796221" calcext:value-type="float">
            <text:p>-0.796221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496" calcext:value-type="float">
            <text:p>0.496</text:p>
          </table:table-cell>
          <table:table-cell office:value-type="float" office:value="0.000000112527" calcext:value-type="float">
            <text:p>1.12527E-007</text:p>
          </table:table-cell>
          <table:table-cell office:value-type="float" office:value="-0.811483" calcext:value-type="float">
            <text:p>-0.811483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512" calcext:value-type="float">
            <text:p>0.512</text:p>
          </table:table-cell>
          <table:table-cell office:value-type="float" office:value="0.00000011974" calcext:value-type="float">
            <text:p>1.1974E-007</text:p>
          </table:table-cell>
          <table:table-cell office:value-type="float" office:value="-0.822839" calcext:value-type="float">
            <text:p>-0.822839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528" calcext:value-type="float">
            <text:p>0.528</text:p>
          </table:table-cell>
          <table:table-cell office:value-type="float" office:value="0.000000125809" calcext:value-type="float">
            <text:p>1.25809E-007</text:p>
          </table:table-cell>
          <table:table-cell office:value-type="float" office:value="-0.831386" calcext:value-type="float">
            <text:p>-0.831386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544" calcext:value-type="float">
            <text:p>0.544</text:p>
          </table:table-cell>
          <table:table-cell office:value-type="float" office:value="0.000000130904" calcext:value-type="float">
            <text:p>1.30904E-007</text:p>
          </table:table-cell>
          <table:table-cell office:value-type="float" office:value="-0.837948" calcext:value-type="float">
            <text:p>-0.837948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56" calcext:value-type="float">
            <text:p>0.56</text:p>
          </table:table-cell>
          <table:table-cell office:value-type="float" office:value="0.000000135254" calcext:value-type="float">
            <text:p>1.35254E-007</text:p>
          </table:table-cell>
          <table:table-cell office:value-type="float" office:value="-0.843161" calcext:value-type="float">
            <text:p>-0.843161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576" calcext:value-type="float">
            <text:p>0.576</text:p>
          </table:table-cell>
          <table:table-cell office:value-type="float" office:value="0.000000139129" calcext:value-type="float">
            <text:p>1.39129E-007</text:p>
          </table:table-cell>
          <table:table-cell office:value-type="float" office:value="-0.847528" calcext:value-type="float">
            <text:p>-0.847528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592" calcext:value-type="float">
            <text:p>0.592</text:p>
          </table:table-cell>
          <table:table-cell office:value-type="float" office:value="0.000000142826" calcext:value-type="float">
            <text:p>1.42826E-007</text:p>
          </table:table-cell>
          <table:table-cell office:value-type="float" office:value="-0.851475" calcext:value-type="float">
            <text:p>-0.851475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08" calcext:value-type="float">
            <text:p>0.608</text:p>
          </table:table-cell>
          <table:table-cell office:value-type="float" office:value="0.000000146692" calcext:value-type="float">
            <text:p>1.46692E-007</text:p>
          </table:table-cell>
          <table:table-cell office:value-type="float" office:value="-0.855389" calcext:value-type="float">
            <text:p>-0.855389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24" calcext:value-type="float">
            <text:p>0.624</text:p>
          </table:table-cell>
          <table:table-cell office:value-type="float" office:value="0.000000151154" calcext:value-type="float">
            <text:p>1.51154E-007</text:p>
          </table:table-cell>
          <table:table-cell office:value-type="float" office:value="-0.859658" calcext:value-type="float">
            <text:p>-0.859658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4" calcext:value-type="float">
            <text:p>0.64</text:p>
          </table:table-cell>
          <table:table-cell office:value-type="float" office:value="0.000000156805" calcext:value-type="float">
            <text:p>1.56805E-007</text:p>
          </table:table-cell>
          <table:table-cell office:value-type="float" office:value="-0.864716" calcext:value-type="float">
            <text:p>-0.864716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56" calcext:value-type="float">
            <text:p>0.656</text:p>
          </table:table-cell>
          <table:table-cell office:value-type="float" office:value="0.000000164556" calcext:value-type="float">
            <text:p>1.64556E-007</text:p>
          </table:table-cell>
          <table:table-cell office:value-type="float" office:value="-0.871089" calcext:value-type="float">
            <text:p>-0.871089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72" calcext:value-type="float">
            <text:p>0.672</text:p>
          </table:table-cell>
          <table:table-cell office:value-type="float" office:value="0.000000175995" calcext:value-type="float">
            <text:p>0.000000176</text:p>
          </table:table-cell>
          <table:table-cell office:value-type="float" office:value="-0.879467" calcext:value-type="float">
            <text:p>-0.879467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88" calcext:value-type="float">
            <text:p>0.688</text:p>
          </table:table-cell>
          <table:table-cell office:value-type="float" office:value="0.000000194262" calcext:value-type="float">
            <text:p>1.94262E-007</text:p>
          </table:table-cell>
          <table:table-cell office:value-type="float" office:value="-0.890801" calcext:value-type="float">
            <text:p>-0.890801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704" calcext:value-type="float">
            <text:p>0.704</text:p>
          </table:table-cell>
          <table:table-cell office:value-type="float" office:value="0.000000226791" calcext:value-type="float">
            <text:p>2.26791E-007</text:p>
          </table:table-cell>
          <table:table-cell office:value-type="float" office:value="-0.906464" calcext:value-type="float">
            <text:p>-0.906464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72" calcext:value-type="float">
            <text:p>0.72</text:p>
          </table:table-cell>
          <table:table-cell office:value-type="float" office:value="0.000000296745" calcext:value-type="float">
            <text:p>2.96745E-007</text:p>
          </table:table-cell>
          <table:table-cell office:value-type="float" office:value="-0.928514" calcext:value-type="float">
            <text:p>-0.928514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736" calcext:value-type="float">
            <text:p>0.736</text:p>
          </table:table-cell>
          <table:table-cell office:value-type="float" office:value="0.00000053285" calcext:value-type="float">
            <text:p>5.3285E-007</text:p>
          </table:table-cell>
          <table:table-cell office:value-type="float" office:value="-0.960189" calcext:value-type="float">
            <text:p>-0.960189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752" calcext:value-type="float">
            <text:p>0.752</text:p>
          </table:table-cell>
          <table:table-cell office:value-type="float" office:value="-0.00000308597" calcext:value-type="float">
            <text:p>-0.000003086</text:p>
          </table:table-cell>
          <table:table-cell office:value-type="float" office:value="-1.00687" calcext:value-type="float">
            <text:p>-1.00687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768" calcext:value-type="float">
            <text:p>0.768</text:p>
          </table:table-cell>
          <table:table-cell office:value-type="float" office:value="-0.000000271233" calcext:value-type="float">
            <text:p>-2.71233E-007</text:p>
          </table:table-cell>
          <table:table-cell office:value-type="float" office:value="-1.07821" calcext:value-type="float">
            <text:p>-1.07821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784" calcext:value-type="float">
            <text:p>0.784</text:p>
          </table:table-cell>
          <table:table-cell office:value-type="float" office:value="-0.000000109724" calcext:value-type="float">
            <text:p>-1.09724E-007</text:p>
          </table:table-cell>
          <table:table-cell office:value-type="float" office:value="-1.19333" calcext:value-type="float">
            <text:p>-1.19333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8" calcext:value-type="float">
            <text:p>0.8</text:p>
          </table:table-cell>
          <table:table-cell office:value-type="float" office:value="-0.0000000535111" calcext:value-type="float">
            <text:p>-5.35111E-008</text:p>
          </table:table-cell>
          <table:table-cell office:value-type="float" office:value="-1.39643" calcext:value-type="float">
            <text:p>-1.39643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816" calcext:value-type="float">
            <text:p>0.816</text:p>
          </table:table-cell>
          <table:table-cell office:value-type="float" office:value="-0.0000000259349" calcext:value-type="float">
            <text:p>-2.59349E-008</text:p>
          </table:table-cell>
          <table:table-cell office:value-type="float" office:value="-1.81794" calcext:value-type="float">
            <text:p>-1.81794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832" calcext:value-type="float">
            <text:p>0.832</text:p>
          </table:table-cell>
          <table:table-cell office:value-type="float" office:value="-0.0000000101598" calcext:value-type="float">
            <text:p>-1.01598E-008</text:p>
          </table:table-cell>
          <table:table-cell office:value-type="float" office:value="-3.08796" calcext:value-type="float">
            <text:p>-3.08796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848" calcext:value-type="float">
            <text:p>0.848</text:p>
          </table:table-cell>
          <table:table-cell office:value-type="float" office:value="0.000000000117109" calcext:value-type="float">
            <text:p>1.17109E-010</text:p>
          </table:table-cell>
          <table:table-cell office:value-type="float" office:value="183.321" calcext:value-type="float">
            <text:p>183.321</text:p>
          </table:table-cell>
          <table:table-cell office:value-type="float" office:value="0.000000000122805" calcext:value-type="float">
            <text:p>1.22805E-01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864" calcext:value-type="float">
            <text:p>0.864</text:p>
          </table:table-cell>
          <table:table-cell office:value-type="float" office:value="0.00000000610926" calcext:value-type="float">
            <text:p>6.10926E-009</text:p>
          </table:table-cell>
          <table:table-cell office:value-type="float" office:value="2.47231" calcext:value-type="float">
            <text:p>2.47231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88" calcext:value-type="float">
            <text:p>0.88</text:p>
          </table:table-cell>
          <table:table-cell office:value-type="float" office:value="0.0000000104825" calcext:value-type="float">
            <text:p>1.04825E-008</text:p>
          </table:table-cell>
          <table:table-cell office:value-type="float" office:value="1.02368" calcext:value-type="float">
            <text:p>1.02368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00000135185" calcext:value-type="float">
            <text:p>1.35185E-008</text:p>
          </table:table-cell>
          <table:table-cell office:value-type="float" office:value="0.569202" calcext:value-type="float">
            <text:p>0.569202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00000156596" calcext:value-type="float">
            <text:p>1.56596E-008</text:p>
          </table:table-cell>
          <table:table-cell office:value-type="float" office:value="0.354647" calcext:value-type="float">
            <text:p>0.354647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28" calcext:value-type="float">
            <text:p>0.928</text:p>
          </table:table-cell>
          <table:table-cell office:value-type="float" office:value="0.0000000171864" calcext:value-type="float">
            <text:p>1.71864E-008</text:p>
          </table:table-cell>
          <table:table-cell office:value-type="float" office:value="0.2343" calcext:value-type="float">
            <text:p>0.2343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44" calcext:value-type="float">
            <text:p>0.944</text:p>
          </table:table-cell>
          <table:table-cell office:value-type="float" office:value="0.0000000182839" calcext:value-type="float">
            <text:p>1.82839E-008</text:p>
          </table:table-cell>
          <table:table-cell office:value-type="float" office:value="0.160214" calcext:value-type="float">
            <text:p>0.160214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6" calcext:value-type="float">
            <text:p>0.96</text:p>
          </table:table-cell>
          <table:table-cell office:value-type="float" office:value="0.0000000190772" calcext:value-type="float">
            <text:p>1.90772E-008</text:p>
          </table:table-cell>
          <table:table-cell office:value-type="float" office:value="0.111969" calcext:value-type="float">
            <text:p>0.111969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00000196529" calcext:value-type="float">
            <text:p>1.96529E-008</text:p>
          </table:table-cell>
          <table:table-cell office:value-type="float" office:value="0.0793913" calcext:value-type="float">
            <text:p>0.0793913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92" calcext:value-type="float">
            <text:p>0.992</text:p>
          </table:table-cell>
          <table:table-cell office:value-type="float" office:value="0.0000000200721" calcext:value-type="float">
            <text:p>2.00721E-008</text:p>
          </table:table-cell>
          <table:table-cell office:value-type="float" office:value="0.0568511" calcext:value-type="float">
            <text:p>0.0568511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008" calcext:value-type="float">
            <text:p>1.008</text:p>
          </table:table-cell>
          <table:table-cell office:value-type="float" office:value="0.0000000203779" calcext:value-type="float">
            <text:p>2.03779E-008</text:p>
          </table:table-cell>
          <table:table-cell office:value-type="float" office:value="0.0409921" calcext:value-type="float">
            <text:p>0.0409921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024" calcext:value-type="float">
            <text:p>1.024</text:p>
          </table:table-cell>
          <table:table-cell office:value-type="float" office:value="0.0000000206013" calcext:value-type="float">
            <text:p>2.06013E-008</text:p>
          </table:table-cell>
          <table:table-cell office:value-type="float" office:value="0.0297016" calcext:value-type="float">
            <text:p>0.0297016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04" calcext:value-type="float">
            <text:p>1.04</text:p>
          </table:table-cell>
          <table:table-cell office:value-type="float" office:value="0.0000000207648" calcext:value-type="float">
            <text:p>2.07648E-008</text:p>
          </table:table-cell>
          <table:table-cell office:value-type="float" office:value="0.021596" calcext:value-type="float">
            <text:p>0.021596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056" calcext:value-type="float">
            <text:p>1.056</text:p>
          </table:table-cell>
          <table:table-cell office:value-type="float" office:value="0.0000000208844" calcext:value-type="float">
            <text:p>2.08844E-008</text:p>
          </table:table-cell>
          <table:table-cell office:value-type="float" office:value="0.015742" calcext:value-type="float">
            <text:p>0.015742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072" calcext:value-type="float">
            <text:p>1.072</text:p>
          </table:table-cell>
          <table:table-cell office:value-type="float" office:value="0.0000000209721" calcext:value-type="float">
            <text:p>0.000000021</text:p>
          </table:table-cell>
          <table:table-cell office:value-type="float" office:value="0.0114957" calcext:value-type="float">
            <text:p>0.0114957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088" calcext:value-type="float">
            <text:p>1.088</text:p>
          </table:table-cell>
          <table:table-cell office:value-type="float" office:value="0.0000000210364" calcext:value-type="float">
            <text:p>0.000000021</text:p>
          </table:table-cell>
          <table:table-cell office:value-type="float" office:value="0.00840588" calcext:value-type="float">
            <text:p>0.00840588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104" calcext:value-type="float">
            <text:p>1.104</text:p>
          </table:table-cell>
          <table:table-cell office:value-type="float" office:value="0.0000000210835" calcext:value-type="float">
            <text:p>2.10835E-008</text:p>
          </table:table-cell>
          <table:table-cell office:value-type="float" office:value="0.00615247" calcext:value-type="float">
            <text:p>0.00615247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12" calcext:value-type="float">
            <text:p>1.12</text:p>
          </table:table-cell>
          <table:table-cell office:value-type="float" office:value="0.000000021118" calcext:value-type="float">
            <text:p>2.1118E-008</text:p>
          </table:table-cell>
          <table:table-cell office:value-type="float" office:value="0.00450631" calcext:value-type="float">
            <text:p>0.00450631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136" calcext:value-type="float">
            <text:p>1.136</text:p>
          </table:table-cell>
          <table:table-cell office:value-type="float" office:value="0.0000000211434" calcext:value-type="float">
            <text:p>2.11434E-008</text:p>
          </table:table-cell>
          <table:table-cell office:value-type="float" office:value="0.00330229" calcext:value-type="float">
            <text:p>0.00330229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152" calcext:value-type="float">
            <text:p>1.152</text:p>
          </table:table-cell>
          <table:table-cell office:value-type="float" office:value="0.000000021162" calcext:value-type="float">
            <text:p>2.1162E-008</text:p>
          </table:table-cell>
          <table:table-cell office:value-type="float" office:value="0.00242088" calcext:value-type="float">
            <text:p>0.00242088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168" calcext:value-type="float">
            <text:p>1.168</text:p>
          </table:table-cell>
          <table:table-cell office:value-type="float" office:value="0.0000000211756" calcext:value-type="float">
            <text:p>2.11756E-008</text:p>
          </table:table-cell>
          <table:table-cell office:value-type="float" office:value="0.00177521" calcext:value-type="float">
            <text:p>0.00177521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184" calcext:value-type="float">
            <text:p>1.184</text:p>
          </table:table-cell>
          <table:table-cell office:value-type="float" office:value="0.0000000211856" calcext:value-type="float">
            <text:p>2.11856E-008</text:p>
          </table:table-cell>
          <table:table-cell office:value-type="float" office:value="0.00130201" calcext:value-type="float">
            <text:p>0.00130201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2" calcext:value-type="float">
            <text:p>1.2</text:p>
          </table:table-cell>
          <table:table-cell office:value-type="float" office:value="0.000000021193" calcext:value-type="float">
            <text:p>2.1193E-008</text:p>
          </table:table-cell>
          <table:table-cell office:value-type="float" office:value="0.000955089" calcext:value-type="float">
            <text:p>0.000955089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216" calcext:value-type="float">
            <text:p>1.216</text:p>
          </table:table-cell>
          <table:table-cell office:value-type="float" office:value="0.0000000211984" calcext:value-type="float">
            <text:p>2.11984E-008</text:p>
          </table:table-cell>
          <table:table-cell office:value-type="float" office:value="0.00070068" calcext:value-type="float">
            <text:p>0.00070068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232" calcext:value-type="float">
            <text:p>1.232</text:p>
          </table:table-cell>
          <table:table-cell office:value-type="float" office:value="0.0000000212023" calcext:value-type="float">
            <text:p>2.12023E-008</text:p>
          </table:table-cell>
          <table:table-cell office:value-type="float" office:value="0.000514079" calcext:value-type="float">
            <text:p>0.000514079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248" calcext:value-type="float">
            <text:p>1.248</text:p>
          </table:table-cell>
          <table:table-cell office:value-type="float" office:value="0.0000000212052" calcext:value-type="float">
            <text:p>2.12052E-008</text:p>
          </table:table-cell>
          <table:table-cell office:value-type="float" office:value="0.000377195" calcext:value-type="float">
            <text:p>0.000377195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264" calcext:value-type="float">
            <text:p>1.264</text:p>
          </table:table-cell>
          <table:table-cell office:value-type="float" office:value="0.0000000212073" calcext:value-type="float">
            <text:p>2.12073E-008</text:p>
          </table:table-cell>
          <table:table-cell office:value-type="float" office:value="0.000276771" calcext:value-type="float">
            <text:p>0.000276771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28" calcext:value-type="float">
            <text:p>1.28</text:p>
          </table:table-cell>
          <table:table-cell office:value-type="float" office:value="0.0000000212089" calcext:value-type="float">
            <text:p>2.12089E-008</text:p>
          </table:table-cell>
          <table:table-cell office:value-type="float" office:value="0.00020309" calcext:value-type="float">
            <text:p>0.00020309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296" calcext:value-type="float">
            <text:p>1.296</text:p>
          </table:table-cell>
          <table:table-cell office:value-type="float" office:value="0.00000002121" calcext:value-type="float">
            <text:p>2.121E-008</text:p>
          </table:table-cell>
          <table:table-cell office:value-type="float" office:value="0.000149027" calcext:value-type="float">
            <text:p>0.000149027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312" calcext:value-type="float">
            <text:p>1.312</text:p>
          </table:table-cell>
          <table:table-cell office:value-type="float" office:value="0.00000000114571" calcext:value-type="float">
            <text:p>1.14571E-009</text:p>
          </table:table-cell>
          <table:table-cell office:value-type="float" office:value="0.00235585" calcext:value-type="float">
            <text:p>0.00235585</text:p>
          </table:table-cell>
          <table:table-cell office:value-type="float" office:value="0.00000330037" calcext:value-type="float">
            <text:p>3.30037E-00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328" calcext:value-type="float">
            <text:p>1.328</text:p>
          </table:table-cell>
          <table:table-cell office:value-type="float" office:value="0.000000000103318" calcext:value-type="float">
            <text:p>1.03318E-010</text:p>
          </table:table-cell>
          <table:table-cell office:value-type="float" office:value="0.0195961" calcext:value-type="float">
            <text:p>0.0195961</text:p>
          </table:table-cell>
          <table:table-cell office:value-type="float" office:value="0.0000109592" calcext:value-type="float">
            <text:p>1.09592E-0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344" calcext:value-type="float">
            <text:p>1.344</text:p>
          </table:table-cell>
          <table:table-cell office:value-type="float" office:value="0.0000000000720663" calcext:value-type="float">
            <text:p>7.20663E-011</text:p>
          </table:table-cell>
          <table:table-cell office:value-type="float" office:value="0.0206245" calcext:value-type="float">
            <text:p>0.0206245</text:p>
          </table:table-cell>
          <table:table-cell office:value-type="float" office:value="0.0000119557" calcext:value-type="float">
            <text:p>1.19557E-0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36" calcext:value-type="float">
            <text:p>1.36</text:p>
          </table:table-cell>
          <table:table-cell office:value-type="float" office:value="0.0000000000144146" calcext:value-type="float">
            <text:p>1.44146E-011</text:p>
          </table:table-cell>
          <table:table-cell office:value-type="float" office:value="0.0757244" calcext:value-type="float">
            <text:p>0.0757244</text:p>
          </table:table-cell>
          <table:table-cell office:value-type="float" office:value="0.0000144661" calcext:value-type="float">
            <text:p>1.44661E-0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376" calcext:value-type="float">
            <text:p>1.376</text:p>
          </table:table-cell>
          <table:table-cell office:value-type="float" office:value="0.0000000000563648" calcext:value-type="float">
            <text:p>5.63648E-011</text:p>
          </table:table-cell>
          <table:table-cell office:value-type="float" office:value="0.0141946" calcext:value-type="float">
            <text:p>0.0141946</text:p>
          </table:table-cell>
          <table:table-cell office:value-type="float" office:value="0.0000125645" calcext:value-type="float">
            <text:p>1.25645E-0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392" calcext:value-type="float">
            <text:p>1.392</text:p>
          </table:table-cell>
          <table:table-cell office:value-type="float" office:value="0.0000000000184067" calcext:value-type="float">
            <text:p>1.84067E-011</text:p>
          </table:table-cell>
          <table:table-cell office:value-type="float" office:value="0.0319233" calcext:value-type="float">
            <text:p>0.0319233</text:p>
          </table:table-cell>
          <table:table-cell office:value-type="float" office:value="0.0000142848" calcext:value-type="float">
            <text:p>1.42848E-0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408" calcext:value-type="float">
            <text:p>1.408</text:p>
          </table:table-cell>
          <table:table-cell office:value-type="float" office:value="0.00000000000931959" calcext:value-type="float">
            <text:p>9.31959E-012</text:p>
          </table:table-cell>
          <table:table-cell office:value-type="float" office:value="0.0462568" calcext:value-type="float">
            <text:p>0.0462568</text:p>
          </table:table-cell>
          <table:table-cell office:value-type="float" office:value="0.0000147968" calcext:value-type="float">
            <text:p>1.47968E-0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424" calcext:value-type="float">
            <text:p>1.424</text:p>
          </table:table-cell>
          <table:table-cell office:value-type="float" office:value="0.00000000000475787" calcext:value-type="float">
            <text:p>4.75787E-012</text:p>
          </table:table-cell>
          <table:table-cell office:value-type="float" office:value="0.06652" calcext:value-type="float">
            <text:p>0.06652</text:p>
          </table:table-cell>
          <table:table-cell office:value-type="float" office:value="0.0000150638" calcext:value-type="float">
            <text:p>1.50638E-0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44" calcext:value-type="float">
            <text:p>1.44</text:p>
          </table:table-cell>
          <table:table-cell office:value-type="float" office:value="0.000000000000888154" calcext:value-type="float">
            <text:p>8.88154E-013</text:p>
          </table:table-cell>
          <table:table-cell office:value-type="float" office:value="0.261609" calcext:value-type="float">
            <text:p>0.261609</text:p>
          </table:table-cell>
          <table:table-cell office:value-type="float" office:value="0.0000152982" calcext:value-type="float">
            <text:p>1.52982E-0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456" calcext:value-type="float">
            <text:p>1.456</text:p>
          </table:table-cell>
          <table:table-cell office:value-type="float" office:value="0.00000000000134715" calcext:value-type="float">
            <text:p>1.34715E-012</text:p>
          </table:table-cell>
          <table:table-cell office:value-type="float" office:value="0.12657" calcext:value-type="float">
            <text:p>0.12657</text:p>
          </table:table-cell>
          <table:table-cell office:value-type="float" office:value="0.0000152736" calcext:value-type="float">
            <text:p>1.52736E-0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472" calcext:value-type="float">
            <text:p>1.472</text:p>
          </table:table-cell>
          <table:table-cell office:value-type="float" office:value="0.000000000000344225" calcext:value-type="float">
            <text:p>3.44225E-013</text:p>
          </table:table-cell>
          <table:table-cell office:value-type="float" office:value="0.36354" calcext:value-type="float">
            <text:p>0.36354</text:p>
          </table:table-cell>
          <table:table-cell office:value-type="float" office:value="0.0000153371" calcext:value-type="float">
            <text:p>1.53371E-0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488" calcext:value-type="float">
            <text:p>1.488</text:p>
          </table:table-cell>
          <table:table-cell office:value-type="float" office:value="0.000000000000435279" calcext:value-type="float">
            <text:p>4.35279E-013</text:p>
          </table:table-cell>
          <table:table-cell office:value-type="float" office:value="0.21096" calcext:value-type="float">
            <text:p>0.21096</text:p>
          </table:table-cell>
          <table:table-cell office:value-type="float" office:value="0.0000153347" calcext:value-type="float">
            <text:p>1.53347E-0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504" calcext:value-type="float">
            <text:p>1.504</text:p>
          </table:table-cell>
          <table:table-cell office:value-type="float" office:value="0.000000000000258009" calcext:value-type="float">
            <text:p>2.58009E-013</text:p>
          </table:table-cell>
          <table:table-cell office:value-type="float" office:value="0.261194" calcext:value-type="float">
            <text:p>0.261194</text:p>
          </table:table-cell>
          <table:table-cell office:value-type="float" office:value="0.0000153463" calcext:value-type="float">
            <text:p>1.53463E-0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52" calcext:value-type="float">
            <text:p>1.52</text:p>
          </table:table-cell>
          <table:table-cell office:value-type="float" office:value="0.0000000000000499635" calcext:value-type="float">
            <text:p>4.99635E-014</text:p>
          </table:table-cell>
          <table:table-cell office:value-type="float" office:value="0.989836" calcext:value-type="float">
            <text:p>0.989836</text:p>
          </table:table-cell>
          <table:table-cell office:value-type="float" office:value="0.00001536" calcext:value-type="float">
            <text:p>0.000015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536" calcext:value-type="float">
            <text:p>1.536</text:p>
          </table:table-cell>
          <table:table-cell office:value-type="float" office:value="0.0000000000000432846" calcext:value-type="float">
            <text:p>4.32846E-014</text:p>
          </table:table-cell>
          <table:table-cell office:value-type="float" office:value="0.83847" calcext:value-type="float">
            <text:p>0.83847</text:p>
          </table:table-cell>
          <table:table-cell office:value-type="float" office:value="0.0000153613" calcext:value-type="float">
            <text:p>1.53613E-0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552" calcext:value-type="float">
            <text:p>1.552</text:p>
          </table:table-cell>
          <table:table-cell office:value-type="float" office:value="0.0000000000000417274" calcext:value-type="float">
            <text:p>4.17274E-014</text:p>
          </table:table-cell>
          <table:table-cell office:value-type="float" office:value="0.638271" calcext:value-type="float">
            <text:p>0.638271</text:p>
          </table:table-cell>
          <table:table-cell office:value-type="float" office:value="0.0000153619" calcext:value-type="float">
            <text:p>1.53619E-0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568" calcext:value-type="float">
            <text:p>1.568</text:p>
          </table:table-cell>
          <table:table-cell office:value-type="float" office:value="0.000000000000299094" calcext:value-type="float">
            <text:p>2.99094E-013</text:p>
          </table:table-cell>
          <table:table-cell office:value-type="float" office:value="0.0653426" calcext:value-type="float">
            <text:p>0.0653426</text:p>
          </table:table-cell>
          <table:table-cell office:value-type="float" office:value="0.0000153473" calcext:value-type="float">
            <text:p>1.53473E-0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584" calcext:value-type="float">
            <text:p>1.584</text:p>
          </table:table-cell>
          <table:table-cell office:value-type="float" office:value="0.0000000000000336143" calcext:value-type="float">
            <text:p>3.36143E-014</text:p>
          </table:table-cell>
          <table:table-cell office:value-type="float" office:value="0.42669" calcext:value-type="float">
            <text:p>0.42669</text:p>
          </table:table-cell>
          <table:table-cell office:value-type="float" office:value="0.0000153632" calcext:value-type="float">
            <text:p>1.53632E-0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6" calcext:value-type="float">
            <text:p>1.6</text:p>
          </table:table-cell>
          <table:table-cell office:value-type="float" office:value="0.0000000212132" calcext:value-type="float">
            <text:p>2.12132E-008</text:p>
          </table:table-cell>
          <table:table-cell office:value-type="float" office:value="0.000000416574" calcext:value-type="float">
            <text:p>4.16574E-007</text:p>
          </table:table-cell>
          <table:table-cell office:value-type="float" office:value="2.5501E-017" calcext:value-type="float">
            <text:p>2.5501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617881" calcext:value-type="float">
            <text:p>6.17881E-011</text:p>
          </table:table-cell>
          <table:table-cell office:value-type="float" office:value="316.854" calcext:value-type="float">
            <text:p>316.854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00000000805522" calcext:value-type="float">
            <text:p>8.05522E-011</text:p>
          </table:table-cell>
          <table:table-cell office:value-type="float" office:value="242.812" calcext:value-type="float">
            <text:p>242.812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0000000105013" calcext:value-type="float">
            <text:p>1.05013E-010</text:p>
          </table:table-cell>
          <table:table-cell office:value-type="float" office:value="186.02" calcext:value-type="float">
            <text:p>186.02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0000000136899" calcext:value-type="float">
            <text:p>1.36899E-010</text:p>
          </table:table-cell>
          <table:table-cell office:value-type="float" office:value="142.46" calcext:value-type="float">
            <text:p>142.46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0000000178462" calcext:value-type="float">
            <text:p>1.78462E-010</text:p>
          </table:table-cell>
          <table:table-cell office:value-type="float" office:value="109.049" calcext:value-type="float">
            <text:p>109.049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00000232636" calcext:value-type="float">
            <text:p>2.32636E-010</text:p>
          </table:table-cell>
          <table:table-cell office:value-type="float" office:value="83.422" calcext:value-type="float">
            <text:p>83.422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96" calcext:value-type="float">
            <text:p>0.096</text:p>
          </table:table-cell>
          <table:table-cell office:value-type="float" office:value="0.000000000303241" calcext:value-type="float">
            <text:p>3.03241E-010</text:p>
          </table:table-cell>
          <table:table-cell office:value-type="float" office:value="63.7656" calcext:value-type="float">
            <text:p>63.7656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112" calcext:value-type="float">
            <text:p>0.112</text:p>
          </table:table-cell>
          <table:table-cell office:value-type="float" office:value="0.000000000395251" calcext:value-type="float">
            <text:p>3.95251E-010</text:p>
          </table:table-cell>
          <table:table-cell office:value-type="float" office:value="48.6889" calcext:value-type="float">
            <text:p>48.6889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128" calcext:value-type="float">
            <text:p>0.128</text:p>
          </table:table-cell>
          <table:table-cell office:value-type="float" office:value="0.00000000051514" calcext:value-type="float">
            <text:p>5.1514E-010</text:p>
          </table:table-cell>
          <table:table-cell office:value-type="float" office:value="37.1248" calcext:value-type="float">
            <text:p>37.1248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144" calcext:value-type="float">
            <text:p>0.144</text:p>
          </table:table-cell>
          <table:table-cell office:value-type="float" office:value="0.000000000671326" calcext:value-type="float">
            <text:p>6.71326E-010</text:p>
          </table:table-cell>
          <table:table-cell office:value-type="float" office:value="28.2549" calcext:value-type="float">
            <text:p>28.2549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16" calcext:value-type="float">
            <text:p>0.16</text:p>
          </table:table-cell>
          <table:table-cell office:value-type="float" office:value="0.000000000874753" calcext:value-type="float">
            <text:p>8.74753E-010</text:p>
          </table:table-cell>
          <table:table-cell office:value-type="float" office:value="21.4516" calcext:value-type="float">
            <text:p>21.4516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176" calcext:value-type="float">
            <text:p>0.176</text:p>
          </table:table-cell>
          <table:table-cell office:value-type="float" office:value="0.00000000113963" calcext:value-type="float">
            <text:p>1.13963E-009</text:p>
          </table:table-cell>
          <table:table-cell office:value-type="float" office:value="16.2333" calcext:value-type="float">
            <text:p>16.2333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192" calcext:value-type="float">
            <text:p>0.192</text:p>
          </table:table-cell>
          <table:table-cell office:value-type="float" office:value="0.00000000148438" calcext:value-type="float">
            <text:p>1.48438E-009</text:p>
          </table:table-cell>
          <table:table-cell office:value-type="float" office:value="12.2308" calcext:value-type="float">
            <text:p>12.2308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0000000193287" calcext:value-type="float">
            <text:p>1.93287E-009</text:p>
          </table:table-cell>
          <table:table-cell office:value-type="float" office:value="9.16085" calcext:value-type="float">
            <text:p>9.16085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224" calcext:value-type="float">
            <text:p>0.224</text:p>
          </table:table-cell>
          <table:table-cell office:value-type="float" office:value="0.00000000251592" calcext:value-type="float">
            <text:p>2.51592E-009</text:p>
          </table:table-cell>
          <table:table-cell office:value-type="float" office:value="6.80612" calcext:value-type="float">
            <text:p>6.80612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24" calcext:value-type="float">
            <text:p>0.24</text:p>
          </table:table-cell>
          <table:table-cell office:value-type="float" office:value="0.00000000327327" calcext:value-type="float">
            <text:p>3.27327E-009</text:p>
          </table:table-cell>
          <table:table-cell office:value-type="float" office:value="5" calcext:value-type="float">
            <text:p>5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256" calcext:value-type="float">
            <text:p>0.256</text:p>
          </table:table-cell>
          <table:table-cell office:value-type="float" office:value="0.00000000425591" calcext:value-type="float">
            <text:p>4.25591E-009</text:p>
          </table:table-cell>
          <table:table-cell office:value-type="float" office:value="3.61467" calcext:value-type="float">
            <text:p>3.61467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272" calcext:value-type="float">
            <text:p>0.272</text:p>
          </table:table-cell>
          <table:table-cell office:value-type="float" office:value="0.00000000552903" calcext:value-type="float">
            <text:p>5.52903E-009</text:p>
          </table:table-cell>
          <table:table-cell office:value-type="float" office:value="2.55209" calcext:value-type="float">
            <text:p>2.55209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288" calcext:value-type="float">
            <text:p>0.288</text:p>
          </table:table-cell>
          <table:table-cell office:value-type="float" office:value="0.00000000717544" calcext:value-type="float">
            <text:p>7.17544E-009</text:p>
          </table:table-cell>
          <table:table-cell office:value-type="float" office:value="1.73706" calcext:value-type="float">
            <text:p>1.73706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304" calcext:value-type="float">
            <text:p>0.304</text:p>
          </table:table-cell>
          <table:table-cell office:value-type="float" office:value="0.00000000929947" calcext:value-type="float">
            <text:p>9.29947E-009</text:p>
          </table:table-cell>
          <table:table-cell office:value-type="float" office:value="1.11191" calcext:value-type="float">
            <text:p>1.11191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32" calcext:value-type="float">
            <text:p>0.32</text:p>
          </table:table-cell>
          <table:table-cell office:value-type="float" office:value="0.0000000120312" calcext:value-type="float">
            <text:p>0.000000012</text:p>
          </table:table-cell>
          <table:table-cell office:value-type="float" office:value="0.632386" calcext:value-type="float">
            <text:p>0.632386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336" calcext:value-type="float">
            <text:p>0.336</text:p>
          </table:table-cell>
          <table:table-cell office:value-type="float" office:value="0.0000000155308" calcext:value-type="float">
            <text:p>1.55308E-008</text:p>
          </table:table-cell>
          <table:table-cell office:value-type="float" office:value="0.264562" calcext:value-type="float">
            <text:p>0.264562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352" calcext:value-type="float">
            <text:p>0.352</text:p>
          </table:table-cell>
          <table:table-cell office:value-type="float" office:value="0.0000000199914" calcext:value-type="float">
            <text:p>0.00000002</text:p>
          </table:table-cell>
          <table:table-cell office:value-type="float" office:value="-0.0175961" calcext:value-type="float">
            <text:p>-0.0175961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368" calcext:value-type="float">
            <text:p>0.368</text:p>
          </table:table-cell>
          <table:table-cell office:value-type="float" office:value="0.000000025641" calcext:value-type="float">
            <text:p>2.5641E-008</text:p>
          </table:table-cell>
          <table:table-cell office:value-type="float" office:value="-0.234056" calcext:value-type="float">
            <text:p>-0.234056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384" calcext:value-type="float">
            <text:p>0.384</text:p>
          </table:table-cell>
          <table:table-cell office:value-type="float" office:value="0.0000000327401" calcext:value-type="float">
            <text:p>3.27401E-008</text:p>
          </table:table-cell>
          <table:table-cell office:value-type="float" office:value="-0.400137" calcext:value-type="float">
            <text:p>-0.400137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4" calcext:value-type="float">
            <text:p>0.4</text:p>
          </table:table-cell>
          <table:table-cell office:value-type="float" office:value="0.0000000415734" calcext:value-type="float">
            <text:p>4.15734E-008</text:p>
          </table:table-cell>
          <table:table-cell office:value-type="float" office:value="-0.527592" calcext:value-type="float">
            <text:p>-0.527592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416" calcext:value-type="float">
            <text:p>0.416</text:p>
          </table:table-cell>
          <table:table-cell office:value-type="float" office:value="0.000000052434" calcext:value-type="float">
            <text:p>5.2434E-008</text:p>
          </table:table-cell>
          <table:table-cell office:value-type="float" office:value="-0.625442" calcext:value-type="float">
            <text:p>-0.625442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432" calcext:value-type="float">
            <text:p>0.432</text:p>
          </table:table-cell>
          <table:table-cell office:value-type="float" office:value="0.0000000655988" calcext:value-type="float">
            <text:p>6.55988E-008</text:p>
          </table:table-cell>
          <table:table-cell office:value-type="float" office:value="-0.70061" calcext:value-type="float">
            <text:p>-0.70061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448" calcext:value-type="float">
            <text:p>0.448</text:p>
          </table:table-cell>
          <table:table-cell office:value-type="float" office:value="0.0000000812957" calcext:value-type="float">
            <text:p>8.12957E-008</text:p>
          </table:table-cell>
          <table:table-cell office:value-type="float" office:value="-0.758418" calcext:value-type="float">
            <text:p>-0.758418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464" calcext:value-type="float">
            <text:p>0.464</text:p>
          </table:table-cell>
          <table:table-cell office:value-type="float" office:value="0.0000000996709" calcext:value-type="float">
            <text:p>9.96709E-008</text:p>
          </table:table-cell>
          <table:table-cell office:value-type="float" office:value="-0.802956" calcext:value-type="float">
            <text:p>-0.802956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48" calcext:value-type="float">
            <text:p>0.48</text:p>
          </table:table-cell>
          <table:table-cell office:value-type="float" office:value="0.000000120767" calcext:value-type="float">
            <text:p>1.20767E-007</text:p>
          </table:table-cell>
          <table:table-cell office:value-type="float" office:value="-0.837376" calcext:value-type="float">
            <text:p>-0.837376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496" calcext:value-type="float">
            <text:p>0.496</text:p>
          </table:table-cell>
          <table:table-cell office:value-type="float" office:value="0.000000144531" calcext:value-type="float">
            <text:p>1.44531E-007</text:p>
          </table:table-cell>
          <table:table-cell office:value-type="float" office:value="-0.864115" calcext:value-type="float">
            <text:p>-0.864115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512" calcext:value-type="float">
            <text:p>0.512</text:p>
          </table:table-cell>
          <table:table-cell office:value-type="float" office:value="0.000000170879" calcext:value-type="float">
            <text:p>1.70879E-007</text:p>
          </table:table-cell>
          <table:table-cell office:value-type="float" office:value="-0.885067" calcext:value-type="float">
            <text:p>-0.885067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528" calcext:value-type="float">
            <text:p>0.528</text:p>
          </table:table-cell>
          <table:table-cell office:value-type="float" office:value="0.000000199827" calcext:value-type="float">
            <text:p>1.99827E-007</text:p>
          </table:table-cell>
          <table:table-cell office:value-type="float" office:value="-0.901717" calcext:value-type="float">
            <text:p>-0.901717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544" calcext:value-type="float">
            <text:p>0.544</text:p>
          </table:table-cell>
          <table:table-cell office:value-type="float" office:value="0.000000231724" calcext:value-type="float">
            <text:p>2.31724E-007</text:p>
          </table:table-cell>
          <table:table-cell office:value-type="float" office:value="-0.915246" calcext:value-type="float">
            <text:p>-0.915246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56" calcext:value-type="float">
            <text:p>0.56</text:p>
          </table:table-cell>
          <table:table-cell office:value-type="float" office:value="0.00000026763" calcext:value-type="float">
            <text:p>2.6763E-007</text:p>
          </table:table-cell>
          <table:table-cell office:value-type="float" office:value="-0.926617" calcext:value-type="float">
            <text:p>-0.926617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576" calcext:value-type="float">
            <text:p>0.576</text:p>
          </table:table-cell>
          <table:table-cell office:value-type="float" office:value="0.000000309992" calcext:value-type="float">
            <text:p>0.00000031</text:p>
          </table:table-cell>
          <table:table-cell office:value-type="float" office:value="-0.936645" calcext:value-type="float">
            <text:p>-0.936645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592" calcext:value-type="float">
            <text:p>0.592</text:p>
          </table:table-cell>
          <table:table-cell office:value-type="float" office:value="0.000000364082" calcext:value-type="float">
            <text:p>3.64082E-007</text:p>
          </table:table-cell>
          <table:table-cell office:value-type="float" office:value="-0.946057" calcext:value-type="float">
            <text:p>-0.946057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608" calcext:value-type="float">
            <text:p>0.608</text:p>
          </table:table-cell>
          <table:table-cell office:value-type="float" office:value="0.000000441832" calcext:value-type="float">
            <text:p>4.41832E-007</text:p>
          </table:table-cell>
          <table:table-cell office:value-type="float" office:value="-0.95555" calcext:value-type="float">
            <text:p>-0.95555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624" calcext:value-type="float">
            <text:p>0.624</text:p>
          </table:table-cell>
          <table:table-cell office:value-type="float" office:value="0.000000575027" calcext:value-type="float">
            <text:p>0.000000575</text:p>
          </table:table-cell>
          <table:table-cell office:value-type="float" office:value="-0.965846" calcext:value-type="float">
            <text:p>-0.965846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64" calcext:value-type="float">
            <text:p>0.64</text:p>
          </table:table-cell>
          <table:table-cell office:value-type="float" office:value="0.000000883265" calcext:value-type="float">
            <text:p>8.83265E-007</text:p>
          </table:table-cell>
          <table:table-cell office:value-type="float" office:value="-0.977765" calcext:value-type="float">
            <text:p>-0.977765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656" calcext:value-type="float">
            <text:p>0.656</text:p>
          </table:table-cell>
          <table:table-cell office:value-type="float" office:value="0.00000255371" calcext:value-type="float">
            <text:p>2.55371E-006</text:p>
          </table:table-cell>
          <table:table-cell office:value-type="float" office:value="-0.992309" calcext:value-type="float">
            <text:p>-0.992309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672" calcext:value-type="float">
            <text:p>0.672</text:p>
          </table:table-cell>
          <table:table-cell office:value-type="float" office:value="-0.00000181968" calcext:value-type="float">
            <text:p>-1.81968E-006</text:p>
          </table:table-cell>
          <table:table-cell office:value-type="float" office:value="-1.01079" calcext:value-type="float">
            <text:p>-1.01079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688" calcext:value-type="float">
            <text:p>0.688</text:p>
          </table:table-cell>
          <table:table-cell office:value-type="float" office:value="-0.000000560542" calcext:value-type="float">
            <text:p>-5.60542E-007</text:p>
          </table:table-cell>
          <table:table-cell office:value-type="float" office:value="-1.03504" calcext:value-type="float">
            <text:p>-1.03504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704" calcext:value-type="float">
            <text:p>0.704</text:p>
          </table:table-cell>
          <table:table-cell office:value-type="float" office:value="-0.000000290078" calcext:value-type="float">
            <text:p>-2.90078E-007</text:p>
          </table:table-cell>
          <table:table-cell office:value-type="float" office:value="-1.0677" calcext:value-type="float">
            <text:p>-1.0677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72" calcext:value-type="float">
            <text:p>0.72</text:p>
          </table:table-cell>
          <table:table-cell office:value-type="float" office:value="-0.000000173944" calcext:value-type="float">
            <text:p>-1.73944E-007</text:p>
          </table:table-cell>
          <table:table-cell office:value-type="float" office:value="-1.11291" calcext:value-type="float">
            <text:p>-1.11291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736" calcext:value-type="float">
            <text:p>0.736</text:p>
          </table:table-cell>
          <table:table-cell office:value-type="float" office:value="-0.000000110711" calcext:value-type="float">
            <text:p>-1.10711E-007</text:p>
          </table:table-cell>
          <table:table-cell office:value-type="float" office:value="-1.1774" calcext:value-type="float">
            <text:p>-1.1774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752" calcext:value-type="float">
            <text:p>0.752</text:p>
          </table:table-cell>
          <table:table-cell office:value-type="float" office:value="-0.0000000719033" calcext:value-type="float">
            <text:p>-7.19033E-008</text:p>
          </table:table-cell>
          <table:table-cell office:value-type="float" office:value="-1.27314" calcext:value-type="float">
            <text:p>-1.27314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768" calcext:value-type="float">
            <text:p>0.768</text:p>
          </table:table-cell>
          <table:table-cell office:value-type="float" office:value="-0.000000046356" calcext:value-type="float">
            <text:p>-4.6356E-008</text:p>
          </table:table-cell>
          <table:table-cell office:value-type="float" office:value="-1.42367" calcext:value-type="float">
            <text:p>-1.42367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784" calcext:value-type="float">
            <text:p>0.784</text:p>
          </table:table-cell>
          <table:table-cell office:value-type="float" office:value="-0.0000000287702" calcext:value-type="float">
            <text:p>-2.87702E-008</text:p>
          </table:table-cell>
          <table:table-cell office:value-type="float" office:value="-1.68264" calcext:value-type="float">
            <text:p>-1.68264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8" calcext:value-type="float">
            <text:p>0.8</text:p>
          </table:table-cell>
          <table:table-cell office:value-type="float" office:value="-0.0000000162971" calcext:value-type="float">
            <text:p>-1.62971E-008</text:p>
          </table:table-cell>
          <table:table-cell office:value-type="float" office:value="-2.2051" calcext:value-type="float">
            <text:p>-2.2051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816" calcext:value-type="float">
            <text:p>0.816</text:p>
          </table:table-cell>
          <table:table-cell office:value-type="float" office:value="0.0000000000648299" calcext:value-type="float">
            <text:p>6.48299E-011</text:p>
          </table:table-cell>
          <table:table-cell office:value-type="float" office:value="404.698" calcext:value-type="float">
            <text:p>404.698</text:p>
          </table:table-cell>
          <table:table-cell office:value-type="float" office:value="0.0000000282173" calcext:value-type="float">
            <text:p>2.82173E-00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832" calcext:value-type="float">
            <text:p>0.832</text:p>
          </table:table-cell>
          <table:table-cell office:value-type="float" office:value="0.000000000234073" calcext:value-type="float">
            <text:p>2.34073E-010</text:p>
          </table:table-cell>
          <table:table-cell office:value-type="float" office:value="86.3164" calcext:value-type="float">
            <text:p>86.3164</text:p>
          </table:table-cell>
          <table:table-cell office:value-type="float" office:value="0.000000000496576" calcext:value-type="float">
            <text:p>4.96576E-01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848" calcext:value-type="float">
            <text:p>0.848</text:p>
          </table:table-cell>
          <table:table-cell office:value-type="float" office:value="0.00000000430625" calcext:value-type="float">
            <text:p>4.30625E-009</text:p>
          </table:table-cell>
          <table:table-cell office:value-type="float" office:value="3.56072" calcext:value-type="float">
            <text:p>3.56072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864" calcext:value-type="float">
            <text:p>0.864</text:p>
          </table:table-cell>
          <table:table-cell office:value-type="float" office:value="0.00000000799924" calcext:value-type="float">
            <text:p>0.000000008</text:p>
          </table:table-cell>
          <table:table-cell office:value-type="float" office:value="1.45518" calcext:value-type="float">
            <text:p>1.45518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88" calcext:value-type="float">
            <text:p>0.88</text:p>
          </table:table-cell>
          <table:table-cell office:value-type="float" office:value="0.0000000107808" calcext:value-type="float">
            <text:p>1.07808E-008</text:p>
          </table:table-cell>
          <table:table-cell office:value-type="float" office:value="0.821725" calcext:value-type="float">
            <text:p>0.821725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0000012885" calcext:value-type="float">
            <text:p>1.2885E-008</text:p>
          </table:table-cell>
          <table:table-cell office:value-type="float" office:value="0.52422" calcext:value-type="float">
            <text:p>0.52422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00000144821" calcext:value-type="float">
            <text:p>1.44821E-008</text:p>
          </table:table-cell>
          <table:table-cell office:value-type="float" office:value="0.356125" calcext:value-type="float">
            <text:p>0.356125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928" calcext:value-type="float">
            <text:p>0.928</text:p>
          </table:table-cell>
          <table:table-cell office:value-type="float" office:value="0.0000000156974" calcext:value-type="float">
            <text:p>1.56974E-008</text:p>
          </table:table-cell>
          <table:table-cell office:value-type="float" office:value="0.251137" calcext:value-type="float">
            <text:p>0.251137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944" calcext:value-type="float">
            <text:p>0.944</text:p>
          </table:table-cell>
          <table:table-cell office:value-type="float" office:value="0.0000000166239" calcext:value-type="float">
            <text:p>1.66239E-008</text:p>
          </table:table-cell>
          <table:table-cell office:value-type="float" office:value="0.181411" calcext:value-type="float">
            <text:p>0.181411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96" calcext:value-type="float">
            <text:p>0.96</text:p>
          </table:table-cell>
          <table:table-cell office:value-type="float" office:value="0.0000000173311" calcext:value-type="float">
            <text:p>1.73311E-008</text:p>
          </table:table-cell>
          <table:table-cell office:value-type="float" office:value="0.133197" calcext:value-type="float">
            <text:p>0.133197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00000178717" calcext:value-type="float">
            <text:p>1.78717E-008</text:p>
          </table:table-cell>
          <table:table-cell office:value-type="float" office:value="0.0989211" calcext:value-type="float">
            <text:p>0.0989211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992" calcext:value-type="float">
            <text:p>0.992</text:p>
          </table:table-cell>
          <table:table-cell office:value-type="float" office:value="0.0000000182852" calcext:value-type="float">
            <text:p>1.82852E-008</text:p>
          </table:table-cell>
          <table:table-cell office:value-type="float" office:value="0.0740705" calcext:value-type="float">
            <text:p>0.0740705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008" calcext:value-type="float">
            <text:p>1.008</text:p>
          </table:table-cell>
          <table:table-cell office:value-type="float" office:value="0.0000000186017" calcext:value-type="float">
            <text:p>1.86017E-008</text:p>
          </table:table-cell>
          <table:table-cell office:value-type="float" office:value="0.055796" calcext:value-type="float">
            <text:p>0.055796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024" calcext:value-type="float">
            <text:p>1.024</text:p>
          </table:table-cell>
          <table:table-cell office:value-type="float" office:value="0.0000000188441" calcext:value-type="float">
            <text:p>1.88441E-008</text:p>
          </table:table-cell>
          <table:table-cell office:value-type="float" office:value="0.0422167" calcext:value-type="float">
            <text:p>0.0422167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04" calcext:value-type="float">
            <text:p>1.04</text:p>
          </table:table-cell>
          <table:table-cell office:value-type="float" office:value="0.0000000190297" calcext:value-type="float">
            <text:p>0.000000019</text:p>
          </table:table-cell>
          <table:table-cell office:value-type="float" office:value="0.0320478" calcext:value-type="float">
            <text:p>0.0320478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056" calcext:value-type="float">
            <text:p>1.056</text:p>
          </table:table-cell>
          <table:table-cell office:value-type="float" office:value="0.000000019172" calcext:value-type="float">
            <text:p>1.9172E-008</text:p>
          </table:table-cell>
          <table:table-cell office:value-type="float" office:value="0.0243888" calcext:value-type="float">
            <text:p>0.0243888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072" calcext:value-type="float">
            <text:p>1.072</text:p>
          </table:table-cell>
          <table:table-cell office:value-type="float" office:value="0.0000000192811" calcext:value-type="float">
            <text:p>1.92811E-008</text:p>
          </table:table-cell>
          <table:table-cell office:value-type="float" office:value="0.018595" calcext:value-type="float">
            <text:p>0.018595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088" calcext:value-type="float">
            <text:p>1.088</text:p>
          </table:table-cell>
          <table:table-cell office:value-type="float" office:value="0.0000000193647" calcext:value-type="float">
            <text:p>1.93647E-008</text:p>
          </table:table-cell>
          <table:table-cell office:value-type="float" office:value="0.0141977" calcext:value-type="float">
            <text:p>0.0141977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104" calcext:value-type="float">
            <text:p>1.104</text:p>
          </table:table-cell>
          <table:table-cell office:value-type="float" office:value="0.0000000194288" calcext:value-type="float">
            <text:p>1.94288E-008</text:p>
          </table:table-cell>
          <table:table-cell office:value-type="float" office:value="0.0108519" calcext:value-type="float">
            <text:p>0.0108519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12" calcext:value-type="float">
            <text:p>1.12</text:p>
          </table:table-cell>
          <table:table-cell office:value-type="float" office:value="0.0000000194779" calcext:value-type="float">
            <text:p>1.94779E-008</text:p>
          </table:table-cell>
          <table:table-cell office:value-type="float" office:value="0.00830144" calcext:value-type="float">
            <text:p>0.00830144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136" calcext:value-type="float">
            <text:p>1.136</text:p>
          </table:table-cell>
          <table:table-cell office:value-type="float" office:value="0.0000000195156" calcext:value-type="float">
            <text:p>1.95156E-008</text:p>
          </table:table-cell>
          <table:table-cell office:value-type="float" office:value="0.00635436" calcext:value-type="float">
            <text:p>0.00635436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152" calcext:value-type="float">
            <text:p>1.152</text:p>
          </table:table-cell>
          <table:table-cell office:value-type="float" office:value="0.0000000195445" calcext:value-type="float">
            <text:p>1.95445E-008</text:p>
          </table:table-cell>
          <table:table-cell office:value-type="float" office:value="0.00486629" calcext:value-type="float">
            <text:p>0.00486629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168" calcext:value-type="float">
            <text:p>1.168</text:p>
          </table:table-cell>
          <table:table-cell office:value-type="float" office:value="0.0000000195667" calcext:value-type="float">
            <text:p>1.95667E-008</text:p>
          </table:table-cell>
          <table:table-cell office:value-type="float" office:value="0.00372805" calcext:value-type="float">
            <text:p>0.00372805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184" calcext:value-type="float">
            <text:p>1.184</text:p>
          </table:table-cell>
          <table:table-cell office:value-type="float" office:value="0.0000000195837" calcext:value-type="float">
            <text:p>1.95837E-008</text:p>
          </table:table-cell>
          <table:table-cell office:value-type="float" office:value="0.00285686" calcext:value-type="float">
            <text:p>0.00285686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2" calcext:value-type="float">
            <text:p>1.2</text:p>
          </table:table-cell>
          <table:table-cell office:value-type="float" office:value="0.0000000195967" calcext:value-type="float">
            <text:p>1.95967E-008</text:p>
          </table:table-cell>
          <table:table-cell office:value-type="float" office:value="0.00218972" calcext:value-type="float">
            <text:p>0.00218972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216" calcext:value-type="float">
            <text:p>1.216</text:p>
          </table:table-cell>
          <table:table-cell office:value-type="float" office:value="0.0000000196067" calcext:value-type="float">
            <text:p>1.96067E-008</text:p>
          </table:table-cell>
          <table:table-cell office:value-type="float" office:value="0.00167864" calcext:value-type="float">
            <text:p>0.00167864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232" calcext:value-type="float">
            <text:p>1.232</text:p>
          </table:table-cell>
          <table:table-cell office:value-type="float" office:value="0.0000000196144" calcext:value-type="float">
            <text:p>1.96144E-008</text:p>
          </table:table-cell>
          <table:table-cell office:value-type="float" office:value="0.00128702" calcext:value-type="float">
            <text:p>0.00128702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248" calcext:value-type="float">
            <text:p>1.248</text:p>
          </table:table-cell>
          <table:table-cell office:value-type="float" office:value="0.0000000196202" calcext:value-type="float">
            <text:p>1.96202E-008</text:p>
          </table:table-cell>
          <table:table-cell office:value-type="float" office:value="0.000986849" calcext:value-type="float">
            <text:p>0.000986849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264" calcext:value-type="float">
            <text:p>1.264</text:p>
          </table:table-cell>
          <table:table-cell office:value-type="float" office:value="0.0000000196248" calcext:value-type="float">
            <text:p>1.96248E-008</text:p>
          </table:table-cell>
          <table:table-cell office:value-type="float" office:value="0.000756746" calcext:value-type="float">
            <text:p>0.000756746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28" calcext:value-type="float">
            <text:p>1.28</text:p>
          </table:table-cell>
          <table:table-cell office:value-type="float" office:value="0.0000000196282" calcext:value-type="float">
            <text:p>1.96282E-008</text:p>
          </table:table-cell>
          <table:table-cell office:value-type="float" office:value="0.000580328" calcext:value-type="float">
            <text:p>0.000580328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296" calcext:value-type="float">
            <text:p>1.296</text:p>
          </table:table-cell>
          <table:table-cell office:value-type="float" office:value="0.0000000196309" calcext:value-type="float">
            <text:p>1.96309E-008</text:p>
          </table:table-cell>
          <table:table-cell office:value-type="float" office:value="0.000445058" calcext:value-type="float">
            <text:p>0.000445058</text:p>
          </table:table-cell>
          <table:table-cell office:value-type="float" office:value="1.54692E-017" calcext:value-type="float">
            <text:p>1.54692E-0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312" calcext:value-type="float">
            <text:p>1.312</text:p>
          </table:table-cell>
          <table:table-cell office:value-type="float" office:value="0.00000000568288" calcext:value-type="float">
            <text:p>5.68288E-009</text:p>
          </table:table-cell>
          <table:table-cell office:value-type="float" office:value="0.00122718" calcext:value-type="float">
            <text:p>0.00122718</text:p>
          </table:table-cell>
          <table:table-cell office:value-type="float" office:value="0.000000401406" calcext:value-type="float">
            <text:p>4.01406E-00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328" calcext:value-type="float">
            <text:p>1.328</text:p>
          </table:table-cell>
          <table:table-cell office:value-type="float" office:value="0.00000000210846" calcext:value-type="float">
            <text:p>2.10846E-009</text:p>
          </table:table-cell>
          <table:table-cell office:value-type="float" office:value="0.00258043" calcext:value-type="float">
            <text:p>0.00258043</text:p>
          </table:table-cell>
          <table:table-cell office:value-type="float" office:value="0.00000119897" calcext:value-type="float">
            <text:p>0.00000119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344" calcext:value-type="float">
            <text:p>1.344</text:p>
          </table:table-cell>
          <table:table-cell office:value-type="float" office:value="0.000000000469953" calcext:value-type="float">
            <text:p>4.69953E-010</text:p>
          </table:table-cell>
          <table:table-cell office:value-type="float" office:value="0.00893372" calcext:value-type="float">
            <text:p>0.00893372</text:p>
          </table:table-cell>
          <table:table-cell office:value-type="float" office:value="0.00000297455" calcext:value-type="float">
            <text:p>2.97455E-00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36" calcext:value-type="float">
            <text:p>1.36</text:p>
          </table:table-cell>
          <table:table-cell office:value-type="float" office:value="0.000000000184204" calcext:value-type="float">
            <text:p>1.84204E-010</text:p>
          </table:table-cell>
          <table:table-cell office:value-type="float" office:value="0.017503" calcext:value-type="float">
            <text:p>0.017503</text:p>
          </table:table-cell>
          <table:table-cell office:value-type="float" office:value="0.0000039829" calcext:value-type="float">
            <text:p>3.9829E-00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376" calcext:value-type="float">
            <text:p>1.376</text:p>
          </table:table-cell>
          <table:table-cell office:value-type="float" office:value="0.0000000000474827" calcext:value-type="float">
            <text:p>4.74827E-011</text:p>
          </table:table-cell>
          <table:table-cell office:value-type="float" office:value="0.0521779" calcext:value-type="float">
            <text:p>0.0521779</text:p>
          </table:table-cell>
          <table:table-cell office:value-type="float" office:value="0.00000478645" calcext:value-type="float">
            <text:p>4.78645E-00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392" calcext:value-type="float">
            <text:p>1.392</text:p>
          </table:table-cell>
          <table:table-cell office:value-type="float" office:value="0.0000000000346914" calcext:value-type="float">
            <text:p>3.46914E-011</text:p>
          </table:table-cell>
          <table:table-cell office:value-type="float" office:value="0.0548009" calcext:value-type="float">
            <text:p>0.0548009</text:p>
          </table:table-cell>
          <table:table-cell office:value-type="float" office:value="0.00000488327" calcext:value-type="float">
            <text:p>4.88327E-00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408" calcext:value-type="float">
            <text:p>1.408</text:p>
          </table:table-cell>
          <table:table-cell office:value-type="float" office:value="0.0000000000214118" calcext:value-type="float">
            <text:p>2.14118E-011</text:p>
          </table:table-cell>
          <table:table-cell office:value-type="float" office:value="0.0680872" calcext:value-type="float">
            <text:p>0.0680872</text:p>
          </table:table-cell>
          <table:table-cell office:value-type="float" office:value="0.00000499116" calcext:value-type="float">
            <text:p>4.99116E-00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424" calcext:value-type="float">
            <text:p>1.424</text:p>
          </table:table-cell>
          <table:table-cell office:value-type="float" office:value="0.00000000000374886" calcext:value-type="float">
            <text:p>3.74886E-012</text:p>
          </table:table-cell>
          <table:table-cell office:value-type="float" office:value="0.298423" calcext:value-type="float">
            <text:p>0.298423</text:p>
          </table:table-cell>
          <table:table-cell office:value-type="float" office:value="0.00000513643" calcext:value-type="float">
            <text:p>5.13643E-00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44" calcext:value-type="float">
            <text:p>1.44</text:p>
          </table:table-cell>
          <table:table-cell office:value-type="float" office:value="0.0000000000064624" calcext:value-type="float">
            <text:p>6.4624E-012</text:p>
          </table:table-cell>
          <table:table-cell office:value-type="float" office:value="0.132773" calcext:value-type="float">
            <text:p>0.132773</text:p>
          </table:table-cell>
          <table:table-cell office:value-type="float" office:value="0.00000511611" calcext:value-type="float">
            <text:p>5.11611E-00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456" calcext:value-type="float">
            <text:p>1.456</text:p>
          </table:table-cell>
          <table:table-cell office:value-type="float" office:value="0.00000000000191675" calcext:value-type="float">
            <text:p>1.91675E-012</text:p>
          </table:table-cell>
          <table:table-cell office:value-type="float" office:value="0.343385" calcext:value-type="float">
            <text:p>0.343385</text:p>
          </table:table-cell>
          <table:table-cell office:value-type="float" office:value="0.0000051559" calcext:value-type="float">
            <text:p>5.1559E-00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472" calcext:value-type="float">
            <text:p>1.472</text:p>
          </table:table-cell>
          <table:table-cell office:value-type="float" office:value="0.00000000000130081" calcext:value-type="float">
            <text:p>1.30081E-012</text:p>
          </table:table-cell>
          <table:table-cell office:value-type="float" office:value="0.388084" calcext:value-type="float">
            <text:p>0.388084</text:p>
          </table:table-cell>
          <table:table-cell office:value-type="float" office:value="0.00000516268" calcext:value-type="float">
            <text:p>5.16268E-00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488" calcext:value-type="float">
            <text:p>1.488</text:p>
          </table:table-cell>
          <table:table-cell office:value-type="float" office:value="0.000000000000886004" calcext:value-type="float">
            <text:p>8.86004E-013</text:p>
          </table:table-cell>
          <table:table-cell office:value-type="float" office:value="0.437045" calcext:value-type="float">
            <text:p>0.437045</text:p>
          </table:table-cell>
          <table:table-cell office:value-type="float" office:value="0.00000516702" calcext:value-type="float">
            <text:p>0.00000516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504" calcext:value-type="float">
            <text:p>1.504</text:p>
          </table:table-cell>
          <table:table-cell office:value-type="float" office:value="0.00000000000107648" calcext:value-type="float">
            <text:p>1.07648E-012</text:p>
          </table:table-cell>
          <table:table-cell office:value-type="float" office:value="0.275898" calcext:value-type="float">
            <text:p>0.275898</text:p>
          </table:table-cell>
          <table:table-cell office:value-type="float" office:value="0.00000516634" calcext:value-type="float">
            <text:p>5.16634E-00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52" calcext:value-type="float">
            <text:p>1.52</text:p>
          </table:table-cell>
          <table:table-cell office:value-type="float" office:value="0.000000000000731686" calcext:value-type="float">
            <text:p>7.31686E-013</text:p>
          </table:table-cell>
          <table:table-cell office:value-type="float" office:value="0.311342" calcext:value-type="float">
            <text:p>0.311342</text:p>
          </table:table-cell>
          <table:table-cell office:value-type="float" office:value="0.00000516986" calcext:value-type="float">
            <text:p>5.16986E-00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536" calcext:value-type="float">
            <text:p>1.536</text:p>
          </table:table-cell>
          <table:table-cell office:value-type="float" office:value="0.000000000000344782" calcext:value-type="float">
            <text:p>3.44782E-013</text:p>
          </table:table-cell>
          <table:table-cell office:value-type="float" office:value="0.506796" calcext:value-type="float">
            <text:p>0.506796</text:p>
          </table:table-cell>
          <table:table-cell office:value-type="float" office:value="0.00000517349" calcext:value-type="float">
            <text:p>5.17349E-00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552" calcext:value-type="float">
            <text:p>1.552</text:p>
          </table:table-cell>
          <table:table-cell office:value-type="float" office:value="0.000000000000354595" calcext:value-type="float">
            <text:p>3.54595E-013</text:p>
          </table:table-cell>
          <table:table-cell office:value-type="float" office:value="0.37796" calcext:value-type="float">
            <text:p>0.37796</text:p>
          </table:table-cell>
          <table:table-cell office:value-type="float" office:value="0.0000051738" calcext:value-type="float">
            <text:p>5.1738E-00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568" calcext:value-type="float">
            <text:p>1.568</text:p>
          </table:table-cell>
          <table:table-cell office:value-type="float" office:value="0.000000000000289747" calcext:value-type="float">
            <text:p>2.89747E-013</text:p>
          </table:table-cell>
          <table:table-cell office:value-type="float" office:value="0.354786" calcext:value-type="float">
            <text:p>0.354786</text:p>
          </table:table-cell>
          <table:table-cell office:value-type="float" office:value="0.00000517461" calcext:value-type="float">
            <text:p>5.17461E-00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584" calcext:value-type="float">
            <text:p>1.584</text:p>
          </table:table-cell>
          <table:table-cell office:value-type="float" office:value="0.0000000000000855235" calcext:value-type="float">
            <text:p>8.55235E-014</text:p>
          </table:table-cell>
          <table:table-cell office:value-type="float" office:value="0.921952" calcext:value-type="float">
            <text:p>0.921952</text:p>
          </table:table-cell>
          <table:table-cell office:value-type="float" office:value="0.00000517653" calcext:value-type="float">
            <text:p>5.17653E-00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6" calcext:value-type="float">
            <text:p>1.6</text:p>
          </table:table-cell>
          <table:table-cell office:value-type="float" office:value="0.0000000000000861826" calcext:value-type="float">
            <text:p>8.61826E-014</text:p>
          </table:table-cell>
          <table:table-cell office:value-type="float" office:value="0.701744" calcext:value-type="float">
            <text:p>0.701744</text:p>
          </table:table-cell>
          <table:table-cell office:value-type="float" office:value="0.00000517668" calcext:value-type="float">
            <text:p>5.17668E-006</text:p>
          </table:table-cell>
        </table:table-row>
        <table:table-row table:style-name="ro1" table:number-rows-repeated="104786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/00/0000</text:date>, <text:time style:data-style-name="N2" text:time-value="11:41:20.66426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8T11:45:02.376515000</dc:date>
    <meta:generator>LibreOffice/4.3.6.2$MacOSX_x86 LibreOffice_project/d50a87b2e514536ed401c18000dad4660b6a169e</meta:generator>
    <meta:editing-duration>PT12M55S</meta:editing-duration>
    <meta:editing-cycles>12</meta:editing-cycles>
    <meta:document-statistic meta:table-count="1" meta:cell-count="35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ignore" chart:spline-resolution="80" chart:right-angled-axes="true"/>
    </style:style>
    <style:style style:name="ch5" style:family="chart" style:data-style-name="N0">
      <style:chart-properties chart:display-label="true" chart:logarithmic="false" chart:minimum="0" chart:maximum="1" chart:interval-major="0.2" chart:reverse-direction="false" text:line-break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0"/>
      <style:text-properties fo:font-size="9pt" fo:font-weight="bold" style:font-size-asian="9pt" style:font-size-complex="9pt"/>
    </style:style>
    <style:style style:name="ch9" style:family="chart" style:data-style-name="N60">
      <style:chart-properties chart:display-label="true" chart:logarithmic="false" chart:minimum="-0.00000005" chart:maximum="0.00000008" chart:reverse-direction="false" text:line-break="false" chart:link-data-style-to-source="false" chart:axis-position="0"/>
      <style:graphic-properties svg:stroke-color="#b3b3b3"/>
      <style:text-properties fo:font-size="9pt" style:font-size-asian="10pt" style:font-size-complex="10pt"/>
    </style:style>
    <style:style style:name="ch10" style:family="chart">
      <style:chart-properties style:rotation-angle="90"/>
      <style:text-properties fo:font-size="9pt" fo:font-weight="bold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60">
      <style:chart-properties chart:symbol-type="none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one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4" style:family="chart" style:data-style-name="N60">
      <style:chart-properties chart:symbol-type="none" chart:link-data-style-to-source="true"/>
      <style:graphic-properties svg:stroke-width="0.051cm" svg:stroke-color="#ffd320" draw:fill-color="#ffd320"/>
      <style:text-properties fo:font-size="10pt" style:font-size-asian="10pt" style:font-size-complex="10pt"/>
    </style:style>
    <style:style style:name="ch15" style:family="chart" style:data-style-name="N60">
      <style:chart-properties chart:symbol-type="none" chart:link-data-style-to-source="true"/>
      <style:graphic-properties svg:stroke-width="0.051cm" svg:stroke-color="#579d1c" draw:fill-color="#579d1c"/>
      <style:text-properties fo:font-size="10pt" style:font-size-asian="10pt" style:font-size-complex="10pt"/>
    </style:style>
    <style:style style:name="ch16" style:family="chart" style:data-style-name="N60">
      <style:chart-properties chart:symbol-type="none" chart:link-data-style-to-source="true"/>
      <style:graphic-properties svg:stroke-width="0.051cm" svg:stroke-color="#7e0021" draw:fill-color="#7e0021"/>
      <style:text-properties fo:font-size="10pt" style:font-size-asian="10pt" style:font-size-complex="10pt"/>
    </style:style>
    <style:style style:name="ch17" style:family="chart" style:data-style-name="N60">
      <style:chart-properties chart:symbol-type="none" chart:link-data-style-to-source="true"/>
      <style:graphic-properties svg:stroke-width="0.051cm" svg:stroke-color="#83caff" draw:fill-color="#83caff"/>
      <style:text-properties fo:font-size="10pt" style:font-size-asian="10pt" style:font-size-complex="10pt"/>
    </style:style>
    <style:style style:name="ch18" style:family="chart" style:data-style-name="N60">
      <style:chart-properties chart:symbol-type="none" chart:link-data-style-to-source="true"/>
      <style:graphic-properties svg:stroke-width="0.051cm" svg:stroke-color="#314004" draw:fill-color="#314004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3.981cm" svg:height="9.718cm" xlink:href=".." xlink:type="simple" chart:class="chart:scatter" chart:style-name="ch1">
        <chart:title svg:x="5.949cm" svg:y="0.329cm" chart:style-name="ch2">
          <text:p>tn0 vs Et</text:p>
        </chart:title>
        <chart:legend svg:x="11.591cm" svg:y="2.699cm" style:legend-expansion="custom" chartooo:width="2.2cm" chartooo:height="5.454cm" style:legend-expansion-aspect-ratio="0.403373670700403" chart:style-name="ch3"/>
        <chart:plot-area chart:style-name="ch4" table:cell-range-address="Sheet1.B2:Sheet1.C102 Sheet1.A2:Sheet1.A2 Sheet1.A103:Sheet1.A103 Sheet1.C103:Sheet1.C708 Sheet1.A204:Sheet1.A204 Sheet1.A305:Sheet1.A305 Sheet1.A406:Sheet1.A406 Sheet1.A507:Sheet1.A507 Sheet1.A608:Sheet1.A608" chart:data-source-has-labels="row" svg:x="1.787cm" svg:y="1.88cm" svg:width="9.659cm" svg:height="6.74cm">
          <chartooo:coordinate-region svg:x="3.62cm" svg:y="1.88cm" svg:width="7.735cm" svg:height="6.573cm"/>
          <chart:axis chart:dimension="x" chart:name="primary-x" chart:style-name="ch5">
            <chart:title svg:x="6.057cm" svg:y="8.814cm" chart:style-name="ch6">
              <text:p>Et (eV)</text:p>
            </chart:title>
          </chart:axis>
          <chart:axis chart:dimension="x" chart:name="secondary-x" chart:style-name="ch7">
            <chart:title svg:x="11.59cm" svg:y="1.473cm" chart:style-name="ch8">
              <text:p>Temperature
(K)</text:p>
            </chart:title>
          </chart:axis>
          <chart:axis chart:dimension="y" chart:name="primary-y" chart:style-name="ch9">
            <chart:title svg:x="0.43cm" svg:y="5.737cm" chart:style-name="ch10">
              <text:p>tn0 (s)</text:p>
            </chart:title>
            <chart:grid chart:style-name="ch11" chart:class="major"/>
          </chart:axis>
          <chart:series chart:style-name="ch12" chart:values-cell-range-address="Sheet1.C2:Sheet1.C102" chart:label-cell-address="Sheet1.A2:Sheet1.A2" chart:class="chart:scatter">
            <chart:domain table:cell-range-address="Sheet1.B2:Sheet1.B102"/>
            <chart:data-point chart:repeated="101"/>
          </chart:series>
          <chart:series chart:style-name="ch13" chart:values-cell-range-address="Sheet1.C103:Sheet1.C203" chart:label-cell-address="Sheet1.A103:Sheet1.A103" chart:class="chart:scatter">
            <chart:domain table:cell-range-address="Sheet1.B103:Sheet1.B203"/>
            <chart:data-point chart:repeated="101"/>
          </chart:series>
          <chart:series chart:style-name="ch14" chart:values-cell-range-address="Sheet1.C204:Sheet1.C304" chart:label-cell-address="Sheet1.A204:Sheet1.A204" chart:class="chart:scatter">
            <chart:domain table:cell-range-address="Sheet1.B204:Sheet1.B304"/>
            <chart:data-point chart:repeated="101"/>
          </chart:series>
          <chart:series chart:style-name="ch15" chart:values-cell-range-address="Sheet1.C305:Sheet1.C405" chart:label-cell-address="Sheet1.A305:Sheet1.A305" chart:class="chart:scatter">
            <chart:domain table:cell-range-address="Sheet1.B305:Sheet1.B405"/>
            <chart:data-point chart:repeated="101"/>
          </chart:series>
          <chart:series chart:style-name="ch16" chart:values-cell-range-address="Sheet1.C406:Sheet1.C506" chart:label-cell-address="Sheet1.A406:Sheet1.A406" chart:class="chart:scatter">
            <chart:domain table:cell-range-address="Sheet1.B406:Sheet1.B506"/>
            <chart:data-point chart:repeated="101"/>
          </chart:series>
          <chart:series chart:style-name="ch17" chart:values-cell-range-address="Sheet1.C507:Sheet1.C607" chart:label-cell-address="Sheet1.A507:Sheet1.A507" chart:class="chart:scatter">
            <chart:domain table:cell-range-address="Sheet1.B507:Sheet1.B607"/>
            <chart:data-point chart:repeated="101"/>
          </chart:series>
          <chart:series chart:style-name="ch18" chart:values-cell-range-address="Sheet1.C608:Sheet1.C708" chart:label-cell-address="Sheet1.A608:Sheet1.A608" chart:class="chart:scatter">
            <chart:domain table:cell-range-address="Sheet1.B608:Sheet1.B708"/>
            <chart:data-point chart:repeated="10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00</text:p>
                <draw:g>
                  <svg:desc>Sheet1.A2:Sheet1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00</text:p>
                <draw:g>
                  <svg:desc>Sheet1.A103:Sheet1.A10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300</text:p>
                <draw:g>
                  <svg:desc>Sheet1.A204:Sheet1.A20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400</text:p>
                <draw:g>
                  <svg:desc>Sheet1.A305:Sheet1.A30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00</text:p>
                <draw:g>
                  <svg:desc>Sheet1.A406:Sheet1.A40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600</text:p>
                <draw:g>
                  <svg:desc>Sheet1.A507:Sheet1.A50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700</text:p>
                <draw:g>
                  <svg:desc>Sheet1.A608:Sheet1.A60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102</svg:desc>
                </draw:g>
              </table:table-cell>
              <table:table-cell office:value-type="float" office:value="0.000000000050441">
                <text:p>0.000000000050441</text:p>
                <draw:g>
                  <svg:desc>Sheet1.C2:Sheet1.C102</svg:desc>
                </draw:g>
              </table:table-cell>
              <table:table-cell office:value-type="float" office:value="0">
                <text:p>0</text:p>
                <draw:g>
                  <svg:desc>Sheet1.B103:Sheet1.B203</svg:desc>
                </draw:g>
              </table:table-cell>
              <table:table-cell office:value-type="float" office:value="0.0000000000200237">
                <text:p>0.0000000000200237</text:p>
                <draw:g>
                  <svg:desc>Sheet1.C103:Sheet1.C203</svg:desc>
                </draw:g>
              </table:table-cell>
              <table:table-cell office:value-type="float" office:value="0">
                <text:p>0</text:p>
                <draw:g>
                  <svg:desc>Sheet1.B204:Sheet1.B304</svg:desc>
                </draw:g>
              </table:table-cell>
              <table:table-cell office:value-type="float" office:value="0.00000000000695851">
                <text:p>0.00000000000695851</text:p>
                <draw:g>
                  <svg:desc>Sheet1.C204:Sheet1.C304</svg:desc>
                </draw:g>
              </table:table-cell>
              <table:table-cell office:value-type="float" office:value="0">
                <text:p>0</text:p>
                <draw:g>
                  <svg:desc>Sheet1.B305:Sheet1.B405</svg:desc>
                </draw:g>
              </table:table-cell>
              <table:table-cell office:value-type="float" office:value="0.00000000000691247">
                <text:p>0.00000000000691247</text:p>
                <draw:g>
                  <svg:desc>Sheet1.C305:Sheet1.C405</svg:desc>
                </draw:g>
              </table:table-cell>
              <table:table-cell office:value-type="float" office:value="0">
                <text:p>0</text:p>
                <draw:g>
                  <svg:desc>Sheet1.B406:Sheet1.B506</svg:desc>
                </draw:g>
              </table:table-cell>
              <table:table-cell office:value-type="float" office:value="0.000000000016213">
                <text:p>0.000000000016213</text:p>
                <draw:g>
                  <svg:desc>Sheet1.C406:Sheet1.C506</svg:desc>
                </draw:g>
              </table:table-cell>
              <table:table-cell office:value-type="float" office:value="0">
                <text:p>0</text:p>
                <draw:g>
                  <svg:desc>Sheet1.B507:Sheet1.B607</svg:desc>
                </draw:g>
              </table:table-cell>
              <table:table-cell office:value-type="float" office:value="0.0000000000349365">
                <text:p>0.0000000000349365</text:p>
                <draw:g>
                  <svg:desc>Sheet1.C507:Sheet1.C607</svg:desc>
                </draw:g>
              </table:table-cell>
              <table:table-cell office:value-type="float" office:value="0">
                <text:p>0</text:p>
                <draw:g>
                  <svg:desc>Sheet1.B608:Sheet1.B708</svg:desc>
                </draw:g>
              </table:table-cell>
              <table:table-cell office:value-type="float" office:value="0.0000000000617881">
                <text:p>0.0000000000617881</text:p>
                <draw:g>
                  <svg:desc>Sheet1.C608:Sheet1.C7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6">
                <text:p>0.016</text:p>
              </table:table-cell>
              <table:table-cell office:value-type="float" office:value="0.000000000313109">
                <text:p>0.000000000313109</text:p>
              </table:table-cell>
              <table:table-cell office:value-type="float" office:value="0.016">
                <text:p>0.016</text:p>
              </table:table-cell>
              <table:table-cell office:value-type="float" office:value="0.000000000050415">
                <text:p>0.000000000050415</text:p>
              </table:table-cell>
              <table:table-cell office:value-type="float" office:value="0.016">
                <text:p>0.016</text:p>
              </table:table-cell>
              <table:table-cell office:value-type="float" office:value="0.0000000000129069">
                <text:p>0.0000000000129069</text:p>
              </table:table-cell>
              <table:table-cell office:value-type="float" office:value="0.016">
                <text:p>0.016</text:p>
              </table:table-cell>
              <table:table-cell office:value-type="float" office:value="0.0000000000109915">
                <text:p>0.0000000000109915</text:p>
              </table:table-cell>
              <table:table-cell office:value-type="float" office:value="0.016">
                <text:p>0.016</text:p>
              </table:table-cell>
              <table:table-cell office:value-type="float" office:value="0.0000000000234997">
                <text:p>0.0000000000234997</text:p>
              </table:table-cell>
              <table:table-cell office:value-type="float" office:value="0.016">
                <text:p>0.016</text:p>
              </table:table-cell>
              <table:table-cell office:value-type="float" office:value="0.0000000000476032">
                <text:p>0.0000000000476032</text:p>
              </table:table-cell>
              <table:table-cell office:value-type="float" office:value="0.016">
                <text:p>0.016</text:p>
              </table:table-cell>
              <table:table-cell office:value-type="float" office:value="0.0000000000805522">
                <text:p>0.00000000008055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2">
                <text:p>0.032</text:p>
              </table:table-cell>
              <table:table-cell office:value-type="float" office:value="0.00000000167715">
                <text:p>0.00000000167715</text:p>
              </table:table-cell>
              <table:table-cell office:value-type="float" office:value="0.032">
                <text:p>0.032</text:p>
              </table:table-cell>
              <table:table-cell office:value-type="float" office:value="0.000000000125982">
                <text:p>0.000000000125982</text:p>
              </table:table-cell>
              <table:table-cell office:value-type="float" office:value="0.032">
                <text:p>0.032</text:p>
              </table:table-cell>
              <table:table-cell office:value-type="float" office:value="0.0000000000239175">
                <text:p>0.0000000000239175</text:p>
              </table:table-cell>
              <table:table-cell office:value-type="float" office:value="0.032">
                <text:p>0.032</text:p>
              </table:table-cell>
              <table:table-cell office:value-type="float" office:value="0.0000000000174737">
                <text:p>0.0000000000174737</text:p>
              </table:table-cell>
              <table:table-cell office:value-type="float" office:value="0.032">
                <text:p>0.032</text:p>
              </table:table-cell>
              <table:table-cell office:value-type="float" office:value="0.0000000000340588">
                <text:p>0.0000000000340588</text:p>
              </table:table-cell>
              <table:table-cell office:value-type="float" office:value="0.032">
                <text:p>0.032</text:p>
              </table:table-cell>
              <table:table-cell office:value-type="float" office:value="0.0000000000648602">
                <text:p>0.0000000000648602</text:p>
              </table:table-cell>
              <table:table-cell office:value-type="float" office:value="0.032">
                <text:p>0.032</text:p>
              </table:table-cell>
              <table:table-cell office:value-type="float" office:value="0.000000000105013">
                <text:p>0.000000000105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8">
                <text:p>0.048</text:p>
              </table:table-cell>
              <table:table-cell office:value-type="float" office:value="0.00000000524772">
                <text:p>0.00000000524772</text:p>
              </table:table-cell>
              <table:table-cell office:value-type="float" office:value="0.048">
                <text:p>0.048</text:p>
              </table:table-cell>
              <table:table-cell office:value-type="float" office:value="0.000000000309053">
                <text:p>0.000000000309053</text:p>
              </table:table-cell>
              <table:table-cell office:value-type="float" office:value="0.048">
                <text:p>0.048</text:p>
              </table:table-cell>
              <table:table-cell office:value-type="float" office:value="0.0000000000442432">
                <text:p>0.0000000000442432</text:p>
              </table:table-cell>
              <table:table-cell office:value-type="float" office:value="0.048">
                <text:p>0.048</text:p>
              </table:table-cell>
              <table:table-cell office:value-type="float" office:value="0.0000000000277687">
                <text:p>0.0000000000277687</text:p>
              </table:table-cell>
              <table:table-cell office:value-type="float" office:value="0.048">
                <text:p>0.048</text:p>
              </table:table-cell>
              <table:table-cell office:value-type="float" office:value="0.0000000000493569">
                <text:p>0.0000000000493569</text:p>
              </table:table-cell>
              <table:table-cell office:value-type="float" office:value="0.048">
                <text:p>0.048</text:p>
              </table:table-cell>
              <table:table-cell office:value-type="float" office:value="0.0000000000883694">
                <text:p>0.0000000000883694</text:p>
              </table:table-cell>
              <table:table-cell office:value-type="float" office:value="0.048">
                <text:p>0.048</text:p>
              </table:table-cell>
              <table:table-cell office:value-type="float" office:value="0.000000000136899">
                <text:p>0.0000000001368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4">
                <text:p>0.064</text:p>
              </table:table-cell>
              <table:table-cell office:value-type="float" office:value="0.00000000786178">
                <text:p>0.00000000786178</text:p>
              </table:table-cell>
              <table:table-cell office:value-type="float" office:value="0.064">
                <text:p>0.064</text:p>
              </table:table-cell>
              <table:table-cell office:value-type="float" office:value="0.000000000725964">
                <text:p>0.000000000725964</text:p>
              </table:table-cell>
              <table:table-cell office:value-type="float" office:value="0.064">
                <text:p>0.064</text:p>
              </table:table-cell>
              <table:table-cell office:value-type="float" office:value="0.0000000000815781">
                <text:p>0.0000000000815781</text:p>
              </table:table-cell>
              <table:table-cell office:value-type="float" office:value="0.064">
                <text:p>0.064</text:p>
              </table:table-cell>
              <table:table-cell office:value-type="float" office:value="0.0000000000441039">
                <text:p>0.0000000000441039</text:p>
              </table:table-cell>
              <table:table-cell office:value-type="float" office:value="0.064">
                <text:p>0.064</text:p>
              </table:table-cell>
              <table:table-cell office:value-type="float" office:value="0.000000000071515">
                <text:p>0.000000000071515</text:p>
              </table:table-cell>
              <table:table-cell office:value-type="float" office:value="0.064">
                <text:p>0.064</text:p>
              </table:table-cell>
              <table:table-cell office:value-type="float" office:value="0.000000000120392">
                <text:p>0.000000000120392</text:p>
              </table:table-cell>
              <table:table-cell office:value-type="float" office:value="0.064">
                <text:p>0.064</text:p>
              </table:table-cell>
              <table:table-cell office:value-type="float" office:value="0.000000000178462">
                <text:p>0.000000000178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">
                <text:p>0.08</text:p>
              </table:table-cell>
              <table:table-cell office:value-type="float" office:value="0.00000000852503">
                <text:p>0.00000000852503</text:p>
              </table:table-cell>
              <table:table-cell office:value-type="float" office:value="0.08">
                <text:p>0.08</text:p>
              </table:table-cell>
              <table:table-cell office:value-type="float" office:value="0.00000000155493">
                <text:p>0.00000000155493</text:p>
              </table:table-cell>
              <table:table-cell office:value-type="float" office:value="0.08">
                <text:p>0.08</text:p>
              </table:table-cell>
              <table:table-cell office:value-type="float" office:value="0.000000000149531">
                <text:p>0.000000000149531</text:p>
              </table:table-cell>
              <table:table-cell office:value-type="float" office:value="0.08">
                <text:p>0.08</text:p>
              </table:table-cell>
              <table:table-cell office:value-type="float" office:value="0.0000000000699851">
                <text:p>0.0000000000699851</text:p>
              </table:table-cell>
              <table:table-cell office:value-type="float" office:value="0.08">
                <text:p>0.08</text:p>
              </table:table-cell>
              <table:table-cell office:value-type="float" office:value="0.000000000103597">
                <text:p>0.000000000103597</text:p>
              </table:table-cell>
              <table:table-cell office:value-type="float" office:value="0.08">
                <text:p>0.08</text:p>
              </table:table-cell>
              <table:table-cell office:value-type="float" office:value="0.000000000164007">
                <text:p>0.000000000164007</text:p>
              </table:table-cell>
              <table:table-cell office:value-type="float" office:value="0.08">
                <text:p>0.08</text:p>
              </table:table-cell>
              <table:table-cell office:value-type="float" office:value="0.000000000232636">
                <text:p>0.000000000232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6">
                <text:p>0.096</text:p>
              </table:table-cell>
              <table:table-cell office:value-type="float" office:value="0.00000000863885">
                <text:p>0.00000000863885</text:p>
              </table:table-cell>
              <table:table-cell office:value-type="float" office:value="0.096">
                <text:p>0.096</text:p>
              </table:table-cell>
              <table:table-cell office:value-type="float" office:value="0.0000000028337">
                <text:p>0.0000000028337</text:p>
              </table:table-cell>
              <table:table-cell office:value-type="float" office:value="0.096">
                <text:p>0.096</text:p>
              </table:table-cell>
              <table:table-cell office:value-type="float" office:value="0.000000000271179">
                <text:p>0.000000000271179</text:p>
              </table:table-cell>
              <table:table-cell office:value-type="float" office:value="0.096">
                <text:p>0.096</text:p>
              </table:table-cell>
              <table:table-cell office:value-type="float" office:value="0.000000000110895">
                <text:p>0.000000000110895</text:p>
              </table:table-cell>
              <table:table-cell office:value-type="float" office:value="0.096">
                <text:p>0.096</text:p>
              </table:table-cell>
              <table:table-cell office:value-type="float" office:value="0.000000000150019">
                <text:p>0.000000000150019</text:p>
              </table:table-cell>
              <table:table-cell office:value-type="float" office:value="0.096">
                <text:p>0.096</text:p>
              </table:table-cell>
              <table:table-cell office:value-type="float" office:value="0.000000000223396">
                <text:p>0.000000000223396</text:p>
              </table:table-cell>
              <table:table-cell office:value-type="float" office:value="0.096">
                <text:p>0.096</text:p>
              </table:table-cell>
              <table:table-cell office:value-type="float" office:value="0.000000000303241">
                <text:p>0.0000000003032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2">
                <text:p>0.112</text:p>
              </table:table-cell>
              <table:table-cell office:value-type="float" office:value="0.00000000865691">
                <text:p>0.00000000865691</text:p>
              </table:table-cell>
              <table:table-cell office:value-type="float" office:value="0.112">
                <text:p>0.112</text:p>
              </table:table-cell>
              <table:table-cell office:value-type="float" office:value="0.00000000419814">
                <text:p>0.00000000419814</text:p>
              </table:table-cell>
              <table:table-cell office:value-type="float" office:value="0.112">
                <text:p>0.112</text:p>
              </table:table-cell>
              <table:table-cell office:value-type="float" office:value="0.00000000048262">
                <text:p>0.00000000048262</text:p>
              </table:table-cell>
              <table:table-cell office:value-type="float" office:value="0.112">
                <text:p>0.112</text:p>
              </table:table-cell>
              <table:table-cell office:value-type="float" office:value="0.000000000175321">
                <text:p>0.000000000175321</text:p>
              </table:table-cell>
              <table:table-cell office:value-type="float" office:value="0.112">
                <text:p>0.112</text:p>
              </table:table-cell>
              <table:table-cell office:value-type="float" office:value="0.000000000217139">
                <text:p>0.000000000217139</text:p>
              </table:table-cell>
              <table:table-cell office:value-type="float" office:value="0.112">
                <text:p>0.112</text:p>
              </table:table-cell>
              <table:table-cell office:value-type="float" office:value="0.000000000304246">
                <text:p>0.000000000304246</text:p>
              </table:table-cell>
              <table:table-cell office:value-type="float" office:value="0.112">
                <text:p>0.112</text:p>
              </table:table-cell>
              <table:table-cell office:value-type="float" office:value="0.000000000395251">
                <text:p>0.0000000003952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8">
                <text:p>0.128</text:p>
              </table:table-cell>
              <table:table-cell office:value-type="float" office:value="0.00000000865973">
                <text:p>0.00000000865973</text:p>
              </table:table-cell>
              <table:table-cell office:value-type="float" office:value="0.128">
                <text:p>0.128</text:p>
              </table:table-cell>
              <table:table-cell office:value-type="float" office:value="0.00000000518475">
                <text:p>0.00000000518475</text:p>
              </table:table-cell>
              <table:table-cell office:value-type="float" office:value="0.128">
                <text:p>0.128</text:p>
              </table:table-cell>
              <table:table-cell office:value-type="float" office:value="0.000000000831955">
                <text:p>0.000000000831955</text:p>
              </table:table-cell>
              <table:table-cell office:value-type="float" office:value="0.128">
                <text:p>0.128</text:p>
              </table:table-cell>
              <table:table-cell office:value-type="float" office:value="0.000000000276194">
                <text:p>0.000000000276194</text:p>
              </table:table-cell>
              <table:table-cell office:value-type="float" office:value="0.128">
                <text:p>0.128</text:p>
              </table:table-cell>
              <table:table-cell office:value-type="float" office:value="0.000000000314069">
                <text:p>0.000000000314069</text:p>
              </table:table-cell>
              <table:table-cell office:value-type="float" office:value="0.128">
                <text:p>0.128</text:p>
              </table:table-cell>
              <table:table-cell office:value-type="float" office:value="0.000000000414272">
                <text:p>0.000000000414272</text:p>
              </table:table-cell>
              <table:table-cell office:value-type="float" office:value="0.128">
                <text:p>0.128</text:p>
              </table:table-cell>
              <table:table-cell office:value-type="float" office:value="0.00000000051514">
                <text:p>0.000000000515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4">
                <text:p>0.144</text:p>
              </table:table-cell>
              <table:table-cell office:value-type="float" office:value="0.00000000866017">
                <text:p>0.00000000866017</text:p>
              </table:table-cell>
              <table:table-cell office:value-type="float" office:value="0.144">
                <text:p>0.144</text:p>
              </table:table-cell>
              <table:table-cell office:value-type="float" office:value="0.00000000571559">
                <text:p>0.00000000571559</text:p>
              </table:table-cell>
              <table:table-cell office:value-type="float" office:value="0.144">
                <text:p>0.144</text:p>
              </table:table-cell>
              <table:table-cell office:value-type="float" office:value="0.00000000136343">
                <text:p>0.00000000136343</text:p>
              </table:table-cell>
              <table:table-cell office:value-type="float" office:value="0.144">
                <text:p>0.144</text:p>
              </table:table-cell>
              <table:table-cell office:value-type="float" office:value="0.000000000432702">
                <text:p>0.000000000432702</text:p>
              </table:table-cell>
              <table:table-cell office:value-type="float" office:value="0.144">
                <text:p>0.144</text:p>
              </table:table-cell>
              <table:table-cell office:value-type="float" office:value="0.000000000453807">
                <text:p>0.000000000453807</text:p>
              </table:table-cell>
              <table:table-cell office:value-type="float" office:value="0.144">
                <text:p>0.144</text:p>
              </table:table-cell>
              <table:table-cell office:value-type="float" office:value="0.000000000563929">
                <text:p>0.000000000563929</text:p>
              </table:table-cell>
              <table:table-cell office:value-type="float" office:value="0.144">
                <text:p>0.144</text:p>
              </table:table-cell>
              <table:table-cell office:value-type="float" office:value="0.000000000671326">
                <text:p>0.0000000006713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">
                <text:p>0.16</text:p>
              </table:table-cell>
              <table:table-cell office:value-type="float" office:value="0.00000000866024">
                <text:p>0.00000000866024</text:p>
              </table:table-cell>
              <table:table-cell office:value-type="float" office:value="0.16">
                <text:p>0.16</text:p>
              </table:table-cell>
              <table:table-cell office:value-type="float" office:value="0.00000000595661">
                <text:p>0.00000000595661</text:p>
              </table:table-cell>
              <table:table-cell office:value-type="float" office:value="0.16">
                <text:p>0.16</text:p>
              </table:table-cell>
              <table:table-cell office:value-type="float" office:value="0.00000000207847">
                <text:p>0.00000000207847</text:p>
              </table:table-cell>
              <table:table-cell office:value-type="float" office:value="0.16">
                <text:p>0.16</text:p>
              </table:table-cell>
              <table:table-cell office:value-type="float" office:value="0.000000000672139">
                <text:p>0.000000000672139</text:p>
              </table:table-cell>
              <table:table-cell office:value-type="float" office:value="0.16">
                <text:p>0.16</text:p>
              </table:table-cell>
              <table:table-cell office:value-type="float" office:value="0.000000000654763">
                <text:p>0.000000000654763</text:p>
              </table:table-cell>
              <table:table-cell office:value-type="float" office:value="0.16">
                <text:p>0.16</text:p>
              </table:table-cell>
              <table:table-cell office:value-type="float" office:value="0.000000000767361">
                <text:p>0.000000000767361</text:p>
              </table:table-cell>
              <table:table-cell office:value-type="float" office:value="0.16">
                <text:p>0.16</text:p>
              </table:table-cell>
              <table:table-cell office:value-type="float" office:value="0.000000000874753">
                <text:p>0.0000000008747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6">
                <text:p>0.176</text:p>
              </table:table-cell>
              <table:table-cell office:value-type="float" office:value="0.00000000866025">
                <text:p>0.00000000866025</text:p>
              </table:table-cell>
              <table:table-cell office:value-type="float" office:value="0.176">
                <text:p>0.176</text:p>
              </table:table-cell>
              <table:table-cell office:value-type="float" office:value="0.00000000605756">
                <text:p>0.00000000605756</text:p>
              </table:table-cell>
              <table:table-cell office:value-type="float" office:value="0.176">
                <text:p>0.176</text:p>
              </table:table-cell>
              <table:table-cell office:value-type="float" office:value="0.00000000289655">
                <text:p>0.00000000289655</text:p>
              </table:table-cell>
              <table:table-cell office:value-type="float" office:value="0.176">
                <text:p>0.176</text:p>
              </table:table-cell>
              <table:table-cell office:value-type="float" office:value="0.00000000103067">
                <text:p>0.00000000103067</text:p>
              </table:table-cell>
              <table:table-cell office:value-type="float" office:value="0.176">
                <text:p>0.176</text:p>
              </table:table-cell>
              <table:table-cell office:value-type="float" office:value="0.000000000942731">
                <text:p>0.000000000942731</text:p>
              </table:table-cell>
              <table:table-cell office:value-type="float" office:value="0.176">
                <text:p>0.176</text:p>
              </table:table-cell>
              <table:table-cell office:value-type="float" office:value="0.00000000104364">
                <text:p>0.00000000104364</text:p>
              </table:table-cell>
              <table:table-cell office:value-type="float" office:value="0.176">
                <text:p>0.176</text:p>
              </table:table-cell>
              <table:table-cell office:value-type="float" office:value="0.00000000113963">
                <text:p>0.000000001139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92">
                <text:p>0.192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192">
                <text:p>0.192</text:p>
              </table:table-cell>
              <table:table-cell office:value-type="float" office:value="0.00000000609841">
                <text:p>0.00000000609841</text:p>
              </table:table-cell>
              <table:table-cell office:value-type="float" office:value="0.192">
                <text:p>0.192</text:p>
              </table:table-cell>
              <table:table-cell office:value-type="float" office:value="0.00000000367565">
                <text:p>0.00000000367565</text:p>
              </table:table-cell>
              <table:table-cell office:value-type="float" office:value="0.192">
                <text:p>0.192</text:p>
              </table:table-cell>
              <table:table-cell office:value-type="float" office:value="0.00000000155066">
                <text:p>0.00000000155066</text:p>
              </table:table-cell>
              <table:table-cell office:value-type="float" office:value="0.192">
                <text:p>0.192</text:p>
              </table:table-cell>
              <table:table-cell office:value-type="float" office:value="0.00000000135329">
                <text:p>0.00000000135329</text:p>
              </table:table-cell>
              <table:table-cell office:value-type="float" office:value="0.192">
                <text:p>0.192</text:p>
              </table:table-cell>
              <table:table-cell office:value-type="float" office:value="0.00000000141841">
                <text:p>0.00000000141841</text:p>
              </table:table-cell>
              <table:table-cell office:value-type="float" office:value="0.192">
                <text:p>0.192</text:p>
              </table:table-cell>
              <table:table-cell office:value-type="float" office:value="0.00000000148438">
                <text:p>0.00000000148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8">
                <text:p>0.208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208">
                <text:p>0.208</text:p>
              </table:table-cell>
              <table:table-cell office:value-type="float" office:value="0.0000000061147">
                <text:p>0.0000000061147</text:p>
              </table:table-cell>
              <table:table-cell office:value-type="float" office:value="0.208">
                <text:p>0.208</text:p>
              </table:table-cell>
              <table:table-cell office:value-type="float" office:value="0.00000000429827">
                <text:p>0.00000000429827</text:p>
              </table:table-cell>
              <table:table-cell office:value-type="float" office:value="0.208">
                <text:p>0.208</text:p>
              </table:table-cell>
              <table:table-cell office:value-type="float" office:value="0.00000000227091">
                <text:p>0.00000000227091</text:p>
              </table:table-cell>
              <table:table-cell office:value-type="float" office:value="0.208">
                <text:p>0.208</text:p>
              </table:table-cell>
              <table:table-cell office:value-type="float" office:value="0.00000000193441">
                <text:p>0.00000000193441</text:p>
              </table:table-cell>
              <table:table-cell office:value-type="float" office:value="0.208">
                <text:p>0.208</text:p>
              </table:table-cell>
              <table:table-cell office:value-type="float" office:value="0.00000000192592">
                <text:p>0.00000000192592</text:p>
              </table:table-cell>
              <table:table-cell office:value-type="float" office:value="0.208">
                <text:p>0.208</text:p>
              </table:table-cell>
              <table:table-cell office:value-type="float" office:value="0.00000000193287">
                <text:p>0.000000001932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4">
                <text:p>0.224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224">
                <text:p>0.224</text:p>
              </table:table-cell>
              <table:table-cell office:value-type="float" office:value="0.00000000612117">
                <text:p>0.00000000612117</text:p>
              </table:table-cell>
              <table:table-cell office:value-type="float" office:value="0.224">
                <text:p>0.224</text:p>
              </table:table-cell>
              <table:table-cell office:value-type="float" office:value="0.00000000472972">
                <text:p>0.00000000472972</text:p>
              </table:table-cell>
              <table:table-cell office:value-type="float" office:value="0.224">
                <text:p>0.224</text:p>
              </table:table-cell>
              <table:table-cell office:value-type="float" office:value="0.00000000320747">
                <text:p>0.00000000320747</text:p>
              </table:table-cell>
              <table:table-cell office:value-type="float" office:value="0.224">
                <text:p>0.224</text:p>
              </table:table-cell>
              <table:table-cell office:value-type="float" office:value="0.00000000274856">
                <text:p>0.00000000274856</text:p>
              </table:table-cell>
              <table:table-cell office:value-type="float" office:value="0.224">
                <text:p>0.224</text:p>
              </table:table-cell>
              <table:table-cell office:value-type="float" office:value="0.00000000261169">
                <text:p>0.00000000261169</text:p>
              </table:table-cell>
              <table:table-cell office:value-type="float" office:value="0.224">
                <text:p>0.224</text:p>
              </table:table-cell>
              <table:table-cell office:value-type="float" office:value="0.00000000251592">
                <text:p>0.000000002515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">
                <text:p>0.24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24">
                <text:p>0.24</text:p>
              </table:table-cell>
              <table:table-cell office:value-type="float" office:value="0.00000000612372">
                <text:p>0.00000000612372</text:p>
              </table:table-cell>
              <table:table-cell office:value-type="float" office:value="0.24">
                <text:p>0.24</text:p>
              </table:table-cell>
              <table:table-cell office:value-type="float" office:value="0.000000005">
                <text:p>0.000000005</text:p>
              </table:table-cell>
              <table:table-cell office:value-type="float" office:value="0.24">
                <text:p>0.24</text:p>
              </table:table-cell>
              <table:table-cell office:value-type="float" office:value="0.00000000433013">
                <text:p>0.00000000433013</text:p>
              </table:table-cell>
              <table:table-cell office:value-type="float" office:value="0.24">
                <text:p>0.24</text:p>
              </table:table-cell>
              <table:table-cell office:value-type="float" office:value="0.00000000387298">
                <text:p>0.00000000387298</text:p>
              </table:table-cell>
              <table:table-cell office:value-type="float" office:value="0.24">
                <text:p>0.24</text:p>
              </table:table-cell>
              <table:table-cell office:value-type="float" office:value="0.00000000353553">
                <text:p>0.00000000353553</text:p>
              </table:table-cell>
              <table:table-cell office:value-type="float" office:value="0.24">
                <text:p>0.24</text:p>
              </table:table-cell>
              <table:table-cell office:value-type="float" office:value="0.00000000327327">
                <text:p>0.000000003273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6">
                <text:p>0.256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256">
                <text:p>0.256</text:p>
              </table:table-cell>
              <table:table-cell office:value-type="float" office:value="0.00000000612474">
                <text:p>0.00000000612474</text:p>
              </table:table-cell>
              <table:table-cell office:value-type="float" office:value="0.256">
                <text:p>0.256</text:p>
              </table:table-cell>
              <table:table-cell office:value-type="float" office:value="0.00000000515876">
                <text:p>0.00000000515876</text:p>
              </table:table-cell>
              <table:table-cell office:value-type="float" office:value="0.256">
                <text:p>0.256</text:p>
              </table:table-cell>
              <table:table-cell office:value-type="float" office:value="0.00000000555169">
                <text:p>0.00000000555169</text:p>
              </table:table-cell>
              <table:table-cell office:value-type="float" office:value="0.256">
                <text:p>0.256</text:p>
              </table:table-cell>
              <table:table-cell office:value-type="float" office:value="0.00000000539559">
                <text:p>0.00000000539559</text:p>
              </table:table-cell>
              <table:table-cell office:value-type="float" office:value="0.256">
                <text:p>0.256</text:p>
              </table:table-cell>
              <table:table-cell office:value-type="float" office:value="0.00000000477508">
                <text:p>0.00000000477508</text:p>
              </table:table-cell>
              <table:table-cell office:value-type="float" office:value="0.256">
                <text:p>0.256</text:p>
              </table:table-cell>
              <table:table-cell office:value-type="float" office:value="0.00000000425591">
                <text:p>0.000000004255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2">
                <text:p>0.272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272">
                <text:p>0.272</text:p>
              </table:table-cell>
              <table:table-cell office:value-type="float" office:value="0.00000000612514">
                <text:p>0.00000000612514</text:p>
              </table:table-cell>
              <table:table-cell office:value-type="float" office:value="0.272">
                <text:p>0.272</text:p>
              </table:table-cell>
              <table:table-cell office:value-type="float" office:value="0.00000000524851">
                <text:p>0.00000000524851</text:p>
              </table:table-cell>
              <table:table-cell office:value-type="float" office:value="0.272">
                <text:p>0.272</text:p>
              </table:table-cell>
              <table:table-cell office:value-type="float" office:value="0.00000000674852">
                <text:p>0.00000000674852</text:p>
              </table:table-cell>
              <table:table-cell office:value-type="float" office:value="0.272">
                <text:p>0.272</text:p>
              </table:table-cell>
              <table:table-cell office:value-type="float" office:value="0.00000000740327">
                <text:p>0.00000000740327</text:p>
              </table:table-cell>
              <table:table-cell office:value-type="float" office:value="0.272">
                <text:p>0.272</text:p>
              </table:table-cell>
              <table:table-cell office:value-type="float" office:value="0.00000000642922">
                <text:p>0.00000000642922</text:p>
              </table:table-cell>
              <table:table-cell office:value-type="float" office:value="0.272">
                <text:p>0.272</text:p>
              </table:table-cell>
              <table:table-cell office:value-type="float" office:value="0.00000000552903">
                <text:p>0.000000005529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88">
                <text:p>0.288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288">
                <text:p>0.288</text:p>
              </table:table-cell>
              <table:table-cell office:value-type="float" office:value="0.00000000612529">
                <text:p>0.00000000612529</text:p>
              </table:table-cell>
              <table:table-cell office:value-type="float" office:value="0.288">
                <text:p>0.288</text:p>
              </table:table-cell>
              <table:table-cell office:value-type="float" office:value="0.00000000529814">
                <text:p>0.00000000529814</text:p>
              </table:table-cell>
              <table:table-cell office:value-type="float" office:value="0.288">
                <text:p>0.288</text:p>
              </table:table-cell>
              <table:table-cell office:value-type="float" office:value="0.00000000780648">
                <text:p>0.00000000780648</text:p>
              </table:table-cell>
              <table:table-cell office:value-type="float" office:value="0.288">
                <text:p>0.288</text:p>
              </table:table-cell>
              <table:table-cell office:value-type="float" office:value="0.00000000995965">
                <text:p>0.00000000995965</text:p>
              </table:table-cell>
              <table:table-cell office:value-type="float" office:value="0.288">
                <text:p>0.288</text:p>
              </table:table-cell>
              <table:table-cell office:value-type="float" office:value="0.00000000862072">
                <text:p>0.00000000862072</text:p>
              </table:table-cell>
              <table:table-cell office:value-type="float" office:value="0.288">
                <text:p>0.288</text:p>
              </table:table-cell>
              <table:table-cell office:value-type="float" office:value="0.00000000717544">
                <text:p>0.000000007175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04">
                <text:p>0.304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304">
                <text:p>0.304</text:p>
              </table:table-cell>
              <table:table-cell office:value-type="float" office:value="0.00000000612536">
                <text:p>0.00000000612536</text:p>
              </table:table-cell>
              <table:table-cell office:value-type="float" office:value="0.304">
                <text:p>0.304</text:p>
              </table:table-cell>
              <table:table-cell office:value-type="float" office:value="0.00000000532526">
                <text:p>0.00000000532526</text:p>
              </table:table-cell>
              <table:table-cell office:value-type="float" office:value="0.304">
                <text:p>0.304</text:p>
              </table:table-cell>
              <table:table-cell office:value-type="float" office:value="0.00000000865995">
                <text:p>0.00000000865995</text:p>
              </table:table-cell>
              <table:table-cell office:value-type="float" office:value="0.304">
                <text:p>0.304</text:p>
              </table:table-cell>
              <table:table-cell office:value-type="float" office:value="0.0000000130737">
                <text:p>0.0000000130737</text:p>
              </table:table-cell>
              <table:table-cell office:value-type="float" office:value="0.304">
                <text:p>0.304</text:p>
              </table:table-cell>
              <table:table-cell office:value-type="float" office:value="0.0000000114965">
                <text:p>0.0000000114965</text:p>
              </table:table-cell>
              <table:table-cell office:value-type="float" office:value="0.304">
                <text:p>0.304</text:p>
              </table:table-cell>
              <table:table-cell office:value-type="float" office:value="0.00000000929947">
                <text:p>0.000000009299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2">
                <text:p>0.32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32">
                <text:p>0.32</text:p>
              </table:table-cell>
              <table:table-cell office:value-type="float" office:value="0.00000000612538">
                <text:p>0.00000000612538</text:p>
              </table:table-cell>
              <table:table-cell office:value-type="float" office:value="0.32">
                <text:p>0.32</text:p>
              </table:table-cell>
              <table:table-cell office:value-type="float" office:value="0.00000000533999">
                <text:p>0.00000000533999</text:p>
              </table:table-cell>
              <table:table-cell office:value-type="float" office:value="0.32">
                <text:p>0.32</text:p>
              </table:table-cell>
              <table:table-cell office:value-type="float" office:value="0.00000000929906">
                <text:p>0.00000000929906</text:p>
              </table:table-cell>
              <table:table-cell office:value-type="float" office:value="0.32">
                <text:p>0.32</text:p>
              </table:table-cell>
              <table:table-cell office:value-type="float" office:value="0.0000000166688">
                <text:p>0.0000000166688</text:p>
              </table:table-cell>
              <table:table-cell office:value-type="float" office:value="0.32">
                <text:p>0.32</text:p>
              </table:table-cell>
              <table:table-cell office:value-type="float" office:value="0.0000000152233">
                <text:p>0.0000000152233</text:p>
              </table:table-cell>
              <table:table-cell office:value-type="float" office:value="0.32">
                <text:p>0.32</text:p>
              </table:table-cell>
              <table:table-cell office:value-type="float" office:value="0.0000000120312">
                <text:p>0.00000001203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36">
                <text:p>0.336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336">
                <text:p>0.336</text:p>
              </table:table-cell>
              <table:table-cell office:value-type="float" office:value="0.00000000612539">
                <text:p>0.00000000612539</text:p>
              </table:table-cell>
              <table:table-cell office:value-type="float" office:value="0.336">
                <text:p>0.336</text:p>
              </table:table-cell>
              <table:table-cell office:value-type="float" office:value="0.00000000534795">
                <text:p>0.00000000534795</text:p>
              </table:table-cell>
              <table:table-cell office:value-type="float" office:value="0.336">
                <text:p>0.336</text:p>
              </table:table-cell>
              <table:table-cell office:value-type="float" office:value="0.00000000975148">
                <text:p>0.00000000975148</text:p>
              </table:table-cell>
              <table:table-cell office:value-type="float" office:value="0.336">
                <text:p>0.336</text:p>
              </table:table-cell>
              <table:table-cell office:value-type="float" office:value="0.0000000205709">
                <text:p>0.0000000205709</text:p>
              </table:table-cell>
              <table:table-cell office:value-type="float" office:value="0.336">
                <text:p>0.336</text:p>
              </table:table-cell>
              <table:table-cell office:value-type="float" office:value="0.0000000199752">
                <text:p>0.0000000199752</text:p>
              </table:table-cell>
              <table:table-cell office:value-type="float" office:value="0.336">
                <text:p>0.336</text:p>
              </table:table-cell>
              <table:table-cell office:value-type="float" office:value="0.0000000155308">
                <text:p>0.00000001553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52">
                <text:p>0.352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352">
                <text:p>0.352</text:p>
              </table:table-cell>
              <table:table-cell office:value-type="float" office:value="0.00000000612539">
                <text:p>0.00000000612539</text:p>
              </table:table-cell>
              <table:table-cell office:value-type="float" office:value="0.352">
                <text:p>0.352</text:p>
              </table:table-cell>
              <table:table-cell office:value-type="float" office:value="0.00000000535225">
                <text:p>0.00000000535225</text:p>
              </table:table-cell>
              <table:table-cell office:value-type="float" office:value="0.352">
                <text:p>0.352</text:p>
              </table:table-cell>
              <table:table-cell office:value-type="float" office:value="0.0000000100591">
                <text:p>0.0000000100591</text:p>
              </table:table-cell>
              <table:table-cell office:value-type="float" office:value="0.352">
                <text:p>0.352</text:p>
              </table:table-cell>
              <table:table-cell office:value-type="float" office:value="0.0000000245324">
                <text:p>0.0000000245324</text:p>
              </table:table-cell>
              <table:table-cell office:value-type="float" office:value="0.352">
                <text:p>0.352</text:p>
              </table:table-cell>
              <table:table-cell office:value-type="float" office:value="0.0000000259106">
                <text:p>0.0000000259106</text:p>
              </table:table-cell>
              <table:table-cell office:value-type="float" office:value="0.352">
                <text:p>0.352</text:p>
              </table:table-cell>
              <table:table-cell office:value-type="float" office:value="0.0000000199914">
                <text:p>0.00000001999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8">
                <text:p>0.368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368">
                <text:p>0.368</text:p>
              </table:table-cell>
              <table:table-cell office:value-type="float" office:value="0.0000000061254">
                <text:p>0.0000000061254</text:p>
              </table:table-cell>
              <table:table-cell office:value-type="float" office:value="0.368">
                <text:p>0.368</text:p>
              </table:table-cell>
              <table:table-cell office:value-type="float" office:value="0.00000000535456">
                <text:p>0.00000000535456</text:p>
              </table:table-cell>
              <table:table-cell office:value-type="float" office:value="0.368">
                <text:p>0.368</text:p>
              </table:table-cell>
              <table:table-cell office:value-type="float" office:value="0.0000000102627">
                <text:p>0.0000000102627</text:p>
              </table:table-cell>
              <table:table-cell office:value-type="float" office:value="0.368">
                <text:p>0.368</text:p>
              </table:table-cell>
              <table:table-cell office:value-type="float" office:value="0.0000000282906">
                <text:p>0.0000000282906</text:p>
              </table:table-cell>
              <table:table-cell office:value-type="float" office:value="0.368">
                <text:p>0.368</text:p>
              </table:table-cell>
              <table:table-cell office:value-type="float" office:value="0.0000000331367">
                <text:p>0.0000000331367</text:p>
              </table:table-cell>
              <table:table-cell office:value-type="float" office:value="0.368">
                <text:p>0.368</text:p>
              </table:table-cell>
              <table:table-cell office:value-type="float" office:value="0.000000025641">
                <text:p>0.0000000256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84">
                <text:p>0.384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384">
                <text:p>0.384</text:p>
              </table:table-cell>
              <table:table-cell office:value-type="float" office:value="0.0000000061254">
                <text:p>0.0000000061254</text:p>
              </table:table-cell>
              <table:table-cell office:value-type="float" office:value="0.384">
                <text:p>0.384</text:p>
              </table:table-cell>
              <table:table-cell office:value-type="float" office:value="0.00000000535581">
                <text:p>0.00000000535581</text:p>
              </table:table-cell>
              <table:table-cell office:value-type="float" office:value="0.384">
                <text:p>0.384</text:p>
              </table:table-cell>
              <table:table-cell office:value-type="float" office:value="0.0000000103949">
                <text:p>0.0000000103949</text:p>
              </table:table-cell>
              <table:table-cell office:value-type="float" office:value="0.384">
                <text:p>0.384</text:p>
              </table:table-cell>
              <table:table-cell office:value-type="float" office:value="0.0000000316334">
                <text:p>0.0000000316334</text:p>
              </table:table-cell>
              <table:table-cell office:value-type="float" office:value="0.384">
                <text:p>0.384</text:p>
              </table:table-cell>
              <table:table-cell office:value-type="float" office:value="0.0000000416645">
                <text:p>0.0000000416645</text:p>
              </table:table-cell>
              <table:table-cell office:value-type="float" office:value="0.384">
                <text:p>0.384</text:p>
              </table:table-cell>
              <table:table-cell office:value-type="float" office:value="0.0000000327401">
                <text:p>0.00000003274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">
                <text:p>0.4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4">
                <text:p>0.4</text:p>
              </table:table-cell>
              <table:table-cell office:value-type="float" office:value="0.0000000061254">
                <text:p>0.0000000061254</text:p>
              </table:table-cell>
              <table:table-cell office:value-type="float" office:value="0.4">
                <text:p>0.4</text:p>
              </table:table-cell>
              <table:table-cell office:value-type="float" office:value="0.00000000535648">
                <text:p>0.00000000535648</text:p>
              </table:table-cell>
              <table:table-cell office:value-type="float" office:value="0.4">
                <text:p>0.4</text:p>
              </table:table-cell>
              <table:table-cell office:value-type="float" office:value="0.0000000104798">
                <text:p>0.0000000104798</text:p>
              </table:table-cell>
              <table:table-cell office:value-type="float" office:value="0.4">
                <text:p>0.4</text:p>
              </table:table-cell>
              <table:table-cell office:value-type="float" office:value="0.0000000344406">
                <text:p>0.0000000344406</text:p>
              </table:table-cell>
              <table:table-cell office:value-type="float" office:value="0.4">
                <text:p>0.4</text:p>
              </table:table-cell>
              <table:table-cell office:value-type="float" office:value="0.0000000513675">
                <text:p>0.0000000513675</text:p>
              </table:table-cell>
              <table:table-cell office:value-type="float" office:value="0.4">
                <text:p>0.4</text:p>
              </table:table-cell>
              <table:table-cell office:value-type="float" office:value="0.0000000415734">
                <text:p>0.00000004157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16">
                <text:p>0.416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416">
                <text:p>0.416</text:p>
              </table:table-cell>
              <table:table-cell office:value-type="float" office:value="0.0000000061254">
                <text:p>0.0000000061254</text:p>
              </table:table-cell>
              <table:table-cell office:value-type="float" office:value="0.416">
                <text:p>0.416</text:p>
              </table:table-cell>
              <table:table-cell office:value-type="float" office:value="0.00000000535685">
                <text:p>0.00000000535685</text:p>
              </table:table-cell>
              <table:table-cell office:value-type="float" office:value="0.416">
                <text:p>0.416</text:p>
              </table:table-cell>
              <table:table-cell office:value-type="float" office:value="0.0000000105339">
                <text:p>0.0000000105339</text:p>
              </table:table-cell>
              <table:table-cell office:value-type="float" office:value="0.416">
                <text:p>0.416</text:p>
              </table:table-cell>
              <table:table-cell office:value-type="float" office:value="0.0000000366866">
                <text:p>0.0000000366866</text:p>
              </table:table-cell>
              <table:table-cell office:value-type="float" office:value="0.416">
                <text:p>0.416</text:p>
              </table:table-cell>
              <table:table-cell office:value-type="float" office:value="0.0000000619601">
                <text:p>0.0000000619601</text:p>
              </table:table-cell>
              <table:table-cell office:value-type="float" office:value="0.416">
                <text:p>0.416</text:p>
              </table:table-cell>
              <table:table-cell office:value-type="float" office:value="0.000000052434">
                <text:p>0.0000000524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32">
                <text:p>0.432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432">
                <text:p>0.432</text:p>
              </table:table-cell>
              <table:table-cell office:value-type="float" office:value="0.0000000061254">
                <text:p>0.0000000061254</text:p>
              </table:table-cell>
              <table:table-cell office:value-type="float" office:value="0.432">
                <text:p>0.432</text:p>
              </table:table-cell>
              <table:table-cell office:value-type="float" office:value="0.00000000535704">
                <text:p>0.00000000535704</text:p>
              </table:table-cell>
              <table:table-cell office:value-type="float" office:value="0.432">
                <text:p>0.432</text:p>
              </table:table-cell>
              <table:table-cell office:value-type="float" office:value="0.0000000105682">
                <text:p>0.0000000105682</text:p>
              </table:table-cell>
              <table:table-cell office:value-type="float" office:value="0.432">
                <text:p>0.432</text:p>
              </table:table-cell>
              <table:table-cell office:value-type="float" office:value="0.0000000384148">
                <text:p>0.0000000384148</text:p>
              </table:table-cell>
              <table:table-cell office:value-type="float" office:value="0.432">
                <text:p>0.432</text:p>
              </table:table-cell>
              <table:table-cell office:value-type="float" office:value="0.0000000730168">
                <text:p>0.0000000730168</text:p>
              </table:table-cell>
              <table:table-cell office:value-type="float" office:value="0.432">
                <text:p>0.432</text:p>
              </table:table-cell>
              <table:table-cell office:value-type="float" office:value="0.0000000655988">
                <text:p>0.00000006559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48">
                <text:p>0.448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448">
                <text:p>0.448</text:p>
              </table:table-cell>
              <table:table-cell office:value-type="float" office:value="0.0000000061254">
                <text:p>0.0000000061254</text:p>
              </table:table-cell>
              <table:table-cell office:value-type="float" office:value="0.448">
                <text:p>0.448</text:p>
              </table:table-cell>
              <table:table-cell office:value-type="float" office:value="0.00000000535715">
                <text:p>0.00000000535715</text:p>
              </table:table-cell>
              <table:table-cell office:value-type="float" office:value="0.448">
                <text:p>0.448</text:p>
              </table:table-cell>
              <table:table-cell office:value-type="float" office:value="0.0000000105898">
                <text:p>0.0000000105898</text:p>
              </table:table-cell>
              <table:table-cell office:value-type="float" office:value="0.448">
                <text:p>0.448</text:p>
              </table:table-cell>
              <table:table-cell office:value-type="float" office:value="0.0000000397053">
                <text:p>0.0000000397053</text:p>
              </table:table-cell>
              <table:table-cell office:value-type="float" office:value="0.448">
                <text:p>0.448</text:p>
              </table:table-cell>
              <table:table-cell office:value-type="float" office:value="0.0000000840344">
                <text:p>0.0000000840344</text:p>
              </table:table-cell>
              <table:table-cell office:value-type="float" office:value="0.448">
                <text:p>0.448</text:p>
              </table:table-cell>
              <table:table-cell office:value-type="float" office:value="0.0000000812957">
                <text:p>0.00000008129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64">
                <text:p>0.464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464">
                <text:p>0.464</text:p>
              </table:table-cell>
              <table:table-cell office:value-type="float" office:value="0.0000000061254">
                <text:p>0.0000000061254</text:p>
              </table:table-cell>
              <table:table-cell office:value-type="float" office:value="0.464">
                <text:p>0.464</text:p>
              </table:table-cell>
              <table:table-cell office:value-type="float" office:value="0.0000000053572">
                <text:p>0.0000000053572</text:p>
              </table:table-cell>
              <table:table-cell office:value-type="float" office:value="0.464">
                <text:p>0.464</text:p>
              </table:table-cell>
              <table:table-cell office:value-type="float" office:value="0.0000000106035">
                <text:p>0.0000000106035</text:p>
              </table:table-cell>
              <table:table-cell office:value-type="float" office:value="0.464">
                <text:p>0.464</text:p>
              </table:table-cell>
              <table:table-cell office:value-type="float" office:value="0.0000000406477">
                <text:p>0.0000000406477</text:p>
              </table:table-cell>
              <table:table-cell office:value-type="float" office:value="0.464">
                <text:p>0.464</text:p>
              </table:table-cell>
              <table:table-cell office:value-type="float" office:value="0.0000000945242">
                <text:p>0.0000000945242</text:p>
              </table:table-cell>
              <table:table-cell office:value-type="float" office:value="0.464">
                <text:p>0.464</text:p>
              </table:table-cell>
              <table:table-cell office:value-type="float" office:value="0.0000000996709">
                <text:p>0.00000009967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">
                <text:p>0.48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48">
                <text:p>0.48</text:p>
              </table:table-cell>
              <table:table-cell office:value-type="float" office:value="0.0000000061254">
                <text:p>0.0000000061254</text:p>
              </table:table-cell>
              <table:table-cell office:value-type="float" office:value="0.48">
                <text:p>0.48</text:p>
              </table:table-cell>
              <table:table-cell office:value-type="float" office:value="0.00000000535723">
                <text:p>0.00000000535723</text:p>
              </table:table-cell>
              <table:table-cell office:value-type="float" office:value="0.48">
                <text:p>0.48</text:p>
              </table:table-cell>
              <table:table-cell office:value-type="float" office:value="0.0000000106121">
                <text:p>0.0000000106121</text:p>
              </table:table-cell>
              <table:table-cell office:value-type="float" office:value="0.48">
                <text:p>0.48</text:p>
              </table:table-cell>
              <table:table-cell office:value-type="float" office:value="0.000000041325">
                <text:p>0.000000041325</text:p>
              </table:table-cell>
              <table:table-cell office:value-type="float" office:value="0.48">
                <text:p>0.48</text:p>
              </table:table-cell>
              <table:table-cell office:value-type="float" office:value="0.000000104099">
                <text:p>0.000000104099</text:p>
              </table:table-cell>
              <table:table-cell office:value-type="float" office:value="0.48">
                <text:p>0.48</text:p>
              </table:table-cell>
              <table:table-cell office:value-type="float" office:value="0.000000120767">
                <text:p>0.0000001207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96">
                <text:p>0.496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496">
                <text:p>0.496</text:p>
              </table:table-cell>
              <table:table-cell office:value-type="float" office:value="0.0000000061254">
                <text:p>0.0000000061254</text:p>
              </table:table-cell>
              <table:table-cell office:value-type="float" office:value="0.496">
                <text:p>0.496</text:p>
              </table:table-cell>
              <table:table-cell office:value-type="float" office:value="0.00000000535725">
                <text:p>0.00000000535725</text:p>
              </table:table-cell>
              <table:table-cell office:value-type="float" office:value="0.496">
                <text:p>0.496</text:p>
              </table:table-cell>
              <table:table-cell office:value-type="float" office:value="0.0000000106175">
                <text:p>0.0000000106175</text:p>
              </table:table-cell>
              <table:table-cell office:value-type="float" office:value="0.496">
                <text:p>0.496</text:p>
              </table:table-cell>
              <table:table-cell office:value-type="float" office:value="0.0000000418066">
                <text:p>0.0000000418066</text:p>
              </table:table-cell>
              <table:table-cell office:value-type="float" office:value="0.496">
                <text:p>0.496</text:p>
              </table:table-cell>
              <table:table-cell office:value-type="float" office:value="0.000000112527">
                <text:p>0.000000112527</text:p>
              </table:table-cell>
              <table:table-cell office:value-type="float" office:value="0.496">
                <text:p>0.496</text:p>
              </table:table-cell>
              <table:table-cell office:value-type="float" office:value="0.000000144531">
                <text:p>0.0000001445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12">
                <text:p>0.512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512">
                <text:p>0.512</text:p>
              </table:table-cell>
              <table:table-cell office:value-type="float" office:value="0.0000000061254">
                <text:p>0.0000000061254</text:p>
              </table:table-cell>
              <table:table-cell office:value-type="float" office:value="0.512">
                <text:p>0.512</text:p>
              </table:table-cell>
              <table:table-cell office:value-type="float" office:value="0.00000000535726">
                <text:p>0.00000000535726</text:p>
              </table:table-cell>
              <table:table-cell office:value-type="float" office:value="0.512">
                <text:p>0.512</text:p>
              </table:table-cell>
              <table:table-cell office:value-type="float" office:value="0.0000000106208">
                <text:p>0.0000000106208</text:p>
              </table:table-cell>
              <table:table-cell office:value-type="float" office:value="0.512">
                <text:p>0.512</text:p>
              </table:table-cell>
              <table:table-cell office:value-type="float" office:value="0.000000042147">
                <text:p>0.000000042147</text:p>
              </table:table-cell>
              <table:table-cell office:value-type="float" office:value="0.512">
                <text:p>0.512</text:p>
              </table:table-cell>
              <table:table-cell office:value-type="float" office:value="0.00000011974">
                <text:p>0.00000011974</text:p>
              </table:table-cell>
              <table:table-cell office:value-type="float" office:value="0.512">
                <text:p>0.512</text:p>
              </table:table-cell>
              <table:table-cell office:value-type="float" office:value="0.000000170879">
                <text:p>0.0000001708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28">
                <text:p>0.528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528">
                <text:p>0.528</text:p>
              </table:table-cell>
              <table:table-cell office:value-type="float" office:value="0.0000000061254">
                <text:p>0.0000000061254</text:p>
              </table:table-cell>
              <table:table-cell office:value-type="float" office:value="0.528">
                <text:p>0.528</text:p>
              </table:table-cell>
              <table:table-cell office:value-type="float" office:value="0.00000000535726">
                <text:p>0.00000000535726</text:p>
              </table:table-cell>
              <table:table-cell office:value-type="float" office:value="0.528">
                <text:p>0.528</text:p>
              </table:table-cell>
              <table:table-cell office:value-type="float" office:value="0.0000000106229">
                <text:p>0.0000000106229</text:p>
              </table:table-cell>
              <table:table-cell office:value-type="float" office:value="0.528">
                <text:p>0.528</text:p>
              </table:table-cell>
              <table:table-cell office:value-type="float" office:value="0.0000000423874">
                <text:p>0.0000000423874</text:p>
              </table:table-cell>
              <table:table-cell office:value-type="float" office:value="0.528">
                <text:p>0.528</text:p>
              </table:table-cell>
              <table:table-cell office:value-type="float" office:value="0.000000125809">
                <text:p>0.000000125809</text:p>
              </table:table-cell>
              <table:table-cell office:value-type="float" office:value="0.528">
                <text:p>0.528</text:p>
              </table:table-cell>
              <table:table-cell office:value-type="float" office:value="0.000000199827">
                <text:p>0.0000001998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44">
                <text:p>0.544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544">
                <text:p>0.544</text:p>
              </table:table-cell>
              <table:table-cell office:value-type="float" office:value="0.0000000061254">
                <text:p>0.0000000061254</text:p>
              </table:table-cell>
              <table:table-cell office:value-type="float" office:value="0.544">
                <text:p>0.544</text:p>
              </table:table-cell>
              <table:table-cell office:value-type="float" office:value="0.00000000535727">
                <text:p>0.00000000535727</text:p>
              </table:table-cell>
              <table:table-cell office:value-type="float" office:value="0.544">
                <text:p>0.544</text:p>
              </table:table-cell>
              <table:table-cell office:value-type="float" office:value="0.0000000106242">
                <text:p>0.0000000106242</text:p>
              </table:table-cell>
              <table:table-cell office:value-type="float" office:value="0.544">
                <text:p>0.544</text:p>
              </table:table-cell>
              <table:table-cell office:value-type="float" office:value="0.0000000425582">
                <text:p>0.0000000425582</text:p>
              </table:table-cell>
              <table:table-cell office:value-type="float" office:value="0.544">
                <text:p>0.544</text:p>
              </table:table-cell>
              <table:table-cell office:value-type="float" office:value="0.000000130904">
                <text:p>0.000000130904</text:p>
              </table:table-cell>
              <table:table-cell office:value-type="float" office:value="0.544">
                <text:p>0.544</text:p>
              </table:table-cell>
              <table:table-cell office:value-type="float" office:value="0.000000231724">
                <text:p>0.0000002317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6">
                <text:p>0.56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56">
                <text:p>0.56</text:p>
              </table:table-cell>
              <table:table-cell office:value-type="float" office:value="0.0000000061254">
                <text:p>0.0000000061254</text:p>
              </table:table-cell>
              <table:table-cell office:value-type="float" office:value="0.56">
                <text:p>0.56</text:p>
              </table:table-cell>
              <table:table-cell office:value-type="float" office:value="0.00000000535727">
                <text:p>0.00000000535727</text:p>
              </table:table-cell>
              <table:table-cell office:value-type="float" office:value="0.56">
                <text:p>0.56</text:p>
              </table:table-cell>
              <table:table-cell office:value-type="float" office:value="0.0000000106249">
                <text:p>0.0000000106249</text:p>
              </table:table-cell>
              <table:table-cell office:value-type="float" office:value="0.56">
                <text:p>0.56</text:p>
              </table:table-cell>
              <table:table-cell office:value-type="float" office:value="0.0000000426818">
                <text:p>0.0000000426818</text:p>
              </table:table-cell>
              <table:table-cell office:value-type="float" office:value="0.56">
                <text:p>0.56</text:p>
              </table:table-cell>
              <table:table-cell office:value-type="float" office:value="0.000000135254">
                <text:p>0.000000135254</text:p>
              </table:table-cell>
              <table:table-cell office:value-type="float" office:value="0.56">
                <text:p>0.56</text:p>
              </table:table-cell>
              <table:table-cell office:value-type="float" office:value="0.00000026763">
                <text:p>0.000000267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76">
                <text:p>0.576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576">
                <text:p>0.576</text:p>
              </table:table-cell>
              <table:table-cell office:value-type="float" office:value="0.0000000061254">
                <text:p>0.0000000061254</text:p>
              </table:table-cell>
              <table:table-cell office:value-type="float" office:value="0.576">
                <text:p>0.576</text:p>
              </table:table-cell>
              <table:table-cell office:value-type="float" office:value="0.00000000535727">
                <text:p>0.00000000535727</text:p>
              </table:table-cell>
              <table:table-cell office:value-type="float" office:value="0.576">
                <text:p>0.576</text:p>
              </table:table-cell>
              <table:table-cell office:value-type="float" office:value="0.0000000106251">
                <text:p>0.0000000106251</text:p>
              </table:table-cell>
              <table:table-cell office:value-type="float" office:value="0.576">
                <text:p>0.576</text:p>
              </table:table-cell>
              <table:table-cell office:value-type="float" office:value="0.0000000427746">
                <text:p>0.0000000427746</text:p>
              </table:table-cell>
              <table:table-cell office:value-type="float" office:value="0.576">
                <text:p>0.576</text:p>
              </table:table-cell>
              <table:table-cell office:value-type="float" office:value="0.000000139129">
                <text:p>0.000000139129</text:p>
              </table:table-cell>
              <table:table-cell office:value-type="float" office:value="0.576">
                <text:p>0.576</text:p>
              </table:table-cell>
              <table:table-cell office:value-type="float" office:value="0.000000309992">
                <text:p>0.0000003099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92">
                <text:p>0.592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592">
                <text:p>0.592</text:p>
              </table:table-cell>
              <table:table-cell office:value-type="float" office:value="0.0000000061254">
                <text:p>0.0000000061254</text:p>
              </table:table-cell>
              <table:table-cell office:value-type="float" office:value="0.592">
                <text:p>0.592</text:p>
              </table:table-cell>
              <table:table-cell office:value-type="float" office:value="0.00000000535727">
                <text:p>0.00000000535727</text:p>
              </table:table-cell>
              <table:table-cell office:value-type="float" office:value="0.592">
                <text:p>0.592</text:p>
              </table:table-cell>
              <table:table-cell office:value-type="float" office:value="0.0000000106251">
                <text:p>0.0000000106251</text:p>
              </table:table-cell>
              <table:table-cell office:value-type="float" office:value="0.592">
                <text:p>0.592</text:p>
              </table:table-cell>
              <table:table-cell office:value-type="float" office:value="0.0000000428494">
                <text:p>0.0000000428494</text:p>
              </table:table-cell>
              <table:table-cell office:value-type="float" office:value="0.592">
                <text:p>0.592</text:p>
              </table:table-cell>
              <table:table-cell office:value-type="float" office:value="0.000000142826">
                <text:p>0.000000142826</text:p>
              </table:table-cell>
              <table:table-cell office:value-type="float" office:value="0.592">
                <text:p>0.592</text:p>
              </table:table-cell>
              <table:table-cell office:value-type="float" office:value="0.000000364082">
                <text:p>0.0000003640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08">
                <text:p>0.608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608">
                <text:p>0.608</text:p>
              </table:table-cell>
              <table:table-cell office:value-type="float" office:value="0.0000000061254">
                <text:p>0.0000000061254</text:p>
              </table:table-cell>
              <table:table-cell office:value-type="float" office:value="0.608">
                <text:p>0.608</text:p>
              </table:table-cell>
              <table:table-cell office:value-type="float" office:value="0.00000000535726">
                <text:p>0.00000000535726</text:p>
              </table:table-cell>
              <table:table-cell office:value-type="float" office:value="0.608">
                <text:p>0.608</text:p>
              </table:table-cell>
              <table:table-cell office:value-type="float" office:value="0.0000000106247">
                <text:p>0.0000000106247</text:p>
              </table:table-cell>
              <table:table-cell office:value-type="float" office:value="0.608">
                <text:p>0.608</text:p>
              </table:table-cell>
              <table:table-cell office:value-type="float" office:value="0.0000000429165">
                <text:p>0.0000000429165</text:p>
              </table:table-cell>
              <table:table-cell office:value-type="float" office:value="0.608">
                <text:p>0.608</text:p>
              </table:table-cell>
              <table:table-cell office:value-type="float" office:value="0.000000146692">
                <text:p>0.000000146692</text:p>
              </table:table-cell>
              <table:table-cell office:value-type="float" office:value="0.608">
                <text:p>0.608</text:p>
              </table:table-cell>
              <table:table-cell office:value-type="float" office:value="0.000000441832">
                <text:p>0.0000004418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24">
                <text:p>0.624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624">
                <text:p>0.624</text:p>
              </table:table-cell>
              <table:table-cell office:value-type="float" office:value="0.0000000061254">
                <text:p>0.0000000061254</text:p>
              </table:table-cell>
              <table:table-cell office:value-type="float" office:value="0.624">
                <text:p>0.624</text:p>
              </table:table-cell>
              <table:table-cell office:value-type="float" office:value="0.00000000535726">
                <text:p>0.00000000535726</text:p>
              </table:table-cell>
              <table:table-cell office:value-type="float" office:value="0.624">
                <text:p>0.624</text:p>
              </table:table-cell>
              <table:table-cell office:value-type="float" office:value="0.0000000106238">
                <text:p>0.0000000106238</text:p>
              </table:table-cell>
              <table:table-cell office:value-type="float" office:value="0.624">
                <text:p>0.624</text:p>
              </table:table-cell>
              <table:table-cell office:value-type="float" office:value="0.0000000429851">
                <text:p>0.0000000429851</text:p>
              </table:table-cell>
              <table:table-cell office:value-type="float" office:value="0.624">
                <text:p>0.624</text:p>
              </table:table-cell>
              <table:table-cell office:value-type="float" office:value="0.000000151154">
                <text:p>0.000000151154</text:p>
              </table:table-cell>
              <table:table-cell office:value-type="float" office:value="0.624">
                <text:p>0.624</text:p>
              </table:table-cell>
              <table:table-cell office:value-type="float" office:value="0.000000575027">
                <text:p>0.0000005750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4">
                <text:p>0.64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64">
                <text:p>0.64</text:p>
              </table:table-cell>
              <table:table-cell office:value-type="float" office:value="0.0000000061254">
                <text:p>0.0000000061254</text:p>
              </table:table-cell>
              <table:table-cell office:value-type="float" office:value="0.64">
                <text:p>0.64</text:p>
              </table:table-cell>
              <table:table-cell office:value-type="float" office:value="0.00000000535725">
                <text:p>0.00000000535725</text:p>
              </table:table-cell>
              <table:table-cell office:value-type="float" office:value="0.64">
                <text:p>0.64</text:p>
              </table:table-cell>
              <table:table-cell office:value-type="float" office:value="0.0000000106223">
                <text:p>0.0000000106223</text:p>
              </table:table-cell>
              <table:table-cell office:value-type="float" office:value="0.64">
                <text:p>0.64</text:p>
              </table:table-cell>
              <table:table-cell office:value-type="float" office:value="0.0000000430652">
                <text:p>0.0000000430652</text:p>
              </table:table-cell>
              <table:table-cell office:value-type="float" office:value="0.64">
                <text:p>0.64</text:p>
              </table:table-cell>
              <table:table-cell office:value-type="float" office:value="0.000000156805">
                <text:p>0.000000156805</text:p>
              </table:table-cell>
              <table:table-cell office:value-type="float" office:value="0.64">
                <text:p>0.64</text:p>
              </table:table-cell>
              <table:table-cell office:value-type="float" office:value="0.000000883265">
                <text:p>0.0000008832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56">
                <text:p>0.656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656">
                <text:p>0.656</text:p>
              </table:table-cell>
              <table:table-cell office:value-type="float" office:value="0.0000000061254">
                <text:p>0.0000000061254</text:p>
              </table:table-cell>
              <table:table-cell office:value-type="float" office:value="0.656">
                <text:p>0.656</text:p>
              </table:table-cell>
              <table:table-cell office:value-type="float" office:value="0.00000000535723">
                <text:p>0.00000000535723</text:p>
              </table:table-cell>
              <table:table-cell office:value-type="float" office:value="0.656">
                <text:p>0.656</text:p>
              </table:table-cell>
              <table:table-cell office:value-type="float" office:value="0.0000000106199">
                <text:p>0.0000000106199</text:p>
              </table:table-cell>
              <table:table-cell office:value-type="float" office:value="0.656">
                <text:p>0.656</text:p>
              </table:table-cell>
              <table:table-cell office:value-type="float" office:value="0.0000000431682">
                <text:p>0.0000000431682</text:p>
              </table:table-cell>
              <table:table-cell office:value-type="float" office:value="0.656">
                <text:p>0.656</text:p>
              </table:table-cell>
              <table:table-cell office:value-type="float" office:value="0.000000164556">
                <text:p>0.000000164556</text:p>
              </table:table-cell>
              <table:table-cell office:value-type="float" office:value="0.656">
                <text:p>0.656</text:p>
              </table:table-cell>
              <table:table-cell office:value-type="float" office:value="0.00000255371">
                <text:p>0.000002553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72">
                <text:p>0.672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672">
                <text:p>0.672</text:p>
              </table:table-cell>
              <table:table-cell office:value-type="float" office:value="0.0000000061254">
                <text:p>0.0000000061254</text:p>
              </table:table-cell>
              <table:table-cell office:value-type="float" office:value="0.672">
                <text:p>0.672</text:p>
              </table:table-cell>
              <table:table-cell office:value-type="float" office:value="0.00000000535719">
                <text:p>0.00000000535719</text:p>
              </table:table-cell>
              <table:table-cell office:value-type="float" office:value="0.672">
                <text:p>0.672</text:p>
              </table:table-cell>
              <table:table-cell office:value-type="float" office:value="0.0000000106159">
                <text:p>0.0000000106159</text:p>
              </table:table-cell>
              <table:table-cell office:value-type="float" office:value="0.672">
                <text:p>0.672</text:p>
              </table:table-cell>
              <table:table-cell office:value-type="float" office:value="0.0000000433096">
                <text:p>0.0000000433096</text:p>
              </table:table-cell>
              <table:table-cell office:value-type="float" office:value="0.672">
                <text:p>0.672</text:p>
              </table:table-cell>
              <table:table-cell office:value-type="float" office:value="0.000000175995">
                <text:p>0.000000175995</text:p>
              </table:table-cell>
              <table:table-cell office:value-type="float" office:value="0.672">
                <text:p>0.672</text:p>
              </table:table-cell>
              <table:table-cell office:value-type="float" office:value="-0.00000181968">
                <text:p>-0.000001819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88">
                <text:p>0.688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688">
                <text:p>0.688</text:p>
              </table:table-cell>
              <table:table-cell office:value-type="float" office:value="0.0000000061254">
                <text:p>0.0000000061254</text:p>
              </table:table-cell>
              <table:table-cell office:value-type="float" office:value="0.688">
                <text:p>0.688</text:p>
              </table:table-cell>
              <table:table-cell office:value-type="float" office:value="0.00000000535713">
                <text:p>0.00000000535713</text:p>
              </table:table-cell>
              <table:table-cell office:value-type="float" office:value="0.688">
                <text:p>0.688</text:p>
              </table:table-cell>
              <table:table-cell office:value-type="float" office:value="0.0000000106096">
                <text:p>0.0000000106096</text:p>
              </table:table-cell>
              <table:table-cell office:value-type="float" office:value="0.688">
                <text:p>0.688</text:p>
              </table:table-cell>
              <table:table-cell office:value-type="float" office:value="0.0000000435113">
                <text:p>0.0000000435113</text:p>
              </table:table-cell>
              <table:table-cell office:value-type="float" office:value="0.688">
                <text:p>0.688</text:p>
              </table:table-cell>
              <table:table-cell office:value-type="float" office:value="0.000000194262">
                <text:p>0.000000194262</text:p>
              </table:table-cell>
              <table:table-cell office:value-type="float" office:value="0.688">
                <text:p>0.688</text:p>
              </table:table-cell>
              <table:table-cell office:value-type="float" office:value="-0.000000560542">
                <text:p>-0.0000005605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04">
                <text:p>0.704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704">
                <text:p>0.704</text:p>
              </table:table-cell>
              <table:table-cell office:value-type="float" office:value="0.0000000061254">
                <text:p>0.0000000061254</text:p>
              </table:table-cell>
              <table:table-cell office:value-type="float" office:value="0.704">
                <text:p>0.704</text:p>
              </table:table-cell>
              <table:table-cell office:value-type="float" office:value="0.00000000535701">
                <text:p>0.00000000535701</text:p>
              </table:table-cell>
              <table:table-cell office:value-type="float" office:value="0.704">
                <text:p>0.704</text:p>
              </table:table-cell>
              <table:table-cell office:value-type="float" office:value="0.0000000105994">
                <text:p>0.0000000105994</text:p>
              </table:table-cell>
              <table:table-cell office:value-type="float" office:value="0.704">
                <text:p>0.704</text:p>
              </table:table-cell>
              <table:table-cell office:value-type="float" office:value="0.000000043806">
                <text:p>0.000000043806</text:p>
              </table:table-cell>
              <table:table-cell office:value-type="float" office:value="0.704">
                <text:p>0.704</text:p>
              </table:table-cell>
              <table:table-cell office:value-type="float" office:value="0.000000226791">
                <text:p>0.000000226791</text:p>
              </table:table-cell>
              <table:table-cell office:value-type="float" office:value="0.704">
                <text:p>0.704</text:p>
              </table:table-cell>
              <table:table-cell office:value-type="float" office:value="-0.000000290078">
                <text:p>-0.0000002900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2">
                <text:p>0.72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72">
                <text:p>0.72</text:p>
              </table:table-cell>
              <table:table-cell office:value-type="float" office:value="0.0000000061254">
                <text:p>0.0000000061254</text:p>
              </table:table-cell>
              <table:table-cell office:value-type="float" office:value="0.72">
                <text:p>0.72</text:p>
              </table:table-cell>
              <table:table-cell office:value-type="float" office:value="0.00000000535679">
                <text:p>0.00000000535679</text:p>
              </table:table-cell>
              <table:table-cell office:value-type="float" office:value="0.72">
                <text:p>0.72</text:p>
              </table:table-cell>
              <table:table-cell office:value-type="float" office:value="0.0000000105833">
                <text:p>0.0000000105833</text:p>
              </table:table-cell>
              <table:table-cell office:value-type="float" office:value="0.72">
                <text:p>0.72</text:p>
              </table:table-cell>
              <table:table-cell office:value-type="float" office:value="0.0000000442451">
                <text:p>0.0000000442451</text:p>
              </table:table-cell>
              <table:table-cell office:value-type="float" office:value="0.72">
                <text:p>0.72</text:p>
              </table:table-cell>
              <table:table-cell office:value-type="float" office:value="0.000000296745">
                <text:p>0.000000296745</text:p>
              </table:table-cell>
              <table:table-cell office:value-type="float" office:value="0.72">
                <text:p>0.72</text:p>
              </table:table-cell>
              <table:table-cell office:value-type="float" office:value="-0.000000173944">
                <text:p>-0.000000173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36">
                <text:p>0.736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736">
                <text:p>0.736</text:p>
              </table:table-cell>
              <table:table-cell office:value-type="float" office:value="0.0000000061254">
                <text:p>0.0000000061254</text:p>
              </table:table-cell>
              <table:table-cell office:value-type="float" office:value="0.736">
                <text:p>0.736</text:p>
              </table:table-cell>
              <table:table-cell office:value-type="float" office:value="0.00000000535638">
                <text:p>0.00000000535638</text:p>
              </table:table-cell>
              <table:table-cell office:value-type="float" office:value="0.736">
                <text:p>0.736</text:p>
              </table:table-cell>
              <table:table-cell office:value-type="float" office:value="0.0000000105576">
                <text:p>0.0000000105576</text:p>
              </table:table-cell>
              <table:table-cell office:value-type="float" office:value="0.736">
                <text:p>0.736</text:p>
              </table:table-cell>
              <table:table-cell office:value-type="float" office:value="0.0000000449135">
                <text:p>0.0000000449135</text:p>
              </table:table-cell>
              <table:table-cell office:value-type="float" office:value="0.736">
                <text:p>0.736</text:p>
              </table:table-cell>
              <table:table-cell office:value-type="float" office:value="0.00000053285">
                <text:p>0.00000053285</text:p>
              </table:table-cell>
              <table:table-cell office:value-type="float" office:value="0.736">
                <text:p>0.736</text:p>
              </table:table-cell>
              <table:table-cell office:value-type="float" office:value="-0.000000110711">
                <text:p>-0.0000001107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52">
                <text:p>0.752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752">
                <text:p>0.752</text:p>
              </table:table-cell>
              <table:table-cell office:value-type="float" office:value="0.0000000061254">
                <text:p>0.0000000061254</text:p>
              </table:table-cell>
              <table:table-cell office:value-type="float" office:value="0.752">
                <text:p>0.752</text:p>
              </table:table-cell>
              <table:table-cell office:value-type="float" office:value="0.00000000535561">
                <text:p>0.00000000535561</text:p>
              </table:table-cell>
              <table:table-cell office:value-type="float" office:value="0.752">
                <text:p>0.752</text:p>
              </table:table-cell>
              <table:table-cell office:value-type="float" office:value="0.0000000105164">
                <text:p>0.0000000105164</text:p>
              </table:table-cell>
              <table:table-cell office:value-type="float" office:value="0.752">
                <text:p>0.752</text:p>
              </table:table-cell>
              <table:table-cell office:value-type="float" office:value="0.0000000459597">
                <text:p>0.0000000459597</text:p>
              </table:table-cell>
              <table:table-cell office:value-type="float" office:value="0.752">
                <text:p>0.752</text:p>
              </table:table-cell>
              <table:table-cell office:value-type="float" office:value="-0.00000308597">
                <text:p>-0.00000308597</text:p>
              </table:table-cell>
              <table:table-cell office:value-type="float" office:value="0.752">
                <text:p>0.752</text:p>
              </table:table-cell>
              <table:table-cell office:value-type="float" office:value="-0.0000000719033">
                <text:p>-0.00000007190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68">
                <text:p>0.768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768">
                <text:p>0.768</text:p>
              </table:table-cell>
              <table:table-cell office:value-type="float" office:value="0.0000000061254">
                <text:p>0.0000000061254</text:p>
              </table:table-cell>
              <table:table-cell office:value-type="float" office:value="0.768">
                <text:p>0.768</text:p>
              </table:table-cell>
              <table:table-cell office:value-type="float" office:value="0.00000000535419">
                <text:p>0.00000000535419</text:p>
              </table:table-cell>
              <table:table-cell office:value-type="float" office:value="0.768">
                <text:p>0.768</text:p>
              </table:table-cell>
              <table:table-cell office:value-type="float" office:value="0.0000000104506">
                <text:p>0.0000000104506</text:p>
              </table:table-cell>
              <table:table-cell office:value-type="float" office:value="0.768">
                <text:p>0.768</text:p>
              </table:table-cell>
              <table:table-cell office:value-type="float" office:value="0.0000000476677">
                <text:p>0.0000000476677</text:p>
              </table:table-cell>
              <table:table-cell office:value-type="float" office:value="0.768">
                <text:p>0.768</text:p>
              </table:table-cell>
              <table:table-cell office:value-type="float" office:value="-0.000000271233">
                <text:p>-0.000000271233</text:p>
              </table:table-cell>
              <table:table-cell office:value-type="float" office:value="0.768">
                <text:p>0.768</text:p>
              </table:table-cell>
              <table:table-cell office:value-type="float" office:value="-0.000000046356">
                <text:p>-0.0000000463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84">
                <text:p>0.784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784">
                <text:p>0.784</text:p>
              </table:table-cell>
              <table:table-cell office:value-type="float" office:value="0.0000000061254">
                <text:p>0.0000000061254</text:p>
              </table:table-cell>
              <table:table-cell office:value-type="float" office:value="0.784">
                <text:p>0.784</text:p>
              </table:table-cell>
              <table:table-cell office:value-type="float" office:value="0.00000000535155">
                <text:p>0.00000000535155</text:p>
              </table:table-cell>
              <table:table-cell office:value-type="float" office:value="0.784">
                <text:p>0.784</text:p>
              </table:table-cell>
              <table:table-cell office:value-type="float" office:value="0.0000000103446">
                <text:p>0.0000000103446</text:p>
              </table:table-cell>
              <table:table-cell office:value-type="float" office:value="0.784">
                <text:p>0.784</text:p>
              </table:table-cell>
              <table:table-cell office:value-type="float" office:value="0.0000000506539">
                <text:p>0.0000000506539</text:p>
              </table:table-cell>
              <table:table-cell office:value-type="float" office:value="0.784">
                <text:p>0.784</text:p>
              </table:table-cell>
              <table:table-cell office:value-type="float" office:value="-0.000000109724">
                <text:p>-0.000000109724</text:p>
              </table:table-cell>
              <table:table-cell office:value-type="float" office:value="0.784">
                <text:p>0.784</text:p>
              </table:table-cell>
              <table:table-cell office:value-type="float" office:value="-0.0000000287702">
                <text:p>-0.00000002877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">
                <text:p>0.8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8">
                <text:p>0.8</text:p>
              </table:table-cell>
              <table:table-cell office:value-type="float" office:value="0.00000000612539">
                <text:p>0.00000000612539</text:p>
              </table:table-cell>
              <table:table-cell office:value-type="float" office:value="0.8">
                <text:p>0.8</text:p>
              </table:table-cell>
              <table:table-cell office:value-type="float" office:value="0.00000000534666">
                <text:p>0.00000000534666</text:p>
              </table:table-cell>
              <table:table-cell office:value-type="float" office:value="0.8">
                <text:p>0.8</text:p>
              </table:table-cell>
              <table:table-cell office:value-type="float" office:value="0.000000010173">
                <text:p>0.000000010173</text:p>
              </table:table-cell>
              <table:table-cell office:value-type="float" office:value="0.8">
                <text:p>0.8</text:p>
              </table:table-cell>
              <table:table-cell office:value-type="float" office:value="0.000000056557">
                <text:p>0.000000056557</text:p>
              </table:table-cell>
              <table:table-cell office:value-type="float" office:value="0.8">
                <text:p>0.8</text:p>
              </table:table-cell>
              <table:table-cell office:value-type="float" office:value="-0.0000000535111">
                <text:p>-0.0000000535111</text:p>
              </table:table-cell>
              <table:table-cell office:value-type="float" office:value="0.8">
                <text:p>0.8</text:p>
              </table:table-cell>
              <table:table-cell office:value-type="float" office:value="-0.0000000162971">
                <text:p>-0.00000001629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16">
                <text:p>0.816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816">
                <text:p>0.816</text:p>
              </table:table-cell>
              <table:table-cell office:value-type="float" office:value="0.00000000612539">
                <text:p>0.00000000612539</text:p>
              </table:table-cell>
              <table:table-cell office:value-type="float" office:value="0.816">
                <text:p>0.816</text:p>
              </table:table-cell>
              <table:table-cell office:value-type="float" office:value="0.00000000533755">
                <text:p>0.00000000533755</text:p>
              </table:table-cell>
              <table:table-cell office:value-type="float" office:value="0.816">
                <text:p>0.816</text:p>
              </table:table-cell>
              <table:table-cell office:value-type="float" office:value="0.00000000989225">
                <text:p>0.00000000989225</text:p>
              </table:table-cell>
              <table:table-cell office:value-type="float" office:value="0.816">
                <text:p>0.816</text:p>
              </table:table-cell>
              <table:table-cell office:value-type="float" office:value="0.0000000716749">
                <text:p>0.0000000716749</text:p>
              </table:table-cell>
              <table:table-cell office:value-type="float" office:value="0.816">
                <text:p>0.816</text:p>
              </table:table-cell>
              <table:table-cell office:value-type="float" office:value="-0.0000000259349">
                <text:p>-0.0000000259349</text:p>
              </table:table-cell>
              <table:table-cell office:value-type="float" office:value="0.816">
                <text:p>0.816</text:p>
              </table:table-cell>
              <table:table-cell office:value-type="float" office:value="0.0000000000648299">
                <text:p>0.00000000006482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32">
                <text:p>0.832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832">
                <text:p>0.832</text:p>
              </table:table-cell>
              <table:table-cell office:value-type="float" office:value="0.00000000612537">
                <text:p>0.00000000612537</text:p>
              </table:table-cell>
              <table:table-cell office:value-type="float" office:value="0.832">
                <text:p>0.832</text:p>
              </table:table-cell>
              <table:table-cell office:value-type="float" office:value="0.00000000532064">
                <text:p>0.00000000532064</text:p>
              </table:table-cell>
              <table:table-cell office:value-type="float" office:value="0.832">
                <text:p>0.832</text:p>
              </table:table-cell>
              <table:table-cell office:value-type="float" office:value="0.00000000942442">
                <text:p>0.00000000942442</text:p>
              </table:table-cell>
              <table:table-cell office:value-type="float" office:value="0.832">
                <text:p>0.832</text:p>
              </table:table-cell>
              <table:table-cell office:value-type="float" office:value="0.000000164757">
                <text:p>0.000000164757</text:p>
              </table:table-cell>
              <table:table-cell office:value-type="float" office:value="0.832">
                <text:p>0.832</text:p>
              </table:table-cell>
              <table:table-cell office:value-type="float" office:value="-0.0000000101598">
                <text:p>-0.0000000101598</text:p>
              </table:table-cell>
              <table:table-cell office:value-type="float" office:value="0.832">
                <text:p>0.832</text:p>
              </table:table-cell>
              <table:table-cell office:value-type="float" office:value="0.000000000234073">
                <text:p>0.0000000002340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48">
                <text:p>0.848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848">
                <text:p>0.848</text:p>
              </table:table-cell>
              <table:table-cell office:value-type="float" office:value="0.00000000612532">
                <text:p>0.00000000612532</text:p>
              </table:table-cell>
              <table:table-cell office:value-type="float" office:value="0.848">
                <text:p>0.848</text:p>
              </table:table-cell>
              <table:table-cell office:value-type="float" office:value="0.00000000528916">
                <text:p>0.00000000528916</text:p>
              </table:table-cell>
              <table:table-cell office:value-type="float" office:value="0.848">
                <text:p>0.848</text:p>
              </table:table-cell>
              <table:table-cell office:value-type="float" office:value="0.00000000862145">
                <text:p>0.00000000862145</text:p>
              </table:table-cell>
              <table:table-cell office:value-type="float" office:value="0.848">
                <text:p>0.848</text:p>
              </table:table-cell>
              <table:table-cell office:value-type="float" office:value="-0.0000000560078">
                <text:p>-0.0000000560078</text:p>
              </table:table-cell>
              <table:table-cell office:value-type="float" office:value="0.848">
                <text:p>0.848</text:p>
              </table:table-cell>
              <table:table-cell office:value-type="float" office:value="0.000000000117109">
                <text:p>0.000000000117109</text:p>
              </table:table-cell>
              <table:table-cell office:value-type="float" office:value="0.848">
                <text:p>0.848</text:p>
              </table:table-cell>
              <table:table-cell office:value-type="float" office:value="0.00000000430625">
                <text:p>0.000000004306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64">
                <text:p>0.864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864">
                <text:p>0.864</text:p>
              </table:table-cell>
              <table:table-cell office:value-type="float" office:value="0.0000000061252">
                <text:p>0.0000000061252</text:p>
              </table:table-cell>
              <table:table-cell office:value-type="float" office:value="0.864">
                <text:p>0.864</text:p>
              </table:table-cell>
              <table:table-cell office:value-type="float" office:value="0.0000000052305">
                <text:p>0.0000000052305</text:p>
              </table:table-cell>
              <table:table-cell office:value-type="float" office:value="0.864">
                <text:p>0.864</text:p>
              </table:table-cell>
              <table:table-cell office:value-type="float" office:value="0.00000000717026">
                <text:p>0.00000000717026</text:p>
              </table:table-cell>
              <table:table-cell office:value-type="float" office:value="0.864">
                <text:p>0.864</text:p>
              </table:table-cell>
              <table:table-cell office:value-type="float" office:value="0.0000000000488824">
                <text:p>0.0000000000488824</text:p>
              </table:table-cell>
              <table:table-cell office:value-type="float" office:value="0.864">
                <text:p>0.864</text:p>
              </table:table-cell>
              <table:table-cell office:value-type="float" office:value="0.00000000610926">
                <text:p>0.00000000610926</text:p>
              </table:table-cell>
              <table:table-cell office:value-type="float" office:value="0.864">
                <text:p>0.864</text:p>
              </table:table-cell>
              <table:table-cell office:value-type="float" office:value="0.00000000799924">
                <text:p>0.000000007999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8">
                <text:p>0.88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88">
                <text:p>0.88</text:p>
              </table:table-cell>
              <table:table-cell office:value-type="float" office:value="0.00000000612491">
                <text:p>0.00000000612491</text:p>
              </table:table-cell>
              <table:table-cell office:value-type="float" office:value="0.88">
                <text:p>0.88</text:p>
              </table:table-cell>
              <table:table-cell office:value-type="float" office:value="0.00000000512082">
                <text:p>0.00000000512082</text:p>
              </table:table-cell>
              <table:table-cell office:value-type="float" office:value="0.88">
                <text:p>0.88</text:p>
              </table:table-cell>
              <table:table-cell office:value-type="float" office:value="0.00000000428521">
                <text:p>0.00000000428521</text:p>
              </table:table-cell>
              <table:table-cell office:value-type="float" office:value="0.88">
                <text:p>0.88</text:p>
              </table:table-cell>
              <table:table-cell office:value-type="float" office:value="0.0000000111204">
                <text:p>0.0000000111204</text:p>
              </table:table-cell>
              <table:table-cell office:value-type="float" office:value="0.88">
                <text:p>0.88</text:p>
              </table:table-cell>
              <table:table-cell office:value-type="float" office:value="0.0000000104825">
                <text:p>0.0000000104825</text:p>
              </table:table-cell>
              <table:table-cell office:value-type="float" office:value="0.88">
                <text:p>0.88</text:p>
              </table:table-cell>
              <table:table-cell office:value-type="float" office:value="0.0000000107808">
                <text:p>0.00000001078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96">
                <text:p>0.896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896">
                <text:p>0.896</text:p>
              </table:table-cell>
              <table:table-cell office:value-type="float" office:value="0.00000000612416">
                <text:p>0.00000000612416</text:p>
              </table:table-cell>
              <table:table-cell office:value-type="float" office:value="0.896">
                <text:p>0.896</text:p>
              </table:table-cell>
              <table:table-cell office:value-type="float" office:value="0.00000000491457">
                <text:p>0.00000000491457</text:p>
              </table:table-cell>
              <table:table-cell office:value-type="float" office:value="0.896">
                <text:p>0.896</text:p>
              </table:table-cell>
              <table:table-cell office:value-type="float" office:value="0.00000000000366977">
                <text:p>0.00000000000366977</text:p>
              </table:table-cell>
              <table:table-cell office:value-type="float" office:value="0.896">
                <text:p>0.896</text:p>
              </table:table-cell>
              <table:table-cell office:value-type="float" office:value="0.0000000162202">
                <text:p>0.0000000162202</text:p>
              </table:table-cell>
              <table:table-cell office:value-type="float" office:value="0.896">
                <text:p>0.896</text:p>
              </table:table-cell>
              <table:table-cell office:value-type="float" office:value="0.0000000135185">
                <text:p>0.0000000135185</text:p>
              </table:table-cell>
              <table:table-cell office:value-type="float" office:value="0.896">
                <text:p>0.896</text:p>
              </table:table-cell>
              <table:table-cell office:value-type="float" office:value="0.000000012885">
                <text:p>0.0000000128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12">
                <text:p>0.912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912">
                <text:p>0.912</text:p>
              </table:table-cell>
              <table:table-cell office:value-type="float" office:value="0.00000000612227">
                <text:p>0.00000000612227</text:p>
              </table:table-cell>
              <table:table-cell office:value-type="float" office:value="0.912">
                <text:p>0.912</text:p>
              </table:table-cell>
              <table:table-cell office:value-type="float" office:value="0.00000000452236">
                <text:p>0.00000000452236</text:p>
              </table:table-cell>
              <table:table-cell office:value-type="float" office:value="0.912">
                <text:p>0.912</text:p>
              </table:table-cell>
              <table:table-cell office:value-type="float" office:value="-0.0000000329858">
                <text:p>-0.0000000329858</text:p>
              </table:table-cell>
              <table:table-cell office:value-type="float" office:value="0.912">
                <text:p>0.912</text:p>
              </table:table-cell>
              <table:table-cell office:value-type="float" office:value="0.0000000188794">
                <text:p>0.0000000188794</text:p>
              </table:table-cell>
              <table:table-cell office:value-type="float" office:value="0.912">
                <text:p>0.912</text:p>
              </table:table-cell>
              <table:table-cell office:value-type="float" office:value="0.0000000156596">
                <text:p>0.0000000156596</text:p>
              </table:table-cell>
              <table:table-cell office:value-type="float" office:value="0.912">
                <text:p>0.912</text:p>
              </table:table-cell>
              <table:table-cell office:value-type="float" office:value="0.0000000144821">
                <text:p>0.00000001448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28">
                <text:p>0.928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928">
                <text:p>0.928</text:p>
              </table:table-cell>
              <table:table-cell office:value-type="float" office:value="0.00000000611748">
                <text:p>0.00000000611748</text:p>
              </table:table-cell>
              <table:table-cell office:value-type="float" office:value="0.928">
                <text:p>0.928</text:p>
              </table:table-cell>
              <table:table-cell office:value-type="float" office:value="0.00000000376057">
                <text:p>0.00000000376057</text:p>
              </table:table-cell>
              <table:table-cell office:value-type="float" office:value="0.928">
                <text:p>0.928</text:p>
              </table:table-cell>
              <table:table-cell office:value-type="float" office:value="0.000000112966">
                <text:p>0.000000112966</text:p>
              </table:table-cell>
              <table:table-cell office:value-type="float" office:value="0.928">
                <text:p>0.928</text:p>
              </table:table-cell>
              <table:table-cell office:value-type="float" office:value="0.0000000204248">
                <text:p>0.0000000204248</text:p>
              </table:table-cell>
              <table:table-cell office:value-type="float" office:value="0.928">
                <text:p>0.928</text:p>
              </table:table-cell>
              <table:table-cell office:value-type="float" office:value="0.0000000171864">
                <text:p>0.0000000171864</text:p>
              </table:table-cell>
              <table:table-cell office:value-type="float" office:value="0.928">
                <text:p>0.928</text:p>
              </table:table-cell>
              <table:table-cell office:value-type="float" office:value="0.0000000156974">
                <text:p>0.00000001569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44">
                <text:p>0.944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944">
                <text:p>0.944</text:p>
              </table:table-cell>
              <table:table-cell office:value-type="float" office:value="0.00000000610535">
                <text:p>0.00000000610535</text:p>
              </table:table-cell>
              <table:table-cell office:value-type="float" office:value="0.944">
                <text:p>0.944</text:p>
              </table:table-cell>
              <table:table-cell office:value-type="float" office:value="0.00000000221806">
                <text:p>0.00000000221806</text:p>
              </table:table-cell>
              <table:table-cell office:value-type="float" office:value="0.944">
                <text:p>0.944</text:p>
              </table:table-cell>
              <table:table-cell office:value-type="float" office:value="0.0000000435988">
                <text:p>0.0000000435988</text:p>
              </table:table-cell>
              <table:table-cell office:value-type="float" office:value="0.944">
                <text:p>0.944</text:p>
              </table:table-cell>
              <table:table-cell office:value-type="float" office:value="0.0000000213798">
                <text:p>0.0000000213798</text:p>
              </table:table-cell>
              <table:table-cell office:value-type="float" office:value="0.944">
                <text:p>0.944</text:p>
              </table:table-cell>
              <table:table-cell office:value-type="float" office:value="0.0000000182839">
                <text:p>0.0000000182839</text:p>
              </table:table-cell>
              <table:table-cell office:value-type="float" office:value="0.944">
                <text:p>0.944</text:p>
              </table:table-cell>
              <table:table-cell office:value-type="float" office:value="0.0000000166239">
                <text:p>0.00000001662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6">
                <text:p>0.96</text:p>
              </table:table-cell>
              <table:table-cell office:value-type="float" office:value="0.00000000866026">
                <text:p>0.00000000866026</text:p>
              </table:table-cell>
              <table:table-cell office:value-type="float" office:value="0.96">
                <text:p>0.96</text:p>
              </table:table-cell>
              <table:table-cell office:value-type="float" office:value="0.00000000607463">
                <text:p>0.00000000607463</text:p>
              </table:table-cell>
              <table:table-cell office:value-type="float" office:value="0.96">
                <text:p>0.96</text:p>
              </table:table-cell>
              <table:table-cell office:value-type="float" office:value="0.00000000000308765">
                <text:p>0.00000000000308765</text:p>
              </table:table-cell>
              <table:table-cell office:value-type="float" office:value="0.96">
                <text:p>0.96</text:p>
              </table:table-cell>
              <table:table-cell office:value-type="float" office:value="0.0000000337471">
                <text:p>0.0000000337471</text:p>
              </table:table-cell>
              <table:table-cell office:value-type="float" office:value="0.96">
                <text:p>0.96</text:p>
              </table:table-cell>
              <table:table-cell office:value-type="float" office:value="0.0000000219927">
                <text:p>0.0000000219927</text:p>
              </table:table-cell>
              <table:table-cell office:value-type="float" office:value="0.96">
                <text:p>0.96</text:p>
              </table:table-cell>
              <table:table-cell office:value-type="float" office:value="0.0000000190772">
                <text:p>0.0000000190772</text:p>
              </table:table-cell>
              <table:table-cell office:value-type="float" office:value="0.96">
                <text:p>0.96</text:p>
              </table:table-cell>
              <table:table-cell office:value-type="float" office:value="0.0000000173311">
                <text:p>0.00000001733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76">
                <text:p>0.976</text:p>
              </table:table-cell>
              <table:table-cell office:value-type="float" office:value="0.00000000866025">
                <text:p>0.00000000866025</text:p>
              </table:table-cell>
              <table:table-cell office:value-type="float" office:value="0.976">
                <text:p>0.976</text:p>
              </table:table-cell>
              <table:table-cell office:value-type="float" office:value="0.00000000599661">
                <text:p>0.00000000599661</text:p>
              </table:table-cell>
              <table:table-cell office:value-type="float" office:value="0.976">
                <text:p>0.976</text:p>
              </table:table-cell>
              <table:table-cell office:value-type="float" office:value="-0.0000000103724">
                <text:p>-0.0000000103724</text:p>
              </table:table-cell>
              <table:table-cell office:value-type="float" office:value="0.976">
                <text:p>0.976</text:p>
              </table:table-cell>
              <table:table-cell office:value-type="float" office:value="0.000000030091">
                <text:p>0.000000030091</text:p>
              </table:table-cell>
              <table:table-cell office:value-type="float" office:value="0.976">
                <text:p>0.976</text:p>
              </table:table-cell>
              <table:table-cell office:value-type="float" office:value="0.0000000223955">
                <text:p>0.0000000223955</text:p>
              </table:table-cell>
              <table:table-cell office:value-type="float" office:value="0.976">
                <text:p>0.976</text:p>
              </table:table-cell>
              <table:table-cell office:value-type="float" office:value="0.0000000196529">
                <text:p>0.0000000196529</text:p>
              </table:table-cell>
              <table:table-cell office:value-type="float" office:value="0.976">
                <text:p>0.976</text:p>
              </table:table-cell>
              <table:table-cell office:value-type="float" office:value="0.0000000178717">
                <text:p>0.00000001787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2">
                <text:p>0.992</text:p>
              </table:table-cell>
              <table:table-cell office:value-type="float" office:value="0.00000000866024">
                <text:p>0.00000000866024</text:p>
              </table:table-cell>
              <table:table-cell office:value-type="float" office:value="0.992">
                <text:p>0.992</text:p>
              </table:table-cell>
              <table:table-cell office:value-type="float" office:value="0.00000000579739">
                <text:p>0.00000000579739</text:p>
              </table:table-cell>
              <table:table-cell office:value-type="float" office:value="0.992">
                <text:p>0.992</text:p>
              </table:table-cell>
              <table:table-cell office:value-type="float" office:value="-0.0000000591166">
                <text:p>-0.0000000591166</text:p>
              </table:table-cell>
              <table:table-cell office:value-type="float" office:value="0.992">
                <text:p>0.992</text:p>
              </table:table-cell>
              <table:table-cell office:value-type="float" office:value="0.000000028331">
                <text:p>0.000000028331</text:p>
              </table:table-cell>
              <table:table-cell office:value-type="float" office:value="0.992">
                <text:p>0.992</text:p>
              </table:table-cell>
              <table:table-cell office:value-type="float" office:value="0.0000000226644">
                <text:p>0.0000000226644</text:p>
              </table:table-cell>
              <table:table-cell office:value-type="float" office:value="0.992">
                <text:p>0.992</text:p>
              </table:table-cell>
              <table:table-cell office:value-type="float" office:value="0.0000000200721">
                <text:p>0.0000000200721</text:p>
              </table:table-cell>
              <table:table-cell office:value-type="float" office:value="0.992">
                <text:p>0.992</text:p>
              </table:table-cell>
              <table:table-cell office:value-type="float" office:value="0.0000000182852">
                <text:p>0.00000001828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08">
                <text:p>1.008</text:p>
              </table:table-cell>
              <table:table-cell office:value-type="float" office:value="0.00000000866018">
                <text:p>0.00000000866018</text:p>
              </table:table-cell>
              <table:table-cell office:value-type="float" office:value="1.008">
                <text:p>1.008</text:p>
              </table:table-cell>
              <table:table-cell office:value-type="float" office:value="0.0000000052816">
                <text:p>0.0000000052816</text:p>
              </table:table-cell>
              <table:table-cell office:value-type="float" office:value="1.008">
                <text:p>1.008</text:p>
              </table:table-cell>
              <table:table-cell office:value-type="float" office:value="0.000000101755">
                <text:p>0.000000101755</text:p>
              </table:table-cell>
              <table:table-cell office:value-type="float" office:value="1.008">
                <text:p>1.008</text:p>
              </table:table-cell>
              <table:table-cell office:value-type="float" office:value="0.0000000273788">
                <text:p>0.0000000273788</text:p>
              </table:table-cell>
              <table:table-cell office:value-type="float" office:value="1.008">
                <text:p>1.008</text:p>
              </table:table-cell>
              <table:table-cell office:value-type="float" office:value="0.0000000228458">
                <text:p>0.0000000228458</text:p>
              </table:table-cell>
              <table:table-cell office:value-type="float" office:value="1.008">
                <text:p>1.008</text:p>
              </table:table-cell>
              <table:table-cell office:value-type="float" office:value="0.0000000203779">
                <text:p>0.0000000203779</text:p>
              </table:table-cell>
              <table:table-cell office:value-type="float" office:value="1.008">
                <text:p>1.008</text:p>
              </table:table-cell>
              <table:table-cell office:value-type="float" office:value="0.0000000186017">
                <text:p>0.00000001860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24">
                <text:p>1.024</text:p>
              </table:table-cell>
              <table:table-cell office:value-type="float" office:value="0.00000000865979">
                <text:p>0.00000000865979</text:p>
              </table:table-cell>
              <table:table-cell office:value-type="float" office:value="1.024">
                <text:p>1.024</text:p>
              </table:table-cell>
              <table:table-cell office:value-type="float" office:value="0.00000000389625">
                <text:p>0.00000000389625</text:p>
              </table:table-cell>
              <table:table-cell office:value-type="float" office:value="1.024">
                <text:p>1.024</text:p>
              </table:table-cell>
              <table:table-cell office:value-type="float" office:value="0.0000000464877">
                <text:p>0.0000000464877</text:p>
              </table:table-cell>
              <table:table-cell office:value-type="float" office:value="1.024">
                <text:p>1.024</text:p>
              </table:table-cell>
              <table:table-cell office:value-type="float" office:value="0.0000000268309">
                <text:p>0.0000000268309</text:p>
              </table:table-cell>
              <table:table-cell office:value-type="float" office:value="1.024">
                <text:p>1.024</text:p>
              </table:table-cell>
              <table:table-cell office:value-type="float" office:value="0.0000000229691">
                <text:p>0.0000000229691</text:p>
              </table:table-cell>
              <table:table-cell office:value-type="float" office:value="1.024">
                <text:p>1.024</text:p>
              </table:table-cell>
              <table:table-cell office:value-type="float" office:value="0.0000000206013">
                <text:p>0.0000000206013</text:p>
              </table:table-cell>
              <table:table-cell office:value-type="float" office:value="1.024">
                <text:p>1.024</text:p>
              </table:table-cell>
              <table:table-cell office:value-type="float" office:value="0.0000000188441">
                <text:p>0.00000001884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4">
                <text:p>1.04</text:p>
              </table:table-cell>
              <table:table-cell office:value-type="float" office:value="0.00000000865724">
                <text:p>0.00000000865724</text:p>
              </table:table-cell>
              <table:table-cell office:value-type="float" office:value="1.04">
                <text:p>1.04</text:p>
              </table:table-cell>
              <table:table-cell office:value-type="float" office:value="0.0000000000120835">
                <text:p>0.0000000000120835</text:p>
              </table:table-cell>
              <table:table-cell office:value-type="float" office:value="1.04">
                <text:p>1.04</text:p>
              </table:table-cell>
              <table:table-cell office:value-type="float" office:value="0.0000000367844">
                <text:p>0.0000000367844</text:p>
              </table:table-cell>
              <table:table-cell office:value-type="float" office:value="1.04">
                <text:p>1.04</text:p>
              </table:table-cell>
              <table:table-cell office:value-type="float" office:value="0.0000000265044">
                <text:p>0.0000000265044</text:p>
              </table:table-cell>
              <table:table-cell office:value-type="float" office:value="1.04">
                <text:p>1.04</text:p>
              </table:table-cell>
              <table:table-cell office:value-type="float" office:value="0.0000000230533">
                <text:p>0.0000000230533</text:p>
              </table:table-cell>
              <table:table-cell office:value-type="float" office:value="1.04">
                <text:p>1.04</text:p>
              </table:table-cell>
              <table:table-cell office:value-type="float" office:value="0.0000000207648">
                <text:p>0.0000000207648</text:p>
              </table:table-cell>
              <table:table-cell office:value-type="float" office:value="1.04">
                <text:p>1.04</text:p>
              </table:table-cell>
              <table:table-cell office:value-type="float" office:value="0.0000000190297">
                <text:p>0.00000001902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56">
                <text:p>1.056</text:p>
              </table:table-cell>
              <table:table-cell office:value-type="float" office:value="0.00000000864097">
                <text:p>0.00000000864097</text:p>
              </table:table-cell>
              <table:table-cell office:value-type="float" office:value="1.056">
                <text:p>1.056</text:p>
              </table:table-cell>
              <table:table-cell office:value-type="float" office:value="-0.0000000174021">
                <text:p>-0.0000000174021</text:p>
              </table:table-cell>
              <table:table-cell office:value-type="float" office:value="1.056">
                <text:p>1.056</text:p>
              </table:table-cell>
              <table:table-cell office:value-type="float" office:value="0.0000000332417">
                <text:p>0.0000000332417</text:p>
              </table:table-cell>
              <table:table-cell office:value-type="float" office:value="1.056">
                <text:p>1.056</text:p>
              </table:table-cell>
              <table:table-cell office:value-type="float" office:value="0.0000000263058">
                <text:p>0.0000000263058</text:p>
              </table:table-cell>
              <table:table-cell office:value-type="float" office:value="1.056">
                <text:p>1.056</text:p>
              </table:table-cell>
              <table:table-cell office:value-type="float" office:value="0.0000000231109">
                <text:p>0.0000000231109</text:p>
              </table:table-cell>
              <table:table-cell office:value-type="float" office:value="1.056">
                <text:p>1.056</text:p>
              </table:table-cell>
              <table:table-cell office:value-type="float" office:value="0.0000000208844">
                <text:p>0.0000000208844</text:p>
              </table:table-cell>
              <table:table-cell office:value-type="float" office:value="1.056">
                <text:p>1.056</text:p>
              </table:table-cell>
              <table:table-cell office:value-type="float" office:value="0.000000019172">
                <text:p>0.0000000191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72">
                <text:p>1.072</text:p>
              </table:table-cell>
              <table:table-cell office:value-type="float" office:value="0.00000000853646">
                <text:p>0.00000000853646</text:p>
              </table:table-cell>
              <table:table-cell office:value-type="float" office:value="1.072">
                <text:p>1.072</text:p>
              </table:table-cell>
              <table:table-cell office:value-type="float" office:value="0.000000344366">
                <text:p>0.000000344366</text:p>
              </table:table-cell>
              <table:table-cell office:value-type="float" office:value="1.072">
                <text:p>1.072</text:p>
              </table:table-cell>
              <table:table-cell office:value-type="float" office:value="0.0000000316459">
                <text:p>0.0000000316459</text:p>
              </table:table-cell>
              <table:table-cell office:value-type="float" office:value="1.072">
                <text:p>1.072</text:p>
              </table:table-cell>
              <table:table-cell office:value-type="float" office:value="0.0000000261835">
                <text:p>0.0000000261835</text:p>
              </table:table-cell>
              <table:table-cell office:value-type="float" office:value="1.072">
                <text:p>1.072</text:p>
              </table:table-cell>
              <table:table-cell office:value-type="float" office:value="0.0000000231505">
                <text:p>0.0000000231505</text:p>
              </table:table-cell>
              <table:table-cell office:value-type="float" office:value="1.072">
                <text:p>1.072</text:p>
              </table:table-cell>
              <table:table-cell office:value-type="float" office:value="0.0000000209721">
                <text:p>0.0000000209721</text:p>
              </table:table-cell>
              <table:table-cell office:value-type="float" office:value="1.072">
                <text:p>1.072</text:p>
              </table:table-cell>
              <table:table-cell office:value-type="float" office:value="0.0000000192811">
                <text:p>0.00000001928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88">
                <text:p>1.088</text:p>
              </table:table-cell>
              <table:table-cell office:value-type="float" office:value="0.00000000785518">
                <text:p>0.00000000785518</text:p>
              </table:table-cell>
              <table:table-cell office:value-type="float" office:value="1.088">
                <text:p>1.088</text:p>
              </table:table-cell>
              <table:table-cell office:value-type="float" office:value="0.0000000539216">
                <text:p>0.0000000539216</text:p>
              </table:table-cell>
              <table:table-cell office:value-type="float" office:value="1.088">
                <text:p>1.088</text:p>
              </table:table-cell>
              <table:table-cell office:value-type="float" office:value="0.0000000308598">
                <text:p>0.0000000308598</text:p>
              </table:table-cell>
              <table:table-cell office:value-type="float" office:value="1.088">
                <text:p>1.088</text:p>
              </table:table-cell>
              <table:table-cell office:value-type="float" office:value="0.0000000261076">
                <text:p>0.0000000261076</text:p>
              </table:table-cell>
              <table:table-cell office:value-type="float" office:value="1.088">
                <text:p>1.088</text:p>
              </table:table-cell>
              <table:table-cell office:value-type="float" office:value="0.0000000231777">
                <text:p>0.0000000231777</text:p>
              </table:table-cell>
              <table:table-cell office:value-type="float" office:value="1.088">
                <text:p>1.088</text:p>
              </table:table-cell>
              <table:table-cell office:value-type="float" office:value="0.0000000210364">
                <text:p>0.0000000210364</text:p>
              </table:table-cell>
              <table:table-cell office:value-type="float" office:value="1.088">
                <text:p>1.088</text:p>
              </table:table-cell>
              <table:table-cell office:value-type="float" office:value="0.0000000193647">
                <text:p>0.00000001936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04">
                <text:p>1.104</text:p>
              </table:table-cell>
              <table:table-cell office:value-type="float" office:value="0.00000000292996">
                <text:p>0.00000000292996</text:p>
              </table:table-cell>
              <table:table-cell office:value-type="float" office:value="1.104">
                <text:p>1.104</text:p>
              </table:table-cell>
              <table:table-cell office:value-type="float" office:value="0.0000000418114">
                <text:p>0.0000000418114</text:p>
              </table:table-cell>
              <table:table-cell office:value-type="float" office:value="1.104">
                <text:p>1.104</text:p>
              </table:table-cell>
              <table:table-cell office:value-type="float" office:value="0.0000000304557">
                <text:p>0.0000000304557</text:p>
              </table:table-cell>
              <table:table-cell office:value-type="float" office:value="1.104">
                <text:p>1.104</text:p>
              </table:table-cell>
              <table:table-cell office:value-type="float" office:value="0.0000000260603">
                <text:p>0.0000000260603</text:p>
              </table:table-cell>
              <table:table-cell office:value-type="float" office:value="1.104">
                <text:p>1.104</text:p>
              </table:table-cell>
              <table:table-cell office:value-type="float" office:value="-0.000000000000599694">
                <text:p>-0.000000000000599694</text:p>
              </table:table-cell>
              <table:table-cell office:value-type="float" office:value="1.104">
                <text:p>1.104</text:p>
              </table:table-cell>
              <table:table-cell office:value-type="float" office:value="0.0000000210835">
                <text:p>0.0000000210835</text:p>
              </table:table-cell>
              <table:table-cell office:value-type="float" office:value="1.104">
                <text:p>1.104</text:p>
              </table:table-cell>
              <table:table-cell office:value-type="float" office:value="0.0000000194288">
                <text:p>0.00000001942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2">
                <text:p>1.12</text:p>
              </table:table-cell>
              <table:table-cell office:value-type="float" office:value="-0.000000120066">
                <text:p>-0.000000120066</text:p>
              </table:table-cell>
              <table:table-cell office:value-type="float" office:value="1.12">
                <text:p>1.12</text:p>
              </table:table-cell>
              <table:table-cell office:value-type="float" office:value="0.0000000385633">
                <text:p>0.0000000385633</text:p>
              </table:table-cell>
              <table:table-cell office:value-type="float" office:value="1.12">
                <text:p>1.12</text:p>
              </table:table-cell>
              <table:table-cell office:value-type="float" office:value="0.0000000302433">
                <text:p>0.0000000302433</text:p>
              </table:table-cell>
              <table:table-cell office:value-type="float" office:value="1.12">
                <text:p>1.12</text:p>
              </table:table-cell>
              <table:table-cell office:value-type="float" office:value="0.0000000260306">
                <text:p>0.0000000260306</text:p>
              </table:table-cell>
              <table:table-cell office:value-type="float" office:value="1.12">
                <text:p>1.12</text:p>
              </table:table-cell>
              <table:table-cell office:value-type="float" office:value="0.0000000232093">
                <text:p>0.0000000232093</text:p>
              </table:table-cell>
              <table:table-cell office:value-type="float" office:value="1.12">
                <text:p>1.12</text:p>
              </table:table-cell>
              <table:table-cell office:value-type="float" office:value="0.000000021118">
                <text:p>0.000000021118</text:p>
              </table:table-cell>
              <table:table-cell office:value-type="float" office:value="1.12">
                <text:p>1.12</text:p>
              </table:table-cell>
              <table:table-cell office:value-type="float" office:value="0.0000000194779">
                <text:p>0.00000001947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36">
                <text:p>1.136</text:p>
              </table:table-cell>
              <table:table-cell office:value-type="float" office:value="0.0000000633833">
                <text:p>0.0000000633833</text:p>
              </table:table-cell>
              <table:table-cell office:value-type="float" office:value="1.136">
                <text:p>1.136</text:p>
              </table:table-cell>
              <table:table-cell office:value-type="float" office:value="0.000000037437">
                <text:p>0.000000037437</text:p>
              </table:table-cell>
              <table:table-cell office:value-type="float" office:value="1.136">
                <text:p>1.136</text:p>
              </table:table-cell>
              <table:table-cell office:value-type="float" office:value="0.0000000301304">
                <text:p>0.0000000301304</text:p>
              </table:table-cell>
              <table:table-cell office:value-type="float" office:value="1.136">
                <text:p>1.136</text:p>
              </table:table-cell>
              <table:table-cell office:value-type="float" office:value="0.0000000260121">
                <text:p>0.0000000260121</text:p>
              </table:table-cell>
              <table:table-cell office:value-type="float" office:value="1.136">
                <text:p>1.136</text:p>
              </table:table-cell>
              <table:table-cell office:value-type="float" office:value="0.0000000232182">
                <text:p>0.0000000232182</text:p>
              </table:table-cell>
              <table:table-cell office:value-type="float" office:value="1.136">
                <text:p>1.136</text:p>
              </table:table-cell>
              <table:table-cell office:value-type="float" office:value="0.0000000211434">
                <text:p>0.0000000211434</text:p>
              </table:table-cell>
              <table:table-cell office:value-type="float" office:value="1.136">
                <text:p>1.136</text:p>
              </table:table-cell>
              <table:table-cell office:value-type="float" office:value="0.0000000195156">
                <text:p>0.00000001951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52">
                <text:p>1.152</text:p>
              </table:table-cell>
              <table:table-cell office:value-type="float" office:value="0.0000000534206">
                <text:p>0.0000000534206</text:p>
              </table:table-cell>
              <table:table-cell office:value-type="float" office:value="1.152">
                <text:p>1.152</text:p>
              </table:table-cell>
              <table:table-cell office:value-type="float" office:value="0.0000000370132">
                <text:p>0.0000000370132</text:p>
              </table:table-cell>
              <table:table-cell office:value-type="float" office:value="1.152">
                <text:p>1.152</text:p>
              </table:table-cell>
              <table:table-cell office:value-type="float" office:value="0.0000000300701">
                <text:p>0.0000000300701</text:p>
              </table:table-cell>
              <table:table-cell office:value-type="float" office:value="1.152">
                <text:p>1.152</text:p>
              </table:table-cell>
              <table:table-cell office:value-type="float" office:value="0.0000000260004">
                <text:p>0.0000000260004</text:p>
              </table:table-cell>
              <table:table-cell office:value-type="float" office:value="1.152">
                <text:p>1.152</text:p>
              </table:table-cell>
              <table:table-cell office:value-type="float" office:value="0.0000000232243">
                <text:p>0.0000000232243</text:p>
              </table:table-cell>
              <table:table-cell office:value-type="float" office:value="1.152">
                <text:p>1.152</text:p>
              </table:table-cell>
              <table:table-cell office:value-type="float" office:value="0.000000021162">
                <text:p>0.000000021162</text:p>
              </table:table-cell>
              <table:table-cell office:value-type="float" office:value="1.152">
                <text:p>1.152</text:p>
              </table:table-cell>
              <table:table-cell office:value-type="float" office:value="0.0000000195445">
                <text:p>0.00000001954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68">
                <text:p>1.168</text:p>
              </table:table-cell>
              <table:table-cell office:value-type="float" office:value="0.0000000521831">
                <text:p>0.0000000521831</text:p>
              </table:table-cell>
              <table:table-cell office:value-type="float" office:value="1.168">
                <text:p>1.168</text:p>
              </table:table-cell>
              <table:table-cell office:value-type="float" office:value="0.0000000368488">
                <text:p>0.0000000368488</text:p>
              </table:table-cell>
              <table:table-cell office:value-type="float" office:value="1.168">
                <text:p>1.168</text:p>
              </table:table-cell>
              <table:table-cell office:value-type="float" office:value="0.0000000300377">
                <text:p>0.0000000300377</text:p>
              </table:table-cell>
              <table:table-cell office:value-type="float" office:value="1.168">
                <text:p>1.168</text:p>
              </table:table-cell>
              <table:table-cell office:value-type="float" office:value="0.0000000259931">
                <text:p>0.0000000259931</text:p>
              </table:table-cell>
              <table:table-cell office:value-type="float" office:value="1.168">
                <text:p>1.168</text:p>
              </table:table-cell>
              <table:table-cell office:value-type="float" office:value="0.0000000232285">
                <text:p>0.0000000232285</text:p>
              </table:table-cell>
              <table:table-cell office:value-type="float" office:value="1.168">
                <text:p>1.168</text:p>
              </table:table-cell>
              <table:table-cell office:value-type="float" office:value="0.0000000211756">
                <text:p>0.0000000211756</text:p>
              </table:table-cell>
              <table:table-cell office:value-type="float" office:value="1.168">
                <text:p>1.168</text:p>
              </table:table-cell>
              <table:table-cell office:value-type="float" office:value="0.0000000195667">
                <text:p>0.0000000195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84">
                <text:p>1.184</text:p>
              </table:table-cell>
              <table:table-cell office:value-type="float" office:value="0.000000051996">
                <text:p>0.000000051996</text:p>
              </table:table-cell>
              <table:table-cell office:value-type="float" office:value="1.184">
                <text:p>1.184</text:p>
              </table:table-cell>
              <table:table-cell office:value-type="float" office:value="0.0000000367843">
                <text:p>0.0000000367843</text:p>
              </table:table-cell>
              <table:table-cell office:value-type="float" office:value="1.184">
                <text:p>1.184</text:p>
              </table:table-cell>
              <table:table-cell office:value-type="float" office:value="0.0000000300203">
                <text:p>0.0000000300203</text:p>
              </table:table-cell>
              <table:table-cell office:value-type="float" office:value="1.184">
                <text:p>1.184</text:p>
              </table:table-cell>
              <table:table-cell office:value-type="float" office:value="0.0000000259885">
                <text:p>0.0000000259885</text:p>
              </table:table-cell>
              <table:table-cell office:value-type="float" office:value="1.184">
                <text:p>1.184</text:p>
              </table:table-cell>
              <table:table-cell office:value-type="float" office:value="0.0000000232314">
                <text:p>0.0000000232314</text:p>
              </table:table-cell>
              <table:table-cell office:value-type="float" office:value="1.184">
                <text:p>1.184</text:p>
              </table:table-cell>
              <table:table-cell office:value-type="float" office:value="0.0000000211856">
                <text:p>0.0000000211856</text:p>
              </table:table-cell>
              <table:table-cell office:value-type="float" office:value="1.184">
                <text:p>1.184</text:p>
              </table:table-cell>
              <table:table-cell office:value-type="float" office:value="0.0000000195837">
                <text:p>0.00000001958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">
                <text:p>1.2</text:p>
              </table:table-cell>
              <table:table-cell office:value-type="float" office:value="0.0000000519669">
                <text:p>0.0000000519669</text:p>
              </table:table-cell>
              <table:table-cell office:value-type="float" office:value="1.2">
                <text:p>1.2</text:p>
              </table:table-cell>
              <table:table-cell office:value-type="float" office:value="0.0000000367589">
                <text:p>0.0000000367589</text:p>
              </table:table-cell>
              <table:table-cell office:value-type="float" office:value="1.2">
                <text:p>1.2</text:p>
              </table:table-cell>
              <table:table-cell office:value-type="float" office:value="0.0000000300109">
                <text:p>0.0000000300109</text:p>
              </table:table-cell>
              <table:table-cell office:value-type="float" office:value="1.2">
                <text:p>1.2</text:p>
              </table:table-cell>
              <table:table-cell office:value-type="float" office:value="0.0000000259856">
                <text:p>0.0000000259856</text:p>
              </table:table-cell>
              <table:table-cell office:value-type="float" office:value="1.2">
                <text:p>1.2</text:p>
              </table:table-cell>
              <table:table-cell office:value-type="float" office:value="0.0000000232334">
                <text:p>0.0000000232334</text:p>
              </table:table-cell>
              <table:table-cell office:value-type="float" office:value="1.2">
                <text:p>1.2</text:p>
              </table:table-cell>
              <table:table-cell office:value-type="float" office:value="0.000000021193">
                <text:p>0.000000021193</text:p>
              </table:table-cell>
              <table:table-cell office:value-type="float" office:value="1.2">
                <text:p>1.2</text:p>
              </table:table-cell>
              <table:table-cell office:value-type="float" office:value="0.0000000195967">
                <text:p>0.00000001959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16">
                <text:p>1.216</text:p>
              </table:table-cell>
              <table:table-cell office:value-type="float" office:value="0.0000000519624">
                <text:p>0.0000000519624</text:p>
              </table:table-cell>
              <table:table-cell office:value-type="float" office:value="1.216">
                <text:p>1.216</text:p>
              </table:table-cell>
              <table:table-cell office:value-type="float" office:value="0.0000000367489">
                <text:p>0.0000000367489</text:p>
              </table:table-cell>
              <table:table-cell office:value-type="float" office:value="1.216">
                <text:p>1.216</text:p>
              </table:table-cell>
              <table:table-cell office:value-type="float" office:value="0.0000000300059">
                <text:p>0.0000000300059</text:p>
              </table:table-cell>
              <table:table-cell office:value-type="float" office:value="1.216">
                <text:p>1.216</text:p>
              </table:table-cell>
              <table:table-cell office:value-type="float" office:value="0.0000000259838">
                <text:p>0.0000000259838</text:p>
              </table:table-cell>
              <table:table-cell office:value-type="float" office:value="1.216">
                <text:p>1.216</text:p>
              </table:table-cell>
              <table:table-cell office:value-type="float" office:value="0.0000000232348">
                <text:p>0.0000000232348</text:p>
              </table:table-cell>
              <table:table-cell office:value-type="float" office:value="1.216">
                <text:p>1.216</text:p>
              </table:table-cell>
              <table:table-cell office:value-type="float" office:value="0.0000000211984">
                <text:p>0.0000000211984</text:p>
              </table:table-cell>
              <table:table-cell office:value-type="float" office:value="1.216">
                <text:p>1.216</text:p>
              </table:table-cell>
              <table:table-cell office:value-type="float" office:value="0.0000000196067">
                <text:p>0.00000001960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32">
                <text:p>1.232</text:p>
              </table:table-cell>
              <table:table-cell office:value-type="float" office:value="0.0000000519617">
                <text:p>0.0000000519617</text:p>
              </table:table-cell>
              <table:table-cell office:value-type="float" office:value="1.232">
                <text:p>1.232</text:p>
              </table:table-cell>
              <table:table-cell office:value-type="float" office:value="0.0000000367449">
                <text:p>0.0000000367449</text:p>
              </table:table-cell>
              <table:table-cell office:value-type="float" office:value="1.232">
                <text:p>1.232</text:p>
              </table:table-cell>
              <table:table-cell office:value-type="float" office:value="0.0000000300032">
                <text:p>0.0000000300032</text:p>
              </table:table-cell>
              <table:table-cell office:value-type="float" office:value="1.232">
                <text:p>1.232</text:p>
              </table:table-cell>
              <table:table-cell office:value-type="float" office:value="0.0000000259827">
                <text:p>0.0000000259827</text:p>
              </table:table-cell>
              <table:table-cell office:value-type="float" office:value="1.232">
                <text:p>1.232</text:p>
              </table:table-cell>
              <table:table-cell office:value-type="float" office:value="0.0000000232358">
                <text:p>0.0000000232358</text:p>
              </table:table-cell>
              <table:table-cell office:value-type="float" office:value="1.232">
                <text:p>1.232</text:p>
              </table:table-cell>
              <table:table-cell office:value-type="float" office:value="0.0000000212023">
                <text:p>0.0000000212023</text:p>
              </table:table-cell>
              <table:table-cell office:value-type="float" office:value="1.232">
                <text:p>1.232</text:p>
              </table:table-cell>
              <table:table-cell office:value-type="float" office:value="0.0000000196144">
                <text:p>0.00000001961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48">
                <text:p>1.248</text:p>
              </table:table-cell>
              <table:table-cell office:value-type="float" office:value="6.97705E-015">
                <text:p>6.97705E-015</text:p>
              </table:table-cell>
              <table:table-cell office:value-type="float" office:value="1.248">
                <text:p>1.248</text:p>
              </table:table-cell>
              <table:table-cell office:value-type="float" office:value="0.0000000367434">
                <text:p>0.0000000367434</text:p>
              </table:table-cell>
              <table:table-cell office:value-type="float" office:value="1.248">
                <text:p>1.248</text:p>
              </table:table-cell>
              <table:table-cell office:value-type="float" office:value="0.0000000300017">
                <text:p>0.0000000300017</text:p>
              </table:table-cell>
              <table:table-cell office:value-type="float" office:value="1.248">
                <text:p>1.248</text:p>
              </table:table-cell>
              <table:table-cell office:value-type="float" office:value="0.000000025982">
                <text:p>0.000000025982</text:p>
              </table:table-cell>
              <table:table-cell office:value-type="float" office:value="1.248">
                <text:p>1.248</text:p>
              </table:table-cell>
              <table:table-cell office:value-type="float" office:value="0.0000000232364">
                <text:p>0.0000000232364</text:p>
              </table:table-cell>
              <table:table-cell office:value-type="float" office:value="1.248">
                <text:p>1.248</text:p>
              </table:table-cell>
              <table:table-cell office:value-type="float" office:value="0.0000000212052">
                <text:p>0.0000000212052</text:p>
              </table:table-cell>
              <table:table-cell office:value-type="float" office:value="1.248">
                <text:p>1.248</text:p>
              </table:table-cell>
              <table:table-cell office:value-type="float" office:value="0.0000000196202">
                <text:p>0.00000001962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64">
                <text:p>1.264</text:p>
              </table:table-cell>
              <table:table-cell office:value-type="float" office:value="0.0000000519615">
                <text:p>0.0000000519615</text:p>
              </table:table-cell>
              <table:table-cell office:value-type="float" office:value="1.264">
                <text:p>1.264</text:p>
              </table:table-cell>
              <table:table-cell office:value-type="float" office:value="0.0000000367427">
                <text:p>0.0000000367427</text:p>
              </table:table-cell>
              <table:table-cell office:value-type="float" office:value="1.264">
                <text:p>1.264</text:p>
              </table:table-cell>
              <table:table-cell office:value-type="float" office:value="0.0000000300009">
                <text:p>0.0000000300009</text:p>
              </table:table-cell>
              <table:table-cell office:value-type="float" office:value="1.264">
                <text:p>1.264</text:p>
              </table:table-cell>
              <table:table-cell office:value-type="float" office:value="0.0000000259815">
                <text:p>0.0000000259815</text:p>
              </table:table-cell>
              <table:table-cell office:value-type="float" office:value="1.264">
                <text:p>1.264</text:p>
              </table:table-cell>
              <table:table-cell office:value-type="float" office:value="0.0000000232369">
                <text:p>0.0000000232369</text:p>
              </table:table-cell>
              <table:table-cell office:value-type="float" office:value="1.264">
                <text:p>1.264</text:p>
              </table:table-cell>
              <table:table-cell office:value-type="float" office:value="0.0000000212073">
                <text:p>0.0000000212073</text:p>
              </table:table-cell>
              <table:table-cell office:value-type="float" office:value="1.264">
                <text:p>1.264</text:p>
              </table:table-cell>
              <table:table-cell office:value-type="float" office:value="0.0000000196248">
                <text:p>0.00000001962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8">
                <text:p>1.28</text:p>
              </table:table-cell>
              <table:table-cell office:value-type="float" office:value="0.0000000519615">
                <text:p>0.0000000519615</text:p>
              </table:table-cell>
              <table:table-cell office:value-type="float" office:value="1.28">
                <text:p>1.28</text:p>
              </table:table-cell>
              <table:table-cell office:value-type="float" office:value="0.0000000367425">
                <text:p>0.0000000367425</text:p>
              </table:table-cell>
              <table:table-cell office:value-type="float" office:value="1.28">
                <text:p>1.28</text:p>
              </table:table-cell>
              <table:table-cell office:value-type="float" office:value="0.0000000300005">
                <text:p>0.0000000300005</text:p>
              </table:table-cell>
              <table:table-cell office:value-type="float" office:value="1.28">
                <text:p>1.28</text:p>
              </table:table-cell>
              <table:table-cell office:value-type="float" office:value="0.0000000259812">
                <text:p>0.0000000259812</text:p>
              </table:table-cell>
              <table:table-cell office:value-type="float" office:value="1.28">
                <text:p>1.28</text:p>
              </table:table-cell>
              <table:table-cell office:value-type="float" office:value="0.0000000232372">
                <text:p>0.0000000232372</text:p>
              </table:table-cell>
              <table:table-cell office:value-type="float" office:value="1.28">
                <text:p>1.28</text:p>
              </table:table-cell>
              <table:table-cell office:value-type="float" office:value="0.0000000212089">
                <text:p>0.0000000212089</text:p>
              </table:table-cell>
              <table:table-cell office:value-type="float" office:value="1.28">
                <text:p>1.28</text:p>
              </table:table-cell>
              <table:table-cell office:value-type="float" office:value="0.0000000196282">
                <text:p>0.00000001962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96">
                <text:p>1.296</text:p>
              </table:table-cell>
              <table:table-cell office:value-type="float" office:value="0.0000000519615">
                <text:p>0.0000000519615</text:p>
              </table:table-cell>
              <table:table-cell office:value-type="float" office:value="1.296">
                <text:p>1.296</text:p>
              </table:table-cell>
              <table:table-cell office:value-type="float" office:value="0.000000000000021072">
                <text:p>0.000000000000021072</text:p>
              </table:table-cell>
              <table:table-cell office:value-type="float" office:value="1.296">
                <text:p>1.296</text:p>
              </table:table-cell>
              <table:table-cell office:value-type="float" office:value="0.0000000300003">
                <text:p>0.0000000300003</text:p>
              </table:table-cell>
              <table:table-cell office:value-type="float" office:value="1.296">
                <text:p>1.296</text:p>
              </table:table-cell>
              <table:table-cell office:value-type="float" office:value="0.0000000259811">
                <text:p>0.0000000259811</text:p>
              </table:table-cell>
              <table:table-cell office:value-type="float" office:value="1.296">
                <text:p>1.296</text:p>
              </table:table-cell>
              <table:table-cell office:value-type="float" office:value="0.0000000232374">
                <text:p>0.0000000232374</text:p>
              </table:table-cell>
              <table:table-cell office:value-type="float" office:value="1.296">
                <text:p>1.296</text:p>
              </table:table-cell>
              <table:table-cell office:value-type="float" office:value="0.00000002121">
                <text:p>0.00000002121</text:p>
              </table:table-cell>
              <table:table-cell office:value-type="float" office:value="1.296">
                <text:p>1.296</text:p>
              </table:table-cell>
              <table:table-cell office:value-type="float" office:value="0.0000000196309">
                <text:p>0.00000001963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12">
                <text:p>1.312</text:p>
              </table:table-cell>
              <table:table-cell office:value-type="float" office:value="0.0000000519615">
                <text:p>0.0000000519615</text:p>
              </table:table-cell>
              <table:table-cell office:value-type="float" office:value="1.312">
                <text:p>1.312</text:p>
              </table:table-cell>
              <table:table-cell office:value-type="float" office:value="9.27822E-015">
                <text:p>9.27822E-015</text:p>
              </table:table-cell>
              <table:table-cell office:value-type="float" office:value="1.312">
                <text:p>1.312</text:p>
              </table:table-cell>
              <table:table-cell office:value-type="float" office:value="0.0000000300001">
                <text:p>0.0000000300001</text:p>
              </table:table-cell>
              <table:table-cell office:value-type="float" office:value="1.312">
                <text:p>1.312</text:p>
              </table:table-cell>
              <table:table-cell office:value-type="float" office:value="0.000000025981">
                <text:p>0.000000025981</text:p>
              </table:table-cell>
              <table:table-cell office:value-type="float" office:value="1.312">
                <text:p>1.312</text:p>
              </table:table-cell>
              <table:table-cell office:value-type="float" office:value="0.0000000232376">
                <text:p>0.0000000232376</text:p>
              </table:table-cell>
              <table:table-cell office:value-type="float" office:value="1.312">
                <text:p>1.312</text:p>
              </table:table-cell>
              <table:table-cell office:value-type="float" office:value="0.00000000114571">
                <text:p>0.00000000114571</text:p>
              </table:table-cell>
              <table:table-cell office:value-type="float" office:value="1.312">
                <text:p>1.312</text:p>
              </table:table-cell>
              <table:table-cell office:value-type="float" office:value="0.00000000568288">
                <text:p>0.000000005682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28">
                <text:p>1.328</text:p>
              </table:table-cell>
              <table:table-cell office:value-type="float" office:value="0.0000000519615">
                <text:p>0.0000000519615</text:p>
              </table:table-cell>
              <table:table-cell office:value-type="float" office:value="1.328">
                <text:p>1.328</text:p>
              </table:table-cell>
              <table:table-cell office:value-type="float" office:value="3.84942E-015">
                <text:p>3.84942E-015</text:p>
              </table:table-cell>
              <table:table-cell office:value-type="float" office:value="1.328">
                <text:p>1.328</text:p>
              </table:table-cell>
              <table:table-cell office:value-type="float" office:value="0.0000000300001">
                <text:p>0.0000000300001</text:p>
              </table:table-cell>
              <table:table-cell office:value-type="float" office:value="1.328">
                <text:p>1.328</text:p>
              </table:table-cell>
              <table:table-cell office:value-type="float" office:value="0.0000000259809">
                <text:p>0.0000000259809</text:p>
              </table:table-cell>
              <table:table-cell office:value-type="float" office:value="1.328">
                <text:p>1.328</text:p>
              </table:table-cell>
              <table:table-cell office:value-type="float" office:value="0.0000000232377">
                <text:p>0.0000000232377</text:p>
              </table:table-cell>
              <table:table-cell office:value-type="float" office:value="1.328">
                <text:p>1.328</text:p>
              </table:table-cell>
              <table:table-cell office:value-type="float" office:value="0.000000000103318">
                <text:p>0.000000000103318</text:p>
              </table:table-cell>
              <table:table-cell office:value-type="float" office:value="1.328">
                <text:p>1.328</text:p>
              </table:table-cell>
              <table:table-cell office:value-type="float" office:value="0.00000000210846">
                <text:p>0.000000002108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44">
                <text:p>1.344</text:p>
              </table:table-cell>
              <table:table-cell office:value-type="float" office:value="2.80862E-016">
                <text:p>2.80862E-016</text:p>
              </table:table-cell>
              <table:table-cell office:value-type="float" office:value="1.344">
                <text:p>1.344</text:p>
              </table:table-cell>
              <table:table-cell office:value-type="float" office:value="1.28323E-015">
                <text:p>1.28323E-015</text:p>
              </table:table-cell>
              <table:table-cell office:value-type="float" office:value="1.344">
                <text:p>1.344</text:p>
              </table:table-cell>
              <table:table-cell office:value-type="float" office:value="0.0000000000000143014">
                <text:p>0.0000000000000143014</text:p>
              </table:table-cell>
              <table:table-cell office:value-type="float" office:value="1.344">
                <text:p>1.344</text:p>
              </table:table-cell>
              <table:table-cell office:value-type="float" office:value="0.0000000259808">
                <text:p>0.0000000259808</text:p>
              </table:table-cell>
              <table:table-cell office:value-type="float" office:value="1.344">
                <text:p>1.344</text:p>
              </table:table-cell>
              <table:table-cell office:value-type="float" office:value="0.0000000232377">
                <text:p>0.0000000232377</text:p>
              </table:table-cell>
              <table:table-cell office:value-type="float" office:value="1.344">
                <text:p>1.344</text:p>
              </table:table-cell>
              <table:table-cell office:value-type="float" office:value="0.0000000000720663">
                <text:p>0.0000000000720663</text:p>
              </table:table-cell>
              <table:table-cell office:value-type="float" office:value="1.344">
                <text:p>1.344</text:p>
              </table:table-cell>
              <table:table-cell office:value-type="float" office:value="0.000000000469953">
                <text:p>0.0000000004699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6">
                <text:p>1.36</text:p>
              </table:table-cell>
              <table:table-cell office:value-type="float" office:value="-1.81146E-016">
                <text:p>-1.81146E-016</text:p>
              </table:table-cell>
              <table:table-cell office:value-type="float" office:value="1.36">
                <text:p>1.36</text:p>
              </table:table-cell>
              <table:table-cell office:value-type="float" office:value="-0.0000000000000211111">
                <text:p>-0.0000000000000211111</text:p>
              </table:table-cell>
              <table:table-cell office:value-type="float" office:value="1.36">
                <text:p>1.36</text:p>
              </table:table-cell>
              <table:table-cell office:value-type="float" office:value="7.72249E-015">
                <text:p>7.72249E-015</text:p>
              </table:table-cell>
              <table:table-cell office:value-type="float" office:value="1.36">
                <text:p>1.36</text:p>
              </table:table-cell>
              <table:table-cell office:value-type="float" office:value="0.0000000259808">
                <text:p>0.0000000259808</text:p>
              </table:table-cell>
              <table:table-cell office:value-type="float" office:value="1.36">
                <text:p>1.36</text:p>
              </table:table-cell>
              <table:table-cell office:value-type="float" office:value="0.0000000232378">
                <text:p>0.0000000232378</text:p>
              </table:table-cell>
              <table:table-cell office:value-type="float" office:value="1.36">
                <text:p>1.36</text:p>
              </table:table-cell>
              <table:table-cell office:value-type="float" office:value="0.0000000000144146">
                <text:p>0.0000000000144146</text:p>
              </table:table-cell>
              <table:table-cell office:value-type="float" office:value="1.36">
                <text:p>1.36</text:p>
              </table:table-cell>
              <table:table-cell office:value-type="float" office:value="0.000000000184204">
                <text:p>0.0000000001842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76">
                <text:p>1.376</text:p>
              </table:table-cell>
              <table:table-cell office:value-type="float" office:value="-2.39911E-015">
                <text:p>-2.39911E-015</text:p>
              </table:table-cell>
              <table:table-cell office:value-type="float" office:value="1.376">
                <text:p>1.376</text:p>
              </table:table-cell>
              <table:table-cell office:value-type="float" office:value="0.0000000367423">
                <text:p>0.0000000367423</text:p>
              </table:table-cell>
              <table:table-cell office:value-type="float" office:value="1.376">
                <text:p>1.376</text:p>
              </table:table-cell>
              <table:table-cell office:value-type="float" office:value="4.15795E-015">
                <text:p>4.15795E-015</text:p>
              </table:table-cell>
              <table:table-cell office:value-type="float" office:value="1.376">
                <text:p>1.376</text:p>
              </table:table-cell>
              <table:table-cell office:value-type="float" office:value="0.0000000259808">
                <text:p>0.0000000259808</text:p>
              </table:table-cell>
              <table:table-cell office:value-type="float" office:value="1.376">
                <text:p>1.376</text:p>
              </table:table-cell>
              <table:table-cell office:value-type="float" office:value="0.0000000232378">
                <text:p>0.0000000232378</text:p>
              </table:table-cell>
              <table:table-cell office:value-type="float" office:value="1.376">
                <text:p>1.376</text:p>
              </table:table-cell>
              <table:table-cell office:value-type="float" office:value="0.0000000000563648">
                <text:p>0.0000000000563648</text:p>
              </table:table-cell>
              <table:table-cell office:value-type="float" office:value="1.376">
                <text:p>1.376</text:p>
              </table:table-cell>
              <table:table-cell office:value-type="float" office:value="0.0000000000474827">
                <text:p>0.00000000004748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92">
                <text:p>1.392</text:p>
              </table:table-cell>
              <table:table-cell office:value-type="float" office:value="0.0000000519615">
                <text:p>0.0000000519615</text:p>
              </table:table-cell>
              <table:table-cell office:value-type="float" office:value="1.392">
                <text:p>1.392</text:p>
              </table:table-cell>
              <table:table-cell office:value-type="float" office:value="0.0000000367423">
                <text:p>0.0000000367423</text:p>
              </table:table-cell>
              <table:table-cell office:value-type="float" office:value="1.392">
                <text:p>1.392</text:p>
              </table:table-cell>
              <table:table-cell office:value-type="float" office:value="0.0000000000000108645">
                <text:p>0.0000000000000108645</text:p>
              </table:table-cell>
              <table:table-cell office:value-type="float" office:value="1.392">
                <text:p>1.392</text:p>
              </table:table-cell>
              <table:table-cell office:value-type="float" office:value="0.0000000000000162529">
                <text:p>0.0000000000000162529</text:p>
              </table:table-cell>
              <table:table-cell office:value-type="float" office:value="1.392">
                <text:p>1.392</text:p>
              </table:table-cell>
              <table:table-cell office:value-type="float" office:value="0.00000000000223722">
                <text:p>0.00000000000223722</text:p>
              </table:table-cell>
              <table:table-cell office:value-type="float" office:value="1.392">
                <text:p>1.392</text:p>
              </table:table-cell>
              <table:table-cell office:value-type="float" office:value="0.0000000000184067">
                <text:p>0.0000000000184067</text:p>
              </table:table-cell>
              <table:table-cell office:value-type="float" office:value="1.392">
                <text:p>1.392</text:p>
              </table:table-cell>
              <table:table-cell office:value-type="float" office:value="0.0000000000346914">
                <text:p>0.00000000003469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408">
                <text:p>1.408</text:p>
              </table:table-cell>
              <table:table-cell office:value-type="float" office:value="0.0000000519615">
                <text:p>0.0000000519615</text:p>
              </table:table-cell>
              <table:table-cell office:value-type="float" office:value="1.408">
                <text:p>1.408</text:p>
              </table:table-cell>
              <table:table-cell office:value-type="float" office:value="0.0000000367423">
                <text:p>0.0000000367423</text:p>
              </table:table-cell>
              <table:table-cell office:value-type="float" office:value="1.408">
                <text:p>1.408</text:p>
              </table:table-cell>
              <table:table-cell office:value-type="float" office:value="1.18194E-015">
                <text:p>1.18194E-015</text:p>
              </table:table-cell>
              <table:table-cell office:value-type="float" office:value="1.408">
                <text:p>1.408</text:p>
              </table:table-cell>
              <table:table-cell office:value-type="float" office:value="0.0000000000000104002">
                <text:p>0.0000000000000104002</text:p>
              </table:table-cell>
              <table:table-cell office:value-type="float" office:value="1.408">
                <text:p>1.408</text:p>
              </table:table-cell>
              <table:table-cell office:value-type="float" office:value="0.0000000000106196">
                <text:p>0.0000000000106196</text:p>
              </table:table-cell>
              <table:table-cell office:value-type="float" office:value="1.408">
                <text:p>1.408</text:p>
              </table:table-cell>
              <table:table-cell office:value-type="float" office:value="0.00000000000931959">
                <text:p>0.00000000000931959</text:p>
              </table:table-cell>
              <table:table-cell office:value-type="float" office:value="1.408">
                <text:p>1.408</text:p>
              </table:table-cell>
              <table:table-cell office:value-type="float" office:value="0.0000000000214118">
                <text:p>0.00000000002141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424">
                <text:p>1.424</text:p>
              </table:table-cell>
              <table:table-cell office:value-type="float" office:value="0.0000000519615">
                <text:p>0.0000000519615</text:p>
              </table:table-cell>
              <table:table-cell office:value-type="float" office:value="1.424">
                <text:p>1.424</text:p>
              </table:table-cell>
              <table:table-cell office:value-type="float" office:value="3.44106E-016">
                <text:p>3.44106E-016</text:p>
              </table:table-cell>
              <table:table-cell office:value-type="float" office:value="1.424">
                <text:p>1.424</text:p>
              </table:table-cell>
              <table:table-cell office:value-type="float" office:value="0.00000003">
                <text:p>0.00000003</text:p>
              </table:table-cell>
              <table:table-cell office:value-type="float" office:value="1.424">
                <text:p>1.424</text:p>
              </table:table-cell>
              <table:table-cell office:value-type="float" office:value="6.73831E-015">
                <text:p>6.73831E-015</text:p>
              </table:table-cell>
              <table:table-cell office:value-type="float" office:value="1.424">
                <text:p>1.424</text:p>
              </table:table-cell>
              <table:table-cell office:value-type="float" office:value="0.000000000000418178">
                <text:p>0.000000000000418178</text:p>
              </table:table-cell>
              <table:table-cell office:value-type="float" office:value="1.424">
                <text:p>1.424</text:p>
              </table:table-cell>
              <table:table-cell office:value-type="float" office:value="0.00000000000475787">
                <text:p>0.00000000000475787</text:p>
              </table:table-cell>
              <table:table-cell office:value-type="float" office:value="1.424">
                <text:p>1.424</text:p>
              </table:table-cell>
              <table:table-cell office:value-type="float" office:value="0.00000000000374886">
                <text:p>0.000000000003748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4">
                <text:p>1.44</text:p>
              </table:table-cell>
              <table:table-cell office:value-type="float" office:value="0.0000000519615">
                <text:p>0.0000000519615</text:p>
              </table:table-cell>
              <table:table-cell office:value-type="float" office:value="1.44">
                <text:p>1.44</text:p>
              </table:table-cell>
              <table:table-cell office:value-type="float" office:value="0.0000000367423">
                <text:p>0.0000000367423</text:p>
              </table:table-cell>
              <table:table-cell office:value-type="float" office:value="1.44">
                <text:p>1.44</text:p>
              </table:table-cell>
              <table:table-cell office:value-type="float" office:value="0.00000003">
                <text:p>0.00000003</text:p>
              </table:table-cell>
              <table:table-cell office:value-type="float" office:value="1.44">
                <text:p>1.44</text:p>
              </table:table-cell>
              <table:table-cell office:value-type="float" office:value="4.3093E-015">
                <text:p>4.3093E-015</text:p>
              </table:table-cell>
              <table:table-cell office:value-type="float" office:value="1.44">
                <text:p>1.44</text:p>
              </table:table-cell>
              <table:table-cell office:value-type="float" office:value="0.000000000000982208">
                <text:p>0.000000000000982208</text:p>
              </table:table-cell>
              <table:table-cell office:value-type="float" office:value="1.44">
                <text:p>1.44</text:p>
              </table:table-cell>
              <table:table-cell office:value-type="float" office:value="0.000000000000888154">
                <text:p>0.000000000000888154</text:p>
              </table:table-cell>
              <table:table-cell office:value-type="float" office:value="1.44">
                <text:p>1.44</text:p>
              </table:table-cell>
              <table:table-cell office:value-type="float" office:value="0.0000000000064624">
                <text:p>0.00000000000646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456">
                <text:p>1.456</text:p>
              </table:table-cell>
              <table:table-cell office:value-type="float" office:value="0.0000000519615">
                <text:p>0.0000000519615</text:p>
              </table:table-cell>
              <table:table-cell office:value-type="float" office:value="1.456">
                <text:p>1.456</text:p>
              </table:table-cell>
              <table:table-cell office:value-type="float" office:value="0.0000000367423">
                <text:p>0.0000000367423</text:p>
              </table:table-cell>
              <table:table-cell office:value-type="float" office:value="1.456">
                <text:p>1.456</text:p>
              </table:table-cell>
              <table:table-cell office:value-type="float" office:value="0.00000003">
                <text:p>0.00000003</text:p>
              </table:table-cell>
              <table:table-cell office:value-type="float" office:value="1.456">
                <text:p>1.456</text:p>
              </table:table-cell>
              <table:table-cell office:value-type="float" office:value="3.14071E-015">
                <text:p>3.14071E-015</text:p>
              </table:table-cell>
              <table:table-cell office:value-type="float" office:value="1.456">
                <text:p>1.456</text:p>
              </table:table-cell>
              <table:table-cell office:value-type="float" office:value="0.0000000000000271971">
                <text:p>0.0000000000000271971</text:p>
              </table:table-cell>
              <table:table-cell office:value-type="float" office:value="1.456">
                <text:p>1.456</text:p>
              </table:table-cell>
              <table:table-cell office:value-type="float" office:value="0.00000000000134715">
                <text:p>0.00000000000134715</text:p>
              </table:table-cell>
              <table:table-cell office:value-type="float" office:value="1.456">
                <text:p>1.456</text:p>
              </table:table-cell>
              <table:table-cell office:value-type="float" office:value="0.00000000000191675">
                <text:p>0.000000000001916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472">
                <text:p>1.472</text:p>
              </table:table-cell>
              <table:table-cell office:value-type="float" office:value="0.0000000519615">
                <text:p>0.0000000519615</text:p>
              </table:table-cell>
              <table:table-cell office:value-type="float" office:value="1.472">
                <text:p>1.472</text:p>
              </table:table-cell>
              <table:table-cell office:value-type="float" office:value="0.0000000367423">
                <text:p>0.0000000367423</text:p>
              </table:table-cell>
              <table:table-cell office:value-type="float" office:value="1.472">
                <text:p>1.472</text:p>
              </table:table-cell>
              <table:table-cell office:value-type="float" office:value="0.00000003">
                <text:p>0.00000003</text:p>
              </table:table-cell>
              <table:table-cell office:value-type="float" office:value="1.472">
                <text:p>1.472</text:p>
              </table:table-cell>
              <table:table-cell office:value-type="float" office:value="1.7486E-015">
                <text:p>1.7486E-015</text:p>
              </table:table-cell>
              <table:table-cell office:value-type="float" office:value="1.472">
                <text:p>1.472</text:p>
              </table:table-cell>
              <table:table-cell office:value-type="float" office:value="0.0000000000000186935">
                <text:p>0.0000000000000186935</text:p>
              </table:table-cell>
              <table:table-cell office:value-type="float" office:value="1.472">
                <text:p>1.472</text:p>
              </table:table-cell>
              <table:table-cell office:value-type="float" office:value="0.000000000000344225">
                <text:p>0.000000000000344225</text:p>
              </table:table-cell>
              <table:table-cell office:value-type="float" office:value="1.472">
                <text:p>1.472</text:p>
              </table:table-cell>
              <table:table-cell office:value-type="float" office:value="0.00000000000130081">
                <text:p>0.000000000001300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488">
                <text:p>1.488</text:p>
              </table:table-cell>
              <table:table-cell office:value-type="float" office:value="0.0000000519615">
                <text:p>0.0000000519615</text:p>
              </table:table-cell>
              <table:table-cell office:value-type="float" office:value="1.488">
                <text:p>1.488</text:p>
              </table:table-cell>
              <table:table-cell office:value-type="float" office:value="0.0000000367423">
                <text:p>0.0000000367423</text:p>
              </table:table-cell>
              <table:table-cell office:value-type="float" office:value="1.488">
                <text:p>1.488</text:p>
              </table:table-cell>
              <table:table-cell office:value-type="float" office:value="0.00000003">
                <text:p>0.00000003</text:p>
              </table:table-cell>
              <table:table-cell office:value-type="float" office:value="1.488">
                <text:p>1.488</text:p>
              </table:table-cell>
              <table:table-cell office:value-type="float" office:value="0.0000000000000108744">
                <text:p>0.0000000000000108744</text:p>
              </table:table-cell>
              <table:table-cell office:value-type="float" office:value="1.488">
                <text:p>1.488</text:p>
              </table:table-cell>
              <table:table-cell office:value-type="float" office:value="0.000000000000016873">
                <text:p>0.000000000000016873</text:p>
              </table:table-cell>
              <table:table-cell office:value-type="float" office:value="1.488">
                <text:p>1.488</text:p>
              </table:table-cell>
              <table:table-cell office:value-type="float" office:value="0.000000000000435279">
                <text:p>0.000000000000435279</text:p>
              </table:table-cell>
              <table:table-cell office:value-type="float" office:value="1.488">
                <text:p>1.488</text:p>
              </table:table-cell>
              <table:table-cell office:value-type="float" office:value="0.000000000000886004">
                <text:p>0.0000000000008860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04">
                <text:p>1.504</text:p>
              </table:table-cell>
              <table:table-cell office:value-type="float" office:value="0.0000000000183045">
                <text:p>0.0000000000183045</text:p>
              </table:table-cell>
              <table:table-cell office:value-type="float" office:value="1.504">
                <text:p>1.504</text:p>
              </table:table-cell>
              <table:table-cell office:value-type="float" office:value="-0.0000000000000213832">
                <text:p>-0.0000000000000213832</text:p>
              </table:table-cell>
              <table:table-cell office:value-type="float" office:value="1.504">
                <text:p>1.504</text:p>
              </table:table-cell>
              <table:table-cell office:value-type="float" office:value="-0.0000000000000178109">
                <text:p>-0.0000000000000178109</text:p>
              </table:table-cell>
              <table:table-cell office:value-type="float" office:value="1.504">
                <text:p>1.504</text:p>
              </table:table-cell>
              <table:table-cell office:value-type="float" office:value="0.0000000259808">
                <text:p>0.0000000259808</text:p>
              </table:table-cell>
              <table:table-cell office:value-type="float" office:value="1.504">
                <text:p>1.504</text:p>
              </table:table-cell>
              <table:table-cell office:value-type="float" office:value="9.48025E-015">
                <text:p>9.48025E-015</text:p>
              </table:table-cell>
              <table:table-cell office:value-type="float" office:value="1.504">
                <text:p>1.504</text:p>
              </table:table-cell>
              <table:table-cell office:value-type="float" office:value="0.000000000000258009">
                <text:p>0.000000000000258009</text:p>
              </table:table-cell>
              <table:table-cell office:value-type="float" office:value="1.504">
                <text:p>1.504</text:p>
              </table:table-cell>
              <table:table-cell office:value-type="float" office:value="0.00000000000107648">
                <text:p>0.000000000001076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2">
                <text:p>1.52</text:p>
              </table:table-cell>
              <table:table-cell office:value-type="float" office:value="0.0000000519615">
                <text:p>0.0000000519615</text:p>
              </table:table-cell>
              <table:table-cell office:value-type="float" office:value="1.52">
                <text:p>1.52</text:p>
              </table:table-cell>
              <table:table-cell office:value-type="float" office:value="0.0000000367423">
                <text:p>0.0000000367423</text:p>
              </table:table-cell>
              <table:table-cell office:value-type="float" office:value="1.52">
                <text:p>1.52</text:p>
              </table:table-cell>
              <table:table-cell office:value-type="float" office:value="-0.0000000000000177508">
                <text:p>-0.0000000000000177508</text:p>
              </table:table-cell>
              <table:table-cell office:value-type="float" office:value="1.52">
                <text:p>1.52</text:p>
              </table:table-cell>
              <table:table-cell office:value-type="float" office:value="0.0000000259808">
                <text:p>0.0000000259808</text:p>
              </table:table-cell>
              <table:table-cell office:value-type="float" office:value="1.52">
                <text:p>1.52</text:p>
              </table:table-cell>
              <table:table-cell office:value-type="float" office:value="7.83159E-015">
                <text:p>7.83159E-015</text:p>
              </table:table-cell>
              <table:table-cell office:value-type="float" office:value="1.52">
                <text:p>1.52</text:p>
              </table:table-cell>
              <table:table-cell office:value-type="float" office:value="0.0000000000000499635">
                <text:p>0.0000000000000499635</text:p>
              </table:table-cell>
              <table:table-cell office:value-type="float" office:value="1.52">
                <text:p>1.52</text:p>
              </table:table-cell>
              <table:table-cell office:value-type="float" office:value="0.000000000000731686">
                <text:p>0.0000000000007316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36">
                <text:p>1.536</text:p>
              </table:table-cell>
              <table:table-cell office:value-type="float" office:value="1.59939E-016">
                <text:p>1.59939E-016</text:p>
              </table:table-cell>
              <table:table-cell office:value-type="float" office:value="1.536">
                <text:p>1.536</text:p>
              </table:table-cell>
              <table:table-cell office:value-type="float" office:value="-0.0000000000000250009">
                <text:p>-0.0000000000000250009</text:p>
              </table:table-cell>
              <table:table-cell office:value-type="float" office:value="1.536">
                <text:p>1.536</text:p>
              </table:table-cell>
              <table:table-cell office:value-type="float" office:value="7.56553E-016">
                <text:p>7.56553E-016</text:p>
              </table:table-cell>
              <table:table-cell office:value-type="float" office:value="1.536">
                <text:p>1.536</text:p>
              </table:table-cell>
              <table:table-cell office:value-type="float" office:value="0.0000000259808">
                <text:p>0.0000000259808</text:p>
              </table:table-cell>
              <table:table-cell office:value-type="float" office:value="1.536">
                <text:p>1.536</text:p>
              </table:table-cell>
              <table:table-cell office:value-type="float" office:value="-0.000000000000436189">
                <text:p>-0.000000000000436189</text:p>
              </table:table-cell>
              <table:table-cell office:value-type="float" office:value="1.536">
                <text:p>1.536</text:p>
              </table:table-cell>
              <table:table-cell office:value-type="float" office:value="0.0000000000000432846">
                <text:p>0.0000000000000432846</text:p>
              </table:table-cell>
              <table:table-cell office:value-type="float" office:value="1.536">
                <text:p>1.536</text:p>
              </table:table-cell>
              <table:table-cell office:value-type="float" office:value="0.000000000000344782">
                <text:p>0.0000000000003447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52">
                <text:p>1.552</text:p>
              </table:table-cell>
              <table:table-cell office:value-type="float" office:value="0.0000000519615">
                <text:p>0.0000000519615</text:p>
              </table:table-cell>
              <table:table-cell office:value-type="float" office:value="1.552">
                <text:p>1.552</text:p>
              </table:table-cell>
              <table:table-cell office:value-type="float" office:value="0.0000000367423">
                <text:p>0.0000000367423</text:p>
              </table:table-cell>
              <table:table-cell office:value-type="float" office:value="1.552">
                <text:p>1.552</text:p>
              </table:table-cell>
              <table:table-cell office:value-type="float" office:value="-0.0000000000000191437">
                <text:p>-0.0000000000000191437</text:p>
              </table:table-cell>
              <table:table-cell office:value-type="float" office:value="1.552">
                <text:p>1.552</text:p>
              </table:table-cell>
              <table:table-cell office:value-type="float" office:value="0.0000000259808">
                <text:p>0.0000000259808</text:p>
              </table:table-cell>
              <table:table-cell office:value-type="float" office:value="1.552">
                <text:p>1.552</text:p>
              </table:table-cell>
              <table:table-cell office:value-type="float" office:value="0.0000000232379">
                <text:p>0.0000000232379</text:p>
              </table:table-cell>
              <table:table-cell office:value-type="float" office:value="1.552">
                <text:p>1.552</text:p>
              </table:table-cell>
              <table:table-cell office:value-type="float" office:value="0.0000000000000417274">
                <text:p>0.0000000000000417274</text:p>
              </table:table-cell>
              <table:table-cell office:value-type="float" office:value="1.552">
                <text:p>1.552</text:p>
              </table:table-cell>
              <table:table-cell office:value-type="float" office:value="0.000000000000354595">
                <text:p>0.0000000000003545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68">
                <text:p>1.568</text:p>
              </table:table-cell>
              <table:table-cell office:value-type="float" office:value="9.69605E-016">
                <text:p>9.69605E-016</text:p>
              </table:table-cell>
              <table:table-cell office:value-type="float" office:value="1.568">
                <text:p>1.568</text:p>
              </table:table-cell>
              <table:table-cell office:value-type="float" office:value="0.0000000367423">
                <text:p>0.0000000367423</text:p>
              </table:table-cell>
              <table:table-cell office:value-type="float" office:value="1.568">
                <text:p>1.568</text:p>
              </table:table-cell>
              <table:table-cell office:value-type="float" office:value="-0.0000000000000196939">
                <text:p>-0.0000000000000196939</text:p>
              </table:table-cell>
              <table:table-cell office:value-type="float" office:value="1.568">
                <text:p>1.568</text:p>
              </table:table-cell>
              <table:table-cell office:value-type="float" office:value="0.0000000259808">
                <text:p>0.0000000259808</text:p>
              </table:table-cell>
              <table:table-cell office:value-type="float" office:value="1.568">
                <text:p>1.568</text:p>
              </table:table-cell>
              <table:table-cell office:value-type="float" office:value="0.0000000232379">
                <text:p>0.0000000232379</text:p>
              </table:table-cell>
              <table:table-cell office:value-type="float" office:value="1.568">
                <text:p>1.568</text:p>
              </table:table-cell>
              <table:table-cell office:value-type="float" office:value="0.000000000000299094">
                <text:p>0.000000000000299094</text:p>
              </table:table-cell>
              <table:table-cell office:value-type="float" office:value="1.568">
                <text:p>1.568</text:p>
              </table:table-cell>
              <table:table-cell office:value-type="float" office:value="0.000000000000289747">
                <text:p>0.0000000000002897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84">
                <text:p>1.584</text:p>
              </table:table-cell>
              <table:table-cell office:value-type="float" office:value="0.000000000000018939">
                <text:p>0.000000000000018939</text:p>
              </table:table-cell>
              <table:table-cell office:value-type="float" office:value="1.584">
                <text:p>1.584</text:p>
              </table:table-cell>
              <table:table-cell office:value-type="float" office:value="0.0000000367423">
                <text:p>0.0000000367423</text:p>
              </table:table-cell>
              <table:table-cell office:value-type="float" office:value="1.584">
                <text:p>1.584</text:p>
              </table:table-cell>
              <table:table-cell office:value-type="float" office:value="0.00000003">
                <text:p>0.00000003</text:p>
              </table:table-cell>
              <table:table-cell office:value-type="float" office:value="1.584">
                <text:p>1.584</text:p>
              </table:table-cell>
              <table:table-cell office:value-type="float" office:value="0.0000000259808">
                <text:p>0.0000000259808</text:p>
              </table:table-cell>
              <table:table-cell office:value-type="float" office:value="1.584">
                <text:p>1.584</text:p>
              </table:table-cell>
              <table:table-cell office:value-type="float" office:value="-0.000000000000347973">
                <text:p>-0.000000000000347973</text:p>
              </table:table-cell>
              <table:table-cell office:value-type="float" office:value="1.584">
                <text:p>1.584</text:p>
              </table:table-cell>
              <table:table-cell office:value-type="float" office:value="0.0000000000000336143">
                <text:p>0.0000000000000336143</text:p>
              </table:table-cell>
              <table:table-cell office:value-type="float" office:value="1.584">
                <text:p>1.584</text:p>
              </table:table-cell>
              <table:table-cell office:value-type="float" office:value="0.0000000000000855235">
                <text:p>0.00000000000008552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6">
                <text:p>1.6</text:p>
              </table:table-cell>
              <table:table-cell office:value-type="float" office:value="0.0000000519615">
                <text:p>0.0000000519615</text:p>
              </table:table-cell>
              <table:table-cell office:value-type="float" office:value="1.6">
                <text:p>1.6</text:p>
              </table:table-cell>
              <table:table-cell office:value-type="float" office:value="0.0000000367423">
                <text:p>0.0000000367423</text:p>
              </table:table-cell>
              <table:table-cell office:value-type="float" office:value="1.6">
                <text:p>1.6</text:p>
              </table:table-cell>
              <table:table-cell office:value-type="float" office:value="0.00000003">
                <text:p>0.00000003</text:p>
              </table:table-cell>
              <table:table-cell office:value-type="float" office:value="1.6">
                <text:p>1.6</text:p>
              </table:table-cell>
              <table:table-cell office:value-type="float" office:value="0.0000000259808">
                <text:p>0.0000000259808</text:p>
              </table:table-cell>
              <table:table-cell office:value-type="float" office:value="1.6">
                <text:p>1.6</text:p>
              </table:table-cell>
              <table:table-cell office:value-type="float" office:value="-0.000000000000310559">
                <text:p>-0.000000000000310559</text:p>
              </table:table-cell>
              <table:table-cell office:value-type="float" office:value="1.6">
                <text:p>1.6</text:p>
              </table:table-cell>
              <table:table-cell office:value-type="float" office:value="0.0000000212132">
                <text:p>0.0000000212132</text:p>
              </table:table-cell>
              <table:table-cell office:value-type="float" office:value="1.6">
                <text:p>1.6</text:p>
              </table:table-cell>
              <table:table-cell office:value-type="float" office:value="0.0000000000000861826">
                <text:p>0.00000000000008618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MacOSX_x86 LibreOffice_project/d50a87b2e514536ed401c18000dad4660b6a169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ignore" chart:spline-resolution="80" chart:right-angled-axes="true"/>
    </style:style>
    <style:style style:name="ch5" style:family="chart" style:data-style-name="N0">
      <style:chart-properties chart:display-label="true" chart:logarithmic="false" chart:minimum="0" chart:maximum="1" chart:interval-major="0.2" chart:reverse-direction="false" text:line-break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0"/>
      <style:text-properties fo:font-size="9pt" fo:font-weight="bold" style:font-size-asian="9pt" style:font-size-complex="9pt"/>
    </style:style>
    <style:style style:name="ch9" style:family="chart" style:data-style-name="N0">
      <style:chart-properties chart:display-label="true" chart:logarithmic="false" chart:minimum="-8" chart:maximum="8" chart:reverse-direction="false" text:line-break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10" style:family="chart">
      <style:chart-properties style:rotation-angle="90"/>
      <style:text-properties fo:font-size="9pt" fo:font-weight="bold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one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1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51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51cm" svg:stroke-color="#7e0021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51cm" svg:stroke-color="#83caff" draw:fill-color="#83caf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51cm" svg:stroke-color="#314004" draw:fill-color="#314004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4.765cm" svg:height="9.82cm" xlink:href=".." xlink:type="simple" chart:class="chart:scatter" chart:style-name="ch1">
        <chart:title svg:x="6.563cm" svg:y="0.331cm" chart:style-name="ch2">
          <text:p>k vs Et</text:p>
        </chart:title>
        <chart:legend svg:x="12.437cm" svg:y="3.02cm" style:legend-expansion="custom" chartooo:width="2.134cm" chartooo:height="4.967cm" style:legend-expansion-aspect-ratio="0.429635594926515" chart:style-name="ch3"/>
        <chart:plot-area chart:style-name="ch4" table:cell-range-address="Sheet1.B2:Sheet1.B102 Sheet1.A2:Sheet1.A2 Sheet1.D2:Sheet1.D708 Sheet1.A103:Sheet1.A103 Sheet1.A204:Sheet1.A204 Sheet1.A305:Sheet1.A305 Sheet1.A406:Sheet1.A406 Sheet1.A507:Sheet1.A507 Sheet1.A608:Sheet1.A608" chart:data-source-has-labels="row" svg:x="2.033cm" svg:y="1.846cm" svg:width="10.309cm" svg:height="6.86cm">
          <chartooo:coordinate-region svg:x="2.574cm" svg:y="2.014cm" svg:width="9.677cm" svg:height="6.525cm"/>
          <chart:axis chart:dimension="x" chart:name="primary-x" chart:style-name="ch5">
            <chart:title svg:x="6.628cm" svg:y="8.902cm" chart:style-name="ch6">
              <text:p>Et (eV)</text:p>
            </chart:title>
          </chart:axis>
          <chart:axis chart:dimension="x" chart:name="secondary-x" chart:style-name="ch7">
            <chart:title svg:x="12.393cm" svg:y="1.413cm" chart:style-name="ch8">
              <text:p>Temperature
(K)</text:p>
            </chart:title>
          </chart:axis>
          <chart:axis chart:dimension="y" chart:name="primary-y" chart:style-name="ch9">
            <chart:title svg:x="0.183cm" svg:y="5.894cm" chart:style-name="ch10">
              <text:p>k (unitless)</text:p>
            </chart:title>
            <chart:grid chart:style-name="ch11" chart:class="major"/>
          </chart:axis>
          <chart:series chart:style-name="ch12" chart:values-cell-range-address="Sheet1.D2:Sheet1.D102" chart:label-cell-address="Sheet1.A2:Sheet1.A2" chart:class="chart:scatter">
            <chart:domain table:cell-range-address="Sheet1.B2:Sheet1.B102"/>
            <chart:data-point chart:repeated="101"/>
          </chart:series>
          <chart:series chart:style-name="ch13" chart:values-cell-range-address="Sheet1.D103:Sheet1.D203" chart:label-cell-address="Sheet1.A103:Sheet1.A103" chart:class="chart:scatter">
            <chart:domain table:cell-range-address="Sheet1.B103:Sheet1.B203"/>
            <chart:data-point chart:repeated="101"/>
          </chart:series>
          <chart:series chart:style-name="ch14" chart:values-cell-range-address="Sheet1.D204:Sheet1.D304" chart:label-cell-address="Sheet1.A204:Sheet1.A204" chart:class="chart:scatter">
            <chart:domain table:cell-range-address="Sheet1.B204:Sheet1.B304"/>
            <chart:data-point chart:repeated="101"/>
          </chart:series>
          <chart:series chart:style-name="ch15" chart:values-cell-range-address="Sheet1.D305:Sheet1.D405" chart:label-cell-address="Sheet1.A305:Sheet1.A305" chart:class="chart:scatter">
            <chart:domain table:cell-range-address="Sheet1.B305:Sheet1.B405"/>
            <chart:data-point chart:repeated="101"/>
          </chart:series>
          <chart:series chart:style-name="ch16" chart:values-cell-range-address="Sheet1.D406:Sheet1.D506" chart:label-cell-address="Sheet1.A406:Sheet1.A406" chart:class="chart:scatter">
            <chart:domain table:cell-range-address="Sheet1.B406:Sheet1.B506"/>
            <chart:data-point chart:repeated="101"/>
          </chart:series>
          <chart:series chart:style-name="ch17" chart:values-cell-range-address="Sheet1.D507:Sheet1.D607" chart:label-cell-address="Sheet1.A507:Sheet1.A507" chart:class="chart:scatter">
            <chart:domain table:cell-range-address="Sheet1.B507:Sheet1.B607"/>
            <chart:data-point chart:repeated="101"/>
          </chart:series>
          <chart:series chart:style-name="ch18" chart:values-cell-range-address="Sheet1.D608:Sheet1.D708" chart:label-cell-address="Sheet1.A608:Sheet1.A608" chart:class="chart:scatter">
            <chart:domain table:cell-range-address="Sheet1.B608:Sheet1.B708"/>
            <chart:data-point chart:repeated="10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00</text:p>
                <draw:g>
                  <svg:desc>Sheet1.A2:Sheet1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00</text:p>
                <draw:g>
                  <svg:desc>Sheet1.A103:Sheet1.A10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300</text:p>
                <draw:g>
                  <svg:desc>Sheet1.A204:Sheet1.A20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400</text:p>
                <draw:g>
                  <svg:desc>Sheet1.A305:Sheet1.A30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00</text:p>
                <draw:g>
                  <svg:desc>Sheet1.A406:Sheet1.A40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600</text:p>
                <draw:g>
                  <svg:desc>Sheet1.A507:Sheet1.A50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700</text:p>
                <draw:g>
                  <svg:desc>Sheet1.A608:Sheet1.A60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102</svg:desc>
                </draw:g>
              </table:table-cell>
              <table:table-cell office:value-type="float" office:value="1029.15">
                <text:p>1029.15</text:p>
                <draw:g>
                  <svg:desc>Sheet1.D2:Sheet1.D102</svg:desc>
                </draw:g>
              </table:table-cell>
              <table:table-cell office:value-type="float" office:value="0">
                <text:p>0</text:p>
                <draw:g>
                  <svg:desc>Sheet1.B103:Sheet1.B203</svg:desc>
                </draw:g>
              </table:table-cell>
              <table:table-cell office:value-type="float" office:value="1833.95">
                <text:p>1833.95</text:p>
                <draw:g>
                  <svg:desc>Sheet1.D103:Sheet1.D203</svg:desc>
                </draw:g>
              </table:table-cell>
              <table:table-cell office:value-type="float" office:value="0">
                <text:p>0</text:p>
                <draw:g>
                  <svg:desc>Sheet1.B204:Sheet1.B304</svg:desc>
                </draw:g>
              </table:table-cell>
              <table:table-cell office:value-type="float" office:value="4310.27">
                <text:p>4310.27</text:p>
                <draw:g>
                  <svg:desc>Sheet1.D204:Sheet1.D304</svg:desc>
                </draw:g>
              </table:table-cell>
              <table:table-cell office:value-type="float" office:value="0">
                <text:p>0</text:p>
                <draw:g>
                  <svg:desc>Sheet1.B305:Sheet1.B405</svg:desc>
                </draw:g>
              </table:table-cell>
              <table:table-cell office:value-type="float" office:value="3757.53">
                <text:p>3757.53</text:p>
                <draw:g>
                  <svg:desc>Sheet1.D305:Sheet1.D405</svg:desc>
                </draw:g>
              </table:table-cell>
              <table:table-cell office:value-type="float" office:value="0">
                <text:p>0</text:p>
                <draw:g>
                  <svg:desc>Sheet1.B406:Sheet1.B506</svg:desc>
                </draw:g>
              </table:table-cell>
              <table:table-cell office:value-type="float" office:value="1432.29">
                <text:p>1432.29</text:p>
                <draw:g>
                  <svg:desc>Sheet1.D406:Sheet1.D506</svg:desc>
                </draw:g>
              </table:table-cell>
              <table:table-cell office:value-type="float" office:value="0">
                <text:p>0</text:p>
                <draw:g>
                  <svg:desc>Sheet1.B507:Sheet1.B607</svg:desc>
                </draw:g>
              </table:table-cell>
              <table:table-cell office:value-type="float" office:value="606.193">
                <text:p>606.193</text:p>
                <draw:g>
                  <svg:desc>Sheet1.D507:Sheet1.D607</svg:desc>
                </draw:g>
              </table:table-cell>
              <table:table-cell office:value-type="float" office:value="0">
                <text:p>0</text:p>
                <draw:g>
                  <svg:desc>Sheet1.B608:Sheet1.B708</svg:desc>
                </draw:g>
              </table:table-cell>
              <table:table-cell office:value-type="float" office:value="316.854">
                <text:p>316.854</text:p>
                <draw:g>
                  <svg:desc>Sheet1.D608:Sheet1.D7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6">
                <text:p>0.016</text:p>
              </table:table-cell>
              <table:table-cell office:value-type="float" office:value="164.954">
                <text:p>164.954</text:p>
              </table:table-cell>
              <table:table-cell office:value-type="float" office:value="0.016">
                <text:p>0.016</text:p>
              </table:table-cell>
              <table:table-cell office:value-type="float" office:value="727.797">
                <text:p>727.797</text:p>
              </table:table-cell>
              <table:table-cell office:value-type="float" office:value="0.016">
                <text:p>0.016</text:p>
              </table:table-cell>
              <table:table-cell office:value-type="float" office:value="2323.33">
                <text:p>2323.33</text:p>
              </table:table-cell>
              <table:table-cell office:value-type="float" office:value="0.016">
                <text:p>0.016</text:p>
              </table:table-cell>
              <table:table-cell office:value-type="float" office:value="2362.71">
                <text:p>2362.71</text:p>
              </table:table-cell>
              <table:table-cell office:value-type="float" office:value="0.016">
                <text:p>0.016</text:p>
              </table:table-cell>
              <table:table-cell office:value-type="float" office:value="987.858">
                <text:p>987.858</text:p>
              </table:table-cell>
              <table:table-cell office:value-type="float" office:value="0.016">
                <text:p>0.016</text:p>
              </table:table-cell>
              <table:table-cell office:value-type="float" office:value="444.626">
                <text:p>444.626</text:p>
              </table:table-cell>
              <table:table-cell office:value-type="float" office:value="0.016">
                <text:p>0.016</text:p>
              </table:table-cell>
              <table:table-cell office:value-type="float" office:value="242.812">
                <text:p>242.8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2">
                <text:p>0.032</text:p>
              </table:table-cell>
              <table:table-cell office:value-type="float" office:value="29.9819">
                <text:p>29.9819</text:p>
              </table:table-cell>
              <table:table-cell office:value-type="float" office:value="0.032">
                <text:p>0.032</text:p>
              </table:table-cell>
              <table:table-cell office:value-type="float" office:value="290.648">
                <text:p>290.648</text:p>
              </table:table-cell>
              <table:table-cell office:value-type="float" office:value="0.032">
                <text:p>0.032</text:p>
              </table:table-cell>
              <table:table-cell office:value-type="float" office:value="1253.31">
                <text:p>1253.31</text:p>
              </table:table-cell>
              <table:table-cell office:value-type="float" office:value="0.032">
                <text:p>0.032</text:p>
              </table:table-cell>
              <table:table-cell office:value-type="float" office:value="1485.85">
                <text:p>1485.85</text:p>
              </table:table-cell>
              <table:table-cell office:value-type="float" office:value="0.032">
                <text:p>0.032</text:p>
              </table:table-cell>
              <table:table-cell office:value-type="float" office:value="681.287">
                <text:p>681.287</text:p>
              </table:table-cell>
              <table:table-cell office:value-type="float" office:value="0.032">
                <text:p>0.032</text:p>
              </table:table-cell>
              <table:table-cell office:value-type="float" office:value="326.06">
                <text:p>326.06</text:p>
              </table:table-cell>
              <table:table-cell office:value-type="float" office:value="0.032">
                <text:p>0.032</text:p>
              </table:table-cell>
              <table:table-cell office:value-type="float" office:value="186.02">
                <text:p>186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8">
                <text:p>0.048</text:p>
              </table:table-cell>
              <table:table-cell office:value-type="float" office:value="8.90174">
                <text:p>8.90174</text:p>
              </table:table-cell>
              <table:table-cell office:value-type="float" office:value="0.048">
                <text:p>0.048</text:p>
              </table:table-cell>
              <table:table-cell office:value-type="float" office:value="117.887">
                <text:p>117.887</text:p>
              </table:table-cell>
              <table:table-cell office:value-type="float" office:value="0.048">
                <text:p>0.048</text:p>
              </table:table-cell>
              <table:table-cell office:value-type="float" office:value="677.07">
                <text:p>677.07</text:p>
              </table:table-cell>
              <table:table-cell office:value-type="float" office:value="0.048">
                <text:p>0.048</text:p>
              </table:table-cell>
              <table:table-cell office:value-type="float" office:value="934.614">
                <text:p>934.614</text:p>
              </table:table-cell>
              <table:table-cell office:value-type="float" office:value="0.048">
                <text:p>0.048</text:p>
              </table:table-cell>
              <table:table-cell office:value-type="float" office:value="469.813">
                <text:p>469.813</text:p>
              </table:table-cell>
              <table:table-cell office:value-type="float" office:value="0.048">
                <text:p>0.048</text:p>
              </table:table-cell>
              <table:table-cell office:value-type="float" office:value="239.052">
                <text:p>239.052</text:p>
              </table:table-cell>
              <table:table-cell office:value-type="float" office:value="0.048">
                <text:p>0.048</text:p>
              </table:table-cell>
              <table:table-cell office:value-type="float" office:value="142.46">
                <text:p>142.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4">
                <text:p>0.064</text:p>
              </table:table-cell>
              <table:table-cell office:value-type="float" office:value="5.60938">
                <text:p>5.60938</text:p>
              </table:table-cell>
              <table:table-cell office:value-type="float" office:value="0.064">
                <text:p>0.064</text:p>
              </table:table-cell>
              <table:table-cell office:value-type="float" office:value="49.6118">
                <text:p>49.6118</text:p>
              </table:table-cell>
              <table:table-cell office:value-type="float" office:value="0.064">
                <text:p>0.064</text:p>
              </table:table-cell>
              <table:table-cell office:value-type="float" office:value="366.746">
                <text:p>366.746</text:p>
              </table:table-cell>
              <table:table-cell office:value-type="float" office:value="0.064">
                <text:p>0.064</text:p>
              </table:table-cell>
              <table:table-cell office:value-type="float" office:value="588.08">
                <text:p>588.08</text:p>
              </table:table-cell>
              <table:table-cell office:value-type="float" office:value="0.064">
                <text:p>0.064</text:p>
              </table:table-cell>
              <table:table-cell office:value-type="float" office:value="323.937">
                <text:p>323.937</text:p>
              </table:table-cell>
              <table:table-cell office:value-type="float" office:value="0.064">
                <text:p>0.064</text:p>
              </table:table-cell>
              <table:table-cell office:value-type="float" office:value="175.201">
                <text:p>175.201</text:p>
              </table:table-cell>
              <table:table-cell office:value-type="float" office:value="0.064">
                <text:p>0.064</text:p>
              </table:table-cell>
              <table:table-cell office:value-type="float" office:value="109.049">
                <text:p>109.0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">
                <text:p>0.08</text:p>
              </table:table-cell>
              <table:table-cell office:value-type="float" office:value="5.09517">
                <text:p>5.09517</text:p>
              </table:table-cell>
              <table:table-cell office:value-type="float" office:value="0.08">
                <text:p>0.08</text:p>
              </table:table-cell>
              <table:table-cell office:value-type="float" office:value="22.6296">
                <text:p>22.6296</text:p>
              </table:table-cell>
              <table:table-cell office:value-type="float" office:value="0.08">
                <text:p>0.08</text:p>
              </table:table-cell>
              <table:table-cell office:value-type="float" office:value="199.627">
                <text:p>199.627</text:p>
              </table:table-cell>
              <table:table-cell office:value-type="float" office:value="0.08">
                <text:p>0.08</text:p>
              </table:table-cell>
              <table:table-cell office:value-type="float" office:value="370.233">
                <text:p>370.233</text:p>
              </table:table-cell>
              <table:table-cell office:value-type="float" office:value="0.08">
                <text:p>0.08</text:p>
              </table:table-cell>
              <table:table-cell office:value-type="float" office:value="223.312">
                <text:p>223.312</text:p>
              </table:table-cell>
              <table:table-cell office:value-type="float" office:value="0.08">
                <text:p>0.08</text:p>
              </table:table-cell>
              <table:table-cell office:value-type="float" office:value="128.344">
                <text:p>128.344</text:p>
              </table:table-cell>
              <table:table-cell office:value-type="float" office:value="0.08">
                <text:p>0.08</text:p>
              </table:table-cell>
              <table:table-cell office:value-type="float" office:value="83.422">
                <text:p>83.4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6">
                <text:p>0.096</text:p>
              </table:table-cell>
              <table:table-cell office:value-type="float" office:value="5.01486">
                <text:p>5.01486</text:p>
              </table:table-cell>
              <table:table-cell office:value-type="float" office:value="0.096">
                <text:p>0.096</text:p>
              </table:table-cell>
              <table:table-cell office:value-type="float" office:value="11.9662">
                <text:p>11.9662</text:p>
              </table:table-cell>
              <table:table-cell office:value-type="float" office:value="0.096">
                <text:p>0.096</text:p>
              </table:table-cell>
              <table:table-cell office:value-type="float" office:value="109.628">
                <text:p>109.628</text:p>
              </table:table-cell>
              <table:table-cell office:value-type="float" office:value="0.096">
                <text:p>0.096</text:p>
              </table:table-cell>
              <table:table-cell office:value-type="float" office:value="233.283">
                <text:p>233.283</text:p>
              </table:table-cell>
              <table:table-cell office:value-type="float" office:value="0.096">
                <text:p>0.096</text:p>
              </table:table-cell>
              <table:table-cell office:value-type="float" office:value="153.899">
                <text:p>153.899</text:p>
              </table:table-cell>
              <table:table-cell office:value-type="float" office:value="0.096">
                <text:p>0.096</text:p>
              </table:table-cell>
              <table:table-cell office:value-type="float" office:value="93.9578">
                <text:p>93.9578</text:p>
              </table:table-cell>
              <table:table-cell office:value-type="float" office:value="0.096">
                <text:p>0.096</text:p>
              </table:table-cell>
              <table:table-cell office:value-type="float" office:value="63.7656">
                <text:p>63.76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2">
                <text:p>0.112</text:p>
              </table:table-cell>
              <table:table-cell office:value-type="float" office:value="5.00232">
                <text:p>5.00232</text:p>
              </table:table-cell>
              <table:table-cell office:value-type="float" office:value="0.112">
                <text:p>0.112</text:p>
              </table:table-cell>
              <table:table-cell office:value-type="float" office:value="7.75205">
                <text:p>7.75205</text:p>
              </table:table-cell>
              <table:table-cell office:value-type="float" office:value="0.112">
                <text:p>0.112</text:p>
              </table:table-cell>
              <table:table-cell office:value-type="float" office:value="61.1607">
                <text:p>61.1607</text:p>
              </table:table-cell>
              <table:table-cell office:value-type="float" office:value="0.112">
                <text:p>0.112</text:p>
              </table:table-cell>
              <table:table-cell office:value-type="float" office:value="147.19">
                <text:p>147.19</text:p>
              </table:table-cell>
              <table:table-cell office:value-type="float" office:value="0.112">
                <text:p>0.112</text:p>
              </table:table-cell>
              <table:table-cell office:value-type="float" office:value="106.018">
                <text:p>106.018</text:p>
              </table:table-cell>
              <table:table-cell office:value-type="float" office:value="0.112">
                <text:p>0.112</text:p>
              </table:table-cell>
              <table:table-cell office:value-type="float" office:value="68.7239">
                <text:p>68.7239</text:p>
              </table:table-cell>
              <table:table-cell office:value-type="float" office:value="0.112">
                <text:p>0.112</text:p>
              </table:table-cell>
              <table:table-cell office:value-type="float" office:value="48.6889">
                <text:p>48.6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8">
                <text:p>0.128</text:p>
              </table:table-cell>
              <table:table-cell office:value-type="float" office:value="5.00036">
                <text:p>5.00036</text:p>
              </table:table-cell>
              <table:table-cell office:value-type="float" office:value="0.128">
                <text:p>0.128</text:p>
              </table:table-cell>
              <table:table-cell office:value-type="float" office:value="6.08662">
                <text:p>6.08662</text:p>
              </table:table-cell>
              <table:table-cell office:value-type="float" office:value="0.128">
                <text:p>0.128</text:p>
              </table:table-cell>
              <table:table-cell office:value-type="float" office:value="35.0596">
                <text:p>35.0596</text:p>
              </table:table-cell>
              <table:table-cell office:value-type="float" office:value="0.128">
                <text:p>0.128</text:p>
              </table:table-cell>
              <table:table-cell office:value-type="float" office:value="93.0671">
                <text:p>93.0671</text:p>
              </table:table-cell>
              <table:table-cell office:value-type="float" office:value="0.128">
                <text:p>0.128</text:p>
              </table:table-cell>
              <table:table-cell office:value-type="float" office:value="72.9898">
                <text:p>72.9898</text:p>
              </table:table-cell>
              <table:table-cell office:value-type="float" office:value="0.128">
                <text:p>0.128</text:p>
              </table:table-cell>
              <table:table-cell office:value-type="float" office:value="50.206">
                <text:p>50.206</text:p>
              </table:table-cell>
              <table:table-cell office:value-type="float" office:value="0.128">
                <text:p>0.128</text:p>
              </table:table-cell>
              <table:table-cell office:value-type="float" office:value="37.1248">
                <text:p>37.1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4">
                <text:p>0.144</text:p>
              </table:table-cell>
              <table:table-cell office:value-type="float" office:value="5.00005">
                <text:p>5.00005</text:p>
              </table:table-cell>
              <table:table-cell office:value-type="float" office:value="0.144">
                <text:p>0.144</text:p>
              </table:table-cell>
              <table:table-cell office:value-type="float" office:value="5.42844">
                <text:p>5.42844</text:p>
              </table:table-cell>
              <table:table-cell office:value-type="float" office:value="0.144">
                <text:p>0.144</text:p>
              </table:table-cell>
              <table:table-cell office:value-type="float" office:value="21.0034">
                <text:p>21.0034</text:p>
              </table:table-cell>
              <table:table-cell office:value-type="float" office:value="0.144">
                <text:p>0.144</text:p>
              </table:table-cell>
              <table:table-cell office:value-type="float" office:value="59.043">
                <text:p>59.043</text:p>
              </table:table-cell>
              <table:table-cell office:value-type="float" office:value="0.144">
                <text:p>0.144</text:p>
              </table:table-cell>
              <table:table-cell office:value-type="float" office:value="50.2065">
                <text:p>50.2065</text:p>
              </table:table-cell>
              <table:table-cell office:value-type="float" office:value="0.144">
                <text:p>0.144</text:p>
              </table:table-cell>
              <table:table-cell office:value-type="float" office:value="36.6168">
                <text:p>36.6168</text:p>
              </table:table-cell>
              <table:table-cell office:value-type="float" office:value="0.144">
                <text:p>0.144</text:p>
              </table:table-cell>
              <table:table-cell office:value-type="float" office:value="28.2549">
                <text:p>28.25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">
                <text:p>0.16</text:p>
              </table:table-cell>
              <table:table-cell office:value-type="float" office:value="5.00001">
                <text:p>5.00001</text:p>
              </table:table-cell>
              <table:table-cell office:value-type="float" office:value="0.16">
                <text:p>0.16</text:p>
              </table:table-cell>
              <table:table-cell office:value-type="float" office:value="5.16833">
                <text:p>5.16833</text:p>
              </table:table-cell>
              <table:table-cell office:value-type="float" office:value="0.16">
                <text:p>0.16</text:p>
              </table:table-cell>
              <table:table-cell office:value-type="float" office:value="13.4337">
                <text:p>13.4337</text:p>
              </table:table-cell>
              <table:table-cell office:value-type="float" office:value="0.16">
                <text:p>0.16</text:p>
              </table:table-cell>
              <table:table-cell office:value-type="float" office:value="37.6539">
                <text:p>37.6539</text:p>
              </table:table-cell>
              <table:table-cell office:value-type="float" office:value="0.16">
                <text:p>0.16</text:p>
              </table:table-cell>
              <table:table-cell office:value-type="float" office:value="34.4905">
                <text:p>34.4905</text:p>
              </table:table-cell>
              <table:table-cell office:value-type="float" office:value="0.16">
                <text:p>0.16</text:p>
              </table:table-cell>
              <table:table-cell office:value-type="float" office:value="26.6444">
                <text:p>26.6444</text:p>
              </table:table-cell>
              <table:table-cell office:value-type="float" office:value="0.16">
                <text:p>0.16</text:p>
              </table:table-cell>
              <table:table-cell office:value-type="float" office:value="21.4516">
                <text:p>21.45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6">
                <text:p>0.176</text:p>
              </table:table-cell>
              <table:table-cell office:value-type="float" office:value="5">
                <text:p>5</text:p>
              </table:table-cell>
              <table:table-cell office:value-type="float" office:value="0.176">
                <text:p>0.176</text:p>
              </table:table-cell>
              <table:table-cell office:value-type="float" office:value="5.06553">
                <text:p>5.06553</text:p>
              </table:table-cell>
              <table:table-cell office:value-type="float" office:value="0.176">
                <text:p>0.176</text:p>
              </table:table-cell>
              <table:table-cell office:value-type="float" office:value="9.35715">
                <text:p>9.35715</text:p>
              </table:table-cell>
              <table:table-cell office:value-type="float" office:value="0.176">
                <text:p>0.176</text:p>
              </table:table-cell>
              <table:table-cell office:value-type="float" office:value="24.2076">
                <text:p>24.2076</text:p>
              </table:table-cell>
              <table:table-cell office:value-type="float" office:value="0.176">
                <text:p>0.176</text:p>
              </table:table-cell>
              <table:table-cell office:value-type="float" office:value="23.6496">
                <text:p>23.6496</text:p>
              </table:table-cell>
              <table:table-cell office:value-type="float" office:value="0.176">
                <text:p>0.176</text:p>
              </table:table-cell>
              <table:table-cell office:value-type="float" office:value="19.3261">
                <text:p>19.3261</text:p>
              </table:table-cell>
              <table:table-cell office:value-type="float" office:value="0.176">
                <text:p>0.176</text:p>
              </table:table-cell>
              <table:table-cell office:value-type="float" office:value="16.2333">
                <text:p>16.2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92">
                <text:p>0.192</text:p>
              </table:table-cell>
              <table:table-cell office:value-type="float" office:value="5">
                <text:p>5</text:p>
              </table:table-cell>
              <table:table-cell office:value-type="float" office:value="0.192">
                <text:p>0.192</text:p>
              </table:table-cell>
              <table:table-cell office:value-type="float" office:value="5.02491">
                <text:p>5.02491</text:p>
              </table:table-cell>
              <table:table-cell office:value-type="float" office:value="0.192">
                <text:p>0.192</text:p>
              </table:table-cell>
              <table:table-cell office:value-type="float" office:value="7.16181">
                <text:p>7.16181</text:p>
              </table:table-cell>
              <table:table-cell office:value-type="float" office:value="0.192">
                <text:p>0.192</text:p>
              </table:table-cell>
              <table:table-cell office:value-type="float" office:value="15.7546">
                <text:p>15.7546</text:p>
              </table:table-cell>
              <table:table-cell office:value-type="float" office:value="0.192">
                <text:p>0.192</text:p>
              </table:table-cell>
              <table:table-cell office:value-type="float" office:value="16.1714">
                <text:p>16.1714</text:p>
              </table:table-cell>
              <table:table-cell office:value-type="float" office:value="0.192">
                <text:p>0.192</text:p>
              </table:table-cell>
              <table:table-cell office:value-type="float" office:value="13.9557">
                <text:p>13.9557</text:p>
              </table:table-cell>
              <table:table-cell office:value-type="float" office:value="0.192">
                <text:p>0.192</text:p>
              </table:table-cell>
              <table:table-cell office:value-type="float" office:value="12.2308">
                <text:p>12.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8">
                <text:p>0.208</text:p>
              </table:table-cell>
              <table:table-cell office:value-type="float" office:value="5">
                <text:p>5</text:p>
              </table:table-cell>
              <table:table-cell office:value-type="float" office:value="0.208">
                <text:p>0.208</text:p>
              </table:table-cell>
              <table:table-cell office:value-type="float" office:value="5.00885">
                <text:p>5.00885</text:p>
              </table:table-cell>
              <table:table-cell office:value-type="float" office:value="0.208">
                <text:p>0.208</text:p>
              </table:table-cell>
              <table:table-cell office:value-type="float" office:value="5.97955">
                <text:p>5.97955</text:p>
              </table:table-cell>
              <table:table-cell office:value-type="float" office:value="0.208">
                <text:p>0.208</text:p>
              </table:table-cell>
              <table:table-cell office:value-type="float" office:value="10.4407">
                <text:p>10.4407</text:p>
              </table:table-cell>
              <table:table-cell office:value-type="float" office:value="0.208">
                <text:p>0.208</text:p>
              </table:table-cell>
              <table:table-cell office:value-type="float" office:value="11.0129">
                <text:p>11.0129</text:p>
              </table:table-cell>
              <table:table-cell office:value-type="float" office:value="0.208">
                <text:p>0.208</text:p>
              </table:table-cell>
              <table:table-cell office:value-type="float" office:value="10.0146">
                <text:p>10.0146</text:p>
              </table:table-cell>
              <table:table-cell office:value-type="float" office:value="0.208">
                <text:p>0.208</text:p>
              </table:table-cell>
              <table:table-cell office:value-type="float" office:value="9.16085">
                <text:p>9.16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4">
                <text:p>0.224</text:p>
              </table:table-cell>
              <table:table-cell office:value-type="float" office:value="5">
                <text:p>5</text:p>
              </table:table-cell>
              <table:table-cell office:value-type="float" office:value="0.224">
                <text:p>0.224</text:p>
              </table:table-cell>
              <table:table-cell office:value-type="float" office:value="5.00251">
                <text:p>5.00251</text:p>
              </table:table-cell>
              <table:table-cell office:value-type="float" office:value="0.224">
                <text:p>0.224</text:p>
              </table:table-cell>
              <table:table-cell office:value-type="float" office:value="5.34287">
                <text:p>5.34287</text:p>
              </table:table-cell>
              <table:table-cell office:value-type="float" office:value="0.224">
                <text:p>0.224</text:p>
              </table:table-cell>
              <table:table-cell office:value-type="float" office:value="7.10007">
                <text:p>7.10007</text:p>
              </table:table-cell>
              <table:table-cell office:value-type="float" office:value="0.224">
                <text:p>0.224</text:p>
              </table:table-cell>
              <table:table-cell office:value-type="float" office:value="7.45456">
                <text:p>7.45456</text:p>
              </table:table-cell>
              <table:table-cell office:value-type="float" office:value="0.224">
                <text:p>0.224</text:p>
              </table:table-cell>
              <table:table-cell office:value-type="float" office:value="7.12241">
                <text:p>7.12241</text:p>
              </table:table-cell>
              <table:table-cell office:value-type="float" office:value="0.224">
                <text:p>0.224</text:p>
              </table:table-cell>
              <table:table-cell office:value-type="float" office:value="6.80612">
                <text:p>6.80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">
                <text:p>0.24</text:p>
              </table:table-cell>
              <table:table-cell office:value-type="float" office:value="5">
                <text:p>5</text:p>
              </table:table-cell>
              <table:table-cell office:value-type="float" office:value="0.24">
                <text:p>0.24</text:p>
              </table:table-cell>
              <table:table-cell office:value-type="float" office:value="5">
                <text:p>5</text:p>
              </table:table-cell>
              <table:table-cell office:value-type="float" office:value="0.24">
                <text:p>0.24</text:p>
              </table:table-cell>
              <table:table-cell office:value-type="float" office:value="5">
                <text:p>5</text:p>
              </table:table-cell>
              <table:table-cell office:value-type="float" office:value="0.24">
                <text:p>0.24</text:p>
              </table:table-cell>
              <table:table-cell office:value-type="float" office:value="5">
                <text:p>5</text:p>
              </table:table-cell>
              <table:table-cell office:value-type="float" office:value="0.24">
                <text:p>0.24</text:p>
              </table:table-cell>
              <table:table-cell office:value-type="float" office:value="5">
                <text:p>5</text:p>
              </table:table-cell>
              <table:table-cell office:value-type="float" office:value="0.24">
                <text:p>0.24</text:p>
              </table:table-cell>
              <table:table-cell office:value-type="float" office:value="5">
                <text:p>5</text:p>
              </table:table-cell>
              <table:table-cell office:value-type="float" office:value="0.24">
                <text:p>0.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6">
                <text:p>0.256</text:p>
              </table:table-cell>
              <table:table-cell office:value-type="float" office:value="5">
                <text:p>5</text:p>
              </table:table-cell>
              <table:table-cell office:value-type="float" office:value="0.256">
                <text:p>0.256</text:p>
              </table:table-cell>
              <table:table-cell office:value-type="float" office:value="4.99901">
                <text:p>4.99901</text:p>
              </table:table-cell>
              <table:table-cell office:value-type="float" office:value="0.256">
                <text:p>0.256</text:p>
              </table:table-cell>
              <table:table-cell office:value-type="float" office:value="4.81535">
                <text:p>4.81535</text:p>
              </table:table-cell>
              <table:table-cell office:value-type="float" office:value="0.256">
                <text:p>0.256</text:p>
              </table:table-cell>
              <table:table-cell office:value-type="float" office:value="3.67979">
                <text:p>3.67979</text:p>
              </table:table-cell>
              <table:table-cell office:value-type="float" office:value="0.256">
                <text:p>0.256</text:p>
              </table:table-cell>
              <table:table-cell office:value-type="float" office:value="3.30683">
                <text:p>3.30683</text:p>
              </table:table-cell>
              <table:table-cell office:value-type="float" office:value="0.256">
                <text:p>0.256</text:p>
              </table:table-cell>
              <table:table-cell office:value-type="float" office:value="3.44248">
                <text:p>3.44248</text:p>
              </table:table-cell>
              <table:table-cell office:value-type="float" office:value="0.256">
                <text:p>0.256</text:p>
              </table:table-cell>
              <table:table-cell office:value-type="float" office:value="3.61467">
                <text:p>3.614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2">
                <text:p>0.272</text:p>
              </table:table-cell>
              <table:table-cell office:value-type="float" office:value="5">
                <text:p>5</text:p>
              </table:table-cell>
              <table:table-cell office:value-type="float" office:value="0.272">
                <text:p>0.272</text:p>
              </table:table-cell>
              <table:table-cell office:value-type="float" office:value="4.99862">
                <text:p>4.99862</text:p>
              </table:table-cell>
              <table:table-cell office:value-type="float" office:value="0.272">
                <text:p>0.272</text:p>
              </table:table-cell>
              <table:table-cell office:value-type="float" office:value="4.71591">
                <text:p>4.71591</text:p>
              </table:table-cell>
              <table:table-cell office:value-type="float" office:value="0.272">
                <text:p>0.272</text:p>
              </table:table-cell>
              <table:table-cell office:value-type="float" office:value="2.84985">
                <text:p>2.84985</text:p>
              </table:table-cell>
              <table:table-cell office:value-type="float" office:value="0.272">
                <text:p>0.272</text:p>
              </table:table-cell>
              <table:table-cell office:value-type="float" office:value="2.13887">
                <text:p>2.13887</text:p>
              </table:table-cell>
              <table:table-cell office:value-type="float" office:value="0.272">
                <text:p>0.272</text:p>
              </table:table-cell>
              <table:table-cell office:value-type="float" office:value="2.2995">
                <text:p>2.2995</text:p>
              </table:table-cell>
              <table:table-cell office:value-type="float" office:value="0.272">
                <text:p>0.272</text:p>
              </table:table-cell>
              <table:table-cell office:value-type="float" office:value="2.55209">
                <text:p>2.552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88">
                <text:p>0.288</text:p>
              </table:table-cell>
              <table:table-cell office:value-type="float" office:value="5">
                <text:p>5</text:p>
              </table:table-cell>
              <table:table-cell office:value-type="float" office:value="0.288">
                <text:p>0.288</text:p>
              </table:table-cell>
              <table:table-cell office:value-type="float" office:value="4.99846">
                <text:p>4.99846</text:p>
              </table:table-cell>
              <table:table-cell office:value-type="float" office:value="0.288">
                <text:p>0.288</text:p>
              </table:table-cell>
              <table:table-cell office:value-type="float" office:value="4.66236">
                <text:p>4.66236</text:p>
              </table:table-cell>
              <table:table-cell office:value-type="float" office:value="0.288">
                <text:p>0.288</text:p>
              </table:table-cell>
              <table:table-cell office:value-type="float" office:value="2.3281">
                <text:p>2.3281</text:p>
              </table:table-cell>
              <table:table-cell office:value-type="float" office:value="0.288">
                <text:p>0.288</text:p>
              </table:table-cell>
              <table:table-cell office:value-type="float" office:value="1.3332">
                <text:p>1.3332</text:p>
              </table:table-cell>
              <table:table-cell office:value-type="float" office:value="0.288">
                <text:p>0.288</text:p>
              </table:table-cell>
              <table:table-cell office:value-type="float" office:value="1.46072">
                <text:p>1.46072</text:p>
              </table:table-cell>
              <table:table-cell office:value-type="float" office:value="0.288">
                <text:p>0.288</text:p>
              </table:table-cell>
              <table:table-cell office:value-type="float" office:value="1.73706">
                <text:p>1.737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04">
                <text:p>0.304</text:p>
              </table:table-cell>
              <table:table-cell office:value-type="float" office:value="5">
                <text:p>5</text:p>
              </table:table-cell>
              <table:table-cell office:value-type="float" office:value="0.304">
                <text:p>0.304</text:p>
              </table:table-cell>
              <table:table-cell office:value-type="float" office:value="4.9984">
                <text:p>4.9984</text:p>
              </table:table-cell>
              <table:table-cell office:value-type="float" office:value="0.304">
                <text:p>0.304</text:p>
              </table:table-cell>
              <table:table-cell office:value-type="float" office:value="4.63352">
                <text:p>4.63352</text:p>
              </table:table-cell>
              <table:table-cell office:value-type="float" office:value="0.304">
                <text:p>0.304</text:p>
              </table:table-cell>
              <table:table-cell office:value-type="float" office:value="2.00011">
                <text:p>2.00011</text:p>
              </table:table-cell>
              <table:table-cell office:value-type="float" office:value="0.304">
                <text:p>0.304</text:p>
              </table:table-cell>
              <table:table-cell office:value-type="float" office:value="0.777453">
                <text:p>0.777453</text:p>
              </table:table-cell>
              <table:table-cell office:value-type="float" office:value="0.304">
                <text:p>0.304</text:p>
              </table:table-cell>
              <table:table-cell office:value-type="float" office:value="0.845187">
                <text:p>0.845187</text:p>
              </table:table-cell>
              <table:table-cell office:value-type="float" office:value="0.304">
                <text:p>0.304</text:p>
              </table:table-cell>
              <table:table-cell office:value-type="float" office:value="1.11191">
                <text:p>1.111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2">
                <text:p>0.32</text:p>
              </table:table-cell>
              <table:table-cell office:value-type="float" office:value="5">
                <text:p>5</text:p>
              </table:table-cell>
              <table:table-cell office:value-type="float" office:value="0.32">
                <text:p>0.32</text:p>
              </table:table-cell>
              <table:table-cell office:value-type="float" office:value="4.99838">
                <text:p>4.99838</text:p>
              </table:table-cell>
              <table:table-cell office:value-type="float" office:value="0.32">
                <text:p>0.32</text:p>
              </table:table-cell>
              <table:table-cell office:value-type="float" office:value="4.61799">
                <text:p>4.61799</text:p>
              </table:table-cell>
              <table:table-cell office:value-type="float" office:value="0.32">
                <text:p>0.32</text:p>
              </table:table-cell>
              <table:table-cell office:value-type="float" office:value="1.79391">
                <text:p>1.79391</text:p>
              </table:table-cell>
              <table:table-cell office:value-type="float" office:value="0.32">
                <text:p>0.32</text:p>
              </table:table-cell>
              <table:table-cell office:value-type="float" office:value="0.394093">
                <text:p>0.394093</text:p>
              </table:table-cell>
              <table:table-cell office:value-type="float" office:value="0.32">
                <text:p>0.32</text:p>
              </table:table-cell>
              <table:table-cell office:value-type="float" office:value="0.393473">
                <text:p>0.393473</text:p>
              </table:table-cell>
              <table:table-cell office:value-type="float" office:value="0.32">
                <text:p>0.32</text:p>
              </table:table-cell>
              <table:table-cell office:value-type="float" office:value="0.632386">
                <text:p>0.6323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36">
                <text:p>0.336</text:p>
              </table:table-cell>
              <table:table-cell office:value-type="float" office:value="5">
                <text:p>5</text:p>
              </table:table-cell>
              <table:table-cell office:value-type="float" office:value="0.336">
                <text:p>0.336</text:p>
              </table:table-cell>
              <table:table-cell office:value-type="float" office:value="4.99837">
                <text:p>4.99837</text:p>
              </table:table-cell>
              <table:table-cell office:value-type="float" office:value="0.336">
                <text:p>0.336</text:p>
              </table:table-cell>
              <table:table-cell office:value-type="float" office:value="4.60963">
                <text:p>4.60963</text:p>
              </table:table-cell>
              <table:table-cell office:value-type="float" office:value="0.336">
                <text:p>0.336</text:p>
              </table:table-cell>
              <table:table-cell office:value-type="float" office:value="1.66429">
                <text:p>1.66429</text:p>
              </table:table-cell>
              <table:table-cell office:value-type="float" office:value="0.336">
                <text:p>0.336</text:p>
              </table:table-cell>
              <table:table-cell office:value-type="float" office:value="0.129648">
                <text:p>0.129648</text:p>
              </table:table-cell>
              <table:table-cell office:value-type="float" office:value="0.336">
                <text:p>0.336</text:p>
              </table:table-cell>
              <table:table-cell office:value-type="float" office:value="0.06198">
                <text:p>0.06198</text:p>
              </table:table-cell>
              <table:table-cell office:value-type="float" office:value="0.336">
                <text:p>0.336</text:p>
              </table:table-cell>
              <table:table-cell office:value-type="float" office:value="0.264562">
                <text:p>0.2645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52">
                <text:p>0.352</text:p>
              </table:table-cell>
              <table:table-cell office:value-type="float" office:value="5">
                <text:p>5</text:p>
              </table:table-cell>
              <table:table-cell office:value-type="float" office:value="0.352">
                <text:p>0.352</text:p>
              </table:table-cell>
              <table:table-cell office:value-type="float" office:value="4.99836">
                <text:p>4.99836</text:p>
              </table:table-cell>
              <table:table-cell office:value-type="float" office:value="0.352">
                <text:p>0.352</text:p>
              </table:table-cell>
              <table:table-cell office:value-type="float" office:value="4.60512">
                <text:p>4.60512</text:p>
              </table:table-cell>
              <table:table-cell office:value-type="float" office:value="0.352">
                <text:p>0.352</text:p>
              </table:table-cell>
              <table:table-cell office:value-type="float" office:value="1.5828">
                <text:p>1.5828</text:p>
              </table:table-cell>
              <table:table-cell office:value-type="float" office:value="0.352">
                <text:p>0.352</text:p>
              </table:table-cell>
              <table:table-cell office:value-type="float" office:value="-0.0527673">
                <text:p>-0.0527673</text:p>
              </table:table-cell>
              <table:table-cell office:value-type="float" office:value="0.352">
                <text:p>0.352</text:p>
              </table:table-cell>
              <table:table-cell office:value-type="float" office:value="-0.181292">
                <text:p>-0.181292</text:p>
              </table:table-cell>
              <table:table-cell office:value-type="float" office:value="0.352">
                <text:p>0.352</text:p>
              </table:table-cell>
              <table:table-cell office:value-type="float" office:value="-0.0175961">
                <text:p>-0.01759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8">
                <text:p>0.368</text:p>
              </table:table-cell>
              <table:table-cell office:value-type="float" office:value="5">
                <text:p>5</text:p>
              </table:table-cell>
              <table:table-cell office:value-type="float" office:value="0.368">
                <text:p>0.368</text:p>
              </table:table-cell>
              <table:table-cell office:value-type="float" office:value="4.99836">
                <text:p>4.99836</text:p>
              </table:table-cell>
              <table:table-cell office:value-type="float" office:value="0.368">
                <text:p>0.368</text:p>
              </table:table-cell>
              <table:table-cell office:value-type="float" office:value="4.6027">
                <text:p>4.6027</text:p>
              </table:table-cell>
              <table:table-cell office:value-type="float" office:value="0.368">
                <text:p>0.368</text:p>
              </table:table-cell>
              <table:table-cell office:value-type="float" office:value="1.53158">
                <text:p>1.53158</text:p>
              </table:table-cell>
              <table:table-cell office:value-type="float" office:value="0.368">
                <text:p>0.368</text:p>
              </table:table-cell>
              <table:table-cell office:value-type="float" office:value="-0.178599">
                <text:p>-0.178599</text:p>
              </table:table-cell>
              <table:table-cell office:value-type="float" office:value="0.368">
                <text:p>0.368</text:p>
              </table:table-cell>
              <table:table-cell office:value-type="float" office:value="-0.359827">
                <text:p>-0.359827</text:p>
              </table:table-cell>
              <table:table-cell office:value-type="float" office:value="0.368">
                <text:p>0.368</text:p>
              </table:table-cell>
              <table:table-cell office:value-type="float" office:value="-0.234056">
                <text:p>-0.2340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84">
                <text:p>0.384</text:p>
              </table:table-cell>
              <table:table-cell office:value-type="float" office:value="5">
                <text:p>5</text:p>
              </table:table-cell>
              <table:table-cell office:value-type="float" office:value="0.384">
                <text:p>0.384</text:p>
              </table:table-cell>
              <table:table-cell office:value-type="float" office:value="4.99836">
                <text:p>4.99836</text:p>
              </table:table-cell>
              <table:table-cell office:value-type="float" office:value="0.384">
                <text:p>0.384</text:p>
              </table:table-cell>
              <table:table-cell office:value-type="float" office:value="4.60139">
                <text:p>4.60139</text:p>
              </table:table-cell>
              <table:table-cell office:value-type="float" office:value="0.384">
                <text:p>0.384</text:p>
              </table:table-cell>
              <table:table-cell office:value-type="float" office:value="1.49937">
                <text:p>1.49937</text:p>
              </table:table-cell>
              <table:table-cell office:value-type="float" office:value="0.384">
                <text:p>0.384</text:p>
              </table:table-cell>
              <table:table-cell office:value-type="float" office:value="-0.2654">
                <text:p>-0.2654</text:p>
              </table:table-cell>
              <table:table-cell office:value-type="float" office:value="0.384">
                <text:p>0.384</text:p>
              </table:table-cell>
              <table:table-cell office:value-type="float" office:value="-0.490857">
                <text:p>-0.490857</text:p>
              </table:table-cell>
              <table:table-cell office:value-type="float" office:value="0.384">
                <text:p>0.384</text:p>
              </table:table-cell>
              <table:table-cell office:value-type="float" office:value="-0.400137">
                <text:p>-0.4001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">
                <text:p>0.4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4.99836">
                <text:p>4.99836</text:p>
              </table:table-cell>
              <table:table-cell office:value-type="float" office:value="0.4">
                <text:p>0.4</text:p>
              </table:table-cell>
              <table:table-cell office:value-type="float" office:value="4.60069">
                <text:p>4.60069</text:p>
              </table:table-cell>
              <table:table-cell office:value-type="float" office:value="0.4">
                <text:p>0.4</text:p>
              </table:table-cell>
              <table:table-cell office:value-type="float" office:value="1.47913">
                <text:p>1.47913</text:p>
              </table:table-cell>
              <table:table-cell office:value-type="float" office:value="0.4">
                <text:p>0.4</text:p>
              </table:table-cell>
              <table:table-cell office:value-type="float" office:value="-0.325277">
                <text:p>-0.325277</text:p>
              </table:table-cell>
              <table:table-cell office:value-type="float" office:value="0.4">
                <text:p>0.4</text:p>
              </table:table-cell>
              <table:table-cell office:value-type="float" office:value="-0.58703">
                <text:p>-0.58703</text:p>
              </table:table-cell>
              <table:table-cell office:value-type="float" office:value="0.4">
                <text:p>0.4</text:p>
              </table:table-cell>
              <table:table-cell office:value-type="float" office:value="-0.527592">
                <text:p>-0.5275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16">
                <text:p>0.416</text:p>
              </table:table-cell>
              <table:table-cell office:value-type="float" office:value="5">
                <text:p>5</text:p>
              </table:table-cell>
              <table:table-cell office:value-type="float" office:value="0.416">
                <text:p>0.416</text:p>
              </table:table-cell>
              <table:table-cell office:value-type="float" office:value="4.99836">
                <text:p>4.99836</text:p>
              </table:table-cell>
              <table:table-cell office:value-type="float" office:value="0.416">
                <text:p>0.416</text:p>
              </table:table-cell>
              <table:table-cell office:value-type="float" office:value="4.60031">
                <text:p>4.60031</text:p>
              </table:table-cell>
              <table:table-cell office:value-type="float" office:value="0.416">
                <text:p>0.416</text:p>
              </table:table-cell>
              <table:table-cell office:value-type="float" office:value="1.4664">
                <text:p>1.4664</text:p>
              </table:table-cell>
              <table:table-cell office:value-type="float" office:value="0.416">
                <text:p>0.416</text:p>
              </table:table-cell>
              <table:table-cell office:value-type="float" office:value="-0.366583">
                <text:p>-0.366583</text:p>
              </table:table-cell>
              <table:table-cell office:value-type="float" office:value="0.416">
                <text:p>0.416</text:p>
              </table:table-cell>
              <table:table-cell office:value-type="float" office:value="-0.657631">
                <text:p>-0.657631</text:p>
              </table:table-cell>
              <table:table-cell office:value-type="float" office:value="0.416">
                <text:p>0.416</text:p>
              </table:table-cell>
              <table:table-cell office:value-type="float" office:value="-0.625442">
                <text:p>-0.6254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32">
                <text:p>0.432</text:p>
              </table:table-cell>
              <table:table-cell office:value-type="float" office:value="5">
                <text:p>5</text:p>
              </table:table-cell>
              <table:table-cell office:value-type="float" office:value="0.432">
                <text:p>0.432</text:p>
              </table:table-cell>
              <table:table-cell office:value-type="float" office:value="4.99836">
                <text:p>4.99836</text:p>
              </table:table-cell>
              <table:table-cell office:value-type="float" office:value="0.432">
                <text:p>0.432</text:p>
              </table:table-cell>
              <table:table-cell office:value-type="float" office:value="4.6001">
                <text:p>4.6001</text:p>
              </table:table-cell>
              <table:table-cell office:value-type="float" office:value="0.432">
                <text:p>0.432</text:p>
              </table:table-cell>
              <table:table-cell office:value-type="float" office:value="1.4584">
                <text:p>1.4584</text:p>
              </table:table-cell>
              <table:table-cell office:value-type="float" office:value="0.432">
                <text:p>0.432</text:p>
              </table:table-cell>
              <table:table-cell office:value-type="float" office:value="-0.395079">
                <text:p>-0.395079</text:p>
              </table:table-cell>
              <table:table-cell office:value-type="float" office:value="0.432">
                <text:p>0.432</text:p>
              </table:table-cell>
              <table:table-cell office:value-type="float" office:value="-0.709475">
                <text:p>-0.709475</text:p>
              </table:table-cell>
              <table:table-cell office:value-type="float" office:value="0.432">
                <text:p>0.432</text:p>
              </table:table-cell>
              <table:table-cell office:value-type="float" office:value="-0.70061">
                <text:p>-0.700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48">
                <text:p>0.448</text:p>
              </table:table-cell>
              <table:table-cell office:value-type="float" office:value="5">
                <text:p>5</text:p>
              </table:table-cell>
              <table:table-cell office:value-type="float" office:value="0.448">
                <text:p>0.448</text:p>
              </table:table-cell>
              <table:table-cell office:value-type="float" office:value="4.99836">
                <text:p>4.99836</text:p>
              </table:table-cell>
              <table:table-cell office:value-type="float" office:value="0.448">
                <text:p>0.448</text:p>
              </table:table-cell>
              <table:table-cell office:value-type="float" office:value="4.59999">
                <text:p>4.59999</text:p>
              </table:table-cell>
              <table:table-cell office:value-type="float" office:value="0.448">
                <text:p>0.448</text:p>
              </table:table-cell>
              <table:table-cell office:value-type="float" office:value="1.45337">
                <text:p>1.45337</text:p>
              </table:table-cell>
              <table:table-cell office:value-type="float" office:value="0.448">
                <text:p>0.448</text:p>
              </table:table-cell>
              <table:table-cell office:value-type="float" office:value="-0.41474">
                <text:p>-0.41474</text:p>
              </table:table-cell>
              <table:table-cell office:value-type="float" office:value="0.448">
                <text:p>0.448</text:p>
              </table:table-cell>
              <table:table-cell office:value-type="float" office:value="-0.747565">
                <text:p>-0.747565</text:p>
              </table:table-cell>
              <table:table-cell office:value-type="float" office:value="0.448">
                <text:p>0.448</text:p>
              </table:table-cell>
              <table:table-cell office:value-type="float" office:value="-0.758418">
                <text:p>-0.7584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64">
                <text:p>0.464</text:p>
              </table:table-cell>
              <table:table-cell office:value-type="float" office:value="5">
                <text:p>5</text:p>
              </table:table-cell>
              <table:table-cell office:value-type="float" office:value="0.464">
                <text:p>0.464</text:p>
              </table:table-cell>
              <table:table-cell office:value-type="float" office:value="4.99836">
                <text:p>4.99836</text:p>
              </table:table-cell>
              <table:table-cell office:value-type="float" office:value="0.464">
                <text:p>0.464</text:p>
              </table:table-cell>
              <table:table-cell office:value-type="float" office:value="4.59994">
                <text:p>4.59994</text:p>
              </table:table-cell>
              <table:table-cell office:value-type="float" office:value="0.464">
                <text:p>0.464</text:p>
              </table:table-cell>
              <table:table-cell office:value-type="float" office:value="1.45021">
                <text:p>1.45021</text:p>
              </table:table-cell>
              <table:table-cell office:value-type="float" office:value="0.464">
                <text:p>0.464</text:p>
              </table:table-cell>
              <table:table-cell office:value-type="float" office:value="-0.42831">
                <text:p>-0.42831</text:p>
              </table:table-cell>
              <table:table-cell office:value-type="float" office:value="0.464">
                <text:p>0.464</text:p>
              </table:table-cell>
              <table:table-cell office:value-type="float" office:value="-0.775579">
                <text:p>-0.775579</text:p>
              </table:table-cell>
              <table:table-cell office:value-type="float" office:value="0.464">
                <text:p>0.464</text:p>
              </table:table-cell>
              <table:table-cell office:value-type="float" office:value="-0.802956">
                <text:p>-0.8029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">
                <text:p>0.48</text:p>
              </table:table-cell>
              <table:table-cell office:value-type="float" office:value="5">
                <text:p>5</text:p>
              </table:table-cell>
              <table:table-cell office:value-type="float" office:value="0.48">
                <text:p>0.48</text:p>
              </table:table-cell>
              <table:table-cell office:value-type="float" office:value="4.99836">
                <text:p>4.99836</text:p>
              </table:table-cell>
              <table:table-cell office:value-type="float" office:value="0.48">
                <text:p>0.48</text:p>
              </table:table-cell>
              <table:table-cell office:value-type="float" office:value="4.5999">
                <text:p>4.5999</text:p>
              </table:table-cell>
              <table:table-cell office:value-type="float" office:value="0.48">
                <text:p>0.48</text:p>
              </table:table-cell>
              <table:table-cell office:value-type="float" office:value="1.44823">
                <text:p>1.44823</text:p>
              </table:table-cell>
              <table:table-cell office:value-type="float" office:value="0.48">
                <text:p>0.48</text:p>
              </table:table-cell>
              <table:table-cell office:value-type="float" office:value="-0.43768">
                <text:p>-0.43768</text:p>
              </table:table-cell>
              <table:table-cell office:value-type="float" office:value="0.48">
                <text:p>0.48</text:p>
              </table:table-cell>
              <table:table-cell office:value-type="float" office:value="-0.796221">
                <text:p>-0.796221</text:p>
              </table:table-cell>
              <table:table-cell office:value-type="float" office:value="0.48">
                <text:p>0.48</text:p>
              </table:table-cell>
              <table:table-cell office:value-type="float" office:value="-0.837376">
                <text:p>-0.8373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96">
                <text:p>0.496</text:p>
              </table:table-cell>
              <table:table-cell office:value-type="float" office:value="5">
                <text:p>5</text:p>
              </table:table-cell>
              <table:table-cell office:value-type="float" office:value="0.496">
                <text:p>0.496</text:p>
              </table:table-cell>
              <table:table-cell office:value-type="float" office:value="4.99836">
                <text:p>4.99836</text:p>
              </table:table-cell>
              <table:table-cell office:value-type="float" office:value="0.496">
                <text:p>0.496</text:p>
              </table:table-cell>
              <table:table-cell office:value-type="float" office:value="4.59989">
                <text:p>4.59989</text:p>
              </table:table-cell>
              <table:table-cell office:value-type="float" office:value="0.496">
                <text:p>0.496</text:p>
              </table:table-cell>
              <table:table-cell office:value-type="float" office:value="1.44699">
                <text:p>1.44699</text:p>
              </table:table-cell>
              <table:table-cell office:value-type="float" office:value="0.496">
                <text:p>0.496</text:p>
              </table:table-cell>
              <table:table-cell office:value-type="float" office:value="-0.444158">
                <text:p>-0.444158</text:p>
              </table:table-cell>
              <table:table-cell office:value-type="float" office:value="0.496">
                <text:p>0.496</text:p>
              </table:table-cell>
              <table:table-cell office:value-type="float" office:value="-0.811483">
                <text:p>-0.811483</text:p>
              </table:table-cell>
              <table:table-cell office:value-type="float" office:value="0.496">
                <text:p>0.496</text:p>
              </table:table-cell>
              <table:table-cell office:value-type="float" office:value="-0.864115">
                <text:p>-0.8641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12">
                <text:p>0.512</text:p>
              </table:table-cell>
              <table:table-cell office:value-type="float" office:value="5">
                <text:p>5</text:p>
              </table:table-cell>
              <table:table-cell office:value-type="float" office:value="0.512">
                <text:p>0.512</text:p>
              </table:table-cell>
              <table:table-cell office:value-type="float" office:value="4.99836">
                <text:p>4.99836</text:p>
              </table:table-cell>
              <table:table-cell office:value-type="float" office:value="0.512">
                <text:p>0.512</text:p>
              </table:table-cell>
              <table:table-cell office:value-type="float" office:value="4.59988">
                <text:p>4.59988</text:p>
              </table:table-cell>
              <table:table-cell office:value-type="float" office:value="0.512">
                <text:p>0.512</text:p>
              </table:table-cell>
              <table:table-cell office:value-type="float" office:value="1.44621">
                <text:p>1.44621</text:p>
              </table:table-cell>
              <table:table-cell office:value-type="float" office:value="0.512">
                <text:p>0.512</text:p>
              </table:table-cell>
              <table:table-cell office:value-type="float" office:value="-0.448647">
                <text:p>-0.448647</text:p>
              </table:table-cell>
              <table:table-cell office:value-type="float" office:value="0.512">
                <text:p>0.512</text:p>
              </table:table-cell>
              <table:table-cell office:value-type="float" office:value="-0.822839">
                <text:p>-0.822839</text:p>
              </table:table-cell>
              <table:table-cell office:value-type="float" office:value="0.512">
                <text:p>0.512</text:p>
              </table:table-cell>
              <table:table-cell office:value-type="float" office:value="-0.885067">
                <text:p>-0.8850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28">
                <text:p>0.528</text:p>
              </table:table-cell>
              <table:table-cell office:value-type="float" office:value="5">
                <text:p>5</text:p>
              </table:table-cell>
              <table:table-cell office:value-type="float" office:value="0.528">
                <text:p>0.528</text:p>
              </table:table-cell>
              <table:table-cell office:value-type="float" office:value="4.99836">
                <text:p>4.99836</text:p>
              </table:table-cell>
              <table:table-cell office:value-type="float" office:value="0.528">
                <text:p>0.528</text:p>
              </table:table-cell>
              <table:table-cell office:value-type="float" office:value="4.59987">
                <text:p>4.59987</text:p>
              </table:table-cell>
              <table:table-cell office:value-type="float" office:value="0.528">
                <text:p>0.528</text:p>
              </table:table-cell>
              <table:table-cell office:value-type="float" office:value="1.44573">
                <text:p>1.44573</text:p>
              </table:table-cell>
              <table:table-cell office:value-type="float" office:value="0.528">
                <text:p>0.528</text:p>
              </table:table-cell>
              <table:table-cell office:value-type="float" office:value="-0.451773">
                <text:p>-0.451773</text:p>
              </table:table-cell>
              <table:table-cell office:value-type="float" office:value="0.528">
                <text:p>0.528</text:p>
              </table:table-cell>
              <table:table-cell office:value-type="float" office:value="-0.831386">
                <text:p>-0.831386</text:p>
              </table:table-cell>
              <table:table-cell office:value-type="float" office:value="0.528">
                <text:p>0.528</text:p>
              </table:table-cell>
              <table:table-cell office:value-type="float" office:value="-0.901717">
                <text:p>-0.9017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44">
                <text:p>0.544</text:p>
              </table:table-cell>
              <table:table-cell office:value-type="float" office:value="5">
                <text:p>5</text:p>
              </table:table-cell>
              <table:table-cell office:value-type="float" office:value="0.544">
                <text:p>0.544</text:p>
              </table:table-cell>
              <table:table-cell office:value-type="float" office:value="4.99836">
                <text:p>4.99836</text:p>
              </table:table-cell>
              <table:table-cell office:value-type="float" office:value="0.544">
                <text:p>0.544</text:p>
              </table:table-cell>
              <table:table-cell office:value-type="float" office:value="4.59987">
                <text:p>4.59987</text:p>
              </table:table-cell>
              <table:table-cell office:value-type="float" office:value="0.544">
                <text:p>0.544</text:p>
              </table:table-cell>
              <table:table-cell office:value-type="float" office:value="1.44544">
                <text:p>1.44544</text:p>
              </table:table-cell>
              <table:table-cell office:value-type="float" office:value="0.544">
                <text:p>0.544</text:p>
              </table:table-cell>
              <table:table-cell office:value-type="float" office:value="-0.453974">
                <text:p>-0.453974</text:p>
              </table:table-cell>
              <table:table-cell office:value-type="float" office:value="0.544">
                <text:p>0.544</text:p>
              </table:table-cell>
              <table:table-cell office:value-type="float" office:value="-0.837948">
                <text:p>-0.837948</text:p>
              </table:table-cell>
              <table:table-cell office:value-type="float" office:value="0.544">
                <text:p>0.544</text:p>
              </table:table-cell>
              <table:table-cell office:value-type="float" office:value="-0.915246">
                <text:p>-0.9152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6">
                <text:p>0.56</text:p>
              </table:table-cell>
              <table:table-cell office:value-type="float" office:value="5">
                <text:p>5</text:p>
              </table:table-cell>
              <table:table-cell office:value-type="float" office:value="0.56">
                <text:p>0.56</text:p>
              </table:table-cell>
              <table:table-cell office:value-type="float" office:value="4.99836">
                <text:p>4.99836</text:p>
              </table:table-cell>
              <table:table-cell office:value-type="float" office:value="0.56">
                <text:p>0.56</text:p>
              </table:table-cell>
              <table:table-cell office:value-type="float" office:value="4.59987">
                <text:p>4.59987</text:p>
              </table:table-cell>
              <table:table-cell office:value-type="float" office:value="0.56">
                <text:p>0.56</text:p>
              </table:table-cell>
              <table:table-cell office:value-type="float" office:value="1.44528">
                <text:p>1.44528</text:p>
              </table:table-cell>
              <table:table-cell office:value-type="float" office:value="0.56">
                <text:p>0.56</text:p>
              </table:table-cell>
              <table:table-cell office:value-type="float" office:value="-0.455555">
                <text:p>-0.455555</text:p>
              </table:table-cell>
              <table:table-cell office:value-type="float" office:value="0.56">
                <text:p>0.56</text:p>
              </table:table-cell>
              <table:table-cell office:value-type="float" office:value="-0.843161">
                <text:p>-0.843161</text:p>
              </table:table-cell>
              <table:table-cell office:value-type="float" office:value="0.56">
                <text:p>0.56</text:p>
              </table:table-cell>
              <table:table-cell office:value-type="float" office:value="-0.926617">
                <text:p>-0.9266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76">
                <text:p>0.576</text:p>
              </table:table-cell>
              <table:table-cell office:value-type="float" office:value="5">
                <text:p>5</text:p>
              </table:table-cell>
              <table:table-cell office:value-type="float" office:value="0.576">
                <text:p>0.576</text:p>
              </table:table-cell>
              <table:table-cell office:value-type="float" office:value="4.99836">
                <text:p>4.99836</text:p>
              </table:table-cell>
              <table:table-cell office:value-type="float" office:value="0.576">
                <text:p>0.576</text:p>
              </table:table-cell>
              <table:table-cell office:value-type="float" office:value="4.59987">
                <text:p>4.59987</text:p>
              </table:table-cell>
              <table:table-cell office:value-type="float" office:value="0.576">
                <text:p>0.576</text:p>
              </table:table-cell>
              <table:table-cell office:value-type="float" office:value="1.44522">
                <text:p>1.44522</text:p>
              </table:table-cell>
              <table:table-cell office:value-type="float" office:value="0.576">
                <text:p>0.576</text:p>
              </table:table-cell>
              <table:table-cell office:value-type="float" office:value="-0.456737">
                <text:p>-0.456737</text:p>
              </table:table-cell>
              <table:table-cell office:value-type="float" office:value="0.576">
                <text:p>0.576</text:p>
              </table:table-cell>
              <table:table-cell office:value-type="float" office:value="-0.847528">
                <text:p>-0.847528</text:p>
              </table:table-cell>
              <table:table-cell office:value-type="float" office:value="0.576">
                <text:p>0.576</text:p>
              </table:table-cell>
              <table:table-cell office:value-type="float" office:value="-0.936645">
                <text:p>-0.9366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92">
                <text:p>0.592</text:p>
              </table:table-cell>
              <table:table-cell office:value-type="float" office:value="5">
                <text:p>5</text:p>
              </table:table-cell>
              <table:table-cell office:value-type="float" office:value="0.592">
                <text:p>0.592</text:p>
              </table:table-cell>
              <table:table-cell office:value-type="float" office:value="4.99836">
                <text:p>4.99836</text:p>
              </table:table-cell>
              <table:table-cell office:value-type="float" office:value="0.592">
                <text:p>0.592</text:p>
              </table:table-cell>
              <table:table-cell office:value-type="float" office:value="4.59987">
                <text:p>4.59987</text:p>
              </table:table-cell>
              <table:table-cell office:value-type="float" office:value="0.592">
                <text:p>0.592</text:p>
              </table:table-cell>
              <table:table-cell office:value-type="float" office:value="1.44523">
                <text:p>1.44523</text:p>
              </table:table-cell>
              <table:table-cell office:value-type="float" office:value="0.592">
                <text:p>0.592</text:p>
              </table:table-cell>
              <table:table-cell office:value-type="float" office:value="-0.457685">
                <text:p>-0.457685</text:p>
              </table:table-cell>
              <table:table-cell office:value-type="float" office:value="0.592">
                <text:p>0.592</text:p>
              </table:table-cell>
              <table:table-cell office:value-type="float" office:value="-0.851475">
                <text:p>-0.851475</text:p>
              </table:table-cell>
              <table:table-cell office:value-type="float" office:value="0.592">
                <text:p>0.592</text:p>
              </table:table-cell>
              <table:table-cell office:value-type="float" office:value="-0.946057">
                <text:p>-0.9460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08">
                <text:p>0.608</text:p>
              </table:table-cell>
              <table:table-cell office:value-type="float" office:value="5">
                <text:p>5</text:p>
              </table:table-cell>
              <table:table-cell office:value-type="float" office:value="0.608">
                <text:p>0.608</text:p>
              </table:table-cell>
              <table:table-cell office:value-type="float" office:value="4.99836">
                <text:p>4.99836</text:p>
              </table:table-cell>
              <table:table-cell office:value-type="float" office:value="0.608">
                <text:p>0.608</text:p>
              </table:table-cell>
              <table:table-cell office:value-type="float" office:value="4.59987">
                <text:p>4.59987</text:p>
              </table:table-cell>
              <table:table-cell office:value-type="float" office:value="0.608">
                <text:p>0.608</text:p>
              </table:table-cell>
              <table:table-cell office:value-type="float" office:value="1.44532">
                <text:p>1.44532</text:p>
              </table:table-cell>
              <table:table-cell office:value-type="float" office:value="0.608">
                <text:p>0.608</text:p>
              </table:table-cell>
              <table:table-cell office:value-type="float" office:value="-0.458532">
                <text:p>-0.458532</text:p>
              </table:table-cell>
              <table:table-cell office:value-type="float" office:value="0.608">
                <text:p>0.608</text:p>
              </table:table-cell>
              <table:table-cell office:value-type="float" office:value="-0.855389">
                <text:p>-0.855389</text:p>
              </table:table-cell>
              <table:table-cell office:value-type="float" office:value="0.608">
                <text:p>0.608</text:p>
              </table:table-cell>
              <table:table-cell office:value-type="float" office:value="-0.95555">
                <text:p>-0.955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24">
                <text:p>0.624</text:p>
              </table:table-cell>
              <table:table-cell office:value-type="float" office:value="5">
                <text:p>5</text:p>
              </table:table-cell>
              <table:table-cell office:value-type="float" office:value="0.624">
                <text:p>0.624</text:p>
              </table:table-cell>
              <table:table-cell office:value-type="float" office:value="4.99836">
                <text:p>4.99836</text:p>
              </table:table-cell>
              <table:table-cell office:value-type="float" office:value="0.624">
                <text:p>0.624</text:p>
              </table:table-cell>
              <table:table-cell office:value-type="float" office:value="4.59988">
                <text:p>4.59988</text:p>
              </table:table-cell>
              <table:table-cell office:value-type="float" office:value="0.624">
                <text:p>0.624</text:p>
              </table:table-cell>
              <table:table-cell office:value-type="float" office:value="1.44552">
                <text:p>1.44552</text:p>
              </table:table-cell>
              <table:table-cell office:value-type="float" office:value="0.624">
                <text:p>0.624</text:p>
              </table:table-cell>
              <table:table-cell office:value-type="float" office:value="-0.459397">
                <text:p>-0.459397</text:p>
              </table:table-cell>
              <table:table-cell office:value-type="float" office:value="0.624">
                <text:p>0.624</text:p>
              </table:table-cell>
              <table:table-cell office:value-type="float" office:value="-0.859658">
                <text:p>-0.859658</text:p>
              </table:table-cell>
              <table:table-cell office:value-type="float" office:value="0.624">
                <text:p>0.624</text:p>
              </table:table-cell>
              <table:table-cell office:value-type="float" office:value="-0.965846">
                <text:p>-0.9658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4">
                <text:p>0.64</text:p>
              </table:table-cell>
              <table:table-cell office:value-type="float" office:value="5">
                <text:p>5</text:p>
              </table:table-cell>
              <table:table-cell office:value-type="float" office:value="0.64">
                <text:p>0.64</text:p>
              </table:table-cell>
              <table:table-cell office:value-type="float" office:value="4.99836">
                <text:p>4.99836</text:p>
              </table:table-cell>
              <table:table-cell office:value-type="float" office:value="0.64">
                <text:p>0.64</text:p>
              </table:table-cell>
              <table:table-cell office:value-type="float" office:value="4.59989">
                <text:p>4.59989</text:p>
              </table:table-cell>
              <table:table-cell office:value-type="float" office:value="0.64">
                <text:p>0.64</text:p>
              </table:table-cell>
              <table:table-cell office:value-type="float" office:value="1.44587">
                <text:p>1.44587</text:p>
              </table:table-cell>
              <table:table-cell office:value-type="float" office:value="0.64">
                <text:p>0.64</text:p>
              </table:table-cell>
              <table:table-cell office:value-type="float" office:value="-0.460402">
                <text:p>-0.460402</text:p>
              </table:table-cell>
              <table:table-cell office:value-type="float" office:value="0.64">
                <text:p>0.64</text:p>
              </table:table-cell>
              <table:table-cell office:value-type="float" office:value="-0.864716">
                <text:p>-0.864716</text:p>
              </table:table-cell>
              <table:table-cell office:value-type="float" office:value="0.64">
                <text:p>0.64</text:p>
              </table:table-cell>
              <table:table-cell office:value-type="float" office:value="-0.977765">
                <text:p>-0.9777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56">
                <text:p>0.656</text:p>
              </table:table-cell>
              <table:table-cell office:value-type="float" office:value="5">
                <text:p>5</text:p>
              </table:table-cell>
              <table:table-cell office:value-type="float" office:value="0.656">
                <text:p>0.656</text:p>
              </table:table-cell>
              <table:table-cell office:value-type="float" office:value="4.99836">
                <text:p>4.99836</text:p>
              </table:table-cell>
              <table:table-cell office:value-type="float" office:value="0.656">
                <text:p>0.656</text:p>
              </table:table-cell>
              <table:table-cell office:value-type="float" office:value="4.59991">
                <text:p>4.59991</text:p>
              </table:table-cell>
              <table:table-cell office:value-type="float" office:value="0.656">
                <text:p>0.656</text:p>
              </table:table-cell>
              <table:table-cell office:value-type="float" office:value="1.44643">
                <text:p>1.44643</text:p>
              </table:table-cell>
              <table:table-cell office:value-type="float" office:value="0.656">
                <text:p>0.656</text:p>
              </table:table-cell>
              <table:table-cell office:value-type="float" office:value="-0.46169">
                <text:p>-0.46169</text:p>
              </table:table-cell>
              <table:table-cell office:value-type="float" office:value="0.656">
                <text:p>0.656</text:p>
              </table:table-cell>
              <table:table-cell office:value-type="float" office:value="-0.871089">
                <text:p>-0.871089</text:p>
              </table:table-cell>
              <table:table-cell office:value-type="float" office:value="0.656">
                <text:p>0.656</text:p>
              </table:table-cell>
              <table:table-cell office:value-type="float" office:value="-0.992309">
                <text:p>-0.9923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72">
                <text:p>0.672</text:p>
              </table:table-cell>
              <table:table-cell office:value-type="float" office:value="5">
                <text:p>5</text:p>
              </table:table-cell>
              <table:table-cell office:value-type="float" office:value="0.672">
                <text:p>0.672</text:p>
              </table:table-cell>
              <table:table-cell office:value-type="float" office:value="4.99836">
                <text:p>4.99836</text:p>
              </table:table-cell>
              <table:table-cell office:value-type="float" office:value="0.672">
                <text:p>0.672</text:p>
              </table:table-cell>
              <table:table-cell office:value-type="float" office:value="4.59994">
                <text:p>4.59994</text:p>
              </table:table-cell>
              <table:table-cell office:value-type="float" office:value="0.672">
                <text:p>0.672</text:p>
              </table:table-cell>
              <table:table-cell office:value-type="float" office:value="1.44735">
                <text:p>1.44735</text:p>
              </table:table-cell>
              <table:table-cell office:value-type="float" office:value="0.672">
                <text:p>0.672</text:p>
              </table:table-cell>
              <table:table-cell office:value-type="float" office:value="-0.463448">
                <text:p>-0.463448</text:p>
              </table:table-cell>
              <table:table-cell office:value-type="float" office:value="0.672">
                <text:p>0.672</text:p>
              </table:table-cell>
              <table:table-cell office:value-type="float" office:value="-0.879467">
                <text:p>-0.879467</text:p>
              </table:table-cell>
              <table:table-cell office:value-type="float" office:value="0.672">
                <text:p>0.672</text:p>
              </table:table-cell>
              <table:table-cell office:value-type="float" office:value="-1.01079">
                <text:p>-1.010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88">
                <text:p>0.688</text:p>
              </table:table-cell>
              <table:table-cell office:value-type="float" office:value="5">
                <text:p>5</text:p>
              </table:table-cell>
              <table:table-cell office:value-type="float" office:value="0.688">
                <text:p>0.688</text:p>
              </table:table-cell>
              <table:table-cell office:value-type="float" office:value="4.99836">
                <text:p>4.99836</text:p>
              </table:table-cell>
              <table:table-cell office:value-type="float" office:value="0.688">
                <text:p>0.688</text:p>
              </table:table-cell>
              <table:table-cell office:value-type="float" office:value="4.60001">
                <text:p>4.60001</text:p>
              </table:table-cell>
              <table:table-cell office:value-type="float" office:value="0.688">
                <text:p>0.688</text:p>
              </table:table-cell>
              <table:table-cell office:value-type="float" office:value="1.44881">
                <text:p>1.44881</text:p>
              </table:table-cell>
              <table:table-cell office:value-type="float" office:value="0.688">
                <text:p>0.688</text:p>
              </table:table-cell>
              <table:table-cell office:value-type="float" office:value="-0.465934">
                <text:p>-0.465934</text:p>
              </table:table-cell>
              <table:table-cell office:value-type="float" office:value="0.688">
                <text:p>0.688</text:p>
              </table:table-cell>
              <table:table-cell office:value-type="float" office:value="-0.890801">
                <text:p>-0.890801</text:p>
              </table:table-cell>
              <table:table-cell office:value-type="float" office:value="0.688">
                <text:p>0.688</text:p>
              </table:table-cell>
              <table:table-cell office:value-type="float" office:value="-1.03504">
                <text:p>-1.035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04">
                <text:p>0.704</text:p>
              </table:table-cell>
              <table:table-cell office:value-type="float" office:value="5">
                <text:p>5</text:p>
              </table:table-cell>
              <table:table-cell office:value-type="float" office:value="0.704">
                <text:p>0.704</text:p>
              </table:table-cell>
              <table:table-cell office:value-type="float" office:value="4.99836">
                <text:p>4.99836</text:p>
              </table:table-cell>
              <table:table-cell office:value-type="float" office:value="0.704">
                <text:p>0.704</text:p>
              </table:table-cell>
              <table:table-cell office:value-type="float" office:value="4.60014">
                <text:p>4.60014</text:p>
              </table:table-cell>
              <table:table-cell office:value-type="float" office:value="0.704">
                <text:p>0.704</text:p>
              </table:table-cell>
              <table:table-cell office:value-type="float" office:value="1.45114">
                <text:p>1.45114</text:p>
              </table:table-cell>
              <table:table-cell office:value-type="float" office:value="0.704">
                <text:p>0.704</text:p>
              </table:table-cell>
              <table:table-cell office:value-type="float" office:value="-0.469527">
                <text:p>-0.469527</text:p>
              </table:table-cell>
              <table:table-cell office:value-type="float" office:value="0.704">
                <text:p>0.704</text:p>
              </table:table-cell>
              <table:table-cell office:value-type="float" office:value="-0.906464">
                <text:p>-0.906464</text:p>
              </table:table-cell>
              <table:table-cell office:value-type="float" office:value="0.704">
                <text:p>0.704</text:p>
              </table:table-cell>
              <table:table-cell office:value-type="float" office:value="-1.0677">
                <text:p>-1.06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2">
                <text:p>0.72</text:p>
              </table:table-cell>
              <table:table-cell office:value-type="float" office:value="5">
                <text:p>5</text:p>
              </table:table-cell>
              <table:table-cell office:value-type="float" office:value="0.72">
                <text:p>0.72</text:p>
              </table:table-cell>
              <table:table-cell office:value-type="float" office:value="4.99836">
                <text:p>4.99836</text:p>
              </table:table-cell>
              <table:table-cell office:value-type="float" office:value="0.72">
                <text:p>0.72</text:p>
              </table:table-cell>
              <table:table-cell office:value-type="float" office:value="4.60037">
                <text:p>4.60037</text:p>
              </table:table-cell>
              <table:table-cell office:value-type="float" office:value="0.72">
                <text:p>0.72</text:p>
              </table:table-cell>
              <table:table-cell office:value-type="float" office:value="1.45488">
                <text:p>1.45488</text:p>
              </table:table-cell>
              <table:table-cell office:value-type="float" office:value="0.72">
                <text:p>0.72</text:p>
              </table:table-cell>
              <table:table-cell office:value-type="float" office:value="-0.474792">
                <text:p>-0.474792</text:p>
              </table:table-cell>
              <table:table-cell office:value-type="float" office:value="0.72">
                <text:p>0.72</text:p>
              </table:table-cell>
              <table:table-cell office:value-type="float" office:value="-0.928514">
                <text:p>-0.928514</text:p>
              </table:table-cell>
              <table:table-cell office:value-type="float" office:value="0.72">
                <text:p>0.72</text:p>
              </table:table-cell>
              <table:table-cell office:value-type="float" office:value="-1.11291">
                <text:p>-1.112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36">
                <text:p>0.736</text:p>
              </table:table-cell>
              <table:table-cell office:value-type="float" office:value="5">
                <text:p>5</text:p>
              </table:table-cell>
              <table:table-cell office:value-type="float" office:value="0.736">
                <text:p>0.736</text:p>
              </table:table-cell>
              <table:table-cell office:value-type="float" office:value="4.99836">
                <text:p>4.99836</text:p>
              </table:table-cell>
              <table:table-cell office:value-type="float" office:value="0.736">
                <text:p>0.736</text:p>
              </table:table-cell>
              <table:table-cell office:value-type="float" office:value="4.6008">
                <text:p>4.6008</text:p>
              </table:table-cell>
              <table:table-cell office:value-type="float" office:value="0.736">
                <text:p>0.736</text:p>
              </table:table-cell>
              <table:table-cell office:value-type="float" office:value="1.46087">
                <text:p>1.46087</text:p>
              </table:table-cell>
              <table:table-cell office:value-type="float" office:value="0.736">
                <text:p>0.736</text:p>
              </table:table-cell>
              <table:table-cell office:value-type="float" office:value="-0.482608">
                <text:p>-0.482608</text:p>
              </table:table-cell>
              <table:table-cell office:value-type="float" office:value="0.736">
                <text:p>0.736</text:p>
              </table:table-cell>
              <table:table-cell office:value-type="float" office:value="-0.960189">
                <text:p>-0.960189</text:p>
              </table:table-cell>
              <table:table-cell office:value-type="float" office:value="0.736">
                <text:p>0.736</text:p>
              </table:table-cell>
              <table:table-cell office:value-type="float" office:value="-1.1774">
                <text:p>-1.17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52">
                <text:p>0.752</text:p>
              </table:table-cell>
              <table:table-cell office:value-type="float" office:value="5">
                <text:p>5</text:p>
              </table:table-cell>
              <table:table-cell office:value-type="float" office:value="0.752">
                <text:p>0.752</text:p>
              </table:table-cell>
              <table:table-cell office:value-type="float" office:value="4.99836">
                <text:p>4.99836</text:p>
              </table:table-cell>
              <table:table-cell office:value-type="float" office:value="0.752">
                <text:p>0.752</text:p>
              </table:table-cell>
              <table:table-cell office:value-type="float" office:value="4.6016">
                <text:p>4.6016</text:p>
              </table:table-cell>
              <table:table-cell office:value-type="float" office:value="0.752">
                <text:p>0.752</text:p>
              </table:table-cell>
              <table:table-cell office:value-type="float" office:value="1.47049">
                <text:p>1.47049</text:p>
              </table:table-cell>
              <table:table-cell office:value-type="float" office:value="0.752">
                <text:p>0.752</text:p>
              </table:table-cell>
              <table:table-cell office:value-type="float" office:value="-0.494386">
                <text:p>-0.494386</text:p>
              </table:table-cell>
              <table:table-cell office:value-type="float" office:value="0.752">
                <text:p>0.752</text:p>
              </table:table-cell>
              <table:table-cell office:value-type="float" office:value="-1.00687">
                <text:p>-1.00687</text:p>
              </table:table-cell>
              <table:table-cell office:value-type="float" office:value="0.752">
                <text:p>0.752</text:p>
              </table:table-cell>
              <table:table-cell office:value-type="float" office:value="-1.27314">
                <text:p>-1.273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68">
                <text:p>0.768</text:p>
              </table:table-cell>
              <table:table-cell office:value-type="float" office:value="5">
                <text:p>5</text:p>
              </table:table-cell>
              <table:table-cell office:value-type="float" office:value="0.768">
                <text:p>0.768</text:p>
              </table:table-cell>
              <table:table-cell office:value-type="float" office:value="4.99836">
                <text:p>4.99836</text:p>
              </table:table-cell>
              <table:table-cell office:value-type="float" office:value="0.768">
                <text:p>0.768</text:p>
              </table:table-cell>
              <table:table-cell office:value-type="float" office:value="4.60308">
                <text:p>4.60308</text:p>
              </table:table-cell>
              <table:table-cell office:value-type="float" office:value="0.768">
                <text:p>0.768</text:p>
              </table:table-cell>
              <table:table-cell office:value-type="float" office:value="1.48606">
                <text:p>1.48606</text:p>
              </table:table-cell>
              <table:table-cell office:value-type="float" office:value="0.768">
                <text:p>0.768</text:p>
              </table:table-cell>
              <table:table-cell office:value-type="float" office:value="-0.512502">
                <text:p>-0.512502</text:p>
              </table:table-cell>
              <table:table-cell office:value-type="float" office:value="0.768">
                <text:p>0.768</text:p>
              </table:table-cell>
              <table:table-cell office:value-type="float" office:value="-1.07821">
                <text:p>-1.07821</text:p>
              </table:table-cell>
              <table:table-cell office:value-type="float" office:value="0.768">
                <text:p>0.768</text:p>
              </table:table-cell>
              <table:table-cell office:value-type="float" office:value="-1.42367">
                <text:p>-1.423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84">
                <text:p>0.784</text:p>
              </table:table-cell>
              <table:table-cell office:value-type="float" office:value="5">
                <text:p>5</text:p>
              </table:table-cell>
              <table:table-cell office:value-type="float" office:value="0.784">
                <text:p>0.784</text:p>
              </table:table-cell>
              <table:table-cell office:value-type="float" office:value="4.99836">
                <text:p>4.99836</text:p>
              </table:table-cell>
              <table:table-cell office:value-type="float" office:value="0.784">
                <text:p>0.784</text:p>
              </table:table-cell>
              <table:table-cell office:value-type="float" office:value="4.60585">
                <text:p>4.60585</text:p>
              </table:table-cell>
              <table:table-cell office:value-type="float" office:value="0.784">
                <text:p>0.784</text:p>
              </table:table-cell>
              <table:table-cell office:value-type="float" office:value="1.51153">
                <text:p>1.51153</text:p>
              </table:table-cell>
              <table:table-cell office:value-type="float" office:value="0.784">
                <text:p>0.784</text:p>
              </table:table-cell>
              <table:table-cell office:value-type="float" office:value="-0.541241">
                <text:p>-0.541241</text:p>
              </table:table-cell>
              <table:table-cell office:value-type="float" office:value="0.784">
                <text:p>0.784</text:p>
              </table:table-cell>
              <table:table-cell office:value-type="float" office:value="-1.19333">
                <text:p>-1.19333</text:p>
              </table:table-cell>
              <table:table-cell office:value-type="float" office:value="0.784">
                <text:p>0.784</text:p>
              </table:table-cell>
              <table:table-cell office:value-type="float" office:value="-1.68264">
                <text:p>-1.682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">
                <text:p>0.8</text:p>
              </table:table-cell>
              <table:table-cell office:value-type="float" office:value="5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4.99837">
                <text:p>4.99837</text:p>
              </table:table-cell>
              <table:table-cell office:value-type="float" office:value="0.8">
                <text:p>0.8</text:p>
              </table:table-cell>
              <table:table-cell office:value-type="float" office:value="4.61098">
                <text:p>4.61098</text:p>
              </table:table-cell>
              <table:table-cell office:value-type="float" office:value="0.8">
                <text:p>0.8</text:p>
              </table:table-cell>
              <table:table-cell office:value-type="float" office:value="1.55388">
                <text:p>1.55388</text:p>
              </table:table-cell>
              <table:table-cell office:value-type="float" office:value="0.8">
                <text:p>0.8</text:p>
              </table:table-cell>
              <table:table-cell office:value-type="float" office:value="-0.589124">
                <text:p>-0.589124</text:p>
              </table:table-cell>
              <table:table-cell office:value-type="float" office:value="0.8">
                <text:p>0.8</text:p>
              </table:table-cell>
              <table:table-cell office:value-type="float" office:value="-1.39643">
                <text:p>-1.39643</text:p>
              </table:table-cell>
              <table:table-cell office:value-type="float" office:value="0.8">
                <text:p>0.8</text:p>
              </table:table-cell>
              <table:table-cell office:value-type="float" office:value="-2.2051">
                <text:p>-2.20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16">
                <text:p>0.816</text:p>
              </table:table-cell>
              <table:table-cell office:value-type="float" office:value="5">
                <text:p>5</text:p>
              </table:table-cell>
              <table:table-cell office:value-type="float" office:value="0.816">
                <text:p>0.816</text:p>
              </table:table-cell>
              <table:table-cell office:value-type="float" office:value="4.99837">
                <text:p>4.99837</text:p>
              </table:table-cell>
              <table:table-cell office:value-type="float" office:value="0.816">
                <text:p>0.816</text:p>
              </table:table-cell>
              <table:table-cell office:value-type="float" office:value="4.62055">
                <text:p>4.62055</text:p>
              </table:table-cell>
              <table:table-cell office:value-type="float" office:value="0.816">
                <text:p>0.816</text:p>
              </table:table-cell>
              <table:table-cell office:value-type="float" office:value="1.62638">
                <text:p>1.62638</text:p>
              </table:table-cell>
              <table:table-cell office:value-type="float" office:value="0.816">
                <text:p>0.816</text:p>
              </table:table-cell>
              <table:table-cell office:value-type="float" office:value="-0.675787">
                <text:p>-0.675787</text:p>
              </table:table-cell>
              <table:table-cell office:value-type="float" office:value="0.816">
                <text:p>0.816</text:p>
              </table:table-cell>
              <table:table-cell office:value-type="float" office:value="-1.81794">
                <text:p>-1.81794</text:p>
              </table:table-cell>
              <table:table-cell office:value-type="float" office:value="0.816">
                <text:p>0.816</text:p>
              </table:table-cell>
              <table:table-cell office:value-type="float" office:value="404.698">
                <text:p>404.6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32">
                <text:p>0.832</text:p>
              </table:table-cell>
              <table:table-cell office:value-type="float" office:value="5">
                <text:p>5</text:p>
              </table:table-cell>
              <table:table-cell office:value-type="float" office:value="0.832">
                <text:p>0.832</text:p>
              </table:table-cell>
              <table:table-cell office:value-type="float" office:value="4.99839">
                <text:p>4.99839</text:p>
              </table:table-cell>
              <table:table-cell office:value-type="float" office:value="0.832">
                <text:p>0.832</text:p>
              </table:table-cell>
              <table:table-cell office:value-type="float" office:value="4.63842">
                <text:p>4.63842</text:p>
              </table:table-cell>
              <table:table-cell office:value-type="float" office:value="0.832">
                <text:p>0.832</text:p>
              </table:table-cell>
              <table:table-cell office:value-type="float" office:value="1.75675">
                <text:p>1.75675</text:p>
              </table:table-cell>
              <table:table-cell office:value-type="float" office:value="0.832">
                <text:p>0.832</text:p>
              </table:table-cell>
              <table:table-cell office:value-type="float" office:value="-0.858957">
                <text:p>-0.858957</text:p>
              </table:table-cell>
              <table:table-cell office:value-type="float" office:value="0.832">
                <text:p>0.832</text:p>
              </table:table-cell>
              <table:table-cell office:value-type="float" office:value="-3.08796">
                <text:p>-3.08796</text:p>
              </table:table-cell>
              <table:table-cell office:value-type="float" office:value="0.832">
                <text:p>0.832</text:p>
              </table:table-cell>
              <table:table-cell office:value-type="float" office:value="86.3164">
                <text:p>86.31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48">
                <text:p>0.848</text:p>
              </table:table-cell>
              <table:table-cell office:value-type="float" office:value="5">
                <text:p>5</text:p>
              </table:table-cell>
              <table:table-cell office:value-type="float" office:value="0.848">
                <text:p>0.848</text:p>
              </table:table-cell>
              <table:table-cell office:value-type="float" office:value="4.99844">
                <text:p>4.99844</text:p>
              </table:table-cell>
              <table:table-cell office:value-type="float" office:value="0.848">
                <text:p>0.848</text:p>
              </table:table-cell>
              <table:table-cell office:value-type="float" office:value="4.67198">
                <text:p>4.67198</text:p>
              </table:table-cell>
              <table:table-cell office:value-type="float" office:value="0.848">
                <text:p>0.848</text:p>
              </table:table-cell>
              <table:table-cell office:value-type="float" office:value="2.0135">
                <text:p>2.0135</text:p>
              </table:table-cell>
              <table:table-cell office:value-type="float" office:value="0.848">
                <text:p>0.848</text:p>
              </table:table-cell>
              <table:table-cell office:value-type="float" office:value="-1.4149">
                <text:p>-1.4149</text:p>
              </table:table-cell>
              <table:table-cell office:value-type="float" office:value="0.848">
                <text:p>0.848</text:p>
              </table:table-cell>
              <table:table-cell office:value-type="float" office:value="183.321">
                <text:p>183.321</text:p>
              </table:table-cell>
              <table:table-cell office:value-type="float" office:value="0.848">
                <text:p>0.848</text:p>
              </table:table-cell>
              <table:table-cell office:value-type="float" office:value="3.56072">
                <text:p>3.560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64">
                <text:p>0.864</text:p>
              </table:table-cell>
              <table:table-cell office:value-type="float" office:value="5">
                <text:p>5</text:p>
              </table:table-cell>
              <table:table-cell office:value-type="float" office:value="0.864">
                <text:p>0.864</text:p>
              </table:table-cell>
              <table:table-cell office:value-type="float" office:value="4.99855">
                <text:p>4.99855</text:p>
              </table:table-cell>
              <table:table-cell office:value-type="float" office:value="0.864">
                <text:p>0.864</text:p>
              </table:table-cell>
              <table:table-cell office:value-type="float" office:value="4.73559">
                <text:p>4.73559</text:p>
              </table:table-cell>
              <table:table-cell office:value-type="float" office:value="0.864">
                <text:p>0.864</text:p>
              </table:table-cell>
              <table:table-cell office:value-type="float" office:value="2.6234">
                <text:p>2.6234</text:p>
              </table:table-cell>
              <table:table-cell office:value-type="float" office:value="0.864">
                <text:p>0.864</text:p>
              </table:table-cell>
              <table:table-cell office:value-type="float" office:value="482.599">
                <text:p>482.599</text:p>
              </table:table-cell>
              <table:table-cell office:value-type="float" office:value="0.864">
                <text:p>0.864</text:p>
              </table:table-cell>
              <table:table-cell office:value-type="float" office:value="2.47231">
                <text:p>2.47231</text:p>
              </table:table-cell>
              <table:table-cell office:value-type="float" office:value="0.864">
                <text:p>0.864</text:p>
              </table:table-cell>
              <table:table-cell office:value-type="float" office:value="1.45518">
                <text:p>1.455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8">
                <text:p>0.88</text:p>
              </table:table-cell>
              <table:table-cell office:value-type="float" office:value="5">
                <text:p>5</text:p>
              </table:table-cell>
              <table:table-cell office:value-type="float" office:value="0.88">
                <text:p>0.88</text:p>
              </table:table-cell>
              <table:table-cell office:value-type="float" office:value="4.99884">
                <text:p>4.99884</text:p>
              </table:table-cell>
              <table:table-cell office:value-type="float" office:value="0.88">
                <text:p>0.88</text:p>
              </table:table-cell>
              <table:table-cell office:value-type="float" office:value="4.85843">
                <text:p>4.85843</text:p>
              </table:table-cell>
              <table:table-cell office:value-type="float" office:value="0.88">
                <text:p>0.88</text:p>
              </table:table-cell>
              <table:table-cell office:value-type="float" office:value="5.0629">
                <text:p>5.0629</text:p>
              </table:table-cell>
              <table:table-cell office:value-type="float" office:value="0.88">
                <text:p>0.88</text:p>
              </table:table-cell>
              <table:table-cell office:value-type="float" office:value="1.08966">
                <text:p>1.08966</text:p>
              </table:table-cell>
              <table:table-cell office:value-type="float" office:value="0.88">
                <text:p>0.88</text:p>
              </table:table-cell>
              <table:table-cell office:value-type="float" office:value="1.02368">
                <text:p>1.02368</text:p>
              </table:table-cell>
              <table:table-cell office:value-type="float" office:value="0.88">
                <text:p>0.88</text:p>
              </table:table-cell>
              <table:table-cell office:value-type="float" office:value="0.821725">
                <text:p>0.8217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96">
                <text:p>0.896</text:p>
              </table:table-cell>
              <table:table-cell office:value-type="float" office:value="5">
                <text:p>5</text:p>
              </table:table-cell>
              <table:table-cell office:value-type="float" office:value="0.896">
                <text:p>0.896</text:p>
              </table:table-cell>
              <table:table-cell office:value-type="float" office:value="4.99957">
                <text:p>4.99957</text:p>
              </table:table-cell>
              <table:table-cell office:value-type="float" office:value="0.896">
                <text:p>0.896</text:p>
              </table:table-cell>
              <table:table-cell office:value-type="float" office:value="5.1043">
                <text:p>5.1043</text:p>
              </table:table-cell>
              <table:table-cell office:value-type="float" office:value="0.896">
                <text:p>0.896</text:p>
              </table:table-cell>
              <table:table-cell office:value-type="float" office:value="6832.45">
                <text:p>6832.45</text:p>
              </table:table-cell>
              <table:table-cell office:value-type="float" office:value="0.896">
                <text:p>0.896</text:p>
              </table:table-cell>
              <table:table-cell office:value-type="float" office:value="0.432647">
                <text:p>0.432647</text:p>
              </table:table-cell>
              <table:table-cell office:value-type="float" office:value="0.896">
                <text:p>0.896</text:p>
              </table:table-cell>
              <table:table-cell office:value-type="float" office:value="0.569202">
                <text:p>0.569202</text:p>
              </table:table-cell>
              <table:table-cell office:value-type="float" office:value="0.896">
                <text:p>0.896</text:p>
              </table:table-cell>
              <table:table-cell office:value-type="float" office:value="0.52422">
                <text:p>0.524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12">
                <text:p>0.912</text:p>
              </table:table-cell>
              <table:table-cell office:value-type="float" office:value="5">
                <text:p>5</text:p>
              </table:table-cell>
              <table:table-cell office:value-type="float" office:value="0.912">
                <text:p>0.912</text:p>
              </table:table-cell>
              <table:table-cell office:value-type="float" office:value="5.00143">
                <text:p>5.00143</text:p>
              </table:table-cell>
              <table:table-cell office:value-type="float" office:value="0.912">
                <text:p>0.912</text:p>
              </table:table-cell>
              <table:table-cell office:value-type="float" office:value="5.6337">
                <text:p>5.6337</text:p>
              </table:table-cell>
              <table:table-cell office:value-type="float" office:value="0.912">
                <text:p>0.912</text:p>
              </table:table-cell>
              <table:table-cell office:value-type="float" office:value="-1.78764">
                <text:p>-1.78764</text:p>
              </table:table-cell>
              <table:table-cell office:value-type="float" office:value="0.912">
                <text:p>0.912</text:p>
              </table:table-cell>
              <table:table-cell office:value-type="float" office:value="0.230857">
                <text:p>0.230857</text:p>
              </table:table-cell>
              <table:table-cell office:value-type="float" office:value="0.912">
                <text:p>0.912</text:p>
              </table:table-cell>
              <table:table-cell office:value-type="float" office:value="0.354647">
                <text:p>0.354647</text:p>
              </table:table-cell>
              <table:table-cell office:value-type="float" office:value="0.912">
                <text:p>0.912</text:p>
              </table:table-cell>
              <table:table-cell office:value-type="float" office:value="0.356125">
                <text:p>0.356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28">
                <text:p>0.928</text:p>
              </table:table-cell>
              <table:table-cell office:value-type="float" office:value="5">
                <text:p>5</text:p>
              </table:table-cell>
              <table:table-cell office:value-type="float" office:value="0.928">
                <text:p>0.928</text:p>
              </table:table-cell>
              <table:table-cell office:value-type="float" office:value="5.00613">
                <text:p>5.00613</text:p>
              </table:table-cell>
              <table:table-cell office:value-type="float" office:value="0.928">
                <text:p>0.928</text:p>
              </table:table-cell>
              <table:table-cell office:value-type="float" office:value="6.97751">
                <text:p>6.97751</text:p>
              </table:table-cell>
              <table:table-cell office:value-type="float" office:value="0.928">
                <text:p>0.928</text:p>
              </table:table-cell>
              <table:table-cell office:value-type="float" office:value="-0.770012">
                <text:p>-0.770012</text:p>
              </table:table-cell>
              <table:table-cell office:value-type="float" office:value="0.928">
                <text:p>0.928</text:p>
              </table:table-cell>
              <table:table-cell office:value-type="float" office:value="0.137731">
                <text:p>0.137731</text:p>
              </table:table-cell>
              <table:table-cell office:value-type="float" office:value="0.928">
                <text:p>0.928</text:p>
              </table:table-cell>
              <table:table-cell office:value-type="float" office:value="0.2343">
                <text:p>0.2343</text:p>
              </table:table-cell>
              <table:table-cell office:value-type="float" office:value="0.928">
                <text:p>0.928</text:p>
              </table:table-cell>
              <table:table-cell office:value-type="float" office:value="0.251137">
                <text:p>0.2511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44">
                <text:p>0.944</text:p>
              </table:table-cell>
              <table:table-cell office:value-type="float" office:value="5">
                <text:p>5</text:p>
              </table:table-cell>
              <table:table-cell office:value-type="float" office:value="0.944">
                <text:p>0.944</text:p>
              </table:table-cell>
              <table:table-cell office:value-type="float" office:value="5.01805">
                <text:p>5.01805</text:p>
              </table:table-cell>
              <table:table-cell office:value-type="float" office:value="0.944">
                <text:p>0.944</text:p>
              </table:table-cell>
              <table:table-cell office:value-type="float" office:value="12.5253">
                <text:p>12.5253</text:p>
              </table:table-cell>
              <table:table-cell office:value-type="float" office:value="0.944">
                <text:p>0.944</text:p>
              </table:table-cell>
              <table:table-cell office:value-type="float" office:value="-0.404094">
                <text:p>-0.404094</text:p>
              </table:table-cell>
              <table:table-cell office:value-type="float" office:value="0.944">
                <text:p>0.944</text:p>
              </table:table-cell>
              <table:table-cell office:value-type="float" office:value="0.0869081">
                <text:p>0.0869081</text:p>
              </table:table-cell>
              <table:table-cell office:value-type="float" office:value="0.944">
                <text:p>0.944</text:p>
              </table:table-cell>
              <table:table-cell office:value-type="float" office:value="0.160214">
                <text:p>0.160214</text:p>
              </table:table-cell>
              <table:table-cell office:value-type="float" office:value="0.944">
                <text:p>0.944</text:p>
              </table:table-cell>
              <table:table-cell office:value-type="float" office:value="0.181411">
                <text:p>0.1814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6">
                <text:p>0.96</text:p>
              </table:table-cell>
              <table:table-cell office:value-type="float" office:value="5">
                <text:p>5</text:p>
              </table:table-cell>
              <table:table-cell office:value-type="float" office:value="0.96">
                <text:p>0.96</text:p>
              </table:table-cell>
              <table:table-cell office:value-type="float" office:value="5.04849">
                <text:p>5.04849</text:p>
              </table:table-cell>
              <table:table-cell office:value-type="float" office:value="0.96">
                <text:p>0.96</text:p>
              </table:table-cell>
              <table:table-cell office:value-type="float" office:value="9578.03">
                <text:p>9578.03</text:p>
              </table:table-cell>
              <table:table-cell office:value-type="float" office:value="0.96">
                <text:p>0.96</text:p>
              </table:table-cell>
              <table:table-cell office:value-type="float" office:value="-0.230132">
                <text:p>-0.230132</text:p>
              </table:table-cell>
              <table:table-cell office:value-type="float" office:value="0.96">
                <text:p>0.96</text:p>
              </table:table-cell>
              <table:table-cell office:value-type="float" office:value="0.05662">
                <text:p>0.05662</text:p>
              </table:table-cell>
              <table:table-cell office:value-type="float" office:value="0.96">
                <text:p>0.96</text:p>
              </table:table-cell>
              <table:table-cell office:value-type="float" office:value="0.111969">
                <text:p>0.111969</text:p>
              </table:table-cell>
              <table:table-cell office:value-type="float" office:value="0.96">
                <text:p>0.96</text:p>
              </table:table-cell>
              <table:table-cell office:value-type="float" office:value="0.133197">
                <text:p>0.1331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76">
                <text:p>0.976</text:p>
              </table:table-cell>
              <table:table-cell office:value-type="float" office:value="5">
                <text:p>5</text:p>
              </table:table-cell>
              <table:table-cell office:value-type="float" office:value="0.976">
                <text:p>0.976</text:p>
              </table:table-cell>
              <table:table-cell office:value-type="float" office:value="5.12719">
                <text:p>5.12719</text:p>
              </table:table-cell>
              <table:table-cell office:value-type="float" office:value="0.976">
                <text:p>0.976</text:p>
              </table:table-cell>
              <table:table-cell office:value-type="float" office:value="-3.89228">
                <text:p>-3.89228</text:p>
              </table:table-cell>
              <table:table-cell office:value-type="float" office:value="0.976">
                <text:p>0.976</text:p>
              </table:table-cell>
              <table:table-cell office:value-type="float" office:value="-0.136593">
                <text:p>-0.136593</text:p>
              </table:table-cell>
              <table:table-cell office:value-type="float" office:value="0.976">
                <text:p>0.976</text:p>
              </table:table-cell>
              <table:table-cell office:value-type="float" office:value="0.0376156">
                <text:p>0.0376156</text:p>
              </table:table-cell>
              <table:table-cell office:value-type="float" office:value="0.976">
                <text:p>0.976</text:p>
              </table:table-cell>
              <table:table-cell office:value-type="float" office:value="0.0793913">
                <text:p>0.0793913</text:p>
              </table:table-cell>
              <table:table-cell office:value-type="float" office:value="0.976">
                <text:p>0.976</text:p>
              </table:table-cell>
              <table:table-cell office:value-type="float" office:value="0.0989211">
                <text:p>0.09892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2">
                <text:p>0.992</text:p>
              </table:table-cell>
              <table:table-cell office:value-type="float" office:value="5.00001">
                <text:p>5.00001</text:p>
              </table:table-cell>
              <table:table-cell office:value-type="float" office:value="0.992">
                <text:p>0.992</text:p>
              </table:table-cell>
              <table:table-cell office:value-type="float" office:value="5.33773">
                <text:p>5.33773</text:p>
              </table:table-cell>
              <table:table-cell office:value-type="float" office:value="0.992">
                <text:p>0.992</text:p>
              </table:table-cell>
              <table:table-cell office:value-type="float" office:value="-1.50747">
                <text:p>-1.50747</text:p>
              </table:table-cell>
              <table:table-cell office:value-type="float" office:value="0.992">
                <text:p>0.992</text:p>
              </table:table-cell>
              <table:table-cell office:value-type="float" office:value="-0.0829568">
                <text:p>-0.0829568</text:p>
              </table:table-cell>
              <table:table-cell office:value-type="float" office:value="0.992">
                <text:p>0.992</text:p>
              </table:table-cell>
              <table:table-cell office:value-type="float" office:value="0.0253034">
                <text:p>0.0253034</text:p>
              </table:table-cell>
              <table:table-cell office:value-type="float" office:value="0.992">
                <text:p>0.992</text:p>
              </table:table-cell>
              <table:table-cell office:value-type="float" office:value="0.0568511">
                <text:p>0.0568511</text:p>
              </table:table-cell>
              <table:table-cell office:value-type="float" office:value="0.992">
                <text:p>0.992</text:p>
              </table:table-cell>
              <table:table-cell office:value-type="float" office:value="0.0740705">
                <text:p>0.07407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08">
                <text:p>1.008</text:p>
              </table:table-cell>
              <table:table-cell office:value-type="float" office:value="5.00005">
                <text:p>5.00005</text:p>
              </table:table-cell>
              <table:table-cell office:value-type="float" office:value="1.008">
                <text:p>1.008</text:p>
              </table:table-cell>
              <table:table-cell office:value-type="float" office:value="5.95667">
                <text:p>5.95667</text:p>
              </table:table-cell>
              <table:table-cell office:value-type="float" office:value="1.008">
                <text:p>1.008</text:p>
              </table:table-cell>
              <table:table-cell office:value-type="float" office:value="-0.705175">
                <text:p>-0.705175</text:p>
              </table:table-cell>
              <table:table-cell office:value-type="float" office:value="1.008">
                <text:p>1.008</text:p>
              </table:table-cell>
              <table:table-cell office:value-type="float" office:value="-0.051062">
                <text:p>-0.051062</text:p>
              </table:table-cell>
              <table:table-cell office:value-type="float" office:value="1.008">
                <text:p>1.008</text:p>
              </table:table-cell>
              <table:table-cell office:value-type="float" office:value="0.0171606">
                <text:p>0.0171606</text:p>
              </table:table-cell>
              <table:table-cell office:value-type="float" office:value="1.008">
                <text:p>1.008</text:p>
              </table:table-cell>
              <table:table-cell office:value-type="float" office:value="0.0409921">
                <text:p>0.0409921</text:p>
              </table:table-cell>
              <table:table-cell office:value-type="float" office:value="1.008">
                <text:p>1.008</text:p>
              </table:table-cell>
              <table:table-cell office:value-type="float" office:value="0.055796">
                <text:p>0.0557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24">
                <text:p>1.024</text:p>
              </table:table-cell>
              <table:table-cell office:value-type="float" office:value="5.00032">
                <text:p>5.00032</text:p>
              </table:table-cell>
              <table:table-cell office:value-type="float" office:value="1.024">
                <text:p>1.024</text:p>
              </table:table-cell>
              <table:table-cell office:value-type="float" office:value="8.43018">
                <text:p>8.43018</text:p>
              </table:table-cell>
              <table:table-cell office:value-type="float" office:value="1.024">
                <text:p>1.024</text:p>
              </table:table-cell>
              <table:table-cell office:value-type="float" office:value="-0.354668">
                <text:p>-0.354668</text:p>
              </table:table-cell>
              <table:table-cell office:value-type="float" office:value="1.024">
                <text:p>1.024</text:p>
              </table:table-cell>
              <table:table-cell office:value-type="float" office:value="-0.0316842">
                <text:p>-0.0316842</text:p>
              </table:table-cell>
              <table:table-cell office:value-type="float" office:value="1.024">
                <text:p>1.024</text:p>
              </table:table-cell>
              <table:table-cell office:value-type="float" office:value="0.0117016">
                <text:p>0.0117016</text:p>
              </table:table-cell>
              <table:table-cell office:value-type="float" office:value="1.024">
                <text:p>1.024</text:p>
              </table:table-cell>
              <table:table-cell office:value-type="float" office:value="0.0297016">
                <text:p>0.0297016</text:p>
              </table:table-cell>
              <table:table-cell office:value-type="float" office:value="1.024">
                <text:p>1.024</text:p>
              </table:table-cell>
              <table:table-cell office:value-type="float" office:value="0.0422167">
                <text:p>0.04221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4">
                <text:p>1.04</text:p>
              </table:table-cell>
              <table:table-cell office:value-type="float" office:value="5.00209">
                <text:p>5.00209</text:p>
              </table:table-cell>
              <table:table-cell office:value-type="float" office:value="1.04">
                <text:p>1.04</text:p>
              </table:table-cell>
              <table:table-cell office:value-type="float" office:value="3032.97">
                <text:p>3032.97</text:p>
              </table:table-cell>
              <table:table-cell office:value-type="float" office:value="1.04">
                <text:p>1.04</text:p>
              </table:table-cell>
              <table:table-cell office:value-type="float" office:value="-0.184437">
                <text:p>-0.184437</text:p>
              </table:table-cell>
              <table:table-cell office:value-type="float" office:value="1.04">
                <text:p>1.04</text:p>
              </table:table-cell>
              <table:table-cell office:value-type="float" office:value="-0.0197574">
                <text:p>-0.0197574</text:p>
              </table:table-cell>
              <table:table-cell office:value-type="float" office:value="1.04">
                <text:p>1.04</text:p>
              </table:table-cell>
              <table:table-cell office:value-type="float" office:value="0.00800841">
                <text:p>0.00800841</text:p>
              </table:table-cell>
              <table:table-cell office:value-type="float" office:value="1.04">
                <text:p>1.04</text:p>
              </table:table-cell>
              <table:table-cell office:value-type="float" office:value="0.021596">
                <text:p>0.021596</text:p>
              </table:table-cell>
              <table:table-cell office:value-type="float" office:value="1.04">
                <text:p>1.04</text:p>
              </table:table-cell>
              <table:table-cell office:value-type="float" office:value="0.0320478">
                <text:p>0.03204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56">
                <text:p>1.056</text:p>
              </table:table-cell>
              <table:table-cell office:value-type="float" office:value="5.01339">
                <text:p>5.01339</text:p>
              </table:table-cell>
              <table:table-cell office:value-type="float" office:value="1.056">
                <text:p>1.056</text:p>
              </table:table-cell>
              <table:table-cell office:value-type="float" office:value="-3.11137">
                <text:p>-3.11137</text:p>
              </table:table-cell>
              <table:table-cell office:value-type="float" office:value="1.056">
                <text:p>1.056</text:p>
              </table:table-cell>
              <table:table-cell office:value-type="float" office:value="-0.0975207">
                <text:p>-0.0975207</text:p>
              </table:table-cell>
              <table:table-cell office:value-type="float" office:value="1.056">
                <text:p>1.056</text:p>
              </table:table-cell>
              <table:table-cell office:value-type="float" office:value="-0.0123577">
                <text:p>-0.0123577</text:p>
              </table:table-cell>
              <table:table-cell office:value-type="float" office:value="1.056">
                <text:p>1.056</text:p>
              </table:table-cell>
              <table:table-cell office:value-type="float" office:value="0.00549447">
                <text:p>0.00549447</text:p>
              </table:table-cell>
              <table:table-cell office:value-type="float" office:value="1.056">
                <text:p>1.056</text:p>
              </table:table-cell>
              <table:table-cell office:value-type="float" office:value="0.015742">
                <text:p>0.015742</text:p>
              </table:table-cell>
              <table:table-cell office:value-type="float" office:value="1.056">
                <text:p>1.056</text:p>
              </table:table-cell>
              <table:table-cell office:value-type="float" office:value="0.0243888">
                <text:p>0.02438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72">
                <text:p>1.072</text:p>
              </table:table-cell>
              <table:table-cell office:value-type="float" office:value="5.08701">
                <text:p>5.08701</text:p>
              </table:table-cell>
              <table:table-cell office:value-type="float" office:value="1.072">
                <text:p>1.072</text:p>
              </table:table-cell>
              <table:table-cell office:value-type="float" office:value="-0.893304">
                <text:p>-0.893304</text:p>
              </table:table-cell>
              <table:table-cell office:value-type="float" office:value="1.072">
                <text:p>1.072</text:p>
              </table:table-cell>
              <table:table-cell office:value-type="float" office:value="-0.0520091">
                <text:p>-0.0520091</text:p>
              </table:table-cell>
              <table:table-cell office:value-type="float" office:value="1.072">
                <text:p>1.072</text:p>
              </table:table-cell>
              <table:table-cell office:value-type="float" office:value="-0.00774405">
                <text:p>-0.00774405</text:p>
              </table:table-cell>
              <table:table-cell office:value-type="float" office:value="1.072">
                <text:p>1.072</text:p>
              </table:table-cell>
              <table:table-cell office:value-type="float" office:value="0.00377607">
                <text:p>0.00377607</text:p>
              </table:table-cell>
              <table:table-cell office:value-type="float" office:value="1.072">
                <text:p>1.072</text:p>
              </table:table-cell>
              <table:table-cell office:value-type="float" office:value="0.0114957">
                <text:p>0.0114957</text:p>
              </table:table-cell>
              <table:table-cell office:value-type="float" office:value="1.072">
                <text:p>1.072</text:p>
              </table:table-cell>
              <table:table-cell office:value-type="float" office:value="0.018595">
                <text:p>0.0185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88">
                <text:p>1.088</text:p>
              </table:table-cell>
              <table:table-cell office:value-type="float" office:value="5.61493">
                <text:p>5.61493</text:p>
              </table:table-cell>
              <table:table-cell office:value-type="float" office:value="1.088">
                <text:p>1.088</text:p>
              </table:table-cell>
              <table:table-cell office:value-type="float" office:value="-0.318596">
                <text:p>-0.318596</text:p>
              </table:table-cell>
              <table:table-cell office:value-type="float" office:value="1.088">
                <text:p>1.088</text:p>
              </table:table-cell>
              <table:table-cell office:value-type="float" office:value="-0.0278631">
                <text:p>-0.0278631</text:p>
              </table:table-cell>
              <table:table-cell office:value-type="float" office:value="1.088">
                <text:p>1.088</text:p>
              </table:table-cell>
              <table:table-cell office:value-type="float" office:value="-0.00485862">
                <text:p>-0.00485862</text:p>
              </table:table-cell>
              <table:table-cell office:value-type="float" office:value="1.088">
                <text:p>1.088</text:p>
              </table:table-cell>
              <table:table-cell office:value-type="float" office:value="0.00259812">
                <text:p>0.00259812</text:p>
              </table:table-cell>
              <table:table-cell office:value-type="float" office:value="1.088">
                <text:p>1.088</text:p>
              </table:table-cell>
              <table:table-cell office:value-type="float" office:value="0.00840588">
                <text:p>0.00840588</text:p>
              </table:table-cell>
              <table:table-cell office:value-type="float" office:value="1.088">
                <text:p>1.088</text:p>
              </table:table-cell>
              <table:table-cell office:value-type="float" office:value="0.0141977">
                <text:p>0.01419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04">
                <text:p>1.104</text:p>
              </table:table-cell>
              <table:table-cell office:value-type="float" office:value="16.7345">
                <text:p>16.7345</text:p>
              </table:table-cell>
              <table:table-cell office:value-type="float" office:value="1.104">
                <text:p>1.104</text:p>
              </table:table-cell>
              <table:table-cell office:value-type="float" office:value="-0.121235">
                <text:p>-0.121235</text:p>
              </table:table-cell>
              <table:table-cell office:value-type="float" office:value="1.104">
                <text:p>1.104</text:p>
              </table:table-cell>
              <table:table-cell office:value-type="float" office:value="-0.0149633">
                <text:p>-0.0149633</text:p>
              </table:table-cell>
              <table:table-cell office:value-type="float" office:value="1.104">
                <text:p>1.104</text:p>
              </table:table-cell>
              <table:table-cell office:value-type="float" office:value="-0.00305056">
                <text:p>-0.00305056</text:p>
              </table:table-cell>
              <table:table-cell office:value-type="float" office:value="1.104">
                <text:p>1.104</text:p>
              </table:table-cell>
              <table:table-cell office:value-type="float" office:value="-158.646">
                <text:p>-158.646</text:p>
              </table:table-cell>
              <table:table-cell office:value-type="float" office:value="1.104">
                <text:p>1.104</text:p>
              </table:table-cell>
              <table:table-cell office:value-type="float" office:value="0.00615247">
                <text:p>0.00615247</text:p>
              </table:table-cell>
              <table:table-cell office:value-type="float" office:value="1.104">
                <text:p>1.104</text:p>
              </table:table-cell>
              <table:table-cell office:value-type="float" office:value="0.0108519">
                <text:p>0.01085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2">
                <text:p>1.12</text:p>
              </table:table-cell>
              <table:table-cell office:value-type="float" office:value="-1.43278">
                <text:p>-1.43278</text:p>
              </table:table-cell>
              <table:table-cell office:value-type="float" office:value="1.12">
                <text:p>1.12</text:p>
              </table:table-cell>
              <table:table-cell office:value-type="float" office:value="-0.0472195">
                <text:p>-0.0472195</text:p>
              </table:table-cell>
              <table:table-cell office:value-type="float" office:value="1.12">
                <text:p>1.12</text:p>
              </table:table-cell>
              <table:table-cell office:value-type="float" office:value="-0.00804614">
                <text:p>-0.00804614</text:p>
              </table:table-cell>
              <table:table-cell office:value-type="float" office:value="1.12">
                <text:p>1.12</text:p>
              </table:table-cell>
              <table:table-cell office:value-type="float" office:value="-0.00191623">
                <text:p>-0.00191623</text:p>
              </table:table-cell>
              <table:table-cell office:value-type="float" office:value="1.12">
                <text:p>1.12</text:p>
              </table:table-cell>
              <table:table-cell office:value-type="float" office:value="0.0012326">
                <text:p>0.0012326</text:p>
              </table:table-cell>
              <table:table-cell office:value-type="float" office:value="1.12">
                <text:p>1.12</text:p>
              </table:table-cell>
              <table:table-cell office:value-type="float" office:value="0.00450631">
                <text:p>0.00450631</text:p>
              </table:table-cell>
              <table:table-cell office:value-type="float" office:value="1.12">
                <text:p>1.12</text:p>
              </table:table-cell>
              <table:table-cell office:value-type="float" office:value="0.00830144">
                <text:p>0.008301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36">
                <text:p>1.136</text:p>
              </table:table-cell>
              <table:table-cell office:value-type="float" office:value="-0.180202">
                <text:p>-0.180202</text:p>
              </table:table-cell>
              <table:table-cell office:value-type="float" office:value="1.136">
                <text:p>1.136</text:p>
              </table:table-cell>
              <table:table-cell office:value-type="float" office:value="-0.0185551">
                <text:p>-0.0185551</text:p>
              </table:table-cell>
              <table:table-cell office:value-type="float" office:value="1.136">
                <text:p>1.136</text:p>
              </table:table-cell>
              <table:table-cell office:value-type="float" office:value="-0.0043296">
                <text:p>-0.0043296</text:p>
              </table:table-cell>
              <table:table-cell office:value-type="float" office:value="1.136">
                <text:p>1.136</text:p>
              </table:table-cell>
              <table:table-cell office:value-type="float" office:value="-0.00120404">
                <text:p>-0.00120404</text:p>
              </table:table-cell>
              <table:table-cell office:value-type="float" office:value="1.136">
                <text:p>1.136</text:p>
              </table:table-cell>
              <table:table-cell office:value-type="float" office:value="0.000849548">
                <text:p>0.000849548</text:p>
              </table:table-cell>
              <table:table-cell office:value-type="float" office:value="1.136">
                <text:p>1.136</text:p>
              </table:table-cell>
              <table:table-cell office:value-type="float" office:value="0.00330229">
                <text:p>0.00330229</text:p>
              </table:table-cell>
              <table:table-cell office:value-type="float" office:value="1.136">
                <text:p>1.136</text:p>
              </table:table-cell>
              <table:table-cell office:value-type="float" office:value="0.00635436">
                <text:p>0.006354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52">
                <text:p>1.152</text:p>
              </table:table-cell>
              <table:table-cell office:value-type="float" office:value="-0.0273137">
                <text:p>-0.0273137</text:p>
              </table:table-cell>
              <table:table-cell office:value-type="float" office:value="1.152">
                <text:p>1.152</text:p>
              </table:table-cell>
              <table:table-cell office:value-type="float" office:value="-0.00731653">
                <text:p>-0.00731653</text:p>
              </table:table-cell>
              <table:table-cell office:value-type="float" office:value="1.152">
                <text:p>1.152</text:p>
              </table:table-cell>
              <table:table-cell office:value-type="float" office:value="-0.00233061">
                <text:p>-0.00233061</text:p>
              </table:table-cell>
              <table:table-cell office:value-type="float" office:value="1.152">
                <text:p>1.152</text:p>
              </table:table-cell>
              <table:table-cell office:value-type="float" office:value="-0.000756684">
                <text:p>-0.000756684</text:p>
              </table:table-cell>
              <table:table-cell office:value-type="float" office:value="1.152">
                <text:p>1.152</text:p>
              </table:table-cell>
              <table:table-cell office:value-type="float" office:value="0.000585686">
                <text:p>0.000585686</text:p>
              </table:table-cell>
              <table:table-cell office:value-type="float" office:value="1.152">
                <text:p>1.152</text:p>
              </table:table-cell>
              <table:table-cell office:value-type="float" office:value="0.00242088">
                <text:p>0.00242088</text:p>
              </table:table-cell>
              <table:table-cell office:value-type="float" office:value="1.152">
                <text:p>1.152</text:p>
              </table:table-cell>
              <table:table-cell office:value-type="float" office:value="0.00486629">
                <text:p>0.004866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68">
                <text:p>1.168</text:p>
              </table:table-cell>
              <table:table-cell office:value-type="float" office:value="-0.00424635">
                <text:p>-0.00424635</text:p>
              </table:table-cell>
              <table:table-cell office:value-type="float" office:value="1.168">
                <text:p>1.168</text:p>
              </table:table-cell>
              <table:table-cell office:value-type="float" office:value="-0.00288893">
                <text:p>-0.00288893</text:p>
              </table:table-cell>
              <table:table-cell office:value-type="float" office:value="1.168">
                <text:p>1.168</text:p>
              </table:table-cell>
              <table:table-cell office:value-type="float" office:value="-0.00125481">
                <text:p>-0.00125481</text:p>
              </table:table-cell>
              <table:table-cell office:value-type="float" office:value="1.168">
                <text:p>1.168</text:p>
              </table:table-cell>
              <table:table-cell office:value-type="float" office:value="-0.000475596">
                <text:p>-0.000475596</text:p>
              </table:table-cell>
              <table:table-cell office:value-type="float" office:value="1.168">
                <text:p>1.168</text:p>
              </table:table-cell>
              <table:table-cell office:value-type="float" office:value="0.000403849">
                <text:p>0.000403849</text:p>
              </table:table-cell>
              <table:table-cell office:value-type="float" office:value="1.168">
                <text:p>1.168</text:p>
              </table:table-cell>
              <table:table-cell office:value-type="float" office:value="0.00177521">
                <text:p>0.00177521</text:p>
              </table:table-cell>
              <table:table-cell office:value-type="float" office:value="1.168">
                <text:p>1.168</text:p>
              </table:table-cell>
              <table:table-cell office:value-type="float" office:value="0.00372805">
                <text:p>0.003728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84">
                <text:p>1.184</text:p>
              </table:table-cell>
              <table:table-cell office:value-type="float" office:value="-0.00066273">
                <text:p>-0.00066273</text:p>
              </table:table-cell>
              <table:table-cell office:value-type="float" office:value="1.184">
                <text:p>1.184</text:p>
              </table:table-cell>
              <table:table-cell office:value-type="float" office:value="-0.0011413">
                <text:p>-0.0011413</text:p>
              </table:table-cell>
              <table:table-cell office:value-type="float" office:value="1.184">
                <text:p>1.184</text:p>
              </table:table-cell>
              <table:table-cell office:value-type="float" office:value="-0.000675672">
                <text:p>-0.000675672</text:p>
              </table:table-cell>
              <table:table-cell office:value-type="float" office:value="1.184">
                <text:p>1.184</text:p>
              </table:table-cell>
              <table:table-cell office:value-type="float" office:value="-0.000298946">
                <text:p>-0.000298946</text:p>
              </table:table-cell>
              <table:table-cell office:value-type="float" office:value="1.184">
                <text:p>1.184</text:p>
              </table:table-cell>
              <table:table-cell office:value-type="float" office:value="0.000278501">
                <text:p>0.000278501</text:p>
              </table:table-cell>
              <table:table-cell office:value-type="float" office:value="1.184">
                <text:p>1.184</text:p>
              </table:table-cell>
              <table:table-cell office:value-type="float" office:value="0.00130201">
                <text:p>0.00130201</text:p>
              </table:table-cell>
              <table:table-cell office:value-type="float" office:value="1.184">
                <text:p>1.184</text:p>
              </table:table-cell>
              <table:table-cell office:value-type="float" office:value="0.00285686">
                <text:p>0.002856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">
                <text:p>1.2</text:p>
              </table:table-cell>
              <table:table-cell office:value-type="float" office:value="-0.000103495">
                <text:p>-0.000103495</text:p>
              </table:table-cell>
              <table:table-cell office:value-type="float" office:value="1.2">
                <text:p>1.2</text:p>
              </table:table-cell>
              <table:table-cell office:value-type="float" office:value="-0.00045098">
                <text:p>-0.00045098</text:p>
              </table:table-cell>
              <table:table-cell office:value-type="float" office:value="1.2">
                <text:p>1.2</text:p>
              </table:table-cell>
              <table:table-cell office:value-type="float" office:value="-0.000363846">
                <text:p>-0.000363846</text:p>
              </table:table-cell>
              <table:table-cell office:value-type="float" office:value="1.2">
                <text:p>1.2</text:p>
              </table:table-cell>
              <table:table-cell office:value-type="float" office:value="-0.000187918">
                <text:p>-0.000187918</text:p>
              </table:table-cell>
              <table:table-cell office:value-type="float" office:value="1.2">
                <text:p>1.2</text:p>
              </table:table-cell>
              <table:table-cell office:value-type="float" office:value="0.000192075">
                <text:p>0.000192075</text:p>
              </table:table-cell>
              <table:table-cell office:value-type="float" office:value="1.2">
                <text:p>1.2</text:p>
              </table:table-cell>
              <table:table-cell office:value-type="float" office:value="0.000955089">
                <text:p>0.000955089</text:p>
              </table:table-cell>
              <table:table-cell office:value-type="float" office:value="1.2">
                <text:p>1.2</text:p>
              </table:table-cell>
              <table:table-cell office:value-type="float" office:value="0.00218972">
                <text:p>0.002189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16">
                <text:p>1.216</text:p>
              </table:table-cell>
              <table:table-cell office:value-type="float" office:value="-0.0000161639">
                <text:p>-0.0000161639</text:p>
              </table:table-cell>
              <table:table-cell office:value-type="float" office:value="1.216">
                <text:p>1.216</text:p>
              </table:table-cell>
              <table:table-cell office:value-type="float" office:value="-0.000178217">
                <text:p>-0.000178217</text:p>
              </table:table-cell>
              <table:table-cell office:value-type="float" office:value="1.216">
                <text:p>1.216</text:p>
              </table:table-cell>
              <table:table-cell office:value-type="float" office:value="-0.000195935">
                <text:p>-0.000195935</text:p>
              </table:table-cell>
              <table:table-cell office:value-type="float" office:value="1.216">
                <text:p>1.216</text:p>
              </table:table-cell>
              <table:table-cell office:value-type="float" office:value="-0.000118129">
                <text:p>-0.000118129</text:p>
              </table:table-cell>
              <table:table-cell office:value-type="float" office:value="1.216">
                <text:p>1.216</text:p>
              </table:table-cell>
              <table:table-cell office:value-type="float" office:value="0.000132477">
                <text:p>0.000132477</text:p>
              </table:table-cell>
              <table:table-cell office:value-type="float" office:value="1.216">
                <text:p>1.216</text:p>
              </table:table-cell>
              <table:table-cell office:value-type="float" office:value="0.00070068">
                <text:p>0.00070068</text:p>
              </table:table-cell>
              <table:table-cell office:value-type="float" office:value="1.216">
                <text:p>1.216</text:p>
              </table:table-cell>
              <table:table-cell office:value-type="float" office:value="0.00167864">
                <text:p>0.001678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32">
                <text:p>1.232</text:p>
              </table:table-cell>
              <table:table-cell office:value-type="float" office:value="-0.00000252451">
                <text:p>-0.00000252451</text:p>
              </table:table-cell>
              <table:table-cell office:value-type="float" office:value="1.232">
                <text:p>1.232</text:p>
              </table:table-cell>
              <table:table-cell office:value-type="float" office:value="-0.0000704299">
                <text:p>-0.0000704299</text:p>
              </table:table-cell>
              <table:table-cell office:value-type="float" office:value="1.232">
                <text:p>1.232</text:p>
              </table:table-cell>
              <table:table-cell office:value-type="float" office:value="-0.000105515">
                <text:p>-0.000105515</text:p>
              </table:table-cell>
              <table:table-cell office:value-type="float" office:value="1.232">
                <text:p>1.232</text:p>
              </table:table-cell>
              <table:table-cell office:value-type="float" office:value="-0.0000742592">
                <text:p>-0.0000742592</text:p>
              </table:table-cell>
              <table:table-cell office:value-type="float" office:value="1.232">
                <text:p>1.232</text:p>
              </table:table-cell>
              <table:table-cell office:value-type="float" office:value="0.0000913754">
                <text:p>0.0000913754</text:p>
              </table:table-cell>
              <table:table-cell office:value-type="float" office:value="1.232">
                <text:p>1.232</text:p>
              </table:table-cell>
              <table:table-cell office:value-type="float" office:value="0.000514079">
                <text:p>0.000514079</text:p>
              </table:table-cell>
              <table:table-cell office:value-type="float" office:value="1.232">
                <text:p>1.232</text:p>
              </table:table-cell>
              <table:table-cell office:value-type="float" office:value="0.00128702">
                <text:p>0.001287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48">
                <text:p>1.248</text:p>
              </table:table-cell>
              <table:table-cell office:value-type="float" office:value="0.974451">
                <text:p>0.974451</text:p>
              </table:table-cell>
              <table:table-cell office:value-type="float" office:value="1.248">
                <text:p>1.248</text:p>
              </table:table-cell>
              <table:table-cell office:value-type="float" office:value="-0.0000278336">
                <text:p>-0.0000278336</text:p>
              </table:table-cell>
              <table:table-cell office:value-type="float" office:value="1.248">
                <text:p>1.248</text:p>
              </table:table-cell>
              <table:table-cell office:value-type="float" office:value="-0.0000568225">
                <text:p>-0.0000568225</text:p>
              </table:table-cell>
              <table:table-cell office:value-type="float" office:value="1.248">
                <text:p>1.248</text:p>
              </table:table-cell>
              <table:table-cell office:value-type="float" office:value="-0.0000466821">
                <text:p>-0.0000466821</text:p>
              </table:table-cell>
              <table:table-cell office:value-type="float" office:value="1.248">
                <text:p>1.248</text:p>
              </table:table-cell>
              <table:table-cell office:value-type="float" office:value="0.0000630273">
                <text:p>0.0000630273</text:p>
              </table:table-cell>
              <table:table-cell office:value-type="float" office:value="1.248">
                <text:p>1.248</text:p>
              </table:table-cell>
              <table:table-cell office:value-type="float" office:value="0.000377195">
                <text:p>0.000377195</text:p>
              </table:table-cell>
              <table:table-cell office:value-type="float" office:value="1.248">
                <text:p>1.248</text:p>
              </table:table-cell>
              <table:table-cell office:value-type="float" office:value="0.000986849">
                <text:p>0.0009868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64">
                <text:p>1.264</text:p>
              </table:table-cell>
              <table:table-cell office:value-type="float" office:value="-0.0000000615802">
                <text:p>-0.0000000615802</text:p>
              </table:table-cell>
              <table:table-cell office:value-type="float" office:value="1.264">
                <text:p>1.264</text:p>
              </table:table-cell>
              <table:table-cell office:value-type="float" office:value="-0.0000109998">
                <text:p>-0.0000109998</text:p>
              </table:table-cell>
              <table:table-cell office:value-type="float" office:value="1.264">
                <text:p>1.264</text:p>
              </table:table-cell>
              <table:table-cell office:value-type="float" office:value="-0.0000306005">
                <text:p>-0.0000306005</text:p>
              </table:table-cell>
              <table:table-cell office:value-type="float" office:value="1.264">
                <text:p>1.264</text:p>
              </table:table-cell>
              <table:table-cell office:value-type="float" office:value="-0.0000293463">
                <text:p>-0.0000293463</text:p>
              </table:table-cell>
              <table:table-cell office:value-type="float" office:value="1.264">
                <text:p>1.264</text:p>
              </table:table-cell>
              <table:table-cell office:value-type="float" office:value="0.0000434747">
                <text:p>0.0000434747</text:p>
              </table:table-cell>
              <table:table-cell office:value-type="float" office:value="1.264">
                <text:p>1.264</text:p>
              </table:table-cell>
              <table:table-cell office:value-type="float" office:value="0.000276771">
                <text:p>0.000276771</text:p>
              </table:table-cell>
              <table:table-cell office:value-type="float" office:value="1.264">
                <text:p>1.264</text:p>
              </table:table-cell>
              <table:table-cell office:value-type="float" office:value="0.000756746">
                <text:p>0.0007567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8">
                <text:p>1.28</text:p>
              </table:table-cell>
              <table:table-cell office:value-type="float" office:value="-0.00000000961775">
                <text:p>-0.00000000961775</text:p>
              </table:table-cell>
              <table:table-cell office:value-type="float" office:value="1.28">
                <text:p>1.28</text:p>
              </table:table-cell>
              <table:table-cell office:value-type="float" office:value="-0.0000043471">
                <text:p>-0.0000043471</text:p>
              </table:table-cell>
              <table:table-cell office:value-type="float" office:value="1.28">
                <text:p>1.28</text:p>
              </table:table-cell>
              <table:table-cell office:value-type="float" office:value="-0.0000164793">
                <text:p>-0.0000164793</text:p>
              </table:table-cell>
              <table:table-cell office:value-type="float" office:value="1.28">
                <text:p>1.28</text:p>
              </table:table-cell>
              <table:table-cell office:value-type="float" office:value="-0.0000184484">
                <text:p>-0.0000184484</text:p>
              </table:table-cell>
              <table:table-cell office:value-type="float" office:value="1.28">
                <text:p>1.28</text:p>
              </table:table-cell>
              <table:table-cell office:value-type="float" office:value="0.0000299882">
                <text:p>0.0000299882</text:p>
              </table:table-cell>
              <table:table-cell office:value-type="float" office:value="1.28">
                <text:p>1.28</text:p>
              </table:table-cell>
              <table:table-cell office:value-type="float" office:value="0.00020309">
                <text:p>0.00020309</text:p>
              </table:table-cell>
              <table:table-cell office:value-type="float" office:value="1.28">
                <text:p>1.28</text:p>
              </table:table-cell>
              <table:table-cell office:value-type="float" office:value="0.000580328">
                <text:p>0.0005803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96">
                <text:p>1.296</text:p>
              </table:table-cell>
              <table:table-cell office:value-type="float" office:value="-0.00000000150212">
                <text:p>-0.00000000150212</text:p>
              </table:table-cell>
              <table:table-cell office:value-type="float" office:value="1.296">
                <text:p>1.296</text:p>
              </table:table-cell>
              <table:table-cell office:value-type="float" office:value="0.953422">
                <text:p>0.953422</text:p>
              </table:table-cell>
              <table:table-cell office:value-type="float" office:value="1.296">
                <text:p>1.296</text:p>
              </table:table-cell>
              <table:table-cell office:value-type="float" office:value="-0.00000887459">
                <text:p>-0.00000887459</text:p>
              </table:table-cell>
              <table:table-cell office:value-type="float" office:value="1.296">
                <text:p>1.296</text:p>
              </table:table-cell>
              <table:table-cell office:value-type="float" office:value="-0.0000115975">
                <text:p>-0.0000115975</text:p>
              </table:table-cell>
              <table:table-cell office:value-type="float" office:value="1.296">
                <text:p>1.296</text:p>
              </table:table-cell>
              <table:table-cell office:value-type="float" office:value="0.0000206856">
                <text:p>0.0000206856</text:p>
              </table:table-cell>
              <table:table-cell office:value-type="float" office:value="1.296">
                <text:p>1.296</text:p>
              </table:table-cell>
              <table:table-cell office:value-type="float" office:value="0.000149027">
                <text:p>0.000149027</text:p>
              </table:table-cell>
              <table:table-cell office:value-type="float" office:value="1.296">
                <text:p>1.296</text:p>
              </table:table-cell>
              <table:table-cell office:value-type="float" office:value="0.000445058">
                <text:p>0.0004450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12">
                <text:p>1.312</text:p>
              </table:table-cell>
              <table:table-cell office:value-type="float" office:value="-0.000000000234606">
                <text:p>-0.000000000234606</text:p>
              </table:table-cell>
              <table:table-cell office:value-type="float" office:value="1.312">
                <text:p>1.312</text:p>
              </table:table-cell>
              <table:table-cell office:value-type="float" office:value="0.855777">
                <text:p>0.855777</text:p>
              </table:table-cell>
              <table:table-cell office:value-type="float" office:value="1.312">
                <text:p>1.312</text:p>
              </table:table-cell>
              <table:table-cell office:value-type="float" office:value="-0.00000477924">
                <text:p>-0.00000477924</text:p>
              </table:table-cell>
              <table:table-cell office:value-type="float" office:value="1.312">
                <text:p>1.312</text:p>
              </table:table-cell>
              <table:table-cell office:value-type="float" office:value="-0.00000729072">
                <text:p>-0.00000729072</text:p>
              </table:table-cell>
              <table:table-cell office:value-type="float" office:value="1.312">
                <text:p>1.312</text:p>
              </table:table-cell>
              <table:table-cell office:value-type="float" office:value="0.0000142688">
                <text:p>0.0000142688</text:p>
              </table:table-cell>
              <table:table-cell office:value-type="float" office:value="1.312">
                <text:p>1.312</text:p>
              </table:table-cell>
              <table:table-cell office:value-type="float" office:value="0.00235585">
                <text:p>0.00235585</text:p>
              </table:table-cell>
              <table:table-cell office:value-type="float" office:value="1.312">
                <text:p>1.312</text:p>
              </table:table-cell>
              <table:table-cell office:value-type="float" office:value="0.00122718">
                <text:p>0.001227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28">
                <text:p>1.328</text:p>
              </table:table-cell>
              <table:table-cell office:value-type="float" office:value="-0.0000000000366413">
                <text:p>-0.0000000000366413</text:p>
              </table:table-cell>
              <table:table-cell office:value-type="float" office:value="1.328">
                <text:p>1.328</text:p>
              </table:table-cell>
              <table:table-cell office:value-type="float" office:value="0.815054">
                <text:p>0.815054</text:p>
              </table:table-cell>
              <table:table-cell office:value-type="float" office:value="1.328">
                <text:p>1.328</text:p>
              </table:table-cell>
              <table:table-cell office:value-type="float" office:value="-0.00000257377">
                <text:p>-0.00000257377</text:p>
              </table:table-cell>
              <table:table-cell office:value-type="float" office:value="1.328">
                <text:p>1.328</text:p>
              </table:table-cell>
              <table:table-cell office:value-type="float" office:value="-0.00000458329">
                <text:p>-0.00000458329</text:p>
              </table:table-cell>
              <table:table-cell office:value-type="float" office:value="1.328">
                <text:p>1.328</text:p>
              </table:table-cell>
              <table:table-cell office:value-type="float" office:value="0.00000984262">
                <text:p>0.00000984262</text:p>
              </table:table-cell>
              <table:table-cell office:value-type="float" office:value="1.328">
                <text:p>1.328</text:p>
              </table:table-cell>
              <table:table-cell office:value-type="float" office:value="0.0195961">
                <text:p>0.0195961</text:p>
              </table:table-cell>
              <table:table-cell office:value-type="float" office:value="1.328">
                <text:p>1.328</text:p>
              </table:table-cell>
              <table:table-cell office:value-type="float" office:value="0.00258043">
                <text:p>0.002580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44">
                <text:p>1.344</text:p>
              </table:table-cell>
              <table:table-cell office:value-type="float" office:value="0.000351377">
                <text:p>0.000351377</text:p>
              </table:table-cell>
              <table:table-cell office:value-type="float" office:value="1.344">
                <text:p>1.344</text:p>
              </table:table-cell>
              <table:table-cell office:value-type="float" office:value="0.966109">
                <text:p>0.966109</text:p>
              </table:table-cell>
              <table:table-cell office:value-type="float" office:value="1.344">
                <text:p>1.344</text:p>
              </table:table-cell>
              <table:table-cell office:value-type="float" office:value="0.978092">
                <text:p>0.978092</text:p>
              </table:table-cell>
              <table:table-cell office:value-type="float" office:value="1.344">
                <text:p>1.344</text:p>
              </table:table-cell>
              <table:table-cell office:value-type="float" office:value="-0.00000288128">
                <text:p>-0.00000288128</text:p>
              </table:table-cell>
              <table:table-cell office:value-type="float" office:value="1.344">
                <text:p>1.344</text:p>
              </table:table-cell>
              <table:table-cell office:value-type="float" office:value="0.00000678945">
                <text:p>0.00000678945</text:p>
              </table:table-cell>
              <table:table-cell office:value-type="float" office:value="1.344">
                <text:p>1.344</text:p>
              </table:table-cell>
              <table:table-cell office:value-type="float" office:value="0.0206245">
                <text:p>0.0206245</text:p>
              </table:table-cell>
              <table:table-cell office:value-type="float" office:value="1.344">
                <text:p>1.344</text:p>
              </table:table-cell>
              <table:table-cell office:value-type="float" office:value="0.00893372">
                <text:p>0.008933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6">
                <text:p>1.36</text:p>
              </table:table-cell>
              <table:table-cell office:value-type="float" office:value="-0.0000850876">
                <text:p>-0.0000850876</text:p>
              </table:table-cell>
              <table:table-cell office:value-type="float" office:value="1.36">
                <text:p>1.36</text:p>
              </table:table-cell>
              <table:table-cell office:value-type="float" office:value="-0.0232135">
                <text:p>-0.0232135</text:p>
              </table:table-cell>
              <table:table-cell office:value-type="float" office:value="1.36">
                <text:p>1.36</text:p>
              </table:table-cell>
              <table:table-cell office:value-type="float" office:value="0.975437">
                <text:p>0.975437</text:p>
              </table:table-cell>
              <table:table-cell office:value-type="float" office:value="1.36">
                <text:p>1.36</text:p>
              </table:table-cell>
              <table:table-cell office:value-type="float" office:value="-0.00000181131">
                <text:p>-0.00000181131</text:p>
              </table:table-cell>
              <table:table-cell office:value-type="float" office:value="1.36">
                <text:p>1.36</text:p>
              </table:table-cell>
              <table:table-cell office:value-type="float" office:value="0.00000468337">
                <text:p>0.00000468337</text:p>
              </table:table-cell>
              <table:table-cell office:value-type="float" office:value="1.36">
                <text:p>1.36</text:p>
              </table:table-cell>
              <table:table-cell office:value-type="float" office:value="0.0757244">
                <text:p>0.0757244</text:p>
              </table:table-cell>
              <table:table-cell office:value-type="float" office:value="1.36">
                <text:p>1.36</text:p>
              </table:table-cell>
              <table:table-cell office:value-type="float" office:value="0.017503">
                <text:p>0.0175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76">
                <text:p>1.376</text:p>
              </table:table-cell>
              <table:table-cell office:value-type="float" office:value="-0.00000100342">
                <text:p>-0.00000100342</text:p>
              </table:table-cell>
              <table:table-cell office:value-type="float" office:value="1.376">
                <text:p>1.376</text:p>
              </table:table-cell>
              <table:table-cell office:value-type="float" office:value="-0.0000000165614">
                <text:p>-0.0000000165614</text:p>
              </table:table-cell>
              <table:table-cell office:value-type="float" office:value="1.376">
                <text:p>1.376</text:p>
              </table:table-cell>
              <table:table-cell office:value-type="float" office:value="0.97561">
                <text:p>0.97561</text:p>
              </table:table-cell>
              <table:table-cell office:value-type="float" office:value="1.376">
                <text:p>1.376</text:p>
              </table:table-cell>
              <table:table-cell office:value-type="float" office:value="-0.00000113868">
                <text:p>-0.00000113868</text:p>
              </table:table-cell>
              <table:table-cell office:value-type="float" office:value="1.376">
                <text:p>1.376</text:p>
              </table:table-cell>
              <table:table-cell office:value-type="float" office:value="0.00000323061">
                <text:p>0.00000323061</text:p>
              </table:table-cell>
              <table:table-cell office:value-type="float" office:value="1.376">
                <text:p>1.376</text:p>
              </table:table-cell>
              <table:table-cell office:value-type="float" office:value="0.0141946">
                <text:p>0.0141946</text:p>
              </table:table-cell>
              <table:table-cell office:value-type="float" office:value="1.376">
                <text:p>1.376</text:p>
              </table:table-cell>
              <table:table-cell office:value-type="float" office:value="0.0521779">
                <text:p>0.05217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92">
                <text:p>1.392</text:p>
              </table:table-cell>
              <table:table-cell office:value-type="float" office:value="-0.0000000000000218022">
                <text:p>-0.0000000000000218022</text:p>
              </table:table-cell>
              <table:table-cell office:value-type="float" office:value="1.392">
                <text:p>1.392</text:p>
              </table:table-cell>
              <table:table-cell office:value-type="float" office:value="-0.00000000654505">
                <text:p>-0.00000000654505</text:p>
              </table:table-cell>
              <table:table-cell office:value-type="float" office:value="1.392">
                <text:p>1.392</text:p>
              </table:table-cell>
              <table:table-cell office:value-type="float" office:value="0.201063">
                <text:p>0.201063</text:p>
              </table:table-cell>
              <table:table-cell office:value-type="float" office:value="1.392">
                <text:p>1.392</text:p>
              </table:table-cell>
              <table:table-cell office:value-type="float" office:value="0.980922">
                <text:p>0.980922</text:p>
              </table:table-cell>
              <table:table-cell office:value-type="float" office:value="1.392">
                <text:p>1.392</text:p>
              </table:table-cell>
              <table:table-cell office:value-type="float" office:value="0.0531467">
                <text:p>0.0531467</text:p>
              </table:table-cell>
              <table:table-cell office:value-type="float" office:value="1.392">
                <text:p>1.392</text:p>
              </table:table-cell>
              <table:table-cell office:value-type="float" office:value="0.0319233">
                <text:p>0.0319233</text:p>
              </table:table-cell>
              <table:table-cell office:value-type="float" office:value="1.392">
                <text:p>1.392</text:p>
              </table:table-cell>
              <table:table-cell office:value-type="float" office:value="0.0548009">
                <text:p>0.05480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408">
                <text:p>1.408</text:p>
              </table:table-cell>
              <table:table-cell office:value-type="float" office:value="-3.40512E-015">
                <text:p>-3.40512E-015</text:p>
              </table:table-cell>
              <table:table-cell office:value-type="float" office:value="1.408">
                <text:p>1.408</text:p>
              </table:table-cell>
              <table:table-cell office:value-type="float" office:value="-0.0000000025866">
                <text:p>-0.0000000025866</text:p>
              </table:table-cell>
              <table:table-cell office:value-type="float" office:value="1.408">
                <text:p>1.408</text:p>
              </table:table-cell>
              <table:table-cell office:value-type="float" office:value="0.99554">
                <text:p>0.99554</text:p>
              </table:table-cell>
              <table:table-cell office:value-type="float" office:value="1.408">
                <text:p>1.408</text:p>
              </table:table-cell>
              <table:table-cell office:value-type="float" office:value="0.963707">
                <text:p>0.963707</text:p>
              </table:table-cell>
              <table:table-cell office:value-type="float" office:value="1.408">
                <text:p>1.408</text:p>
              </table:table-cell>
              <table:table-cell office:value-type="float" office:value="0.00769669">
                <text:p>0.00769669</text:p>
              </table:table-cell>
              <table:table-cell office:value-type="float" office:value="1.408">
                <text:p>1.408</text:p>
              </table:table-cell>
              <table:table-cell office:value-type="float" office:value="0.0462568">
                <text:p>0.0462568</text:p>
              </table:table-cell>
              <table:table-cell office:value-type="float" office:value="1.408">
                <text:p>1.408</text:p>
              </table:table-cell>
              <table:table-cell office:value-type="float" office:value="0.0680872">
                <text:p>0.06808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424">
                <text:p>1.424</text:p>
              </table:table-cell>
              <table:table-cell office:value-type="float" office:value="-5.3182E-016">
                <text:p>-5.3182E-016</text:p>
              </table:table-cell>
              <table:table-cell office:value-type="float" office:value="1.424">
                <text:p>1.424</text:p>
              </table:table-cell>
              <table:table-cell office:value-type="float" office:value="0.034741">
                <text:p>0.034741</text:p>
              </table:table-cell>
              <table:table-cell office:value-type="float" office:value="1.424">
                <text:p>1.424</text:p>
              </table:table-cell>
              <table:table-cell office:value-type="float" office:value="-0.0000000627818">
                <text:p>-0.0000000627818</text:p>
              </table:table-cell>
              <table:table-cell office:value-type="float" office:value="1.424">
                <text:p>1.424</text:p>
              </table:table-cell>
              <table:table-cell office:value-type="float" office:value="0.935019">
                <text:p>0.935019</text:p>
              </table:table-cell>
              <table:table-cell office:value-type="float" office:value="1.424">
                <text:p>1.424</text:p>
              </table:table-cell>
              <table:table-cell office:value-type="float" office:value="0.135292">
                <text:p>0.135292</text:p>
              </table:table-cell>
              <table:table-cell office:value-type="float" office:value="1.424">
                <text:p>1.424</text:p>
              </table:table-cell>
              <table:table-cell office:value-type="float" office:value="0.06652">
                <text:p>0.06652</text:p>
              </table:table-cell>
              <table:table-cell office:value-type="float" office:value="1.424">
                <text:p>1.424</text:p>
              </table:table-cell>
              <table:table-cell office:value-type="float" office:value="0.298423">
                <text:p>0.2984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4">
                <text:p>1.44</text:p>
              </table:table-cell>
              <table:table-cell office:value-type="float" office:value="-8.3061E-017">
                <text:p>-8.3061E-017</text:p>
              </table:table-cell>
              <table:table-cell office:value-type="float" office:value="1.44">
                <text:p>1.44</text:p>
              </table:table-cell>
              <table:table-cell office:value-type="float" office:value="-0.000000000403981">
                <text:p>-0.000000000403981</text:p>
              </table:table-cell>
              <table:table-cell office:value-type="float" office:value="1.44">
                <text:p>1.44</text:p>
              </table:table-cell>
              <table:table-cell office:value-type="float" office:value="-0.00000003381">
                <text:p>-0.00000003381</text:p>
              </table:table-cell>
              <table:table-cell office:value-type="float" office:value="1.44">
                <text:p>1.44</text:p>
              </table:table-cell>
              <table:table-cell office:value-type="float" office:value="0.919223">
                <text:p>0.919223</text:p>
              </table:table-cell>
              <table:table-cell office:value-type="float" office:value="1.44">
                <text:p>1.44</text:p>
              </table:table-cell>
              <table:table-cell office:value-type="float" office:value="0.0397319">
                <text:p>0.0397319</text:p>
              </table:table-cell>
              <table:table-cell office:value-type="float" office:value="1.44">
                <text:p>1.44</text:p>
              </table:table-cell>
              <table:table-cell office:value-type="float" office:value="0.261609">
                <text:p>0.261609</text:p>
              </table:table-cell>
              <table:table-cell office:value-type="float" office:value="1.44">
                <text:p>1.44</text:p>
              </table:table-cell>
              <table:table-cell office:value-type="float" office:value="0.132773">
                <text:p>0.1327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456">
                <text:p>1.456</text:p>
              </table:table-cell>
              <table:table-cell office:value-type="float" office:value="-1.29727E-017">
                <text:p>-1.29727E-017</text:p>
              </table:table-cell>
              <table:table-cell office:value-type="float" office:value="1.456">
                <text:p>1.456</text:p>
              </table:table-cell>
              <table:table-cell office:value-type="float" office:value="-0.000000000159653">
                <text:p>-0.000000000159653</text:p>
              </table:table-cell>
              <table:table-cell office:value-type="float" office:value="1.456">
                <text:p>1.456</text:p>
              </table:table-cell>
              <table:table-cell office:value-type="float" office:value="-0.0000000182077">
                <text:p>-0.0000000182077</text:p>
              </table:table-cell>
              <table:table-cell office:value-type="float" office:value="1.456">
                <text:p>1.456</text:p>
              </table:table-cell>
              <table:table-cell office:value-type="float" office:value="0.792862">
                <text:p>0.792862</text:p>
              </table:table-cell>
              <table:table-cell office:value-type="float" office:value="1.456">
                <text:p>1.456</text:p>
              </table:table-cell>
              <table:table-cell office:value-type="float" office:value="0.990135">
                <text:p>0.990135</text:p>
              </table:table-cell>
              <table:table-cell office:value-type="float" office:value="1.456">
                <text:p>1.456</text:p>
              </table:table-cell>
              <table:table-cell office:value-type="float" office:value="0.12657">
                <text:p>0.12657</text:p>
              </table:table-cell>
              <table:table-cell office:value-type="float" office:value="1.456">
                <text:p>1.456</text:p>
              </table:table-cell>
              <table:table-cell office:value-type="float" office:value="0.343385">
                <text:p>0.3433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472">
                <text:p>1.472</text:p>
              </table:table-cell>
              <table:table-cell office:value-type="float" office:value="-2.02611E-018">
                <text:p>-2.02611E-018</text:p>
              </table:table-cell>
              <table:table-cell office:value-type="float" office:value="1.472">
                <text:p>1.472</text:p>
              </table:table-cell>
              <table:table-cell office:value-type="float" office:value="-0.0000000000630948">
                <text:p>-0.0000000000630948</text:p>
              </table:table-cell>
              <table:table-cell office:value-type="float" office:value="1.472">
                <text:p>1.472</text:p>
              </table:table-cell>
              <table:table-cell office:value-type="float" office:value="-0.00000000980542">
                <text:p>-0.00000000980542</text:p>
              </table:table-cell>
              <table:table-cell office:value-type="float" office:value="1.472">
                <text:p>1.472</text:p>
              </table:table-cell>
              <table:table-cell office:value-type="float" office:value="0.895268">
                <text:p>0.895268</text:p>
              </table:table-cell>
              <table:table-cell office:value-type="float" office:value="1.472">
                <text:p>1.472</text:p>
              </table:table-cell>
              <table:table-cell office:value-type="float" office:value="0.993715">
                <text:p>0.993715</text:p>
              </table:table-cell>
              <table:table-cell office:value-type="float" office:value="1.472">
                <text:p>1.472</text:p>
              </table:table-cell>
              <table:table-cell office:value-type="float" office:value="0.36354">
                <text:p>0.36354</text:p>
              </table:table-cell>
              <table:table-cell office:value-type="float" office:value="1.472">
                <text:p>1.472</text:p>
              </table:table-cell>
              <table:table-cell office:value-type="float" office:value="0.388084">
                <text:p>0.3880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488">
                <text:p>1.488</text:p>
              </table:table-cell>
              <table:table-cell office:value-type="float" office:value="-3.16442E-019">
                <text:p>-3.16442E-019</text:p>
              </table:table-cell>
              <table:table-cell office:value-type="float" office:value="1.488">
                <text:p>1.488</text:p>
              </table:table-cell>
              <table:table-cell office:value-type="float" office:value="-0.000000000024935">
                <text:p>-0.000000000024935</text:p>
              </table:table-cell>
              <table:table-cell office:value-type="float" office:value="1.488">
                <text:p>1.488</text:p>
              </table:table-cell>
              <table:table-cell office:value-type="float" office:value="-0.00000000528052">
                <text:p>-0.00000000528052</text:p>
              </table:table-cell>
              <table:table-cell office:value-type="float" office:value="1.488">
                <text:p>1.488</text:p>
              </table:table-cell>
              <table:table-cell office:value-type="float" office:value="0.0904983">
                <text:p>0.0904983</text:p>
              </table:table-cell>
              <table:table-cell office:value-type="float" office:value="1.488">
                <text:p>1.488</text:p>
              </table:table-cell>
              <table:table-cell office:value-type="float" office:value="0.75943">
                <text:p>0.75943</text:p>
              </table:table-cell>
              <table:table-cell office:value-type="float" office:value="1.488">
                <text:p>1.488</text:p>
              </table:table-cell>
              <table:table-cell office:value-type="float" office:value="0.21096">
                <text:p>0.21096</text:p>
              </table:table-cell>
              <table:table-cell office:value-type="float" office:value="1.488">
                <text:p>1.488</text:p>
              </table:table-cell>
              <table:table-cell office:value-type="float" office:value="0.437045">
                <text:p>0.4370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04">
                <text:p>1.504</text:p>
              </table:table-cell>
              <table:table-cell office:value-type="float" office:value="4.58866E-017">
                <text:p>4.58866E-017</text:p>
              </table:table-cell>
              <table:table-cell office:value-type="float" office:value="1.504">
                <text:p>1.504</text:p>
              </table:table-cell>
              <table:table-cell office:value-type="float" office:value="-0.00000538919">
                <text:p>-0.00000538919</text:p>
              </table:table-cell>
              <table:table-cell office:value-type="float" office:value="1.504">
                <text:p>1.504</text:p>
              </table:table-cell>
              <table:table-cell office:value-type="float" office:value="-0.00161143">
                <text:p>-0.00161143</text:p>
              </table:table-cell>
              <table:table-cell office:value-type="float" office:value="1.504">
                <text:p>1.504</text:p>
              </table:table-cell>
              <table:table-cell office:value-type="float" office:value="-0.0000000277757">
                <text:p>-0.0000000277757</text:p>
              </table:table-cell>
              <table:table-cell office:value-type="float" office:value="1.504">
                <text:p>1.504</text:p>
              </table:table-cell>
              <table:table-cell office:value-type="float" office:value="0.93237">
                <text:p>0.93237</text:p>
              </table:table-cell>
              <table:table-cell office:value-type="float" office:value="1.504">
                <text:p>1.504</text:p>
              </table:table-cell>
              <table:table-cell office:value-type="float" office:value="0.261194">
                <text:p>0.261194</text:p>
              </table:table-cell>
              <table:table-cell office:value-type="float" office:value="1.504">
                <text:p>1.504</text:p>
              </table:table-cell>
              <table:table-cell office:value-type="float" office:value="0.275898">
                <text:p>0.2758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2">
                <text:p>1.52</text:p>
              </table:table-cell>
              <table:table-cell office:value-type="float" office:value="-7.71897E-021">
                <text:p>-7.71897E-021</text:p>
              </table:table-cell>
              <table:table-cell office:value-type="float" office:value="1.52">
                <text:p>1.52</text:p>
              </table:table-cell>
              <table:table-cell office:value-type="float" office:value="-0.00000000000389442">
                <text:p>-0.00000000000389442</text:p>
              </table:table-cell>
              <table:table-cell office:value-type="float" office:value="1.52">
                <text:p>1.52</text:p>
              </table:table-cell>
              <table:table-cell office:value-type="float" office:value="-0.000870739">
                <text:p>-0.000870739</text:p>
              </table:table-cell>
              <table:table-cell office:value-type="float" office:value="1.52">
                <text:p>1.52</text:p>
              </table:table-cell>
              <table:table-cell office:value-type="float" office:value="-0.0000000174612">
                <text:p>-0.0000000174612</text:p>
              </table:table-cell>
              <table:table-cell office:value-type="float" office:value="1.52">
                <text:p>1.52</text:p>
              </table:table-cell>
              <table:table-cell office:value-type="float" office:value="0.778547">
                <text:p>0.778547</text:p>
              </table:table-cell>
              <table:table-cell office:value-type="float" office:value="1.52">
                <text:p>1.52</text:p>
              </table:table-cell>
              <table:table-cell office:value-type="float" office:value="0.989836">
                <text:p>0.989836</text:p>
              </table:table-cell>
              <table:table-cell office:value-type="float" office:value="1.52">
                <text:p>1.52</text:p>
              </table:table-cell>
              <table:table-cell office:value-type="float" office:value="0.311342">
                <text:p>0.3113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36">
                <text:p>1.536</text:p>
              </table:table-cell>
              <table:table-cell office:value-type="float" office:value="0.000000000000129995">
                <text:p>0.000000000000129995</text:p>
              </table:table-cell>
              <table:table-cell office:value-type="float" office:value="1.536">
                <text:p>1.536</text:p>
              </table:table-cell>
              <table:table-cell office:value-type="float" office:value="-0.000000719742">
                <text:p>-0.000000719742</text:p>
              </table:table-cell>
              <table:table-cell office:value-type="float" office:value="1.536">
                <text:p>1.536</text:p>
              </table:table-cell>
              <table:table-cell office:value-type="float" office:value="0.0110027">
                <text:p>0.0110027</text:p>
              </table:table-cell>
              <table:table-cell office:value-type="float" office:value="1.536">
                <text:p>1.536</text:p>
              </table:table-cell>
              <table:table-cell office:value-type="float" office:value="-0.0000000109769">
                <text:p>-0.0000000109769</text:p>
              </table:table-cell>
              <table:table-cell office:value-type="float" office:value="1.536">
                <text:p>1.536</text:p>
              </table:table-cell>
              <table:table-cell office:value-type="float" office:value="-0.00964097">
                <text:p>-0.00964097</text:p>
              </table:table-cell>
              <table:table-cell office:value-type="float" office:value="1.536">
                <text:p>1.536</text:p>
              </table:table-cell>
              <table:table-cell office:value-type="float" office:value="0.83847">
                <text:p>0.83847</text:p>
              </table:table-cell>
              <table:table-cell office:value-type="float" office:value="1.536">
                <text:p>1.536</text:p>
              </table:table-cell>
              <table:table-cell office:value-type="float" office:value="0.506796">
                <text:p>0.5067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52">
                <text:p>1.552</text:p>
              </table:table-cell>
              <table:table-cell office:value-type="float" office:value="-1.88289E-022">
                <text:p>-1.88289E-022</text:p>
              </table:table-cell>
              <table:table-cell office:value-type="float" office:value="1.552">
                <text:p>1.552</text:p>
              </table:table-cell>
              <table:table-cell office:value-type="float" office:value="-0.00000000000060824">
                <text:p>-0.00000000000060824</text:p>
              </table:table-cell>
              <table:table-cell office:value-type="float" office:value="1.552">
                <text:p>1.552</text:p>
              </table:table-cell>
              <table:table-cell office:value-type="float" office:value="-0.000234116">
                <text:p>-0.000234116</text:p>
              </table:table-cell>
              <table:table-cell office:value-type="float" office:value="1.552">
                <text:p>1.552</text:p>
              </table:table-cell>
              <table:table-cell office:value-type="float" office:value="-0.00000000690065">
                <text:p>-0.00000000690065</text:p>
              </table:table-cell>
              <table:table-cell office:value-type="float" office:value="1.552">
                <text:p>1.552</text:p>
              </table:table-cell>
              <table:table-cell office:value-type="float" office:value="0.0000000543591">
                <text:p>0.0000000543591</text:p>
              </table:table-cell>
              <table:table-cell office:value-type="float" office:value="1.552">
                <text:p>1.552</text:p>
              </table:table-cell>
              <table:table-cell office:value-type="float" office:value="0.638271">
                <text:p>0.638271</text:p>
              </table:table-cell>
              <table:table-cell office:value-type="float" office:value="1.552">
                <text:p>1.552</text:p>
              </table:table-cell>
              <table:table-cell office:value-type="float" office:value="0.37796">
                <text:p>0.377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68">
                <text:p>1.568</text:p>
              </table:table-cell>
              <table:table-cell office:value-type="float" office:value="5.23056E-016">
                <text:p>5.23056E-016</text:p>
              </table:table-cell>
              <table:table-cell office:value-type="float" office:value="1.568">
                <text:p>1.568</text:p>
              </table:table-cell>
              <table:table-cell office:value-type="float" office:value="-0.000000000000240376">
                <text:p>-0.000000000000240376</text:p>
              </table:table-cell>
              <table:table-cell office:value-type="float" office:value="1.568">
                <text:p>1.568</text:p>
              </table:table-cell>
              <table:table-cell office:value-type="float" office:value="-0.000122557">
                <text:p>-0.000122557</text:p>
              </table:table-cell>
              <table:table-cell office:value-type="float" office:value="1.568">
                <text:p>1.568</text:p>
              </table:table-cell>
              <table:table-cell office:value-type="float" office:value="-0.00000000433808">
                <text:p>-0.00000000433808</text:p>
              </table:table-cell>
              <table:table-cell office:value-type="float" office:value="1.568">
                <text:p>1.568</text:p>
              </table:table-cell>
              <table:table-cell office:value-type="float" office:value="0.0000000374972">
                <text:p>0.0000000374972</text:p>
              </table:table-cell>
              <table:table-cell office:value-type="float" office:value="1.568">
                <text:p>1.568</text:p>
              </table:table-cell>
              <table:table-cell office:value-type="float" office:value="0.0653426">
                <text:p>0.0653426</text:p>
              </table:table-cell>
              <table:table-cell office:value-type="float" office:value="1.568">
                <text:p>1.568</text:p>
              </table:table-cell>
              <table:table-cell office:value-type="float" office:value="0.354786">
                <text:p>0.3547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84">
                <text:p>1.584</text:p>
              </table:table-cell>
              <table:table-cell office:value-type="float" office:value="4.18201E-018">
                <text:p>4.18201E-018</text:p>
              </table:table-cell>
              <table:table-cell office:value-type="float" office:value="1.584">
                <text:p>1.584</text:p>
              </table:table-cell>
              <table:table-cell office:value-type="float" office:value="-0.0000000000000949964">
                <text:p>-0.0000000000000949964</text:p>
              </table:table-cell>
              <table:table-cell office:value-type="float" office:value="1.584">
                <text:p>1.584</text:p>
              </table:table-cell>
              <table:table-cell office:value-type="float" office:value="-0.000000000128808">
                <text:p>-0.000000000128808</text:p>
              </table:table-cell>
              <table:table-cell office:value-type="float" office:value="1.584">
                <text:p>1.584</text:p>
              </table:table-cell>
              <table:table-cell office:value-type="float" office:value="-0.00000000272713">
                <text:p>-0.00000000272713</text:p>
              </table:table-cell>
              <table:table-cell office:value-type="float" office:value="1.584">
                <text:p>1.584</text:p>
              </table:table-cell>
              <table:table-cell office:value-type="float" office:value="-0.00396683">
                <text:p>-0.00396683</text:p>
              </table:table-cell>
              <table:table-cell office:value-type="float" office:value="1.584">
                <text:p>1.584</text:p>
              </table:table-cell>
              <table:table-cell office:value-type="float" office:value="0.42669">
                <text:p>0.42669</text:p>
              </table:table-cell>
              <table:table-cell office:value-type="float" office:value="1.584">
                <text:p>1.584</text:p>
              </table:table-cell>
              <table:table-cell office:value-type="float" office:value="0.921952">
                <text:p>0.9219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6">
                <text:p>1.6</text:p>
              </table:table-cell>
              <table:table-cell office:value-type="float" office:value="-7.17334E-025">
                <text:p>-7.17334E-025</text:p>
              </table:table-cell>
              <table:table-cell office:value-type="float" office:value="1.6">
                <text:p>1.6</text:p>
              </table:table-cell>
              <table:table-cell office:value-type="float" office:value="-0.0000000000000375425">
                <text:p>-0.0000000000000375425</text:p>
              </table:table-cell>
              <table:table-cell office:value-type="float" office:value="1.6">
                <text:p>1.6</text:p>
              </table:table-cell>
              <table:table-cell office:value-type="float" office:value="-0.0000000000693669">
                <text:p>-0.0000000000693669</text:p>
              </table:table-cell>
              <table:table-cell office:value-type="float" office:value="1.6">
                <text:p>1.6</text:p>
              </table:table-cell>
              <table:table-cell office:value-type="float" office:value="-0.00000000171441">
                <text:p>-0.00000000171441</text:p>
              </table:table-cell>
              <table:table-cell office:value-type="float" office:value="1.6">
                <text:p>1.6</text:p>
              </table:table-cell>
              <table:table-cell office:value-type="float" office:value="-0.00306603">
                <text:p>-0.00306603</text:p>
              </table:table-cell>
              <table:table-cell office:value-type="float" office:value="1.6">
                <text:p>1.6</text:p>
              </table:table-cell>
              <table:table-cell office:value-type="float" office:value="0.000000416574">
                <text:p>0.000000416574</text:p>
              </table:table-cell>
              <table:table-cell office:value-type="float" office:value="1.6">
                <text:p>1.6</text:p>
              </table:table-cell>
              <table:table-cell office:value-type="float" office:value="0.701744">
                <text:p>0.7017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MacOSX_x86 LibreOffice_project/d50a87b2e514536ed401c18000dad4660b6a169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